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6B1C583849B250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Sans1" svg:font-family="DejaVuSans"/>
    <style:font-face style:name="osifont1" svg:font-family="osifont"/>
    <style:font-face style:name="DejaVu Sans2"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34cm" svg:stroke-color="#000000" draw:stroke-linejoin="bevel" svg:stroke-linecap="round" draw:fill="none" fo:padding-top="0.017cm" fo:padding-bottom="0.017cm" fo:padding-left="0.017cm" fo:padding-right="0.017cm"/>
    </style:style>
    <style:style style:name="gr10" style:family="graphic" style:parent-style-name="standard">
      <style:graphic-properties draw:stroke="solid" svg:stroke-width="0.034cm" svg:stroke-color="#ff0000" draw:stroke-linejoin="bevel" svg:stroke-linecap="round" draw:fill="solid" draw:fill-color="#000000" fo:padding-top="0.017cm" fo:padding-bottom="0.017cm" fo:padding-left="0.017cm" fo:padding-right="0.017cm"/>
    </style:style>
    <style:style style:name="gr11"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8cm" fo:min-width="0.398cm" fo:padding-top="0cm" fo:padding-bottom="0cm" fo:padding-left="0cm" fo:padding-right="0cm"/>
    </style:style>
    <style:style style:name="gr14" style:family="graphic" style:parent-style-name="standard">
      <style:graphic-properties draw:stroke="solid" svg:stroke-width="0.033cm" svg:stroke-color="#000000" draw:stroke-linejoin="bevel" svg:stroke-linecap="round" draw:fill="none" fo:padding-top="0.016cm" fo:padding-bottom="0.016cm" fo:padding-left="0.016cm" fo:padding-right="0.016cm"/>
    </style:style>
    <style:style style:name="gr15" style:family="graphic" style:parent-style-name="standard">
      <style:graphic-properties draw:stroke="solid" svg:stroke-width="0.033cm" svg:stroke-color="#ff0000" draw:stroke-linejoin="bevel" svg:stroke-linecap="round" draw:fill="solid" draw:fill-color="#000000" fo:padding-top="0.016cm" fo:padding-bottom="0.016cm" fo:padding-left="0.016cm" fo:padding-right="0.016cm"/>
    </style:style>
    <style:style style:name="gr16" style:family="graphic" style:parent-style-name="standard">
      <style:graphic-properties draw:stroke="solid" svg:stroke-width="0.034cm" svg:stroke-color="#000000" draw:stroke-linejoin="round" svg:stroke-linecap="butt" draw:fill="none" fo:padding-top="0.017cm" fo:padding-bottom="0.017cm" fo:padding-left="0.017cm" fo:padding-right="0.017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1.3000001907349pt" style:font-size-asian="11.3000001907349pt" style:font-size-complex="11.3000001907349pt"/>
    </style:style>
    <style:style style:name="P8" style:family="paragraph">
      <style:paragraph-properties fo:text-align="start" style:writing-mode="lr-tb"/>
      <style:text-properties fo:font-size="16pt" style:font-size-asian="16pt" style:font-size-complex="16pt"/>
    </style:style>
    <style:style style:name="P9" style:family="paragraph">
      <loext:graphic-properties draw:fill="none"/>
      <style:text-properties fo:font-size="16pt" style:font-size-asian="16pt" style:font-size-complex="16pt"/>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DejaVu Sans" fo:font-size="11.3000001907349pt" style:font-size-asian="11.3000001907349pt" style:font-name-complex="DejaVu Sans" style:font-size-complex="11.3000001907349pt"/>
    </style:style>
    <style:style style:name="T4" style:family="text">
      <style:text-properties fo:color="#000000" style:font-name="DejaVu Sans" fo:font-size="16pt" style:font-size-asian="16pt" style:font-name-complex="DejaVu Sans"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6B1C583849B2503F.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88cm" svg:height="0.29cm" svg:x="14.795cm" svg:y="16.565cm" svg:viewBox="0 0 1289 291" svg:d="M162 226v61h-33v-61h-129v-27l126-184h36v183h38v28zM129 54c0 1-2 4-5 10s-6 10-8 13l-69 103-11 15-3 3h96zM212 291l79-291h31l-79 291zM339 287v-24c7-15 15-28 24-40 10-11 20-22 30-31 11-10 21-18 31-26s20-16 28-24 15-16 20-25c5-10 7-20 7-31 0-15-4-26-13-35-9-8-21-12-36-12s-27 4-37 12c-9 8-15 19-17 34l-35-3c2-22 12-39 28-52 15-13 36-19 61-19 27 0 48 6 63 19s22 31 22 55c0 11-2 21-7 32s-12 21-22 32c-9 10-28 26-54 48-15 12-27 23-36 33-8 9-15 19-19 28h142v29zM742 212c0 25-8 45-24 59-16 13-39 20-68 20-28 0-50-6-66-18-17-13-26-31-29-55l35-4c5 32 25 48 60 48 17 0 31-4 41-12 10-9 15-22 15-39 0-15-6-26-17-34-12-9-28-13-50-13h-19v-30h19c19 0 33-4 44-12 10-9 16-21 16-36 0-14-5-26-13-34-9-9-22-13-38-13s-28 4-37 12c-10 8-15 19-17 33l-35-3c3-22 12-39 28-52 16-12 36-18 61-18 27 0 48 6 64 19 15 12 22 30 22 53 0 17-5 32-14 43-10 11-24 18-43 22v1c21 2 36 9 48 20 11 12 17 26 17 43zM759 291l80-291h30l-78 291zM897 287v-29h69v-210l-61 44v-33l64-44h32v243h66v29zM1289 212c0 25-8 44-24 58s-39 21-68 21-52-7-68-20c-17-14-25-34-25-59 0-18 5-33 15-45s23-19 39-22v-1c-15-3-26-11-35-22-8-13-13-26-13-42 0-21 8-37 23-50 16-13 37-19 63-19 27 0 48 6 63 18 16 13 23 30 23 52 0 15-4 29-12 41-9 12-21 19-36 22v1c18 3 31 10 41 22 9 12 14 27 14 45zM1246 83c0-31-16-47-50-47-16 0-29 4-37 12-9 8-13 19-13 35 0 15 4 28 13 36s21 12 37 12c17 0 29-3 38-11 8-8 12-21 12-37zM1253 208c0-17-5-29-15-38-10-8-24-13-42-13s-32 5-41 14c-10 9-15 22-15 38 0 37 19 56 57 56 19 0 33-4 42-13 10-10 14-24 14-44z">
          <text:p/>
        </draw:path>
        <draw:path draw:style-name="gr2" draw:text-style-name="P2" draw:layer="layout" svg:width="1.294cm" svg:height="0.296cm" svg:x="14.792cm" svg:y="16.562cm" svg:viewBox="0 0 1295 297" svg:d="M168 229v61 3h-3-33-3v-3-61h3v3h-129-3v-3-27-1l1-1 125-184 1-1h2 36 3v3 183h-3v-2h38 3v2 28 3h-3-38v-3zM165 226h38v3h-3v-28h3v3h-38-3v-3-183h3v2h-36v-2l2 1-125 184-3-1h3v27h-3v-3h129 3v3 61h-3v-2h33v2h-3v-61-3zM135 58c0 1-2 4-6 10-3 6-6 11-7 13l-3-1 3 1-71 104-10 14-4 4-2-2v-2h97v2h-3v-144h3zM135 57v144 3h-3-97-6l4-4 3-4 2 2-2-2 10-14 3 1-3-1 71-104c2-2 4-6 7-12 4-6 5-10 6-10l5-18zM212 293l80-291v-2h2 31 4l-1 4-79 291v2h-3-31-3zM215 291h31v3l-2-1 78-291 3 1v3h-31v-3l3 1-79 291-3-1zM339 290v-24-1h1c6-16 15-29 24-41 10-11 20-22 30-31 11-10 21-18 31-26s20-16 28-24 14-16 19-25c5-8 7-18 7-29 0-14-4-25-12-32-8-8-19-12-34-12s-26 4-35 11c-9 8-14 18-16 32v3h-3l-35-3-3-1v-3c3-22 12-40 29-53 16-14 37-20 63-20 28 0 50 7 65 20s23 33 23 57c0 11-3 23-8 34-5 10-12 21-22 32-9 10-28 26-55 48l-1-2 1 2c-14 12-26 23-35 33-8 9-14 18-18 27l-3-1v-3h142 3v3 29 3h-3-180-3zM342 288h180v2h-3v-29h3v3h-142-4l2-4c4-10 10-19 19-29s21-21 36-33c27-22 45-38 54-48 10-10 16-21 21-31s7-21 7-31c0-23-7-40-21-53-14-12-34-19-61-19-25 0-44 7-60 19-15 13-24 29-26 50h-3v-3l36 3-1 3h-3c2-15 8-28 18-36s23-13 39-13 29 5 38 13c9 9 14 22 14 37 0 12-3 23-8 32s-12 18-20 26c-9 8-18 16-28 24s-21 17-31 26-20 19-30 31c-9 11-17 24-23 39l-3-1h3v24h-3zM748 215c0 26-9 47-25 61-17 14-40 21-70 21-28 0-51-6-68-19s-27-32-30-57l-1-3h3l36-4h3v3c5 31 23 46 57 46 17 0 29-4 39-13 9-8 14-19 14-36 0-14-5-24-16-32s-27-12-48-12h-19-3v-3-30-3h3 19c18 0 32-4 42-12 10-7 15-19 15-33s-4-24-12-32-20-12-36-12c-15 0-27 4-36 11s-14 18-15 31v3h-3l-35-3h-3v-3c3-23 13-41 29-54s38-19 63-19c28 0 50 6 65 19 16 14 24 32 24 56 0 17-5 33-15 45-10 11-25 19-44 23l-1-3h3v1h-3l1-3c20 2 37 9 49 21s18 27 18 45zM742 215c0-16-5-30-16-41s-26-17-46-20h-2v-2-1-2l2-1c18-4 31-11 41-21 9-10 13-25 13-41 0-23-7-39-21-51-15-13-35-19-62-19-24 0-44 6-59 18-16 13-25 29-27 51l-3-1v-2l35 2v3h-3c2-15 8-27 18-35s23-13 39-13c17 0 31 5 40 14s13 21 13 36-5 29-16 38c-11 8-27 13-46 13h-19v-3h2v30h-2v-3h19c22 0 39 5 51 13 12 9 19 22 19 37 0 18-6 32-16 41-11 9-25 13-43 13-36 0-58-17-62-50l2-1 1 3-36 3v-2l2-1c3 24 13 41 28 53 16 12 37 18 65 18 29 0 50-6 66-20 15-13 23-31 23-56zM760 293l79-291 1-2h2 30 4l-1 4-79 291v2h-2-32-3zM762 291h32v3l-3-1 79-291 2 1v3h-30v-3l2 1-79 291-3-1zM897 290v-29-3h3 69v3h-3v-210h3l2 2-62 44-4 3v-5-33-2l1-1 64-44h1 1 32 3v3 243h-3v-3h66 3v3 29 3h-3-170-3zM900 288h170v2h-3v-29h3v3h-66-3v-3-243h3v2h-32v-2l1 2-64 44-1-2h3v33h-3l-2-3 61-44 5-3v6 210 3h-3-69v-3h3v29h-3zM1295 215c0 25-8 46-25 60-16 15-40 22-70 22s-53-7-70-21-26-35-26-61c0-18 5-34 16-47 10-12 24-20 41-23v3h-3v-1h3l-1 3c-15-3-27-11-36-23s-14-28-14-44c0-21 9-39 25-52 16-14 37-20 64-20s49 6 65 19 24 32 24 54c0 16-4 31-13 43s-22 20-37 23l-1-3h3v1h-3l1-3c18 3 32 11 42 23s15 28 15 47zM1289 215c0-18-4-32-13-43-10-12-22-19-39-21l-3-1v-2-1-2l3-1c14-3 25-9 33-20 9-12 13-25 13-40 0-21-8-37-23-49-15-13-35-19-61-19s-46 7-61 19-22 28-22 48c0 15 4 29 12 40 9 11 19 18 34 22h2v2 1 3h-2c-16 3-28 9-38 21s-14 26-14 43c0 25 7 43 23 56 16 14 38 20 67 20s51-6 66-20c16-14 23-32 23-56zM1247 86c0-30-16-44-48-44-16 0-27 4-36 11-8 7-11 18-11 33s4 26 12 34 20 11 35 11c16 0 28-3 36-10s12-19 12-35zM1252 86c0 17-4 31-14 39-9 8-22 12-39 12-16 0-30-4-39-13s-14-22-14-38 5-29 14-37 22-12 39-12c35 0 53 17 53 49zM1253 211c0-16-4-28-14-36-9-8-22-12-40-12-17 0-30 4-39 13-10 9-14 20-14 36 0 36 17 53 54 53 18 0 32-4 40-12 9-9 13-22 13-42zM1259 211c0 21-5 36-15 46-9 9-25 14-44 14-39 0-60-20-60-59 0-17 5-30 16-40 10-10 25-14 43-14s34 4 44 13c11 9 16 23 16 40z">
          <text:p/>
        </draw:path>
        <draw:path draw:style-name="gr2" draw:text-style-name="P2" draw:layer="layout" svg:width="0.52cm" svg:height="0.279cm" svg:x="15.181cm" svg:y="18.861cm" svg:viewBox="0 0 521 280" svg:d="M188 200c0 26-8 45-24 60-17 13-40 20-69 20-28 0-50-6-66-18-17-14-26-32-29-56l35-4c5 33 25 50 60 50 17 0 31-6 41-14 10-9 15-22 15-39 0-15-6-26-17-34-12-9-28-13-50-13h-19v-30h19c19 0 33-4 44-12 10-9 16-20 16-35 0-14-5-26-13-34-9-9-22-13-38-13s-28 4-38 12c-9 8-14 19-16 33l-35-3c3-22 12-39 28-52 16-12 36-18 61-18 27 0 48 6 64 19 16 12 23 30 23 53 0 17-5 31-14 42-11 11-25 18-44 22v1c21 2 36 9 49 20 11 12 17 26 17 43zM242 107v-40h37v40zM242 276v-40h37v40zM483 214v62h-33v-62h-128v-27l124-183h37v183h38v27zM450 43c0 1-2 4-6 10-3 6-5 10-7 13l-70 102-10 15-3 4h96z">
          <text:p/>
        </draw:path>
        <draw:path draw:style-name="gr2" draw:text-style-name="P2" draw:layer="layout" svg:width="0.527cm" svg:height="0.285cm" svg:x="15.177cm" svg:y="18.858cm" svg:viewBox="0 0 528 286" svg:d="M194 204c0 26-9 47-25 61-17 14-40 21-70 21-28 0-51-6-68-19s-27-32-30-57l-1-3h3l36-3 3-1v3c5 31 23 46 57 46 17 0 29-4 39-12 9-9 14-20 14-37 0-14-5-24-16-32s-27-12-48-12h-19-3v-3-30-3h3 19c18 0 32-4 42-12 10-7 15-19 15-33s-4-24-12-32-20-12-36-12c-15 0-27 4-36 11-9 8-14 18-15 31v3h-3l-35-3h-3v-3c3-23 13-41 29-54s38-19 63-19c28 0 50 6 65 20 16 13 24 31 24 55 0 17-5 34-15 45s-25 19-44 23l-1-3h3v1h-3l1-3c20 2 37 9 49 21s18 28 18 45zM188 204c0-16-5-30-16-41s-26-17-46-19l-3-1v-2-1-2l3-1c18-4 31-10 41-21 9-10 13-25 13-41 0-22-7-39-21-51-15-12-35-18-62-18-25 0-44 5-59 18-16 12-25 28-27 50l-3-1v-2l35 2v3h-3c2-15 8-27 18-35s23-13 39-13c17 0 31 5 40 14s13 21 13 36c0 16-5 29-16 38s-27 13-46 13h-19v-3h2v30h-2v-3h19c22 0 39 5 51 13 12 9 19 22 19 37 0 18-6 32-16 41-11 9-26 13-43 13-36 0-58-17-62-50l2-1 1 3-36 3v-2l2-1c3 24 12 41 28 53 16 13 37 18 65 18 29 0 50-6 66-19 15-14 23-32 23-57zM242 111v-41-3h3 37 3v3 41 3h-3-37-3zM245 108h37v3h-3v-41h3v3h-37v-3h2v41h-2zM242 279v-39-3h3 37 3v3 39 3h-3-37-3zM245 277h37v2h-3v-39h3v2h-37v-2h2v39h-2zM489 218v61 3h-2-33-3v-3-61h3v3h-129-3v-3-27-1-1l126-184 1-1h1 37 2v3 184h-2v-3h38 3v3 27 3h-3-38v-3zM487 215h38v3h-3v-27h3v2h-38-3v-2-184h3v3h-37v-3l2 1-125 185-2-2h3v27h-3v-3h129 3v3 61h-3v-2h33v2h-3v-61-3zM456 47c0 1-2 4-5 10-4 7-6 11-8 13l-2-1 2 1-69 104-11 14-3 4-2-1v-3h96v3h-3v-145h3zM457 46v145 2h-3-96-6l4-4 3-4 2 2-2-2 10-14 2 1-2-1 70-104c1-2 4-6 7-12s5-9 5-10l6-18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6cm" svg:height="0.28cm" svg:x="18.593cm" svg:y="18.847cm" svg:viewBox="0 0 1867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3-58-23-104 0-47 8-82 23-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16 214v63h-33v-63h-128v-26l124-184h37v183h38v27zM1583 43c0 1-2 5-5 11-4 6-6 10-8 12l-70 103-10 14-3 4h96zM1867 32c-28 43-48 76-59 100s-20 48-26 71c-5 24-8 48-8 74h-37c0-36 8-72 22-111 15-38 40-82 74-132h-146v-30h180z">
          <text:p/>
        </draw:path>
        <draw:path draw:style-name="gr2" draw:text-style-name="P2" draw:layer="layout" svg:width="1.87cm" svg:height="0.284cm" svg:x="18.591cm" svg:y="18.845cm" svg:viewBox="0 0 1871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6-12-72-38c-17-24-25-59-25-105 0-47 8-82 24-106s41-36 74-36 57 12 73 36c15 24 23 60 23 106zM1208 142c0-46-8-80-23-103s-37-35-69-35-56 11-71 34c-16 23-23 58-23 104 0 45 8 80 24 103 16 24 38 36 69 36s53-12 69-36 24-58 24-103zM1172 142c0-39-4-67-13-84s-23-26-43-26c-21 0-35 8-44 25s-14 45-14 85c0 38 5 66 14 84 9 17 23 26 43 26s34-9 43-27c10-18 14-45 14-83zM1176 142c0 38-4 67-14 85-10 19-26 28-47 28s-37-9-47-27c-9-19-14-47-14-86 0-40 5-69 14-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20 216v63 2h-2-33-2v-2-63h2v2h-128-2v-2-26-1-1l125-183v-1h1 37 2v2 183h-2v-2h38 2v2 27 2h-2-38v-2zM1618 214h38v2h-2v-27h2v2h-38-2v-2-183h2v2h-37v-2l2 1-124 184-2-1h2v26h-2v-2h128 2v2 63h-2v-2h33v2h-2v-63-2zM1587 46c0 1-2 5-6 11-3 6-6 10-7 12l-70 103-10 14-4 4-1-1v-2h96v2h-2v-144h2zM1587 45v144 2h-2-96-4l2-3 3-4 2 1-2-1 11-14 1 1-1-1 69-103 2 1-2-1c2-2 4-6 8-12 3-6 5-10 5-10l4-12zM1870 36c-27 42-47 75-58 99-12 24-20 47-26 71-6 23-8 47-8 73v2h-2-37-2v-2c0-36 8-73 23-111 14-39 39-83 74-133l1 1v2h-146-2v-2-30-2h2 180 2v2 28 1zM1867 34v-28h2v2h-180v-2h2v30h-2v-2h146 4l-2 3c-35 50-59 94-74 132-14 38-22 74-22 110h-2v-2h37v2h-2c0-26 3-51 8-74 6-24 15-48 26-72 12-24 31-57 59-100l2 1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8.165cm" svg:height="5.536cm" svg:x="18.706cm" svg:y="1.348cm" svg:viewBox="0 0 8166 5537" svg:d="M8032 4311c84-41 134-111 134-185v-235c0-44-18-87-51-124l-558-622v888l101 112v117l374-186c84-41 134-111 134-185 0-44-18-87-51-124l-558-622v-115-240c0-24-8-60-23-96-16-37-39-73-60-97l-176-196-261-291-23-25-288-322-846-942-253-282-282-314v-1c0 1 0 1 1 1h-1l-169-189c-26-29-51-42-66-34l-810 401-56-63-822 408-141-157-41-46c-43-47-129-47-223 0l-2768 1370c-138 69-249 214-249 325v1649c0 31 9 58 26 77l42 46 249 278c20 22 49 34 85 36l785 32 325 362c7 8 17 14 29 18l36 12 2467-140 1165 859c117 78 289 90 425 30l1604-794 728 811c-5-5-4-15 1-25 6-10 16-20 27-25 12-6 23-6 28 0 8 9 1 27-14 41-15 13-34 18-42 9-5-5-4-15 1-25 6-10 16-20 27-25 12-6 23-6 28 0 8 9 1 27-14 41-15 13-34 18-42 9l-728-811-104-116c-4-5-4-14 2-25 5-10 16-19 26-25 12-6 23-6 28 0l118 131 714 796-714-796 223-111 435 485c-5-5-4-15 1-25 6-10 16-20 27-25 12-6 23-6 28 0 8 9 1 27-14 41s-34 18-42 9c-5-5-4-15 1-25 6-10 16-20 27-25 12-6 23-6 28 0 8 9 1 27-14 41s-34 18-42 9l-435-485-218-243-101-112-78-86c-4-6-4-15 2-26 5-10 16-19 26-25 12-5 23-5 28 0l91 102 101 113 219 243 421 469-421-469 431-214-431 214-219-243 276-137v117l374-186c84-41 134-111 134-185v235c0 74-50 144-134 185z">
          <text:p/>
        </draw:path>
        <draw:polygon draw:style-name="gr7" draw:text-style-name="P1" draw:layer="layout" svg:width="0cm" svg:height="0cm" svg:x="23.387cm" svg:y="3.45cm" svg:viewBox="0 0 0 0" draw:points="0,0">
          <text:p/>
        </draw:polygon>
        <draw:path draw:style-name="gr6" draw:text-style-name="P3" draw:layer="layout" svg:width="4cm" svg:height="4.815cm" svg:x="22.262cm" svg:y="1.573cm" svg:viewBox="0 0 4001 4816" svg:d="M4001 2805v115 888l-277 136-91-102c-5-5-16-5-28 0-10 6-21 15-26 25-6 11-6 20-2 26l78 86-1692 837-20-22-175-195-607-676-30-33-845-942 1725-854 53 58-916 454c-11 5-17 20-17 42v239 1003-1003-239c0-22 6-37 17-42 16-8 40 5 67 34l205 229 23 25 261 291 176 196c46 51 83 138 83 193v239 1003-1003-239c0-55-37-142-83-193l-176-196-261-291-23-25-205-229c-27-29-51-42-67-34l916-454 756-374 159-79c7-3 13-6 20-8 3-1 6-2 10-3 3-1 6-2 9-2 3-1 6-1 9-2 3 0 6 0 9 0s6 0 9 0 6 1 9 1c2 1 5 1 8 2 2 1 5 2 7 3 3 1 5 2 8 3 2 2 4 3 7 5 2 1 4 3 6 5s4 3 6 5l-84-92-845-943-83-93 8 12 7 13 5 15 4 16 1 18v19l-3 20-4 21-6 21-8 21-9 20-11 21-12 19-14 20-31 41v207 1010l-1725 854v-1010-232c0-56-37-142-83-193l-170-189-33-37v-13-37-351l1789-886 281 314 253 282 846 942 749 834c19 22 42 57 59 95 16 38 24 75 24 98 0-23-8-60-24-98-17-38-40-73-59-95l-749-834 288 322 23 25 262 291 176 196c21 24 44 60 60 97 15 36 23 72 23 96z">
          <text:p/>
        </draw:path>
        <draw:polygon draw:style-name="gr7" draw:text-style-name="P1" draw:layer="layout" svg:width="0cm" svg:height="0cm" svg:x="23.387cm" svg:y="3.45cm" svg:viewBox="0 0 0 0" draw:points="0,0">
          <text:p/>
        </draw:polygon>
        <draw:path draw:style-name="gr6" draw:text-style-name="P3" draw:layer="layout" svg:width="3.265cm" svg:height="3.523cm" svg:x="18.997cm" svg:y="2.182cm" svg:viewBox="0 0 3266 3524" svg:d="M3266 2019v-726l-520 258v-354l520-258v-262-13-37-351-164c0-31-9-57-26-77-42-47-129-47-223 0l-2768 1370c-138 68-249 213-249 324v1650c0 32 9 58 26 77 20 22 49 34 85 36l785 32-8-8c-9-11-8-30 3-51 11-20 31-39 53-50l1965-973v-10c159-108 291-260 357-413z">
          <text:p/>
        </draw:path>
        <draw:polygon draw:style-name="gr7" draw:text-style-name="P1" draw:layer="layout" svg:width="0cm" svg:height="0cm" svg:x="23.387cm" svg:y="3.45cm" svg:viewBox="0 0 0 0" draw:points="0,0">
          <text:p/>
        </draw:polygon>
        <draw:path draw:style-name="gr6" draw:text-style-name="P3" draw:layer="layout" svg:width="3.633cm" svg:height="1.79cm" svg:x="19.879cm" svg:y="4.624cm" svg:viewBox="0 0 3634 1791" svg:d="M2027 0l1607 1791-485-359-188-210-2544 144-13 2-12 2-12 3-10 4-10 5-9 6-7 6-6 7-4 7-2 8-1 7 1 7 3 7 5 6-326-362-8-8c-9-11-8-30 3-51 11-20 31-39 53-50z">
          <text:p/>
        </draw:path>
        <draw:polygon draw:style-name="gr7" draw:text-style-name="P1" draw:layer="layout" svg:width="0cm" svg:height="0cm" svg:x="23.387cm" svg:y="3.45cm" svg:viewBox="0 0 0 0" draw:points="0,0">
          <text:p/>
        </draw:polygon>
        <draw:path draw:style-name="gr6" draw:text-style-name="P3" draw:layer="layout" svg:width="3.53cm" svg:height="3.779cm" svg:x="18.706cm" svg:y="1.858cm" svg:viewBox="0 0 3531 3780" svg:d="M26 3456l42 46 249 278c-17-19-26-45-26-77v-1649c0-111 111-256 249-324l2768-1370c94-47 181-47 223 0l-53-59-56-62-141-157-41-46c-43-48-129-48-223 0l-2768 1369c-138 69-249 214-249 325v1649c0 31 9 58 26 77z">
          <text:p/>
        </draw:path>
        <draw:polygon draw:style-name="gr7" draw:text-style-name="P1" draw:layer="layout" svg:width="0cm" svg:height="0cm" svg:x="23.387cm" svg:y="3.45cm" svg:viewBox="0 0 0 0" draw:points="0,0">
          <text:p/>
        </draw:polygon>
        <draw:path draw:style-name="gr6" draw:text-style-name="P3" draw:layer="layout" svg:width="2.42cm" svg:height="2.506cm" svg:x="21.905cm" svg:y="4.201cm" svg:viewBox="0 0 2421 2507" svg:d="M2321 2188l100 112c-19 42-46 83-82 118-25 24-53 46-86 61-37 18-78 29-121 28-42 0-84-10-122-32-130-84-264-175-402-271l-1608-1791c159-108 291-260 357-413l286 319 846 942 30 33 607 676c-7 22-14 45-20 70-8 31-16 64-17 104 1 18 2 36 10 59 3 8 8 18 16 27 7 9 15 16 23 19 4 3 8 5 12 6 14 4 26 4 37 3 8-1 15-3 22-6 16-6 30-14 42-25 21-17 37-38 50-61z">
          <text:p/>
        </draw:path>
        <draw:polygon draw:style-name="gr7" draw:text-style-name="P1" draw:layer="layout" svg:width="0cm" svg:height="0cm" svg:x="23.387cm" svg:y="3.45cm" svg:viewBox="0 0 0 0" draw:points="0,0">
          <text:p/>
        </draw:polygon>
        <draw:path draw:style-name="gr6" draw:text-style-name="P3" draw:layer="layout" svg:width="1.529cm" svg:height="1.443cm" svg:x="19.784cm" svg:y="3.482cm" svg:viewBox="0 0 1530 1444" svg:d="M1530 344c0-254-194-386-487-332-11 2-22 4-33 6-56 13-115 32-175 57-354 150-685 488-796 815-4 11-8 22-11 32-80 271 15 471 241 514 227 43 546-79 817-314 270-234 444-538 444-778z">
          <text:p/>
        </draw:path>
        <draw:polygon draw:style-name="gr7" draw:text-style-name="P1" draw:layer="layout" svg:width="0cm" svg:height="0cm" svg:x="23.387cm" svg:y="3.45cm" svg:viewBox="0 0 0 0" draw:points="0,0">
          <text:p/>
        </draw:polygon>
        <draw:path draw:style-name="gr6" draw:text-style-name="P3" draw:layer="layout" svg:width="1.897cm" svg:height="1.183cm" svg:x="24.339cm" svg:y="5.663cm" svg:viewBox="0 0 1898 1184" svg:d="M1680 0l218 243-223 111-118-131c-5-6-16-6-28 0-10 6-21 15-26 25-6 11-6 20-2 25l104 116-1605 795v-352z">
          <text:p/>
        </draw:path>
        <draw:polygon draw:style-name="gr7" draw:text-style-name="P1" draw:layer="layout" svg:width="0cm" svg:height="0cm" svg:x="23.387cm" svg:y="3.45cm" svg:viewBox="0 0 0 0" draw:points="0,0">
          <text:p/>
        </draw:polygon>
        <draw:path draw:style-name="gr6" draw:text-style-name="P3" draw:layer="layout" svg:width="1.867cm" svg:height="1.109cm" svg:x="22.183cm" svg:y="1.348cm" svg:viewBox="0 0 1868 1110" svg:d="M79 1110l1789-886-169-188c-26-29-51-42-66-34l-811 402-822 407 53 59c17 20 26 46 26 77z">
          <text:p/>
        </draw:path>
        <draw:polygon draw:style-name="gr7" draw:text-style-name="P1" draw:layer="layout" svg:width="0cm" svg:height="0cm" svg:x="23.387cm" svg:y="3.45cm" svg:viewBox="0 0 0 0" draw:points="0,0">
          <text:p/>
        </draw:polygon>
        <draw:path draw:style-name="gr6" draw:text-style-name="P3" draw:layer="layout" svg:width="1.068cm" svg:height="1.036cm" svg:x="19.805cm" svg:y="3.557cm" svg:viewBox="0 0 1069 1037" svg:d="M957 542c41-49 79-100 112-151l-255-284v-107c-354 150-685 488-796 815-19 75-23 145-12 206 59 17 128 21 203 11 100-23 208-66 313-126z">
          <text:p/>
        </draw:path>
        <draw:polygon draw:style-name="gr7" draw:text-style-name="P1" draw:layer="layout" svg:width="0cm" svg:height="0cm" svg:x="23.387cm" svg:y="3.45cm" svg:viewBox="0 0 0 0" draw:points="0,0">
          <text:p/>
        </draw:polygon>
        <draw:polygon draw:style-name="gr6" draw:text-style-name="P3" draw:layer="layout" svg:width="0.809cm" svg:height="1.275cm" svg:x="24.273cm" svg:y="2.449cm" svg:viewBox="0 0 810 1276" draw:points="810,902 53,1276 0,1218 0,207 0,0">
          <text:p/>
        </draw:polygon>
        <draw:polygon draw:style-name="gr7" draw:text-style-name="P1" draw:layer="layout" svg:width="0cm" svg:height="0cm" svg:x="23.387cm" svg:y="3.45cm" svg:viewBox="0 0 0 0" draw:points="0,0">
          <text:p/>
        </draw:polygon>
        <draw:path draw:style-name="gr6" draw:text-style-name="P3" draw:layer="layout" svg:width="1.398cm" svg:height="1.309cm" svg:x="19.811cm" svg:y="3.511cm" svg:viewBox="0 0 1399 1310" svg:d="M0 1066c11 58 34 106 68 145 146 162 473 123 790-94 317-218 541-556 541-818 0-88-26-162-75-216-34-38-80-66-135-83 4 23 6 47 6 72 0 9 0 18-1 27l-1 9c-2 31-7 62-15 95-3 11-6 22-9 33-26 88-72 182-134 274-62 91-140 180-228 259-87 79-184 147-282 199s-197 87-288 105c-11 2-23 4-34 5-75 10-144 6-203-12z">
          <text:p/>
        </draw:path>
        <draw:polygon draw:style-name="gr7" draw:text-style-name="P1" draw:layer="layout" svg:width="0cm" svg:height="0cm" svg:x="23.387cm" svg:y="3.45cm" svg:viewBox="0 0 0 0" draw:points="0,0">
          <text:p/>
        </draw:polygon>
        <draw:path draw:style-name="gr6" draw:text-style-name="P3" draw:layer="layout" svg:width="0.286cm" svg:height="1.661cm" svg:x="22.262cm" svg:y="2.859cm" svg:viewBox="0 0 287 1662" svg:d="M287 651v1011l-287-319v-727c17 5 31 5 43-1 23-12 35-43 35-89 0-71-29-170-78-264v-262l33 37 171 189c46 51 83 137 83 193z">
          <text:p/>
        </draw:path>
        <draw:polygon draw:style-name="gr7" draw:text-style-name="P1" draw:layer="layout" svg:width="0cm" svg:height="0cm" svg:x="23.387cm" svg:y="3.45cm" svg:viewBox="0 0 0 0" draw:points="0,0">
          <text:p/>
        </draw:polygon>
        <draw:path draw:style-name="gr6" draw:text-style-name="P3" draw:layer="layout" svg:width="1.085cm" svg:height="1.197cm" svg:x="24.273cm" svg:y="2.153cm" svg:viewBox="0 0 1086 1198" svg:d="M1002 1036l84 92c-2-2-4-3-6-5s-4-4-6-5c-3-2-5-3-7-5-3-1-5-2-8-3-2-1-5-2-7-3-3-1-6-1-8-2-3 0-6-1-9-1s-6 0-9 0-6 0-9 0c-3 1-6 1-9 2-3 0-6 1-9 2-4 1-7 2-10 3-7 2-13 5-20 8l-159 79-810-902 31-41 14-19 12-19 11-21 9-20 8-21 6-21 4-21 3-20v-19l-1-18-4-16-5-15-7-13-8-12 84 93z">
          <text:p/>
        </draw:path>
        <draw:polygon draw:style-name="gr7" draw:text-style-name="P1" draw:layer="layout" svg:width="0cm" svg:height="0cm" svg:x="23.387cm" svg:y="3.45cm" svg:viewBox="0 0 0 0" draw:points="0,0">
          <text:p/>
        </draw:polygon>
        <draw:path draw:style-name="gr6" draw:text-style-name="P3" draw:layer="layout" svg:width="1.793cm" svg:height="0.949cm" svg:x="24.225cm" svg:y="5.551cm" svg:viewBox="0 0 1794 950" svg:d="M0 838l1692-838 102 112-1680 833c-5 2-9 4-14 5z">
          <text:p/>
        </draw:path>
        <draw:polygon draw:style-name="gr7" draw:text-style-name="P1" draw:layer="layout" svg:width="0cm" svg:height="0cm" svg:x="23.387cm" svg:y="3.45cm" svg:viewBox="0 0 0 0" draw:points="0,0">
          <text:p/>
        </draw:polygon>
        <draw:path draw:style-name="gr6" draw:text-style-name="P3" draw:layer="layout" svg:width="2.63cm" svg:height="0.251cm" svg:x="20.209cm" svg:y="5.846cm" svg:viewBox="0 0 2631 252" svg:d="M86 145l2545-145-90 47v65l-2467 140-36-12c-12-4-22-10-29-18l-5-6-3-7-1-7 1-7 2-8 4-7 6-7 7-6 9-6 10-5 10-4 12-3 12-2z">
          <text:p/>
        </draw:path>
        <draw:polygon draw:style-name="gr7" draw:text-style-name="P1" draw:layer="layout" svg:width="0cm" svg:height="0cm" svg:x="23.387cm" svg:y="3.45cm" svg:viewBox="0 0 0 0" draw:points="0,0">
          <text:p/>
        </draw:polygon>
        <draw:path draw:style-name="gr6" draw:text-style-name="P3" draw:layer="layout" svg:width="1.529cm" svg:height="1.443cm" svg:x="19.784cm" svg:y="3.482cm" svg:viewBox="0 0 1530 1444" svg:d="M39 890c-19 75-23 145-12 206 11 57 34 105 68 144 146 162 472 123 790-94 317-217 541-555 541-817 0-88-26-162-75-217-34-38-80-66-135-83-30-9-63-14-98-16-3 0-6 0-9 0-32-1-65 1-99 5 11-2 22-4 33-6 293-54 487 78 487 332 0 240-174 544-444 778-271 235-590 357-817 314-226-43-321-243-241-514 3-10 7-21 11-32z">
          <text:p/>
        </draw:path>
        <draw:polygon draw:style-name="gr7" draw:text-style-name="P1" draw:layer="layout" svg:width="0cm" svg:height="0cm" svg:x="23.387cm" svg:y="3.45cm" svg:viewBox="0 0 0 0" draw:points="0,0">
          <text:p/>
        </draw:polygon>
        <draw:path draw:style-name="gr6" draw:text-style-name="P3" draw:layer="layout" svg:width="0.598cm" svg:height="0.612cm" svg:x="21.742cm" svg:y="3.121cm" svg:viewBox="0 0 599 613" svg:d="M0 259l521-259c49 94 78 193 78 265 0 46-12 77-35 89-12 6-26 6-43 1l-521 258z">
          <text:p/>
        </draw:path>
        <draw:polygon draw:style-name="gr7" draw:text-style-name="P1" draw:layer="layout" svg:width="0cm" svg:height="0cm" svg:x="23.387cm" svg:y="3.45cm" svg:viewBox="0 0 0 0" draw:points="0,0">
          <text:p/>
        </draw:polygon>
        <draw:path draw:style-name="gr6" draw:text-style-name="P3" draw:layer="layout" svg:width="0.387cm" svg:height="0.618cm" svg:x="23.634cm" svg:y="4.733cm" svg:viewBox="0 0 388 619" svg:d="M212 115c67 74 128 188 158 293 30 107 23 186-17 206-33 17-86-10-141-72l-17-18-17-20c-67-74-129-188-159-294s-23-185 17-205c34-16 87 11 142 73l17 18z">
          <text:p/>
        </draw:path>
        <draw:polygon draw:style-name="gr7" draw:text-style-name="P1" draw:layer="layout" svg:width="0cm" svg:height="0cm" svg:x="23.387cm" svg:y="3.45cm" svg:viewBox="0 0 0 0" draw:points="0,0">
          <text:p/>
        </draw:polygon>
        <draw:path draw:style-name="gr6" draw:text-style-name="P3" draw:layer="layout" svg:width="1.165cm" svg:height="0.924cm" svg:x="22.749cm" svg:y="5.892cm" svg:viewBox="0 0 1166 925" svg:d="M763 513c138 96 272 187 403 271v141l-1166-860v-65l278 165 485 358z">
          <text:p/>
        </draw:path>
        <draw:polygon draw:style-name="gr7" draw:text-style-name="P1" draw:layer="layout" svg:width="0cm" svg:height="0cm" svg:x="23.387cm" svg:y="3.45cm" svg:viewBox="0 0 0 0" draw:points="0,0">
          <text:p/>
        </draw:polygon>
        <draw:path draw:style-name="gr6" draw:text-style-name="P3" draw:layer="layout" svg:width="0.421cm" svg:height="0.334cm" svg:x="23.682cm" svg:y="1.732cm" svg:viewBox="0 0 422 335" svg:d="M80 22c35-17 75-24 117-21 24 1 48 6 72 14 10 4 21 8 31 13 6 3 12 6 18 10 4 2 8 4 11 7 5 2 10 6 15 10 10 7 21 17 29 26 13 14 23 28 30 41 14 26 19 49 19 71 0 41-18 76-51 102l-291-273c-37 18-64 47-75 83-5 17-7 36-4 57 3 18 10 38 24 61 10 17 25 33 40 46 9 8 19 16 29 22 23 14 45 24 67 31 51 16 102 17 146 4l64-31z">
          <text:p/>
        </draw:path>
        <draw:polygon draw:style-name="gr7" draw:text-style-name="P1" draw:layer="layout" svg:width="0cm" svg:height="0cm" svg:x="23.387cm" svg:y="3.45cm" svg:viewBox="0 0 0 0" draw:points="0,0">
          <text:p/>
        </draw:polygon>
        <draw:path draw:style-name="gr6" draw:text-style-name="P3" draw:layer="layout" svg:width="0.425cm" svg:height="0.389cm" svg:x="23.914cm" svg:y="6.495cm" svg:viewBox="0 0 426 390" svg:d="M426 352v-352c-5 2-9 4-14 5-19 42-46 83-82 118-25 24-53 46-86 61-37 18-78 29-121 28-42 0-85-10-123-32v142c118 78 290 90 426 30z">
          <text:p/>
        </draw:path>
        <draw:polygon draw:style-name="gr7" draw:text-style-name="P1" draw:layer="layout" svg:width="0cm" svg:height="0cm" svg:x="23.387cm" svg:y="3.45cm" svg:viewBox="0 0 0 0" draw:points="0,0">
          <text:p/>
        </draw:polygon>
        <draw:path draw:style-name="gr6" draw:text-style-name="P3" draw:layer="layout" svg:width="0.384cm" svg:height="0.388cm" svg:x="20.619cm" svg:y="3.495cm" svg:viewBox="0 0 385 389" svg:d="M292 389c33-57 59-114 78-169 8-34 13-65 15-96l-112-124c-32-1-65 1-99 5-56 13-115 32-174 57z">
          <text:p/>
        </draw:path>
        <draw:polygon draw:style-name="gr7" draw:text-style-name="P1" draw:layer="layout" svg:width="0cm" svg:height="0cm" svg:x="23.387cm" svg:y="3.45cm" svg:viewBox="0 0 0 0" draw:points="0,0">
          <text:p/>
        </draw:polygon>
        <draw:polygon draw:style-name="gr6" draw:text-style-name="P3" draw:layer="layout" svg:width="0.878cm" svg:height="0.47cm" svg:x="22.127cm" svg:y="1.688cm" svg:viewBox="0 0 879 471" draw:points="56,471 879,63 823,0 0,408">
          <text:p/>
        </draw:polygon>
        <draw:polygon draw:style-name="gr7" draw:text-style-name="P1" draw:layer="layout" svg:width="0cm" svg:height="0cm" svg:x="23.387cm" svg:y="3.45cm" svg:viewBox="0 0 0 0" draw:points="0,0">
          <text:p/>
        </draw:polygon>
        <draw:path draw:style-name="gr6" draw:text-style-name="P3" draw:layer="layout" svg:width="0.337cm" svg:height="0.256cm" svg:x="23.72cm" svg:y="1.796cm" svg:viewBox="0 0 338 257" svg:d="M278 232c12-9 22-17 30-26 12-14 19-28 24-41 4-14 6-26 6-39 0-22-4-42-20-66-9-14-25-29-41-37-24-14-48-20-73-22-18-1-36-1-57 2s-46 10-71 22c-41 21-58 42-67 61-6 12-9 24-9 37 0 14 3 29 14 47 8 14 21 27 33 36 11 10 22 18 33 24 8 4 16 8 24 11 21 9 44 14 70 16 20 1 42 0 69-9 12-4 24-10 35-16z">
          <text:p/>
        </draw:path>
        <draw:polygon draw:style-name="gr7" draw:text-style-name="P1" draw:layer="layout" svg:width="0cm" svg:height="0cm" svg:x="23.387cm" svg:y="3.45cm" svg:viewBox="0 0 0 0" draw:points="0,0">
          <text:p/>
        </draw:polygon>
        <draw:path draw:style-name="gr6" draw:text-style-name="P3" draw:layer="layout" svg:width="0.33cm" svg:height="0.245cm" svg:x="26.301cm" svg:y="5.1cm" svg:viewBox="0 0 331 246" svg:d="M275 216c35-24 56-57 56-94 0-45-33-86-87-108-54-21-120-19-170 6-46 23-74 61-74 102 0 37 21 70 57 94 62 40 155 40 218 0z">
          <text:p/>
        </draw:path>
        <draw:polygon draw:style-name="gr7" draw:text-style-name="P1" draw:layer="layout" svg:width="0cm" svg:height="0cm" svg:x="23.387cm" svg:y="3.45cm" svg:viewBox="0 0 0 0" draw:points="0,0">
          <text:p/>
        </draw:polygon>
        <draw:path draw:style-name="gr6" draw:text-style-name="P3" draw:layer="layout" svg:width="0.337cm" svg:height="0.24cm" svg:x="23.72cm" svg:y="1.796cm" svg:viewBox="0 0 338 241" svg:d="M278 231c12-9 22-17 30-26 12-14 19-28 24-41 4-14 6-26 6-39 0-21-4-41-20-65-9-14-25-29-41-37-24-14-48-20-73-22-18-1-36-1-57 2s-46 10-71 22c-41 21-58 42-67 61-6 12-9 24-9 36 0 14 3 29 14 47 8 14 21 27 33 36 11 10 22 18 33 24 8 4 16 9 24 12 27-11 52-18 76-22 35-4 68-2 98 12z">
          <text:p/>
        </draw:path>
        <draw:polygon draw:style-name="gr7" draw:text-style-name="P1" draw:layer="layout" svg:width="0cm" svg:height="0cm" svg:x="23.387cm" svg:y="3.45cm" svg:viewBox="0 0 0 0" draw:points="0,0">
          <text:p/>
        </draw:polygon>
        <draw:path draw:style-name="gr6" draw:text-style-name="P3" draw:layer="layout" svg:width="0.33cm" svg:height="0.215cm" svg:x="26.301cm" svg:y="5.1cm" svg:viewBox="0 0 331 216" svg:d="M275 216c35-24 56-57 56-94 0-45-33-86-87-108-54-21-120-19-170 6-46 23-74 61-74 102 0 37 21 70 57 94 5-4 11-7 17-10 62-31 144-27 201 10z">
          <text:p/>
        </draw:path>
        <draw:polygon draw:style-name="gr7" draw:text-style-name="P1" draw:layer="layout" svg:width="0cm" svg:height="0cm" svg:x="23.387cm" svg:y="3.45cm" svg:viewBox="0 0 0 0" draw:points="0,0">
          <text:p/>
        </draw:polygon>
        <draw:polygon draw:style-name="gr6" draw:text-style-name="P3" draw:layer="layout" svg:width="0.377cm" svg:height="0.249cm" svg:x="25.986cm" svg:y="5.38cm" svg:viewBox="0 0 378 250" draw:points="378,112 277,0 0,136 101,250">
          <text:p/>
        </draw:polygon>
        <draw:polygon draw:style-name="gr7" draw:text-style-name="P1" draw:layer="layout" svg:width="0cm" svg:height="0cm" svg:x="23.387cm" svg:y="3.45cm" svg:viewBox="0 0 0 0" draw:points="0,0">
          <text:p/>
        </draw:polygon>
        <draw:path draw:style-name="gr6" draw:text-style-name="P3" draw:layer="layout" svg:width="0.234cm" svg:height="0.221cm" svg:x="19.465cm" svg:y="5.35cm" svg:viewBox="0 0 235 222" svg:d="M221 17c9 9 14 21 14 37 0 26-15 57-38 86-45 57-116 92-161 80-10-3-18-8-24-14-8-10-12-22-12-36 0-44 37-100 90-138 53-36 107-42 131-15z">
          <text:p/>
        </draw:path>
        <draw:polygon draw:style-name="gr7" draw:text-style-name="P1" draw:layer="layout" svg:width="0cm" svg:height="0cm" svg:x="23.387cm" svg:y="3.45cm" svg:viewBox="0 0 0 0" draw:points="0,0">
          <text:p/>
        </draw:polygon>
        <draw:path draw:style-name="gr6" draw:text-style-name="P3" draw:layer="layout" svg:width="0.234cm" svg:height="0.221cm" svg:x="21.398cm" svg:y="4.393cm" svg:viewBox="0 0 235 222" svg:d="M223 16c8 9 12 22 12 36 0 26-13 57-36 87-46 57-117 92-162 80-10-2-18-7-24-14-8-9-13-21-13-36 0-44 38-101 90-137 53-36 109-43 133-16z">
          <text:p/>
        </draw:path>
        <draw:polygon draw:style-name="gr7" draw:text-style-name="P1" draw:layer="layout" svg:width="0cm" svg:height="0cm" svg:x="23.387cm" svg:y="3.45cm" svg:viewBox="0 0 0 0" draw:points="0,0">
          <text:p/>
        </draw:polygon>
        <draw:path draw:style-name="gr6" draw:text-style-name="P3" draw:layer="layout" svg:width="0.235cm" svg:height="0.221cm" svg:x="19.465cm" svg:y="3.794cm" svg:viewBox="0 0 236 222" svg:d="M236 53c0-15-5-27-14-36-29-32-99-16-157 35-57 53-82 121-52 154 24 27 79 20 131-16 53-36 92-93 92-137z">
          <text:p/>
        </draw:path>
        <draw:polygon draw:style-name="gr7" draw:text-style-name="P1" draw:layer="layout" svg:width="0cm" svg:height="0cm" svg:x="23.387cm" svg:y="3.45cm" svg:viewBox="0 0 0 0" draw:points="0,0">
          <text:p/>
        </draw:polygon>
        <draw:path draw:style-name="gr6" draw:text-style-name="P3" draw:layer="layout" svg:width="0.234cm" svg:height="0.221cm" svg:x="21.398cm" svg:y="2.837cm" svg:viewBox="0 0 235 222" svg:d="M235 52c0-14-4-27-12-36-29-32-100-16-158 36s-81 121-52 153c24 27 78 21 131-16 54-36 91-93 91-137z">
          <text:p/>
        </draw:path>
        <draw:polygon draw:style-name="gr7" draw:text-style-name="P1" draw:layer="layout" svg:width="0cm" svg:height="0cm" svg:x="23.387cm" svg:y="3.45cm" svg:viewBox="0 0 0 0" draw:points="0,0">
          <text:p/>
        </draw:polygon>
        <draw:path draw:style-name="gr6" draw:text-style-name="P3" draw:layer="layout" svg:width="0.212cm" svg:height="0.284cm" svg:x="23.993cm" svg:y="6.171cm" svg:viewBox="0 0 213 285" svg:d="M162 257c22-17 38-38 51-62l-176-195c-7 22-14 45-20 70-8 30-16 63-17 103 1 18 2 37 10 60 3 8 8 18 16 27 7 9 15 16 23 19 4 3 8 5 12 6 4-3 8-5 13-7 26-13 56-20 88-21z">
          <text:p/>
        </draw:path>
        <draw:polygon draw:style-name="gr7" draw:text-style-name="P1" draw:layer="layout" svg:width="0cm" svg:height="0cm" svg:x="23.387cm" svg:y="3.45cm" svg:viewBox="0 0 0 0" draw:points="0,0">
          <text:p/>
        </draw:polygon>
        <draw:path draw:style-name="gr6" draw:text-style-name="P3" draw:layer="layout" svg:width="0.292cm" svg:height="0.39cm" svg:x="20.619cm" svg:y="3.557cm" svg:viewBox="0 0 293 391" svg:d="M254 391c15-21 28-43 39-64l-293-327v106z">
          <text:p/>
        </draw:path>
        <draw:polygon draw:style-name="gr7" draw:text-style-name="P1" draw:layer="layout" svg:width="0cm" svg:height="0cm" svg:x="23.387cm" svg:y="3.45cm" svg:viewBox="0 0 0 0" draw:points="0,0">
          <text:p/>
        </draw:polygon>
        <draw:path draw:style-name="gr6" draw:text-style-name="P3" draw:layer="layout" svg:width="0.974cm" svg:height="0.874cm" svg:x="20.014cm" svg:y="3.714cm" svg:viewBox="0 0 975 875" svg:d="M0 875c11-1 23-3 34-5 91-17 190-52 287-104 98-52 195-120 282-199 88-79 166-168 228-259 62-93 109-187 135-275 3-11 6-22 9-33-19 55-45 112-78 169-11 21-24 43-38 65-33 51-70 102-111 151-121 145-275 274-435 364-105 60-213 103-313 126z">
          <text:p/>
        </draw:path>
        <draw:polygon draw:style-name="gr7" draw:text-style-name="P1" draw:layer="layout" svg:width="0cm" svg:height="0cm" svg:x="23.387cm" svg:y="3.45cm" svg:viewBox="0 0 0 0" draw:points="0,0">
          <text:p/>
        </draw:polygon>
        <draw:polygon draw:style-name="gr6" draw:text-style-name="P3" draw:layer="layout" svg:width="1.607cm" svg:height="1.8cm" svg:x="21.905cm" svg:y="4.614cm" svg:viewBox="0 0 1608 1801" draw:points="0,0 1608,1791 1608,1801 0,10">
          <text:p/>
        </draw:polygon>
        <draw:polygon draw:style-name="gr7" draw:text-style-name="P1" draw:layer="layout" svg:width="0cm" svg:height="0cm" svg:x="23.387cm" svg:y="3.45cm" svg:viewBox="0 0 0 0" draw:points="0,0">
          <text:p/>
        </draw:polygon>
        <draw:polygon draw:style-name="gr6" draw:text-style-name="P3" draw:layer="layout" svg:width="0.278cm" svg:height="0.21cm" svg:x="22.749cm" svg:y="5.846cm" svg:viewBox="0 0 279 211" draw:points="90,0 279,211 0,46">
          <text:p/>
        </draw:polygon>
        <draw:polygon draw:style-name="gr7" draw:text-style-name="P1" draw:layer="layout" svg:width="0cm" svg:height="0cm" svg:x="23.387cm" svg:y="3.45cm" svg:viewBox="0 0 0 0" draw:points="0,0">
          <text:p/>
        </draw:polygon>
        <draw:path draw:style-name="gr6" draw:text-style-name="P3" draw:layer="layout" svg:width="0.435cm" svg:height="0.364cm" svg:x="20.327cm" svg:y="4.098cm" svg:viewBox="0 0 436 365" svg:d="M0 365c160-90 315-219 436-365z">
          <text:p/>
        </draw:path>
        <draw:polygon draw:style-name="gr7" draw:text-style-name="P1" draw:layer="layout" svg:width="0cm" svg:height="0cm" svg:x="23.387cm" svg:y="3.45cm" svg:viewBox="0 0 0 0" draw:points="0,0">
          <text:p/>
        </draw:polygon>
        <draw:path draw:style-name="gr6" draw:text-style-name="P3" draw:layer="layout" svg:width="0.217cm" svg:height="0.061cm" svg:x="26.358cm" svg:y="5.285cm" svg:viewBox="0 0 218 62" svg:d="M0 32c5-4 11-8 17-11 62-31 144-27 201 11-63 40-156 40-218 0z">
          <text:p/>
        </draw:path>
        <draw:polygon draw:style-name="gr7" draw:text-style-name="P1" draw:layer="layout" svg:width="0cm" svg:height="0cm" svg:x="23.387cm" svg:y="3.45cm" svg:viewBox="0 0 0 0" draw:points="0,0">
          <text:p/>
        </draw:polygon>
        <draw:path draw:style-name="gr6" draw:text-style-name="P3" draw:layer="layout" svg:width="0.106cm" svg:height="0.117cm" svg:x="20.899cm" svg:y="3.495cm" svg:viewBox="0 0 107 118" svg:d="M106 118l-106-118 106 116c1-9 1-18 1-27 0-25-2-50-6-73-30-9-64-14-99-16z">
          <text:p/>
        </draw:path>
        <draw:polygon draw:style-name="gr7" draw:text-style-name="P1" draw:layer="layout" svg:width="0cm" svg:height="0cm" svg:x="23.387cm" svg:y="3.45cm" svg:viewBox="0 0 0 0" draw:points="0,0">
          <text:p/>
        </draw:polygon>
        <draw:path draw:style-name="gr6" draw:text-style-name="P3" draw:layer="layout" svg:width="0.174cm" svg:height="0.039cm" svg:x="23.823cm" svg:y="2.013cm" svg:viewBox="0 0 175 40" svg:d="M0 23c27-10 52-17 76-21 35-4 69-2 99 12-11 6-23 12-35 16-28 10-50 11-70 10-26-2-49-8-70-17z">
          <text:p/>
        </draw:path>
        <draw:polygon draw:style-name="gr7" draw:text-style-name="P1" draw:layer="layout" svg:width="0cm" svg:height="0cm" svg:x="23.387cm" svg:y="3.45cm" svg:viewBox="0 0 0 0" draw:points="0,0">
          <text:p/>
        </draw:polygon>
        <draw:path draw:style-name="gr6" draw:text-style-name="P3" draw:layer="layout" svg:width="1.789cm" svg:height="0.886cm" svg:x="22.262cm" svg:y="1.572cm" svg:viewBox="0 0 1790 887" svg:d="M1789 0c0 1 0 1 1 1l-1790 886z">
          <text:p/>
        </draw:path>
        <draw:polygon draw:style-name="gr7" draw:text-style-name="P1" draw:layer="layout" svg:width="0cm" svg:height="0cm" svg:x="23.387cm" svg:y="3.45cm" svg:viewBox="0 0 0 0" draw:points="0,0">
          <text:p/>
        </draw:polygon>
        <draw:path draw:style-name="gr6" draw:text-style-name="P3" draw:layer="layout" svg:width="0.063cm" svg:height="0.059cm" svg:x="25.212cm" svg:y="5.187cm" svg:viewBox="0 0 64 60" svg:d="M60 5c8 9 2 27-14 41s-35 19-42 9c-3-2-4-5-4-9 0-12 10-27 24-37s30-12 36-4z">
          <text:p/>
        </draw:path>
        <draw:polygon draw:style-name="gr7" draw:text-style-name="P1" draw:layer="layout" svg:width="0cm" svg:height="0cm" svg:x="23.387cm" svg:y="3.45cm" svg:viewBox="0 0 0 0" draw:points="0,0">
          <text:p/>
        </draw:polygon>
        <draw:path draw:style-name="gr6" draw:text-style-name="P3" draw:layer="layout" svg:width="0.063cm" svg:height="0.059cm" svg:x="25.212cm" svg:y="4.715cm" svg:viewBox="0 0 64 60" svg:d="M60 5c8 9 2 27-14 41s-35 18-42 10c-3-3-4-6-4-10 0-12 10-27 24-37s30-12 36-4z">
          <text:p/>
        </draw:path>
        <draw:polygon draw:style-name="gr7" draw:text-style-name="P1" draw:layer="layout" svg:width="0cm" svg:height="0cm" svg:x="23.387cm" svg:y="3.45cm" svg:viewBox="0 0 0 0" draw:points="0,0">
          <text:p/>
        </draw:polygon>
        <draw:path draw:style-name="gr6" draw:text-style-name="P3" draw:layer="layout" svg:width="0.101cm" svg:height="0.032cm" svg:x="24.054cm" svg:y="6.427cm" svg:viewBox="0 0 102 33" svg:d="M0 29c4-3 8-5 13-7 26-13 56-21 89-22-13 12-27 20-43 26-7 3-14 5-22 6-11 1-23 1-37-3z">
          <text:p/>
        </draw:path>
        <draw:polygon draw:style-name="gr7" draw:text-style-name="P1" draw:layer="layout" svg:width="0cm" svg:height="0cm" svg:x="23.387cm" svg:y="3.45cm" svg:viewBox="0 0 0 0" draw:points="0,0">
          <text:p/>
        </draw:polygon>
        <draw:path draw:style-name="gr8" draw:text-style-name="P1" draw:layer="layout" svg:width="0.066cm" svg:height="0.036cm" svg:x="23.815cm" svg:y="1.348cm" svg:viewBox="0 0 67 37" svg:d="M67 37c-27-29-52-43-67-35">
          <text:p/>
        </draw:path>
        <draw:line draw:style-name="gr8" draw:text-style-name="P1" draw:layer="layout" svg:x1="24.051cm" svg:y1="1.573cm" svg:x2="23.881cm" svg:y2="1.384cm">
          <text:p/>
        </draw:line>
        <draw:line draw:style-name="gr8" draw:text-style-name="P1" draw:layer="layout" svg:x1="22.262cm" svg:y1="2.458cm" svg:x2="24.051cm" svg:y2="1.572cm">
          <text:p/>
        </draw:line>
        <draw:path draw:style-name="gr8" draw:text-style-name="P1" draw:layer="layout" svg:width="0.223cm" svg:height="0.035cm" svg:x="21.722cm" svg:y="1.858cm" svg:viewBox="0 0 224 36" svg:d="M0 36c95-48 181-48 224 0">
          <text:p/>
        </draw:path>
        <draw:line draw:style-name="gr8" draw:text-style-name="P1" draw:layer="layout" svg:x1="21.723cm" svg:y1="1.893cm" svg:x2="18.955cm" svg:y2="3.263cm">
          <text:p/>
        </draw:line>
        <draw:path draw:style-name="gr8" draw:text-style-name="P1" draw:layer="layout" svg:width="0.249cm" svg:height="0.325cm" svg:x="18.706cm" svg:y="3.262cm" svg:viewBox="0 0 250 326" svg:d="M0 326c0-111 112-257 250-326">
          <text:p/>
        </draw:path>
        <draw:line draw:style-name="gr8" draw:text-style-name="P1" draw:layer="layout" svg:x1="18.706cm" svg:y1="5.236cm" svg:x2="18.706cm" svg:y2="3.587cm">
          <text:p/>
        </draw:line>
        <draw:path draw:style-name="gr8" draw:text-style-name="P1" draw:layer="layout" svg:width="0.026cm" svg:height="0.077cm" svg:x="18.706cm" svg:y="5.236cm" svg:viewBox="0 0 27 78" svg:d="M27 78c-17-19-27-47-27-78">
          <text:p/>
        </draw:path>
        <draw:path draw:style-name="gr8" draw:text-style-name="P1" draw:layer="layout" svg:width="0.974cm" svg:height="0.874cm" svg:x="20.014cm" svg:y="3.714cm" svg:viewBox="0 0 975 875" svg:d="M0 875c96-21 197-62 298-117 101-56 200-127 290-208s172-172 238-266c66-95 117-192 149-284">
          <text:p/>
        </draw:path>
        <draw:line draw:style-name="gr8" draw:text-style-name="P1" draw:layer="layout" svg:x1="20.763cm" svg:y1="4.098cm" svg:x2="20.327cm" svg:y2="4.463cm">
          <text:p/>
        </draw:line>
        <draw:line draw:style-name="gr8" draw:text-style-name="P1" draw:layer="layout" svg:x1="20.912cm" svg:y1="3.884cm" svg:x2="20.619cm" svg:y2="3.557cm">
          <text:p/>
        </draw:line>
        <draw:polyline draw:style-name="gr8" draw:text-style-name="P1" draw:layer="layout" svg:width="0cm" svg:height="0cm" svg:x="20.619cm" svg:y="3.557cm" svg:viewBox="0 0 0 0" draw:points="0,0">
          <text:p/>
        </draw:polyline>
        <draw:line draw:style-name="gr8" draw:text-style-name="P1" draw:layer="layout" svg:x1="21.004cm" svg:y1="3.62cm" svg:x2="20.892cm" svg:y2="3.495cm">
          <text:p/>
        </draw:line>
        <draw:line draw:style-name="gr8" draw:text-style-name="P1" draw:layer="layout" svg:x1="21.005cm" svg:y1="3.611cm" svg:x2="20.901cm" svg:y2="3.495cm">
          <text:p/>
        </draw:line>
        <draw:path draw:style-name="gr8" draw:text-style-name="P1" draw:layer="layout" svg:width="0.006cm" svg:height="0.072cm" svg:x="20.999cm" svg:y="3.511cm" svg:viewBox="0 0 7 73" svg:d="M7 73c0-25-2-49-7-73">
          <text:p/>
        </draw:path>
        <draw:path draw:style-name="gr8" draw:text-style-name="P1" draw:layer="layout" svg:width="0.237cm" svg:height="0.016cm" svg:x="19.811cm" svg:y="4.577cm" svg:viewBox="0 0 238 17" svg:d="M0 0c68 21 150 23 238 6">
          <text:p/>
        </draw:path>
        <draw:path draw:style-name="gr8" draw:text-style-name="P1" draw:layer="layout" svg:width="0.931cm" svg:height="0.836cm" svg:x="20.048cm" svg:y="3.747cm" svg:viewBox="0 0 932 837" svg:d="M0 837c91-17 190-52 287-104 98-52 195-120 282-199 88-79 166-168 228-259 62-92 109-186 135-275">
          <text:p/>
        </draw:path>
        <draw:path draw:style-name="gr8" draw:text-style-name="P1" draw:layer="layout" svg:width="0.026cm" svg:height="0.164cm" svg:x="20.979cm" svg:y="3.583cm" svg:viewBox="0 0 27 165" svg:d="M0 165c18-59 27-114 27-165">
          <text:p/>
        </draw:path>
        <draw:path draw:style-name="gr8" draw:text-style-name="P1" draw:layer="layout" svg:width="0cm" svg:height="0cm" svg:x="24.05cm" svg:y="1.572cm" svg:viewBox="0 0 1 1" svg:d="M0 0c0 1 0 1 1 1">
          <text:p/>
        </draw:path>
        <draw:line draw:style-name="gr8" draw:text-style-name="P1" draw:layer="layout" svg:x1="24.333cm" svg:y1="1.888cm" svg:x2="24.051cm" svg:y2="1.573cm">
          <text:p/>
        </draw:line>
        <draw:line draw:style-name="gr8" draw:text-style-name="P1" draw:layer="layout" svg:x1="22.127cm" svg:y1="2.097cm" svg:x2="22.95cm" svg:y2="1.688cm">
          <text:p/>
        </draw:line>
        <draw:line draw:style-name="gr8" draw:text-style-name="P1" draw:layer="layout" svg:x1="23.006cm" svg:y1="1.752cm" svg:x2="22.949cm" svg:y2="1.688cm">
          <text:p/>
        </draw:line>
        <draw:line draw:style-name="gr8" draw:text-style-name="P1" draw:layer="layout" svg:x1="21.742cm" svg:y1="3.38cm" svg:x2="22.263cm" svg:y2="3.121cm">
          <text:p/>
        </draw:line>
        <draw:path draw:style-name="gr8" draw:text-style-name="P1" draw:layer="layout" svg:width="0.078cm" svg:height="0.264cm" svg:x="22.262cm" svg:y="3.121cm" svg:viewBox="0 0 79 265" svg:d="M0 0c50 94 79 194 79 265">
          <text:p/>
        </draw:path>
        <draw:path draw:style-name="gr8" draw:text-style-name="P1" draw:layer="layout" svg:width="0.035cm" svg:height="0.089cm" svg:x="22.305cm" svg:y="3.385cm" svg:viewBox="0 0 36 90" svg:d="M36 0c0 47-12 78-36 90">
          <text:p/>
        </draw:path>
        <draw:path draw:style-name="gr8" draw:text-style-name="P1" draw:layer="layout" svg:width="0.043cm" svg:height="0.004cm" svg:x="22.262cm" svg:y="3.474cm" svg:viewBox="0 0 44 5" svg:d="M44 0c-12 7-27 7-44 1">
          <text:p/>
        </draw:path>
        <draw:line draw:style-name="gr8" draw:text-style-name="P1" draw:layer="layout" svg:x1="21.742cm" svg:y1="3.734cm" svg:x2="22.263cm" svg:y2="3.475cm">
          <text:p/>
        </draw:line>
        <draw:path draw:style-name="gr8" draw:text-style-name="P1" draw:layer="layout" svg:width="0.174cm" svg:height="0.023cm" svg:x="23.823cm" svg:y="2.013cm" svg:viewBox="0 0 175 24" svg:d="M0 24c27-11 52-18 76-22 35-5 69-2 99 12">
          <text:p/>
        </draw:path>
        <draw:line draw:style-name="gr8" draw:text-style-name="P1" draw:layer="layout" svg:x1="24.052cm" svg:y1="1.573cm" svg:x2="22.262cm" svg:y2="2.46cm">
          <text:p/>
        </draw:line>
        <draw:line draw:style-name="gr8" draw:text-style-name="P1" draw:layer="layout" svg:x1="22.262cm" svg:y1="2.846cm" svg:x2="22.262cm" svg:y2="2.809cm">
          <text:p/>
        </draw:line>
        <draw:line draw:style-name="gr8" draw:text-style-name="P1" draw:layer="layout" svg:x1="20.247cm" svg:y1="6.085cm" svg:x2="20.285cm" svg:y2="6.098cm">
          <text:p/>
        </draw:line>
        <draw:line draw:style-name="gr8" draw:text-style-name="P1" draw:layer="layout" svg:x1="19.108cm" svg:y1="5.673cm" svg:x2="19.894cm" svg:y2="5.706cm">
          <text:p/>
        </draw:line>
        <draw:path draw:style-name="gr8" draw:text-style-name="P1" draw:layer="layout" svg:width="0.085cm" svg:height="0.036cm" svg:x="19.023cm" svg:y="5.637cm" svg:viewBox="0 0 86 37" svg:d="M86 37c-36-2-65-14-86-37">
          <text:p/>
        </draw:path>
        <draw:path draw:style-name="gr8" draw:text-style-name="P1" draw:layer="layout" svg:width="0.026cm" svg:height="0.077cm" svg:x="18.997cm" svg:y="5.56cm" svg:viewBox="0 0 27 78" svg:d="M27 78c-18-19-27-45-27-78">
          <text:p/>
        </draw:path>
        <draw:line draw:style-name="gr8" draw:text-style-name="P1" draw:layer="layout" svg:x1="18.997cm" svg:y1="5.56cm" svg:x2="18.997cm" svg:y2="3.911cm">
          <text:p/>
        </draw:line>
        <draw:line draw:style-name="gr8" draw:text-style-name="P1" draw:layer="layout" svg:x1="20.619cm" svg:y1="3.557cm" svg:x2="20.619cm" svg:y2="3.663cm">
          <text:p/>
        </draw:line>
        <draw:line draw:style-name="gr8" draw:text-style-name="P1" draw:layer="layout" svg:x1="20.874cm" svg:y1="3.948cm" svg:x2="20.619cm" svg:y2="3.663cm">
          <text:p/>
        </draw:line>
        <draw:path draw:style-name="gr8" draw:text-style-name="P1" draw:layer="layout" svg:width="0.249cm" svg:height="0.324cm" svg:x="18.997cm" svg:y="3.587cm" svg:viewBox="0 0 250 325" svg:d="M0 325c0-111 112-257 250-325">
          <text:p/>
        </draw:path>
        <draw:line draw:style-name="gr8" draw:text-style-name="P1" draw:layer="layout" svg:x1="19.246cm" svg:y1="3.588cm" svg:x2="22.014cm" svg:y2="2.217cm">
          <text:p/>
        </draw:line>
        <draw:path draw:style-name="gr8" draw:text-style-name="P1" draw:layer="layout" svg:width="0.223cm" svg:height="0.035cm" svg:x="22.013cm" svg:y="2.182cm" svg:viewBox="0 0 224 36" svg:d="M0 36c94-48 182-48 224 0">
          <text:p/>
        </draw:path>
        <draw:path draw:style-name="gr8" draw:text-style-name="P1" draw:layer="layout" svg:width="0.026cm" svg:height="0.077cm" svg:x="22.236cm" svg:y="2.217cm" svg:viewBox="0 0 27 78" svg:d="M0 0c18 20 27 47 27 78">
          <text:p/>
        </draw:path>
        <draw:line draw:style-name="gr8" draw:text-style-name="P1" draw:layer="layout" svg:x1="22.262cm" svg:y1="2.809cm" svg:x2="22.262cm" svg:y2="2.294cm">
          <text:p/>
        </draw:line>
        <draw:line draw:style-name="gr8" draw:text-style-name="P1" draw:layer="layout" svg:x1="21.742cm" svg:y1="3.379cm" svg:x2="21.742cm" svg:y2="3.733cm">
          <text:p/>
        </draw:line>
        <draw:path draw:style-name="gr8" draw:text-style-name="P1" draw:layer="layout" svg:width="0.161cm" svg:height="0.082cm" svg:x="21.435cm" svg:y="4.531cm" svg:viewBox="0 0 162 83" svg:d="M162 0c-45 58-117 93-162 81">
          <text:p/>
        </draw:path>
        <draw:path draw:style-name="gr8" draw:text-style-name="P1" draw:layer="layout" svg:width="0.024cm" svg:height="0.014cm" svg:x="21.411cm" svg:y="4.597cm" svg:viewBox="0 0 25 15" svg:d="M25 15c-10-2-19-7-25-15">
          <text:p/>
        </draw:path>
        <draw:path draw:style-name="gr8" draw:text-style-name="P1" draw:layer="layout" svg:width="0.013cm" svg:height="0.036cm" svg:x="21.398cm" svg:y="4.561cm" svg:viewBox="0 0 14 37" svg:d="M14 37c-8-9-14-21-14-37">
          <text:p/>
        </draw:path>
        <draw:path draw:style-name="gr8" draw:text-style-name="P1" draw:layer="layout" svg:width="0.222cm" svg:height="0.168cm" svg:x="21.398cm" svg:y="4.393cm" svg:viewBox="0 0 223 169" svg:d="M0 169c0-44 38-100 90-137 53-36 109-43 133-16">
          <text:p/>
        </draw:path>
        <draw:path draw:style-name="gr8" draw:text-style-name="P1" draw:layer="layout" svg:width="0.012cm" svg:height="0.036cm" svg:x="21.62cm" svg:y="4.409cm" svg:viewBox="0 0 13 37" svg:d="M0 0c8 9 13 23 13 37">
          <text:p/>
        </draw:path>
        <draw:path draw:style-name="gr8" draw:text-style-name="P1" draw:layer="layout" svg:width="0.036cm" svg:height="0.086cm" svg:x="21.596cm" svg:y="4.445cm" svg:viewBox="0 0 37 87" svg:d="M37 0c0 26-13 57-37 87">
          <text:p/>
        </draw:path>
        <draw:path draw:style-name="gr8" draw:text-style-name="P1" draw:layer="layout" svg:width="0.012cm" svg:height="0.036cm" svg:x="21.62cm" svg:y="2.853cm" svg:viewBox="0 0 13 37" svg:d="M13 37c0-15-5-28-13-37">
          <text:p/>
        </draw:path>
        <draw:path draw:style-name="gr8" draw:text-style-name="P1" draw:layer="layout" svg:width="0.222cm" svg:height="0.204cm" svg:x="21.398cm" svg:y="2.837cm" svg:viewBox="0 0 223 205" svg:d="M223 16c-29-32-100-16-158 36s-81 121-52 153">
          <text:p/>
        </draw:path>
        <draw:path draw:style-name="gr8" draw:text-style-name="P1" draw:layer="layout" svg:width="0.221cm" svg:height="0.169cm" svg:x="21.411cm" svg:y="2.889cm" svg:viewBox="0 0 222 170" svg:d="M0 153c24 27 78 21 131-16 54-36 91-93 91-137">
          <text:p/>
        </draw:path>
        <draw:path draw:style-name="gr8" draw:text-style-name="P1" draw:layer="layout" svg:width="0.221cm" svg:height="0.169cm" svg:x="19.465cm" svg:y="5.35cm" svg:viewBox="0 0 222 170" svg:d="M0 170c0-44 37-101 90-138 54-36 108-42 132-15">
          <text:p/>
        </draw:path>
        <draw:path draw:style-name="gr8" draw:text-style-name="P1" draw:layer="layout" svg:width="0.013cm" svg:height="0.036cm" svg:x="19.686cm" svg:y="5.367cm" svg:viewBox="0 0 14 37" svg:d="M0 0c8 10 14 22 14 37">
          <text:p/>
        </draw:path>
        <draw:path draw:style-name="gr8" draw:text-style-name="P1" draw:layer="layout" svg:width="0.037cm" svg:height="0.086cm" svg:x="19.662cm" svg:y="5.403cm" svg:viewBox="0 0 38 87" svg:d="M38 0c0 26-14 57-38 87">
          <text:p/>
        </draw:path>
        <draw:path draw:style-name="gr8" draw:text-style-name="P1" draw:layer="layout" svg:width="0.161cm" svg:height="0.082cm" svg:x="19.501cm" svg:y="5.489cm" svg:viewBox="0 0 162 83" svg:d="M162 0c-45 58-117 93-162 81">
          <text:p/>
        </draw:path>
        <draw:path draw:style-name="gr8" draw:text-style-name="P1" draw:layer="layout" svg:width="0.024cm" svg:height="0.014cm" svg:x="19.477cm" svg:y="5.555cm" svg:viewBox="0 0 25 15" svg:d="M25 15c-11-3-19-9-25-15">
          <text:p/>
        </draw:path>
        <draw:path draw:style-name="gr8" draw:text-style-name="P1" draw:layer="layout" svg:width="0.012cm" svg:height="0.036cm" svg:x="19.465cm" svg:y="5.519cm" svg:viewBox="0 0 13 37" svg:d="M13 37c-9-11-13-23-13-37">
          <text:p/>
        </draw:path>
        <draw:path draw:style-name="gr8" draw:text-style-name="P1" draw:layer="layout" svg:width="0.013cm" svg:height="0.036cm" svg:x="19.686cm" svg:y="3.811cm" svg:viewBox="0 0 14 37" svg:d="M14 37c0-16-6-28-14-37">
          <text:p/>
        </draw:path>
        <draw:path draw:style-name="gr8" draw:text-style-name="P1" draw:layer="layout" svg:width="0.221cm" svg:height="0.205cm" svg:x="19.465cm" svg:y="3.794cm" svg:viewBox="0 0 222 206" svg:d="M222 17c-29-32-99-16-158 35-57 52-81 120-52 154">
          <text:p/>
        </draw:path>
        <draw:path draw:style-name="gr8" draw:text-style-name="P1" draw:layer="layout" svg:width="0.222cm" svg:height="0.168cm" svg:x="19.477cm" svg:y="3.847cm" svg:viewBox="0 0 223 169" svg:d="M0 153c24 27 79 20 132-16 53-37 91-94 91-137">
          <text:p/>
        </draw:path>
        <draw:polyline draw:style-name="gr8" draw:text-style-name="P1" draw:layer="layout" svg:width="0cm" svg:height="0cm" svg:x="24.585cm" svg:y="2.169cm" svg:viewBox="0 0 0 0" draw:points="0,0">
          <text:p/>
        </draw:polyline>
        <draw:line draw:style-name="gr8" draw:text-style-name="P1" draw:layer="layout" svg:x1="24.586cm" svg:y1="2.17cm" svg:x2="24.332cm" svg:y2="1.887cm">
          <text:p/>
        </draw:line>
        <draw:path draw:style-name="gr8" draw:text-style-name="P1" draw:layer="layout" svg:width="0.341cm" svg:height="0.294cm" svg:x="23.762cm" svg:y="1.732cm" svg:viewBox="0 0 342 295" svg:d="M0 22c34-17 74-24 116-21 24 1 48 6 72 14 10 4 21 8 31 13 6 3 12 6 18 10 4 2 8 4 11 7 5 2 10 6 15 10 10 7 22 17 30 26 13 14 23 27 30 40 14 26 19 49 19 72 0 41-18 76-51 102">
          <text:p/>
        </draw:path>
        <draw:path draw:style-name="gr8" draw:text-style-name="P1" draw:layer="layout" svg:width="0.306cm" svg:height="0.312cm" svg:x="23.682cm" svg:y="1.754cm" svg:viewBox="0 0 307 313" svg:d="M81 0c-37 18-65 47-76 82-5 17-7 36-4 57 3 18 10 38 24 61 11 17 26 33 41 46 9 8 19 16 29 23 22 14 44 24 66 31 51 16 102 17 146 4">
          <text:p/>
        </draw:path>
        <draw:line draw:style-name="gr8" draw:text-style-name="P1" draw:layer="layout" svg:x1="22.296cm" svg:y1="2.897cm" svg:x2="22.262cm" svg:y2="2.859cm">
          <text:p/>
        </draw:line>
        <draw:line draw:style-name="gr8" draw:text-style-name="P1" draw:layer="layout" svg:x1="25.431cm" svg:y1="3.111cm" svg:x2="24.585cm" svg:y2="2.169cm">
          <text:p/>
        </draw:line>
        <draw:line draw:style-name="gr8" draw:text-style-name="P1" draw:layer="layout" svg:x1="26.363cm" svg:y1="5.492cm" svg:x2="26.363cm" svg:y2="5.609cm">
          <text:p/>
        </draw:line>
        <draw:line draw:style-name="gr8" draw:text-style-name="P1" draw:layer="layout" svg:x1="26.364cm" svg:y1="5.493cm" svg:x2="26.262cm" svg:y2="5.38cm">
          <text:p/>
        </draw:line>
        <draw:line draw:style-name="gr8" draw:text-style-name="P1" draw:layer="layout" svg:x1="22.262cm" svg:y1="3.121cm" svg:x2="22.262cm" svg:y2="2.859cm">
          <text:p/>
        </draw:line>
        <draw:line draw:style-name="gr8" draw:text-style-name="P1" draw:layer="layout" svg:x1="22.262cm" svg:y1="4.201cm" svg:x2="22.262cm" svg:y2="3.475cm">
          <text:p/>
        </draw:line>
        <draw:path draw:style-name="gr8" draw:text-style-name="P1" draw:layer="layout" svg:width="0.357cm" svg:height="0.413cm" svg:x="21.905cm" svg:y="4.201cm" svg:viewBox="0 0 358 414" svg:d="M358 0c-66 154-198 306-358 414">
          <text:p/>
        </draw:path>
        <draw:line draw:style-name="gr8" draw:text-style-name="P1" draw:layer="layout" svg:x1="21.905cm" svg:y1="4.614cm" svg:x2="21.905cm" svg:y2="4.624cm">
          <text:p/>
        </draw:line>
        <draw:line draw:style-name="gr8" draw:text-style-name="P1" draw:layer="layout" svg:x1="21.906cm" svg:y1="4.624cm" svg:x2="19.941cm" svg:y2="5.597cm">
          <text:p/>
        </draw:line>
        <draw:path draw:style-name="gr8" draw:text-style-name="P1" draw:layer="layout" svg:width="0.062cm" svg:height="0.101cm" svg:x="19.879cm" svg:y="5.596cm" svg:viewBox="0 0 63 102" svg:d="M63 0c-23 11-43 30-54 50-11 22-12 41-3 52">
          <text:p/>
        </draw:path>
        <draw:line draw:style-name="gr8" draw:text-style-name="P1" draw:layer="layout" svg:x1="22.262cm" svg:y1="2.859cm" svg:x2="22.262cm" svg:y2="2.846cm">
          <text:p/>
        </draw:line>
        <draw:path draw:style-name="gr8" draw:text-style-name="P1" draw:layer="layout" svg:width="0.487cm" svg:height="0.343cm" svg:x="20.826cm" svg:y="3.482cm" svg:viewBox="0 0 488 344" svg:d="M488 344c0-254-195-386-488-332">
          <text:p/>
        </draw:path>
        <draw:path draw:style-name="gr8" draw:text-style-name="P1" draw:layer="layout" svg:width="1.014cm" svg:height="0.909cm" svg:x="19.812cm" svg:y="3.494cm" svg:viewBox="0 0 1015 910" svg:d="M1015 0c-202 36-427 156-620 329s-337 385-395 581">
          <text:p/>
        </draw:path>
        <draw:path draw:style-name="gr8" draw:text-style-name="P1" draw:layer="layout" svg:width="1.529cm" svg:height="1.101cm" svg:x="19.784cm" svg:y="3.825cm" svg:viewBox="0 0 1530 1102" svg:d="M28 579c-80 271 15 471 241 514 227 44 546-79 817-314 270-234 444-538 444-779">
          <text:p/>
        </draw:path>
        <draw:line draw:style-name="gr8" draw:text-style-name="P1" draw:layer="layout" svg:x1="22.548cm" svg:y1="3.51cm" svg:x2="22.548cm" svg:y2="4.52cm">
          <text:p/>
        </draw:line>
        <draw:line draw:style-name="gr8" draw:text-style-name="P1" draw:layer="layout" svg:x1="22.549cm" svg:y1="4.521cm" svg:x2="22.262cm" svg:y2="4.201cm">
          <text:p/>
        </draw:line>
        <draw:path draw:style-name="gr8" draw:text-style-name="P1" draw:layer="layout" svg:width="0.075cm" svg:height="0.097cm" svg:x="23.72cm" svg:y="1.821cm" svg:viewBox="0 0 76 98" svg:d="M76 0c-40 21-57 42-67 62-6 12-9 24-9 36">
          <text:p/>
        </draw:path>
        <draw:path draw:style-name="gr8" draw:text-style-name="P1" draw:layer="layout" svg:width="0.337cm" svg:height="0.134cm" svg:x="23.72cm" svg:y="1.918cm" svg:viewBox="0 0 338 135" svg:d="M0 0c0 14 3 30 14 48 8 14 21 27 33 36 11 10 22 18 33 24 28 15 57 25 94 27 20 1 42 0 69-9 11-4 23-9 33-15 14-9 24-18 32-27 12-14 19-28 24-41 4-14 6-27 6-40">
          <text:p/>
        </draw:path>
        <draw:path draw:style-name="gr8" draw:text-style-name="P1" draw:layer="layout" svg:width="0.262cm" svg:height="0.125cm" svg:x="23.795cm" svg:y="1.796cm" svg:viewBox="0 0 263 126" svg:d="M263 126c0-21-4-41-20-65-9-14-25-29-41-37-25-14-49-20-74-23-18-1-36-1-57 3-21 3-46 10-71 22">
          <text:p/>
        </draw:path>
        <draw:polyline draw:style-name="gr8" draw:text-style-name="P1" draw:layer="layout" svg:width="0.086cm" svg:height="0.077cm" svg:x="20.209cm" svg:y="5.99cm" svg:viewBox="0 0 87 78" draw:points="87,0 74,2 61,4 49,7 39,11 29,16 20,22 13,28 7,35 3,42 1,50 0,58 1,65 4,72 9,78">
          <text:p/>
        </draw:polyline>
        <draw:path draw:style-name="gr8" draw:text-style-name="P1" draw:layer="layout" svg:width="0.029cm" svg:height="0.018cm" svg:x="20.218cm" svg:y="6.067cm" svg:viewBox="0 0 30 19" svg:d="M0 0c7 8 18 15 30 19">
          <text:p/>
        </draw:path>
        <draw:line draw:style-name="gr8" draw:text-style-name="P1" draw:layer="layout" svg:x1="20.295cm" svg:y1="5.991cm" svg:x2="22.84cm" svg:y2="5.846cm">
          <text:p/>
        </draw:line>
        <draw:line draw:style-name="gr8" draw:text-style-name="P1" draw:layer="layout" svg:x1="22.84cm" svg:y1="5.846cm" svg:x2="22.749cm" svg:y2="5.893cm">
          <text:p/>
        </draw:line>
        <draw:line draw:style-name="gr8" draw:text-style-name="P1" draw:layer="layout" svg:x1="22.749cm" svg:y1="5.957cm" svg:x2="22.749cm" svg:y2="5.892cm">
          <text:p/>
        </draw:line>
        <draw:line draw:style-name="gr8" draw:text-style-name="P1" draw:layer="layout" svg:x1="22.75cm" svg:y1="5.957cm" svg:x2="20.283cm" svg:y2="6.098cm">
          <text:p/>
        </draw:line>
        <draw:path draw:style-name="gr8" draw:text-style-name="P1" draw:layer="layout" svg:width="0.134cm" svg:height="0.185cm" svg:x="26.737cm" svg:y="5.473cm" svg:viewBox="0 0 135 186" svg:d="M0 186c85-42 135-112 135-186">
          <text:p/>
        </draw:path>
        <draw:line draw:style-name="gr8" draw:text-style-name="P1" draw:layer="layout" svg:x1="22.749cm" svg:y1="5.957cm" svg:x2="23.915cm" svg:y2="6.817cm">
          <text:p/>
        </draw:line>
        <draw:path draw:style-name="gr8" draw:text-style-name="P1" draw:layer="layout" svg:width="0.425cm" svg:height="0.068cm" svg:x="23.914cm" svg:y="6.816cm" svg:viewBox="0 0 426 69" svg:d="M426 30c-136 61-308 49-426-30">
          <text:p/>
        </draw:path>
        <draw:line draw:style-name="gr8" draw:text-style-name="P1" draw:layer="layout" svg:x1="26.738cm" svg:y1="5.658cm" svg:x2="26.306cm" svg:y2="5.873cm">
          <text:p/>
        </draw:line>
        <draw:line draw:style-name="gr8" draw:text-style-name="P1" draw:layer="layout" svg:x1="26.237cm" svg:y1="5.906cm" svg:x2="26.013cm" svg:y2="6.018cm">
          <text:p/>
        </draw:line>
        <draw:line draw:style-name="gr8" draw:text-style-name="P1" draw:layer="layout" svg:x1="25.944cm" svg:y1="6.052cm" svg:x2="24.339cm" svg:y2="6.847cm">
          <text:p/>
        </draw:line>
        <draw:polyline draw:style-name="gr8" draw:text-style-name="P1" draw:layer="layout" svg:width="0cm" svg:height="0cm" svg:x="24.585cm" svg:y="2.169cm" svg:viewBox="0 0 0 0" draw:points="0,0">
          <text:p/>
        </draw:polyline>
        <draw:line draw:style-name="gr8" draw:text-style-name="P1" draw:layer="layout" svg:x1="23.988cm" svg:y1="2.058cm" svg:x2="24.053cm" svg:y2="2.026cm">
          <text:p/>
        </draw:line>
        <draw:line draw:style-name="gr8" draw:text-style-name="P1" draw:layer="layout" svg:x1="22.466cm" svg:y1="3.086cm" svg:x2="22.295cm" svg:y2="2.896cm">
          <text:p/>
        </draw:line>
        <draw:line draw:style-name="gr8" draw:text-style-name="P1" draw:layer="layout" svg:x1="24.43cm" svg:y1="2.247cm" svg:x2="24.346cm" svg:y2="2.153cm">
          <text:p/>
        </draw:line>
        <draw:polyline draw:style-name="gr8" draw:text-style-name="P1" draw:layer="layout" svg:width="0cm" svg:height="0cm" svg:x="26.262cm" svg:y="5.38cm" svg:viewBox="0 0 0 0" draw:points="0,0">
          <text:p/>
        </draw:polyline>
        <draw:line draw:style-name="gr8" draw:text-style-name="P1" draw:layer="layout" svg:x1="26.364cm" svg:y1="5.492cm" svg:x2="26.087cm" svg:y2="5.63cm">
          <text:p/>
        </draw:line>
        <draw:line draw:style-name="gr8" draw:text-style-name="P1" draw:layer="layout" svg:x1="26.019cm" svg:y1="5.663cm" svg:x2="24.339cm" svg:y2="6.496cm">
          <text:p/>
        </draw:line>
        <draw:path draw:style-name="gr8" draw:text-style-name="P1" draw:layer="layout" svg:width="0.014cm" svg:height="0.005cm" svg:x="24.325cm" svg:y="6.495cm" svg:viewBox="0 0 15 6" svg:d="M15 0c-5 2-9 5-15 6">
          <text:p/>
        </draw:path>
        <draw:line draw:style-name="gr8" draw:text-style-name="P1" draw:layer="layout" svg:x1="24.225cm" svg:y1="6.388cm" svg:x2="24.326cm" svg:y2="6.501cm">
          <text:p/>
        </draw:line>
        <draw:line draw:style-name="gr8" draw:text-style-name="P1" draw:layer="layout" svg:x1="24.225cm" svg:y1="6.389cm" svg:x2="25.918cm" svg:y2="5.551cm">
          <text:p/>
        </draw:line>
        <draw:line draw:style-name="gr8" draw:text-style-name="P1" draw:layer="layout" svg:x1="25.986cm" svg:y1="5.517cm" svg:x2="26.263cm" svg:y2="5.38cm">
          <text:p/>
        </draw:line>
        <draw:line draw:style-name="gr8" draw:text-style-name="P1" draw:layer="layout" svg:x1="24.339cm" svg:y1="6.846cm" svg:x2="24.339cm" svg:y2="6.495cm">
          <text:p/>
        </draw:line>
        <draw:line draw:style-name="gr8" draw:text-style-name="P1" draw:layer="layout" svg:x1="26.738cm" svg:y1="5.423cm" svg:x2="26.363cm" svg:y2="5.61cm">
          <text:p/>
        </draw:line>
        <draw:line draw:style-name="gr8" draw:text-style-name="P1" draw:layer="layout" svg:x1="26.821cm" svg:y1="5.115cm" svg:x2="26.262cm" svg:y2="4.492cm">
          <text:p/>
        </draw:line>
        <draw:path draw:style-name="gr8" draw:text-style-name="P1" draw:layer="layout" svg:width="0.134cm" svg:height="0.185cm" svg:x="26.737cm" svg:y="5.238cm" svg:viewBox="0 0 135 186" svg:d="M0 186c85-41 135-111 135-186">
          <text:p/>
        </draw:path>
        <draw:path draw:style-name="gr8" draw:text-style-name="P1" draw:layer="layout" svg:width="0.051cm" svg:height="0.124cm" svg:x="26.82cm" svg:y="5.114cm" svg:viewBox="0 0 52 125" svg:d="M52 125c0-45-18-88-52-125">
          <text:p/>
        </draw:path>
        <draw:path draw:style-name="gr8" draw:text-style-name="P1" draw:layer="layout" svg:width="0.074cm" svg:height="0.102cm" svg:x="26.301cm" svg:y="5.12cm" svg:viewBox="0 0 75 103" svg:d="M75 0c-46 23-75 61-75 103">
          <text:p/>
        </draw:path>
        <draw:path draw:style-name="gr8" draw:text-style-name="P1" draw:layer="layout" svg:width="0.33cm" svg:height="0.123cm" svg:x="26.301cm" svg:y="5.222cm" svg:viewBox="0 0 331 124" svg:d="M0 0c0 68 74 124 165 124 92 0 166-56 166-124">
          <text:p/>
        </draw:path>
        <draw:path draw:style-name="gr8" draw:text-style-name="P1" draw:layer="layout" svg:width="0.256cm" svg:height="0.122cm" svg:x="26.375cm" svg:y="5.1cm" svg:viewBox="0 0 257 123" svg:d="M257 123c0-46-33-87-87-109-55-21-120-19-170 6">
          <text:p/>
        </draw:path>
        <draw:line draw:style-name="gr8" draw:text-style-name="P1" draw:layer="layout" svg:x1="25.275cm" svg:y1="3.189cm" svg:x2="24.429cm" svg:y2="2.246cm">
          <text:p/>
        </draw:line>
        <draw:line draw:style-name="gr8" draw:text-style-name="P1" draw:layer="layout" svg:x1="25.43cm" svg:y1="3.11cm" svg:x2="25.431cm" svg:y2="3.11cm">
          <text:p/>
        </draw:line>
        <draw:path draw:style-name="gr8" draw:text-style-name="P1" draw:layer="layout" svg:width="0.402cm" svg:height="0.271cm" svg:x="23.512cm" svg:y="6.404cm" svg:viewBox="0 0 403 272" svg:d="M0 0c138 96 272 187 403 272">
          <text:p/>
        </draw:path>
        <draw:line draw:style-name="gr8" draw:text-style-name="P1" draw:layer="layout" svg:x1="21.905cm" svg:y1="4.614cm" svg:x2="23.513cm" svg:y2="6.405cm">
          <text:p/>
        </draw:line>
        <draw:line draw:style-name="gr8" draw:text-style-name="P1" draw:layer="layout" svg:x1="23.394cm" svg:y1="5.463cm" svg:x2="22.548cm" svg:y2="4.52cm">
          <text:p/>
        </draw:line>
        <draw:line draw:style-name="gr8" draw:text-style-name="P1" draw:layer="layout" svg:x1="23.424cm" svg:y1="5.496cm" svg:x2="23.393cm" svg:y2="5.462cm">
          <text:p/>
        </draw:line>
        <draw:line draw:style-name="gr8" draw:text-style-name="P1" draw:layer="layout" svg:x1="23.423cm" svg:y1="5.495cm" svg:x2="24.031cm" svg:y2="6.172cm">
          <text:p/>
        </draw:line>
        <draw:path draw:style-name="gr8" draw:text-style-name="P1" draw:layer="layout" svg:width="0.037cm" svg:height="0.173cm" svg:x="23.993cm" svg:y="6.171cm" svg:viewBox="0 0 38 174" svg:d="M38 0c-7 22-14 45-20 70-8 30-17 64-18 104">
          <text:p/>
        </draw:path>
        <draw:path draw:style-name="gr8" draw:text-style-name="P1" draw:layer="layout" svg:width="0.212cm" svg:height="0.115cm" svg:x="23.993cm" svg:y="6.344cm" svg:viewBox="0 0 213 116" svg:d="M0 0c1 18 2 36 10 59 3 8 8 18 16 27 7 9 15 17 23 20 20 11 35 10 49 9 8-1 15-3 22-6 24-9 43-25 60-42 13-14 24-29 33-45">
          <text:p/>
        </draw:path>
        <draw:line draw:style-name="gr8" draw:text-style-name="P1" draw:layer="layout" svg:x1="24.226cm" svg:y1="6.389cm" svg:x2="24.205cm" svg:y2="6.366cm">
          <text:p/>
        </draw:line>
        <draw:path draw:style-name="gr8" draw:text-style-name="P1" draw:layer="layout" svg:width="0.411cm" svg:height="0.207cm" svg:x="23.914cm" svg:y="6.5cm" svg:viewBox="0 0 412 208" svg:d="M412 0c-19 43-46 84-82 119-25 24-53 46-86 61-37 18-78 29-122 28-42 0-84-10-122-32">
          <text:p/>
        </draw:path>
        <draw:line draw:style-name="gr8" draw:text-style-name="P1" draw:layer="layout" svg:x1="23.512cm" svg:y1="6.404cm" svg:x2="23.512cm" svg:y2="6.414cm">
          <text:p/>
        </draw:line>
        <draw:line draw:style-name="gr8" draw:text-style-name="P1" draw:layer="layout" svg:x1="21.905cm" svg:y1="4.624cm" svg:x2="23.513cm" svg:y2="6.415cm">
          <text:p/>
        </draw:line>
        <draw:line draw:style-name="gr8" draw:text-style-name="P1" draw:layer="layout" svg:x1="23.513cm" svg:y1="6.415cm" svg:x2="23.027cm" svg:y2="6.056cm">
          <text:p/>
        </draw:line>
        <draw:line draw:style-name="gr8" draw:text-style-name="P1" draw:layer="layout" svg:x1="22.839cm" svg:y1="5.846cm" svg:x2="23.028cm" svg:y2="6.057cm">
          <text:p/>
        </draw:line>
        <draw:path draw:style-name="gr8" draw:text-style-name="P1" draw:layer="layout" svg:width="0.075cm" svg:height="0.216cm" svg:x="21.134cm" svg:y="3.594cm" svg:viewBox="0 0 76 217" svg:d="M76 217c0-89-27-163-76-217">
          <text:p/>
        </draw:path>
        <draw:path draw:style-name="gr8" draw:text-style-name="P1" draw:layer="layout" svg:width="0.341cm" svg:height="0.1cm" svg:x="20.793cm" svg:y="3.495cm" svg:viewBox="0 0 342 101" svg:d="M342 101c-72-82-194-115-342-95">
          <text:p/>
        </draw:path>
        <draw:path draw:style-name="gr8" draw:text-style-name="P1" draw:layer="layout" svg:width="0.074cm" svg:height="0.35cm" svg:x="19.805cm" svg:y="4.371cm" svg:viewBox="0 0 75 351" svg:d="M18 0c-37 145-16 269 57 351">
          <text:p/>
        </draw:path>
        <draw:path draw:style-name="gr8" draw:text-style-name="P1" draw:layer="layout" svg:width="1.33cm" svg:height="1.01cm" svg:x="19.879cm" svg:y="3.81cm" svg:viewBox="0 0 1331 1011" svg:d="M0 912c146 162 472 123 790-94 317-218 541-556 541-818">
          <text:p/>
        </draw:path>
        <draw:line draw:style-name="gr8" draw:text-style-name="P1" draw:layer="layout" svg:x1="22.548cm" svg:y1="3.51cm" svg:x2="22.548cm" svg:y2="3.278cm">
          <text:p/>
        </draw:line>
        <draw:path draw:style-name="gr8" draw:text-style-name="P1" draw:layer="layout" svg:width="0.083cm" svg:height="0.193cm" svg:x="22.465cm" svg:y="3.085cm" svg:viewBox="0 0 84 194" svg:d="M84 194c0-56-38-143-84-194">
          <text:p/>
        </draw:path>
        <draw:line draw:style-name="gr8" draw:text-style-name="P1" draw:layer="layout" svg:x1="24.273cm" svg:y1="2.656cm" svg:x2="24.273cm" svg:y2="3.666cm">
          <text:p/>
        </draw:line>
        <draw:line draw:style-name="gr8" draw:text-style-name="P1" draw:layer="layout" svg:x1="22.548cm" svg:y1="4.521cm" svg:x2="24.274cm" svg:y2="3.666cm">
          <text:p/>
        </draw:line>
        <draw:line draw:style-name="gr8" draw:text-style-name="P1" draw:layer="layout" svg:x1="23.914cm" svg:y1="6.675cm" svg:x2="23.914cm" svg:y2="6.816cm">
          <text:p/>
        </draw:line>
        <draw:line draw:style-name="gr8" draw:text-style-name="P1" draw:layer="layout" svg:x1="23.028cm" svg:y1="6.057cm" svg:x2="22.749cm" svg:y2="5.892cm">
          <text:p/>
        </draw:line>
        <draw:path draw:style-name="gr8" draw:text-style-name="P1" draw:layer="layout" svg:width="0.2cm" svg:height="0.031cm" svg:x="26.375cm" svg:y="5.285cm" svg:viewBox="0 0 201 32" svg:d="M0 22c62-32 143-28 201 10">
          <text:p/>
        </draw:path>
        <draw:path draw:style-name="gr8" draw:text-style-name="P1" draw:layer="layout" svg:width="0.017cm" svg:height="0.011cm" svg:x="26.358cm" svg:y="5.305cm" svg:viewBox="0 0 18 12" svg:d="M0 12c6-5 12-8 18-12">
          <text:p/>
        </draw:path>
        <draw:path draw:style-name="gr8" draw:text-style-name="P1" draw:layer="layout" svg:width="0.088cm" svg:height="0.021cm" svg:x="24.067cm" svg:y="6.427cm" svg:viewBox="0 0 89 22" svg:d="M0 22c27-13 57-21 89-22">
          <text:p/>
        </draw:path>
        <draw:path draw:style-name="gr8" draw:text-style-name="P1" draw:layer="layout" svg:width="0.013cm" svg:height="0.007cm" svg:x="24.054cm" svg:y="6.448cm" svg:viewBox="0 0 14 8" svg:d="M0 8c4-4 8-6 14-8">
          <text:p/>
        </draw:path>
        <draw:polyline draw:style-name="gr8" draw:text-style-name="P1" draw:layer="layout" svg:width="0.067cm" svg:height="0.255cm" svg:x="24.304cm" svg:y="2.153cm" svg:viewBox="0 0 68 256" draw:points="0,256 14,237 27,218 38,197 47,177 55,156 61,135 65,114 68,94 68,75 67,57 63,41 58,26 51,13 43,0">
          <text:p/>
        </draw:polyline>
        <draw:line draw:style-name="gr8" draw:text-style-name="P1" draw:layer="layout" svg:x1="24.273cm" svg:y1="2.45cm" svg:x2="24.305cm" svg:y2="2.408cm">
          <text:p/>
        </draw:line>
        <draw:line draw:style-name="gr8" draw:text-style-name="P1" draw:layer="layout" svg:x1="25.274cm" svg:y1="3.188cm" svg:x2="25.359cm" svg:y2="3.281cm">
          <text:p/>
        </draw:line>
        <draw:path draw:style-name="gr8" draw:text-style-name="P1" draw:layer="layout" svg:width="0.117cm" svg:height="0.024cm" svg:x="25.241cm" svg:y="3.256cm" svg:viewBox="0 0 118 25" svg:d="M118 25c-2-2-4-3-6-6-2-2-4-4-6-5-4-2-6-3-8-5-3-1-5-2-8-3-2-1-5-2-7-3-3-1-6-1-8-2-3 0-6-1-9-1s-6 0-9 0-6 0-9 0c-3 1-6 1-9 2-3 0-6 1-9 2-4 1-7 2-10 3-7 2-13 5-20 8">
          <text:p/>
        </draw:path>
        <draw:line draw:style-name="gr8" draw:text-style-name="P1" draw:layer="layout" svg:x1="25.083cm" svg:y1="3.351cm" svg:x2="24.273cm" svg:y2="2.449cm">
          <text:p/>
        </draw:line>
        <draw:line draw:style-name="gr8" draw:text-style-name="P1" draw:layer="layout" svg:x1="26.262cm" svg:y1="4.377cm" svg:x2="26.262cm" svg:y2="5.38cm">
          <text:p/>
        </draw:line>
        <draw:line draw:style-name="gr8" draw:text-style-name="P1" draw:layer="layout" svg:x1="25.742cm" svg:y1="3.457cm" svg:x2="26.004cm" svg:y2="3.749cm">
          <text:p/>
        </draw:line>
        <draw:line draw:style-name="gr8" draw:text-style-name="P1" draw:layer="layout" svg:x1="24.225cm" svg:y1="5.385cm" svg:x2="24.225cm" svg:y2="6.388cm">
          <text:p/>
        </draw:line>
        <draw:path draw:style-name="gr8" draw:text-style-name="P1" draw:layer="layout" svg:width="0.059cm" svg:height="0.045cm" svg:x="25.212cm" svg:y="5.187cm" svg:viewBox="0 0 60 46" svg:d="M0 46c0-12 10-28 25-38 14-9 29-11 35-4">
          <text:p/>
        </draw:path>
        <draw:path draw:style-name="gr8" draw:text-style-name="P1" draw:layer="layout" svg:width="0.059cm" svg:height="0.055cm" svg:x="25.216cm" svg:y="5.191cm" svg:viewBox="0 0 60 56" svg:d="M56 0c8 9 2 28-13 42-16 14-35 18-43 9">
          <text:p/>
        </draw:path>
        <draw:path draw:style-name="gr8" draw:text-style-name="P1" draw:layer="layout" svg:width="0.004cm" svg:height="0.009cm" svg:x="25.212cm" svg:y="5.232cm" svg:viewBox="0 0 5 10" svg:d="M5 10c-4-2-5-5-5-10">
          <text:p/>
        </draw:path>
        <draw:line draw:style-name="gr8" draw:text-style-name="P1" draw:layer="layout" svg:x1="23.477cm" svg:y1="4.212cm" svg:x2="23.683cm" svg:y2="4.442cm">
          <text:p/>
        </draw:line>
        <draw:line draw:style-name="gr8" draw:text-style-name="P1" draw:layer="layout" svg:x1="25.43cm" svg:y1="3.11cm" svg:x2="26.18cm" svg:y2="3.945cm">
          <text:p/>
        </draw:line>
        <draw:line draw:style-name="gr8" draw:text-style-name="P1" draw:layer="layout" svg:x1="23.966cm" svg:y1="4.757cm" svg:x2="24.143cm" svg:y2="4.954cm">
          <text:p/>
        </draw:line>
        <draw:line draw:style-name="gr8" draw:text-style-name="P1" draw:layer="layout" svg:x1="23.705cm" svg:y1="4.466cm" svg:x2="23.967cm" svg:y2="4.758cm">
          <text:p/>
        </draw:line>
        <draw:line draw:style-name="gr8" draw:text-style-name="P1" draw:layer="layout" svg:x1="23.682cm" svg:y1="4.441cm" svg:x2="23.707cm" svg:y2="4.467cm">
          <text:p/>
        </draw:line>
        <draw:line draw:style-name="gr8" draw:text-style-name="P1" draw:layer="layout" svg:x1="25.72cm" svg:y1="3.433cm" svg:x2="25.431cm" svg:y2="3.11cm">
          <text:p/>
        </draw:line>
        <draw:line draw:style-name="gr8" draw:text-style-name="P1" draw:layer="layout" svg:x1="25.719cm" svg:y1="3.432cm" svg:x2="25.743cm" svg:y2="3.458cm">
          <text:p/>
        </draw:line>
        <draw:line draw:style-name="gr8" draw:text-style-name="P1" draw:layer="layout" svg:x1="26.18cm" svg:y1="3.945cm" svg:x2="26.003cm" svg:y2="3.748cm">
          <text:p/>
        </draw:line>
        <draw:line draw:style-name="gr8" draw:text-style-name="P1" draw:layer="layout" svg:x1="24.206cm" svg:y1="6.367cm" svg:x2="24.03cm" svg:y2="6.171cm">
          <text:p/>
        </draw:line>
        <draw:line draw:style-name="gr8" draw:text-style-name="P1" draw:layer="layout" svg:x1="23.845cm" svg:y1="4.848cm" svg:x2="23.827cm" svg:y2="4.828cm">
          <text:p/>
        </draw:line>
        <draw:line draw:style-name="gr8" draw:text-style-name="P1" draw:layer="layout" svg:x1="23.828cm" svg:y1="4.829cm" svg:x2="23.81cm" svg:y2="4.81cm">
          <text:p/>
        </draw:line>
        <draw:path draw:style-name="gr8" draw:text-style-name="P1" draw:layer="layout" svg:width="0.177cm" svg:height="0.499cm" svg:x="23.634cm" svg:y="4.737cm" svg:viewBox="0 0 178 500" svg:d="M178 500c-67-75-128-189-159-295-30-106-23-185 17-205">
          <text:p/>
        </draw:path>
        <draw:path draw:style-name="gr8" draw:text-style-name="P1" draw:layer="layout" svg:width="0.141cm" svg:height="0.078cm" svg:x="23.669cm" svg:y="4.733cm" svg:viewBox="0 0 142 79" svg:d="M0 5c34-16 86 11 142 74">
          <text:p/>
        </draw:path>
        <draw:line draw:style-name="gr8" draw:text-style-name="P1" draw:layer="layout" svg:x1="23.828cm" svg:y1="5.256cm" svg:x2="23.81cm" svg:y2="5.236cm">
          <text:p/>
        </draw:line>
        <draw:line draw:style-name="gr8" draw:text-style-name="P1" draw:layer="layout" svg:x1="23.845cm" svg:y1="5.274cm" svg:x2="23.827cm" svg:y2="5.255cm">
          <text:p/>
        </draw:line>
        <draw:path draw:style-name="gr8" draw:text-style-name="P1" draw:layer="layout" svg:width="0.177cm" svg:height="0.498cm" svg:x="23.844cm" svg:y="4.847cm" svg:viewBox="0 0 178 499" svg:d="M0 0c68 74 129 188 159 293 31 107 24 186-17 206">
          <text:p/>
        </draw:path>
        <draw:path draw:style-name="gr8" draw:text-style-name="P1" draw:layer="layout" svg:width="0.141cm" svg:height="0.077cm" svg:x="23.844cm" svg:y="5.273cm" svg:viewBox="0 0 142 78" svg:d="M142 73c-33 18-87-10-142-73">
          <text:p/>
        </draw:path>
        <draw:line draw:style-name="gr8" draw:text-style-name="P1" draw:layer="layout" svg:x1="23.393cm" svg:y1="4.459cm" svg:x2="23.393cm" svg:y2="5.462cm">
          <text:p/>
        </draw:line>
        <draw:line draw:style-name="gr8" draw:text-style-name="P1" draw:layer="layout" svg:x1="24.327cm" svg:y1="3.725cm" svg:x2="24.273cm" svg:y2="3.666cm">
          <text:p/>
        </draw:line>
        <draw:line draw:style-name="gr8" draw:text-style-name="P1" draw:layer="layout" svg:x1="24.273cm" svg:y1="2.656cm" svg:x2="24.273cm" svg:y2="2.449cm">
          <text:p/>
        </draw:line>
        <draw:line draw:style-name="gr8" draw:text-style-name="P1" draw:layer="layout" svg:x1="23.393cm" svg:y1="4.22cm" svg:x2="23.393cm" svg:y2="4.459cm">
          <text:p/>
        </draw:line>
        <draw:path draw:style-name="gr8" draw:text-style-name="P1" draw:layer="layout" svg:width="0.067cm" svg:height="0.036cm" svg:x="23.41cm" svg:y="4.176cm" svg:viewBox="0 0 68 37" svg:d="M68 37c-28-30-52-43-68-35">
          <text:p/>
        </draw:path>
        <draw:path draw:style-name="gr8" draw:text-style-name="P1" draw:layer="layout" svg:width="0.017cm" svg:height="0.042cm" svg:x="23.393cm" svg:y="4.178cm" svg:viewBox="0 0 18 43" svg:d="M18 0c-12 5-18 20-18 43">
          <text:p/>
        </draw:path>
        <draw:line draw:style-name="gr8" draw:text-style-name="P1" draw:layer="layout" svg:x1="26.262cm" svg:y1="4.377cm" svg:x2="26.262cm" svg:y2="4.137cm">
          <text:p/>
        </draw:line>
        <draw:path draw:style-name="gr8" draw:text-style-name="P1" draw:layer="layout" svg:width="0.083cm" svg:height="0.193cm" svg:x="26.179cm" svg:y="3.944cm" svg:viewBox="0 0 84 194" svg:d="M84 194c0-24-8-60-23-96-16-37-39-73-61-98">
          <text:p/>
        </draw:path>
        <draw:line draw:style-name="gr8" draw:text-style-name="P1" draw:layer="layout" svg:x1="24.225cm" svg:y1="5.385cm" svg:x2="24.225cm" svg:y2="5.146cm">
          <text:p/>
        </draw:line>
        <draw:path draw:style-name="gr8" draw:text-style-name="P1" draw:layer="layout" svg:width="0.059cm" svg:height="0.045cm" svg:x="25.212cm" svg:y="4.715cm" svg:viewBox="0 0 60 46" svg:d="M0 46c0-12 10-27 25-37 14-10 29-12 35-4">
          <text:p/>
        </draw:path>
        <draw:path draw:style-name="gr8" draw:text-style-name="P1" draw:layer="layout" svg:width="0.059cm" svg:height="0.054cm" svg:x="25.216cm" svg:y="4.72cm" svg:viewBox="0 0 60 55" svg:d="M56 0c8 9 2 27-13 41-16 14-35 18-43 10">
          <text:p/>
        </draw:path>
        <draw:path draw:style-name="gr8" draw:text-style-name="P1" draw:layer="layout" svg:width="0.004cm" svg:height="0.01cm" svg:x="25.212cm" svg:y="4.76cm" svg:viewBox="0 0 5 11" svg:d="M5 11c-4-3-5-7-5-11">
          <text:p/>
        </draw:path>
        <draw:path draw:style-name="gr8" draw:text-style-name="P1" draw:layer="layout" svg:width="0.083cm" svg:height="0.193cm" svg:x="24.142cm" svg:y="4.953cm" svg:viewBox="0 0 84 194" svg:d="M84 194c0-56-38-143-84-194">
          <text:p/>
        </draw:path>
        <draw:path draw:style-name="gr8" draw:text-style-name="P1" draw:layer="layout" svg:width="0.083cm" svg:height="0.193cm" svg:x="26.179cm" svg:y="3.944cm" svg:viewBox="0 0 84 194" svg:d="M84 194c0-23-8-60-24-98-17-38-40-73-60-96">
          <text:p/>
        </draw:path>
        <draw:path draw:style-name="gr8" draw:text-style-name="P1" draw:layer="layout" svg:width="0.028cm" svg:height="0.004cm" svg:x="26.699cm" svg:y="6.809cm" svg:viewBox="0 0 29 5" svg:d="M0 5c12-7 24-7 29 0">
          <text:p/>
        </draw:path>
        <draw:path draw:style-name="gr8" draw:text-style-name="P1" draw:layer="layout" svg:width="0.059cm" svg:height="0.055cm" svg:x="26.671cm" svg:y="6.813cm" svg:viewBox="0 0 60 56" svg:d="M57 0c8 9 1 28-14 42-15 13-35 18-43 9">
          <text:p/>
        </draw:path>
        <draw:path draw:style-name="gr8" draw:text-style-name="P1" draw:layer="layout" svg:width="0.031cm" svg:height="0.05cm" svg:x="26.668cm" svg:y="6.813cm" svg:viewBox="0 0 32 51" svg:d="M3 51c-5-5-4-15 1-25 7-10 17-21 28-26">
          <text:p/>
        </draw:path>
        <draw:path draw:style-name="gr8" draw:text-style-name="P1" draw:layer="layout" svg:width="0.028cm" svg:height="0.005cm" svg:x="25.867cm" svg:y="5.882cm" svg:viewBox="0 0 29 6" svg:d="M0 6c12-8 24-8 29 0">
          <text:p/>
        </draw:path>
        <draw:path draw:style-name="gr8" draw:text-style-name="P1" draw:layer="layout" svg:width="0.031cm" svg:height="0.05cm" svg:x="25.836cm" svg:y="5.886cm" svg:viewBox="0 0 32 51" svg:d="M4 51c-5-5-5-15 2-26 5-10 16-19 26-25">
          <text:p/>
        </draw:path>
        <draw:path draw:style-name="gr8" draw:text-style-name="P1" draw:layer="layout" svg:width="0.028cm" svg:height="0.004cm" svg:x="26.699cm" svg:y="6.337cm" svg:viewBox="0 0 29 5" svg:d="M0 5c12-7 24-7 29 0">
          <text:p/>
        </draw:path>
        <draw:path draw:style-name="gr8" draw:text-style-name="P1" draw:layer="layout" svg:width="0.059cm" svg:height="0.055cm" svg:x="26.671cm" svg:y="6.341cm" svg:viewBox="0 0 60 56" svg:d="M57 0c8 10 1 28-14 42s-35 19-43 9">
          <text:p/>
        </draw:path>
        <draw:path draw:style-name="gr8" draw:text-style-name="P1" draw:layer="layout" svg:width="0.031cm" svg:height="0.05cm" svg:x="26.668cm" svg:y="6.341cm" svg:viewBox="0 0 32 51" svg:d="M3 51c-5-5-4-15 1-26 7-10 17-20 28-25">
          <text:p/>
        </draw:path>
        <draw:path draw:style-name="gr8" draw:text-style-name="P1" draw:layer="layout" svg:width="0.028cm" svg:height="0.004cm" svg:x="25.867cm" svg:y="5.41cm" svg:viewBox="0 0 29 5" svg:d="M0 5c12-7 24-7 29 0">
          <text:p/>
        </draw:path>
        <draw:path draw:style-name="gr8" draw:text-style-name="P1" draw:layer="layout" svg:width="0.031cm" svg:height="0.051cm" svg:x="25.836cm" svg:y="5.414cm" svg:viewBox="0 0 32 52" svg:d="M4 52c-5-6-5-15 2-26 5-10 16-20 26-26">
          <text:p/>
        </draw:path>
        <draw:line draw:style-name="gr8" draw:text-style-name="P1" draw:layer="layout" svg:x1="22.183cm" svg:y1="2.159cm" svg:x2="23.816cm" svg:y2="1.35cm">
          <text:p/>
        </draw:line>
        <draw:line draw:style-name="gr8" draw:text-style-name="P1" draw:layer="layout" svg:x1="18.732cm" svg:y1="5.313cm" svg:x2="18.775cm" svg:y2="5.36cm">
          <text:p/>
        </draw:line>
        <draw:line draw:style-name="gr8" draw:text-style-name="P1" draw:layer="layout" svg:x1="21.945cm" svg:y1="1.893cm" svg:x2="21.987cm" svg:y2="1.94cm">
          <text:p/>
        </draw:line>
        <draw:line draw:style-name="gr8" draw:text-style-name="P1" draw:layer="layout" svg:x1="18.774cm" svg:y1="5.359cm" svg:x2="19.024cm" svg:y2="5.638cm">
          <text:p/>
        </draw:line>
        <draw:line draw:style-name="gr8" draw:text-style-name="P1" draw:layer="layout" svg:x1="22.237cm" svg:y1="2.218cm" svg:x2="21.986cm" svg:y2="1.939cm">
          <text:p/>
        </draw:line>
        <draw:line draw:style-name="gr8" draw:text-style-name="P1" draw:layer="layout" svg:x1="19.885cm" svg:y1="5.697cm" svg:x2="20.219cm" svg:y2="6.068cm">
          <text:p/>
        </draw:line>
        <draw:line draw:style-name="gr8" draw:text-style-name="P1" draw:layer="layout" svg:x1="26.871cm" svg:y1="5.473cm" svg:x2="26.871cm" svg:y2="5.238cm">
          <text:p/>
        </draw:line>
        <draw:line draw:style-name="gr8" draw:text-style-name="P1" draw:layer="layout" svg:x1="25.242cm" svg:y1="3.271cm" svg:x2="23.41cm" svg:y2="4.179cm">
          <text:p/>
        </draw:line>
        <draw:line draw:style-name="gr8" draw:text-style-name="P1" draw:layer="layout" svg:x1="25.895cm" svg:y1="5.886cm" svg:x2="26.728cm" svg:y2="6.814cm">
          <text:p/>
        </draw:line>
        <draw:line draw:style-name="gr8" draw:text-style-name="P1" draw:layer="layout" svg:x1="25.839cm" svg:y1="5.936cm" svg:x2="26.672cm" svg:y2="6.864cm">
          <text:p/>
        </draw:line>
        <draw:line draw:style-name="gr8" draw:text-style-name="P1" draw:layer="layout" svg:x1="25.895cm" svg:y1="5.414cm" svg:x2="26.728cm" svg:y2="6.342cm">
          <text:p/>
        </draw:line>
        <draw:line draw:style-name="gr8" draw:text-style-name="P1" draw:layer="layout" svg:x1="25.839cm" svg:y1="5.465cm" svg:x2="26.672cm" svg:y2="6.392cm">
          <text:p/>
        </draw:line>
        <draw:path draw:style-name="gr6" draw:text-style-name="P3" draw:layer="layout" svg:width="7.122cm" svg:height="5.6cm" svg:x="1.596cm" svg:y="1.349cm" svg:viewBox="0 0 7123 5601" svg:d="M7123 2008v318c0 71-50 137-134 177l-926 436-33 16 33-16v393c0 18-13 40-33 58l-32 27v-974l32-9c20-6 33-21 33-38v144c0 18-12 34-33 44 21-10 33-26 33-44v-144c0-2 0-4 0-6-1-2-1-4-2-6s-1-4-2-7c-1-2-2-4-3-6-2-2-3-4-4-6-3-3-7-7-11-11-2-2-4-3-6-5-5-3-9-6-14-9-5-2-11-5-16-7-6-2-11-3-17-4l-2087-389v-319-112l-137-84-58-35h118c0-6 0-13 0-19 0-12 0-24 0-36 0-5 0-11 0-16 0-6 0-11 0-16s0-10 0-15 0-10 0-14 0-9 0-13 0-8 0-12c0-3 0-7 0-10 0-4 0-7 0-10s0-5 0-8c0-2 0-5 0-7s0-4 0-6v-53h-393 393v53h-340 340c0 2 0 4 0 6s0 5 0 7c0 3 0 5 0 8s0 6 0 10c0 3 0 7 0 10 0 4 0 8 0 12s0 9 0 13 0 9 0 14 0 10 0 15 0 10 0 16c0 5 0 11 0 16 0 12 0 24 0 36 0 6 0 13 0 19h-118l-78-47v-11c-84-64-164-138-233-216-63-74-147-155-197-238v-231c0-28 0-44 0-44v-391c0-117 135-212 300-212h3325c166 0 300 95 300 212 0-117-134-212-300-212h-3325c-165 0-300 95-300 212v391h-2449c0 0 0 16 0 44v214-1 2-1 31 108h-450c-165 0-299 94-299 212v249 3928c0 117 134 212 299 212h2884c158-6 292-83 332-190l327-1138 2156-856 32-27c20-18 33-40 33-58v-393l926-436c84-40 134-106 134-177v-318-53-1743 1743c0 71-50 137-134 177l-959 452 959-452c84-40 134-106 134-177z">
          <text:p/>
        </draw:path>
        <draw:polygon draw:style-name="gr7" draw:text-style-name="P1" draw:layer="layout" svg:width="0cm" svg:height="0cm" svg:x="5.157cm" svg:y="4.617cm" svg:viewBox="0 0 0 0" draw:points="0,0">
          <text:p/>
        </draw:polygon>
        <draw:path draw:style-name="gr6" draw:text-style-name="P3" draw:layer="layout" svg:width="5.997cm" svg:height="4.352cm" svg:x="1.596cm" svg:y="2.597cm" svg:viewBox="0 0 5998 4353" svg:d="M5998 1194v974l-2156 856-327 1139c-40 107-174 184-332 190h-2884c-165 0-299-95-299-212v-3929c0-117 134-212 299-212h2886c79 5 152 28 210 66l506 306v319 112z">
          <text:p/>
        </draw:path>
        <draw:polygon draw:style-name="gr7" draw:text-style-name="P1" draw:layer="layout" svg:width="0cm" svg:height="0cm" svg:x="5.157cm" svg:y="4.617cm" svg:viewBox="0 0 0 0" draw:points="0,0">
          <text:p/>
        </draw:polygon>
        <draw:path draw:style-name="gr6" draw:text-style-name="P3" draw:layer="layout" svg:width="1.852cm" svg:height="1.31cm" svg:x="5.927cm" svg:y="2.027cm" svg:viewBox="0 0 1853 1311" svg:d="M0 655c0-84 24-170 70-249s114-152 200-213c85-61 188-109 301-142s234-51 355-51c122 0 243 17 355 50s215 81 301 142 154 133 201 213c46 79 70 164 70 250s-24 171-70 251c-47 79-115 151-201 212s-189 109-301 143c-112 33-233 50-355 50-121 0-242-17-355-51s-216-82-301-143c-86-61-154-134-200-213s-70-164-70-249z">
          <text:p/>
        </draw:path>
        <draw:polygon draw:style-name="gr7" draw:text-style-name="P1" draw:layer="layout" svg:width="0cm" svg:height="0cm" svg:x="5.157cm" svg:y="4.617cm" svg:viewBox="0 0 0 0" draw:points="0,0">
          <text:p/>
        </draw:polygon>
        <draw:path draw:style-name="gr6" draw:text-style-name="P3" draw:layer="layout" svg:width="1.687cm" svg:height="1.193cm" svg:x="6.01cm" svg:y="2.144cm" svg:viewBox="0 0 1688 1194" svg:d="M1688 596c-1 44-7 87-21 130-41 132-148 253-296 337s-337 131-528 131c-190 0-380-47-528-132-149-84-254-204-295-336-14-43-20-86-20-130 0-77 21-154 63-226s104-139 182-194c78-56 172-100 274-130s213-46 324-46c110 0 221 15 323 45s195 74 273 130c79 55 142 121 184 193 43 72 65 150 65 228z">
          <text:p/>
        </draw:path>
        <draw:polygon draw:style-name="gr7" draw:text-style-name="P1" draw:layer="layout" svg:width="0cm" svg:height="0cm" svg:x="5.157cm" svg:y="4.617cm" svg:viewBox="0 0 0 0" draw:points="0,0">
          <text:p/>
        </draw:polygon>
        <draw:path draw:style-name="gr6" draw:text-style-name="P3" draw:layer="layout" svg:width="1.646cm" svg:height="0.933cm" svg:x="6.03cm" svg:y="2.404cm" svg:viewBox="0 0 1647 934" svg:d="M823 0c395 0 738 194 824 466-41 131-147 252-296 336-148 85-337 132-528 132-190 0-380-47-528-133-149-84-254-204-295-335 86-272 428-466 823-466z">
          <text:p/>
        </draw:path>
        <draw:polygon draw:style-name="gr7" draw:text-style-name="P1" draw:layer="layout" svg:width="0cm" svg:height="0cm" svg:x="5.157cm" svg:y="4.617cm" svg:viewBox="0 0 0 0" draw:points="0,0">
          <text:p/>
        </draw:polygon>
        <draw:path draw:style-name="gr6" draw:text-style-name="P3" draw:layer="layout" svg:width="3.184cm" svg:height="0.583cm" svg:x="1.596cm" svg:y="2.226cm" svg:viewBox="0 0 3185 584" svg:d="M3185 0v371h-2886c-165 0-299 96-299 213v-249c0-118 134-212 299-212h450v-123z">
          <text:p/>
        </draw:path>
        <draw:polygon draw:style-name="gr7" draw:text-style-name="P1" draw:layer="layout" svg:width="0cm" svg:height="0cm" svg:x="5.157cm" svg:y="4.617cm" svg:viewBox="0 0 0 0" draw:points="0,0">
          <text:p/>
        </draw:polygon>
        <draw:path draw:style-name="gr6" draw:text-style-name="P3" draw:layer="layout" svg:width="2.448cm" svg:height="0.397cm" svg:x="2.345cm" svg:y="1.952cm" svg:viewBox="0 0 2449 398" svg:d="M0 44v215-259c0 0 0 16 0 44l2449-44h-2449 2449c0 0 0 16 0 44v232c-4-1-8-1-13-1h-2436v123-108-31-1 2z">
          <text:p/>
        </draw:path>
        <draw:polygon draw:style-name="gr7" draw:text-style-name="P1" draw:layer="layout" svg:width="0cm" svg:height="0cm" svg:x="5.157cm" svg:y="4.617cm" svg:viewBox="0 0 0 0" draw:points="0,0">
          <text:p/>
        </draw:polygon>
        <draw:path draw:style-name="gr6" draw:text-style-name="P3" draw:layer="layout" svg:width="1.687cm" svg:height="0.726cm" svg:x="6.01cm" svg:y="2.144cm" svg:viewBox="0 0 1688 727" svg:d="M20 727c-14-43-20-86-20-130 0-77 21-154 63-227 42-72 104-139 182-194 78-56 172-100 274-130s213-46 324-46c110 0 221 15 323 45s195 74 273 130c79 55 142 121 184 193 43 73 65 151 65 229-1 44-7 87-21 130-86-272-429-467-824-467s-737 195-823 467z">
          <text:p/>
        </draw:path>
        <draw:polygon draw:style-name="gr7" draw:text-style-name="P1" draw:layer="layout" svg:width="0cm" svg:height="0cm" svg:x="5.157cm" svg:y="4.617cm" svg:viewBox="0 0 0 0" draw:points="0,0">
          <text:p/>
        </draw:polygon>
        <draw:path draw:style-name="gr6" draw:text-style-name="P3" draw:layer="layout" svg:width="2.162cm" svg:height="0.503cm" svg:x="5.496cm" svg:y="3.288cm" svg:viewBox="0 0 2163 504" svg:d="M2098 504l32-9c20-6 33-22 33-39 0-2 0-4 0-6-1-2-1-4-2-6s-1-4-2-7c-1-2-2-4-3-6-2-2-3-4-4-6-3-3-7-7-11-11-2-2-4-3-6-5-5-3-9-6-14-9-5-2-11-5-16-7-6-2-11-3-17-4l-2088-389v112z">
          <text:p/>
        </draw:path>
        <draw:polygon draw:style-name="gr7" draw:text-style-name="P1" draw:layer="layout" svg:width="0cm" svg:height="0cm" svg:x="5.157cm" svg:y="4.617cm" svg:viewBox="0 0 0 0" draw:points="0,0">
          <text:p/>
        </draw:polygon>
        <draw:path draw:style-name="gr6" draw:text-style-name="P3" draw:layer="layout" svg:width="0.412cm" svg:height="0.431cm" svg:x="1.765cm" svg:y="3.641cm" svg:viewBox="0 0 413 432" svg:d="M413 287v-27c0-20-6-41-18-60 4-11 6-23 6-35v-27c0-76-87-138-194-138-108 0-196 62-196 138v27c0 12 3 24 7 35-12 19-18 40-18 60v27c0 80 93 145 207 145s206-65 206-145z">
          <text:p/>
        </draw:path>
        <draw:polygon draw:style-name="gr7" draw:text-style-name="P1" draw:layer="layout" svg:width="0cm" svg:height="0cm" svg:x="5.157cm" svg:y="4.617cm" svg:viewBox="0 0 0 0" draw:points="0,0">
          <text:p/>
        </draw:polygon>
        <draw:path draw:style-name="gr6" draw:text-style-name="P3" draw:layer="layout" svg:width="0.412cm" svg:height="0.432cm" svg:x="1.765cm" svg:y="7.457cm" svg:viewBox="0 0 413 433" svg:d="M413 287v-26c0-21-6-41-18-60 4-12 6-23 6-35v-27c0-77-87-139-194-139-108 0-196 62-196 139v27c0 12 3 23 7 35-12 19-18 39-18 60v26c0 81 93 146 207 146s206-65 206-146z">
          <text:p/>
        </draw:path>
        <draw:polygon draw:style-name="gr7" draw:text-style-name="P1" draw:layer="layout" svg:width="0cm" svg:height="0cm" svg:x="5.157cm" svg:y="4.617cm" svg:viewBox="0 0 0 0" draw:points="0,0">
          <text:p/>
        </draw:polygon>
        <draw:path draw:style-name="gr6" draw:text-style-name="P3" draw:layer="layout" svg:width="0.412cm" svg:height="0.432cm" svg:x="4.539cm" svg:y="7.457cm" svg:viewBox="0 0 413 433" svg:d="M413 287v-26c0-21-6-41-18-60 4-12 6-23 6-35v-27c0-77-87-139-194-139-109 0-196 62-196 139v27c0 12 2 23 7 35-12 19-18 39-18 60v26c0 81 92 146 207 146 114 0 206-65 206-146z">
          <text:p/>
        </draw:path>
        <draw:polygon draw:style-name="gr7" draw:text-style-name="P1" draw:layer="layout" svg:width="0cm" svg:height="0cm" svg:x="5.157cm" svg:y="4.617cm" svg:viewBox="0 0 0 0" draw:points="0,0">
          <text:p/>
        </draw:polygon>
        <draw:path draw:style-name="gr6" draw:text-style-name="P3" draw:layer="layout" svg:width="0.412cm" svg:height="0.431cm" svg:x="4.539cm" svg:y="3.641cm" svg:viewBox="0 0 413 432" svg:d="M413 287v-27c0-20-6-41-18-60 4-11 6-23 6-35v-27c0-76-87-138-194-138-109 0-196 62-196 138v27c0 12 2 24 7 35-12 19-18 40-18 60v27c0 80 92 145 207 145 114 0 206-65 206-145z">
          <text:p/>
        </draw:path>
        <draw:polygon draw:style-name="gr7" draw:text-style-name="P1" draw:layer="layout" svg:width="0cm" svg:height="0cm" svg:x="5.157cm" svg:y="4.617cm" svg:viewBox="0 0 0 0" draw:points="0,0">
          <text:p/>
        </draw:polygon>
        <draw:path draw:style-name="gr6" draw:text-style-name="P3" draw:layer="layout" svg:width="0.412cm" svg:height="0.291cm" svg:x="1.765cm" svg:y="3.781cm" svg:viewBox="0 0 413 292" svg:d="M207 0c114 0 206 65 206 146s-92 146-206 146-207-65-207-146 93-146 207-146z">
          <text:p/>
        </draw:path>
        <draw:polygon draw:style-name="gr7" draw:text-style-name="P1" draw:layer="layout" svg:width="0cm" svg:height="0cm" svg:x="5.157cm" svg:y="4.617cm" svg:viewBox="0 0 0 0" draw:points="0,0">
          <text:p/>
        </draw:polygon>
        <draw:path draw:style-name="gr6" draw:text-style-name="P3" draw:layer="layout" svg:width="0.412cm" svg:height="0.291cm" svg:x="4.539cm" svg:y="7.598cm" svg:viewBox="0 0 413 292" svg:d="M207 0c114 0 206 65 206 146s-92 146-206 146c-115 0-207-65-207-146s92-146 207-146z">
          <text:p/>
        </draw:path>
        <draw:polygon draw:style-name="gr7" draw:text-style-name="P1" draw:layer="layout" svg:width="0cm" svg:height="0cm" svg:x="5.157cm" svg:y="4.617cm" svg:viewBox="0 0 0 0" draw:points="0,0">
          <text:p/>
        </draw:polygon>
        <draw:path draw:style-name="gr6" draw:text-style-name="P3" draw:layer="layout" svg:width="0.412cm" svg:height="0.291cm" svg:x="4.539cm" svg:y="3.781cm" svg:viewBox="0 0 413 292" svg:d="M207 0c114 0 206 65 206 146s-92 146-206 146c-115 0-207-65-207-146s92-146 207-146z">
          <text:p/>
        </draw:path>
        <draw:polygon draw:style-name="gr7" draw:text-style-name="P1" draw:layer="layout" svg:width="0cm" svg:height="0cm" svg:x="5.157cm" svg:y="4.617cm" svg:viewBox="0 0 0 0" draw:points="0,0">
          <text:p/>
        </draw:polygon>
        <draw:path draw:style-name="gr6" draw:text-style-name="P3" draw:layer="layout" svg:width="0.412cm" svg:height="0.291cm" svg:x="1.765cm" svg:y="7.598cm" svg:viewBox="0 0 413 292" svg:d="M207 0c114 0 206 65 206 146s-92 146-206 146-207-65-207-146 93-146 207-146z">
          <text:p/>
        </draw:path>
        <draw:polygon draw:style-name="gr7" draw:text-style-name="P1" draw:layer="layout" svg:width="0cm" svg:height="0cm" svg:x="5.157cm" svg:y="4.617cm" svg:viewBox="0 0 0 0" draw:points="0,0">
          <text:p/>
        </draw:polygon>
        <draw:path draw:style-name="gr6" draw:text-style-name="P3" draw:layer="layout" svg:width="0.506cm" svg:height="0.504cm" svg:x="4.99cm" svg:y="2.465cm" svg:viewBox="0 0 507 505" svg:d="M507 393v112l-507-307v-198c69 78 149 152 233 216v11l78 47 59 36z">
          <text:p/>
        </draw:path>
        <draw:polygon draw:style-name="gr7" draw:text-style-name="P1" draw:layer="layout" svg:width="0cm" svg:height="0cm" svg:x="5.157cm" svg:y="4.617cm" svg:viewBox="0 0 0 0" draw:points="0,0">
          <text:p/>
        </draw:polygon>
        <draw:path draw:style-name="gr6" draw:text-style-name="P3" draw:layer="layout" svg:width="0.33cm" svg:height="0.233cm" svg:x="4.58cm" svg:y="6.514cm" svg:viewBox="0 0 331 234" svg:d="M165 0c-91 0-165 52-165 116 0 66 74 118 165 118 92 0 166-52 166-118 0-64-74-116-166-116z">
          <text:p/>
        </draw:path>
        <draw:polygon draw:style-name="gr7" draw:text-style-name="P1" draw:layer="layout" svg:width="0cm" svg:height="0cm" svg:x="5.157cm" svg:y="4.617cm" svg:viewBox="0 0 0 0" draw:points="0,0">
          <text:p/>
        </draw:polygon>
        <draw:path draw:style-name="gr6" draw:text-style-name="P3" draw:layer="layout" svg:width="0.33cm" svg:height="0.233cm" svg:x="4.58cm" svg:y="2.697cm" svg:viewBox="0 0 331 234" svg:d="M165 0c-91 0-165 52-165 116 0 65 74 118 165 118 92 0 166-53 166-118 0-64-74-116-166-116z">
          <text:p/>
        </draw:path>
        <draw:polygon draw:style-name="gr7" draw:text-style-name="P1" draw:layer="layout" svg:width="0cm" svg:height="0cm" svg:x="5.157cm" svg:y="4.617cm" svg:viewBox="0 0 0 0" draw:points="0,0">
          <text:p/>
        </draw:polygon>
        <draw:path draw:style-name="gr6" draw:text-style-name="P3" draw:layer="layout" svg:width="0.21cm" svg:height="0.437cm" svg:x="4.78cm" svg:y="2.226cm" svg:viewBox="0 0 211 438" svg:d="M211 240v198c-58-38-132-61-211-66v-372c5 0 9 0 13 1 50 83 135 164 198 239z">
          <text:p/>
        </draw:path>
        <draw:polygon draw:style-name="gr7" draw:text-style-name="P1" draw:layer="layout" svg:width="0cm" svg:height="0cm" svg:x="5.157cm" svg:y="4.617cm" svg:viewBox="0 0 0 0" draw:points="0,0">
          <text:p/>
        </draw:polygon>
        <draw:path draw:style-name="gr6" draw:text-style-name="P3" draw:layer="layout" svg:width="0.33cm" svg:height="0.214cm" svg:x="1.806cm" svg:y="6.533cm" svg:viewBox="0 0 331 215" svg:d="M331 97c0-39-28-76-75-97-55 25-126 25-180 0-47 21-76 58-76 97 0 65 75 118 166 118s165-53 165-118z">
          <text:p/>
        </draw:path>
        <draw:polygon draw:style-name="gr7" draw:text-style-name="P1" draw:layer="layout" svg:width="0cm" svg:height="0cm" svg:x="5.157cm" svg:y="4.617cm" svg:viewBox="0 0 0 0" draw:points="0,0">
          <text:p/>
        </draw:polygon>
        <draw:path draw:style-name="gr6" draw:text-style-name="P3" draw:layer="layout" svg:width="0.33cm" svg:height="0.214cm" svg:x="1.806cm" svg:y="2.716cm" svg:viewBox="0 0 331 215" svg:d="M331 97c0-39-28-76-75-97-55 25-126 25-180 0-47 21-76 58-76 97 0 65 75 118 166 118s165-53 165-118z">
          <text:p/>
        </draw:path>
        <draw:polygon draw:style-name="gr7" draw:text-style-name="P1" draw:layer="layout" svg:width="0cm" svg:height="0cm" svg:x="5.157cm" svg:y="4.617cm" svg:viewBox="0 0 0 0" draw:points="0,0">
          <text:p/>
        </draw:polygon>
        <draw:path draw:style-name="gr6" draw:text-style-name="P3" draw:layer="layout" svg:width="0.281cm" svg:height="0.199cm" svg:x="7.875cm" svg:y="3.404cm" svg:viewBox="0 0 282 200" svg:d="M43 173c-28-19-43-45-43-72 0-56 62-101 141-101 78 0 141 45 141 101 0 27-16 53-44 72-54 36-140 36-195 0z">
          <text:p/>
        </draw:path>
        <draw:polygon draw:style-name="gr7" draw:text-style-name="P1" draw:layer="layout" svg:width="0cm" svg:height="0cm" svg:x="5.157cm" svg:y="4.617cm" svg:viewBox="0 0 0 0" draw:points="0,0">
          <text:p/>
        </draw:polygon>
        <draw:path draw:style-name="gr6" draw:text-style-name="P3" draw:layer="layout" svg:width="0.281cm" svg:height="0.199cm" svg:x="5.551cm" svg:y="1.761cm" svg:viewBox="0 0 282 200" svg:d="M0 99c0-55 62-99 140-99 79 0 142 44 142 99 0 56-63 101-142 101-78 0-140-45-140-101z">
          <text:p/>
        </draw:path>
        <draw:polygon draw:style-name="gr7" draw:text-style-name="P1" draw:layer="layout" svg:width="0cm" svg:height="0cm" svg:x="5.157cm" svg:y="4.617cm" svg:viewBox="0 0 0 0" draw:points="0,0">
          <text:p/>
        </draw:polygon>
        <draw:path draw:style-name="gr6" draw:text-style-name="P3" draw:layer="layout" svg:width="0.281cm" svg:height="0.199cm" svg:x="7.875cm" svg:y="1.761cm" svg:viewBox="0 0 282 200" svg:d="M0 99c0-55 62-99 141-99 78 0 141 44 141 99 0 56-63 101-141 101-79 0-141-45-141-101z">
          <text:p/>
        </draw:path>
        <draw:polygon draw:style-name="gr7" draw:text-style-name="P1" draw:layer="layout" svg:width="0cm" svg:height="0cm" svg:x="5.157cm" svg:y="4.617cm" svg:viewBox="0 0 0 0" draw:points="0,0">
          <text:p/>
        </draw:polygon>
        <draw:path draw:style-name="gr6" draw:text-style-name="P3" draw:layer="layout" svg:width="0.225cm" svg:height="0.159cm" svg:x="4.632cm" svg:y="7.664cm" svg:viewBox="0 0 226 160" svg:d="M153 5c44 12 73 42 73 75 0 44-51 80-113 80s-113-36-113-80c0-33 29-63 72-75 13-3 27-5 41-5 13 0 27 2 40 5z">
          <text:p/>
        </draw:path>
        <draw:polygon draw:style-name="gr7" draw:text-style-name="P1" draw:layer="layout" svg:width="0cm" svg:height="0cm" svg:x="5.157cm" svg:y="4.617cm" svg:viewBox="0 0 0 0" draw:points="0,0">
          <text:p/>
        </draw:polygon>
        <draw:path draw:style-name="gr6" draw:text-style-name="P3" draw:layer="layout" svg:width="0.225cm" svg:height="0.159cm" svg:x="4.632cm" svg:y="3.847cm" svg:viewBox="0 0 226 160" svg:d="M153 5c44 12 73 42 73 76 0 44-51 79-113 79s-113-35-113-79c0-34 29-64 72-76 13-3 27-5 41-5 13 0 27 2 40 5z">
          <text:p/>
        </draw:path>
        <draw:polygon draw:style-name="gr7" draw:text-style-name="P1" draw:layer="layout" svg:width="0cm" svg:height="0cm" svg:x="5.157cm" svg:y="4.617cm" svg:viewBox="0 0 0 0" draw:points="0,0">
          <text:p/>
        </draw:polygon>
        <draw:path draw:style-name="gr6" draw:text-style-name="P3" draw:layer="layout" svg:width="0.225cm" svg:height="0.159cm" svg:x="1.858cm" svg:y="3.847cm" svg:viewBox="0 0 226 160" svg:d="M154 5c44 12 72 42 72 76 0 44-50 79-112 79s-114-35-114-79c0-34 29-64 73-76 13-3 27-5 41-5s27 2 40 5z">
          <text:p/>
        </draw:path>
        <draw:polygon draw:style-name="gr7" draw:text-style-name="P1" draw:layer="layout" svg:width="0cm" svg:height="0cm" svg:x="5.157cm" svg:y="4.617cm" svg:viewBox="0 0 0 0" draw:points="0,0">
          <text:p/>
        </draw:polygon>
        <draw:path draw:style-name="gr6" draw:text-style-name="P3" draw:layer="layout" svg:width="0.225cm" svg:height="0.159cm" svg:x="1.858cm" svg:y="7.664cm" svg:viewBox="0 0 226 160" svg:d="M154 5c44 12 72 42 72 75 0 44-50 80-112 80s-114-36-114-80c0-33 29-63 73-75 13-3 27-5 41-5s27 2 40 5z">
          <text:p/>
        </draw:path>
        <draw:polygon draw:style-name="gr7" draw:text-style-name="P1" draw:layer="layout" svg:width="0cm" svg:height="0cm" svg:x="5.157cm" svg:y="4.617cm" svg:viewBox="0 0 0 0" draw:points="0,0">
          <text:p/>
        </draw:polygon>
        <draw:path draw:style-name="gr6" draw:text-style-name="P3" draw:layer="layout" svg:width="0.225cm" svg:height="0.154cm" svg:x="4.632cm" svg:y="3.852cm" svg:viewBox="0 0 226 155" svg:d="M153 0c44 12 73 42 73 76 0 44-51 79-113 79s-113-35-113-79c0-34 29-64 72-76 26 8 55 8 81 0z">
          <text:p/>
        </draw:path>
        <draw:polygon draw:style-name="gr7" draw:text-style-name="P1" draw:layer="layout" svg:width="0cm" svg:height="0cm" svg:x="5.157cm" svg:y="4.617cm" svg:viewBox="0 0 0 0" draw:points="0,0">
          <text:p/>
        </draw:polygon>
        <draw:path draw:style-name="gr6" draw:text-style-name="P3" draw:layer="layout" svg:width="0.225cm" svg:height="0.154cm" svg:x="4.632cm" svg:y="7.669cm" svg:viewBox="0 0 226 155" svg:d="M153 0c44 12 73 42 73 75 0 44-51 80-113 80s-113-36-113-80c0-33 29-63 72-75 26 7 55 7 81 0z">
          <text:p/>
        </draw:path>
        <draw:polygon draw:style-name="gr7" draw:text-style-name="P1" draw:layer="layout" svg:width="0cm" svg:height="0cm" svg:x="5.157cm" svg:y="4.617cm" svg:viewBox="0 0 0 0" draw:points="0,0">
          <text:p/>
        </draw:polygon>
        <draw:path draw:style-name="gr6" draw:text-style-name="P3" draw:layer="layout" svg:width="0.225cm" svg:height="0.154cm" svg:x="1.858cm" svg:y="3.852cm" svg:viewBox="0 0 226 155" svg:d="M154 0c44 12 72 42 72 76 0 44-50 79-112 79s-114-35-114-79c0-34 29-64 73-76 26 8 55 8 81 0z">
          <text:p/>
        </draw:path>
        <draw:polygon draw:style-name="gr7" draw:text-style-name="P1" draw:layer="layout" svg:width="0cm" svg:height="0cm" svg:x="5.157cm" svg:y="4.617cm" svg:viewBox="0 0 0 0" draw:points="0,0">
          <text:p/>
        </draw:polygon>
        <draw:path draw:style-name="gr6" draw:text-style-name="P3" draw:layer="layout" svg:width="0.225cm" svg:height="0.154cm" svg:x="1.858cm" svg:y="7.669cm" svg:viewBox="0 0 226 155" svg:d="M154 0c44 12 72 42 72 75 0 44-50 80-112 80s-114-36-114-80c0-33 29-63 73-75 26 7 55 7 81 0z">
          <text:p/>
        </draw:path>
        <draw:polygon draw:style-name="gr7" draw:text-style-name="P1" draw:layer="layout" svg:width="0cm" svg:height="0cm" svg:x="5.157cm" svg:y="4.617cm" svg:viewBox="0 0 0 0" draw:points="0,0">
          <text:p/>
        </draw:polygon>
        <draw:path draw:style-name="gr6" draw:text-style-name="P3" draw:layer="layout" svg:width="0.375cm" svg:height="0.162cm" svg:x="4.557cm" svg:y="3.678cm" svg:viewBox="0 0 376 163" svg:d="M0 162c34-52 107-86 189-86 80 0 154 34 187 86v-29c0-74-84-133-187-133-105 0-189 59-189 133v30z">
          <text:p/>
        </draw:path>
        <draw:polygon draw:style-name="gr7" draw:text-style-name="P1" draw:layer="layout" svg:width="0cm" svg:height="0cm" svg:x="5.157cm" svg:y="4.617cm" svg:viewBox="0 0 0 0" draw:points="0,0">
          <text:p/>
        </draw:polygon>
        <draw:path draw:style-name="gr6" draw:text-style-name="P3" draw:layer="layout" svg:width="0.375cm" svg:height="0.162cm" svg:x="4.557cm" svg:y="7.494cm" svg:viewBox="0 0 376 163" svg:d="M0 163c34-52 107-85 189-85 80 0 154 33 187 85v-29c0-73-84-134-187-134-105 0-189 61-189 134z">
          <text:p/>
        </draw:path>
        <draw:polygon draw:style-name="gr7" draw:text-style-name="P1" draw:layer="layout" svg:width="0cm" svg:height="0cm" svg:x="5.157cm" svg:y="4.617cm" svg:viewBox="0 0 0 0" draw:points="0,0">
          <text:p/>
        </draw:polygon>
        <draw:path draw:style-name="gr6" draw:text-style-name="P3" draw:layer="layout" svg:width="0.375cm" svg:height="0.162cm" svg:x="1.783cm" svg:y="3.678cm" svg:viewBox="0 0 376 163" svg:d="M0 162c34-52 107-86 188-86 80 0 155 34 188 86v-29c0-74-84-133-188-133s-188 59-188 133v30z">
          <text:p/>
        </draw:path>
        <draw:polygon draw:style-name="gr7" draw:text-style-name="P1" draw:layer="layout" svg:width="0cm" svg:height="0cm" svg:x="5.157cm" svg:y="4.617cm" svg:viewBox="0 0 0 0" draw:points="0,0">
          <text:p/>
        </draw:polygon>
        <draw:path draw:style-name="gr6" draw:text-style-name="P3" draw:layer="layout" svg:width="0.375cm" svg:height="0.162cm" svg:x="1.783cm" svg:y="7.494cm" svg:viewBox="0 0 376 163" svg:d="M0 163c34-52 107-85 188-85 80 0 155 33 188 85v-29c0-73-84-134-188-134s-188 61-188 134z">
          <text:p/>
        </draw:path>
        <draw:polygon draw:style-name="gr7" draw:text-style-name="P1" draw:layer="layout" svg:width="0cm" svg:height="0cm" svg:x="5.157cm" svg:y="4.617cm" svg:viewBox="0 0 0 0" draw:points="0,0">
          <text:p/>
        </draw:polygon>
        <draw:path draw:style-name="gr6" draw:text-style-name="P3" draw:layer="layout" svg:width="0.412cm" svg:height="0.172cm" svg:x="1.765cm" svg:y="7.571cm" svg:viewBox="0 0 413 173" svg:d="M0 173c0-80 93-146 207-146s206 66 206 146v-26c0-21-6-41-18-60l-1-1c-33-53-107-86-187-86-81 0-155 33-189 86v1c-12 19-18 39-18 60z">
          <text:p/>
        </draw:path>
        <draw:polygon draw:style-name="gr7" draw:text-style-name="P1" draw:layer="layout" svg:width="0cm" svg:height="0cm" svg:x="5.157cm" svg:y="4.617cm" svg:viewBox="0 0 0 0" draw:points="0,0">
          <text:p/>
        </draw:polygon>
        <draw:path draw:style-name="gr6" draw:text-style-name="P3" draw:layer="layout" svg:width="0.412cm" svg:height="0.172cm" svg:x="4.539cm" svg:y="7.571cm" svg:viewBox="0 0 413 173" svg:d="M0 173c0-80 92-146 207-146 114 0 206 66 206 146v-26c0-21-6-41-18-60-1 0-1-1-1-1-33-53-107-86-187-86-82 0-155 33-189 86v1c-12 19-18 39-18 60z">
          <text:p/>
        </draw:path>
        <draw:polygon draw:style-name="gr7" draw:text-style-name="P1" draw:layer="layout" svg:width="0cm" svg:height="0cm" svg:x="5.157cm" svg:y="4.617cm" svg:viewBox="0 0 0 0" draw:points="0,0">
          <text:p/>
        </draw:polygon>
        <draw:path draw:style-name="gr6" draw:text-style-name="P3" draw:layer="layout" svg:width="0.412cm" svg:height="0.173cm" svg:x="4.539cm" svg:y="3.754cm" svg:viewBox="0 0 413 174" svg:d="M0 174c0-82 92-147 207-147 114 0 206 65 206 147v-27c0-20-6-42-18-61-1 0-1 0-1-1-33-51-107-85-187-85-82 0-155 34-189 85 0 1 0 1 0 1-12 19-18 41-18 61z">
          <text:p/>
        </draw:path>
        <draw:polygon draw:style-name="gr7" draw:text-style-name="P1" draw:layer="layout" svg:width="0cm" svg:height="0cm" svg:x="5.157cm" svg:y="4.617cm" svg:viewBox="0 0 0 0" draw:points="0,0">
          <text:p/>
        </draw:polygon>
        <draw:path draw:style-name="gr6" draw:text-style-name="P3" draw:layer="layout" svg:width="0.412cm" svg:height="0.173cm" svg:x="1.765cm" svg:y="3.754cm" svg:viewBox="0 0 413 174" svg:d="M0 174c0-82 93-147 207-147s206 65 206 147v-27c0-20-6-42-18-61 0 0-1 0-1-1-33-51-107-85-187-85-81 0-155 34-189 85 0 1 0 1 0 1-12 19-18 41-18 61z">
          <text:p/>
        </draw:path>
        <draw:polygon draw:style-name="gr7" draw:text-style-name="P1" draw:layer="layout" svg:width="0cm" svg:height="0cm" svg:x="5.157cm" svg:y="4.617cm" svg:viewBox="0 0 0 0" draw:points="0,0">
          <text:p/>
        </draw:polygon>
        <draw:path draw:style-name="gr6" draw:text-style-name="P3" draw:layer="layout" svg:width="0.389cm" svg:height="0.164cm" svg:x="1.776cm" svg:y="3.641cm" svg:viewBox="0 0 390 165" svg:d="M0 165c0-76 87-139 195-139 107 0 195 63 195 139v-27c0-76-88-138-195-138-108 0-195 62-195 138z">
          <text:p/>
        </draw:path>
        <draw:polygon draw:style-name="gr7" draw:text-style-name="P1" draw:layer="layout" svg:width="0cm" svg:height="0cm" svg:x="5.157cm" svg:y="4.617cm" svg:viewBox="0 0 0 0" draw:points="0,0">
          <text:p/>
        </draw:polygon>
        <draw:path draw:style-name="gr6" draw:text-style-name="P3" draw:layer="layout" svg:width="0.389cm" svg:height="0.165cm" svg:x="1.776cm" svg:y="7.457cm" svg:viewBox="0 0 390 166" svg:d="M0 166c0-76 87-138 195-138 107 0 195 62 195 138v-27c0-76-88-139-195-139-108 0-195 63-195 139z">
          <text:p/>
        </draw:path>
        <draw:polygon draw:style-name="gr7" draw:text-style-name="P1" draw:layer="layout" svg:width="0cm" svg:height="0cm" svg:x="5.157cm" svg:y="4.617cm" svg:viewBox="0 0 0 0" draw:points="0,0">
          <text:p/>
        </draw:polygon>
        <draw:path draw:style-name="gr6" draw:text-style-name="P3" draw:layer="layout" svg:width="0.389cm" svg:height="0.165cm" svg:x="4.55cm" svg:y="7.457cm" svg:viewBox="0 0 390 166" svg:d="M0 166c0-76 87-138 195-138 107 0 195 62 195 138v-27c0-76-88-139-195-139-108 0-195 63-195 139z">
          <text:p/>
        </draw:path>
        <draw:polygon draw:style-name="gr7" draw:text-style-name="P1" draw:layer="layout" svg:width="0cm" svg:height="0cm" svg:x="5.157cm" svg:y="4.617cm" svg:viewBox="0 0 0 0" draw:points="0,0">
          <text:p/>
        </draw:polygon>
        <draw:path draw:style-name="gr6" draw:text-style-name="P3" draw:layer="layout" svg:width="0.389cm" svg:height="0.164cm" svg:x="4.55cm" svg:y="3.641cm" svg:viewBox="0 0 390 165" svg:d="M0 165c0-76 87-139 195-139 107 0 195 63 195 139v-27c0-76-88-138-195-138-108 0-195 62-195 138z">
          <text:p/>
        </draw:path>
        <draw:polygon draw:style-name="gr7" draw:text-style-name="P1" draw:layer="layout" svg:width="0cm" svg:height="0cm" svg:x="5.157cm" svg:y="4.617cm" svg:viewBox="0 0 0 0" draw:points="0,0">
          <text:p/>
        </draw:polygon>
        <draw:path draw:style-name="gr6" draw:text-style-name="P3" draw:layer="layout" svg:width="0.389cm" svg:height="0.173cm" svg:x="4.55cm" svg:y="7.484cm" svg:viewBox="0 0 390 174" svg:d="M7 174c-5-12-7-23-7-35 0-76 87-139 195-139 107 0 195 63 195 139 0 12-2 23-6 35-1 0-1-1-1-1v1l4-33-192-131c103 0 188 61 188 134h-376c0-73 84-134 188-134l-188 163-3-32 3 33v-1z">
          <text:p/>
        </draw:path>
        <draw:polygon draw:style-name="gr7" draw:text-style-name="P1" draw:layer="layout" svg:width="0cm" svg:height="0cm" svg:x="5.157cm" svg:y="4.617cm" svg:viewBox="0 0 0 0" draw:points="0,0">
          <text:p/>
        </draw:polygon>
        <draw:path draw:style-name="gr6" draw:text-style-name="P3" draw:layer="layout" svg:width="0.389cm" svg:height="0.173cm" svg:x="4.55cm" svg:y="3.667cm" svg:viewBox="0 0 390 174" svg:d="M7 174c-5-11-7-23-7-35 0-76 87-139 195-139 107 0 195 63 195 139 0 12-2 24-6 35-1 0-1 0-1-1v1l4-33-192-130c103 0 188 60 188 133h-376c0-73 84-133 188-133l-188 163-3-33 3 33v-1z">
          <text:p/>
        </draw:path>
        <draw:polygon draw:style-name="gr7" draw:text-style-name="P1" draw:layer="layout" svg:width="0cm" svg:height="0cm" svg:x="5.157cm" svg:y="4.617cm" svg:viewBox="0 0 0 0" draw:points="0,0">
          <text:p/>
        </draw:polygon>
        <draw:path draw:style-name="gr6" draw:text-style-name="P3" draw:layer="layout" svg:width="0.389cm" svg:height="0.173cm" svg:x="1.776cm" svg:y="3.667cm" svg:viewBox="0 0 390 174" svg:d="M7 174c-4-11-7-23-7-35 0-76 87-139 195-139 107 0 195 63 195 139 0 12-2 24-6 35 0 0-1 0-1-1l1 1 3-33-192-130c103 0 188 60 188 133h-376c0-73 84-133 188-133l-188 163-3-33 3 33v-1z">
          <text:p/>
        </draw:path>
        <draw:polygon draw:style-name="gr7" draw:text-style-name="P1" draw:layer="layout" svg:width="0cm" svg:height="0cm" svg:x="5.157cm" svg:y="4.617cm" svg:viewBox="0 0 0 0" draw:points="0,0">
          <text:p/>
        </draw:polygon>
        <draw:path draw:style-name="gr6" draw:text-style-name="P3" draw:layer="layout" svg:width="0.389cm" svg:height="0.173cm" svg:x="1.776cm" svg:y="7.484cm" svg:viewBox="0 0 390 174" svg:d="M7 174c-4-12-7-23-7-35 0-76 87-139 195-139 107 0 195 63 195 139 0 12-2 23-6 35l-1-1 1 1 3-33-192-131c103 0 188 61 188 134h-376c0-73 84-134 188-134l-188 163-3-32 3 33v-1z">
          <text:p/>
        </draw:path>
        <draw:polygon draw:style-name="gr7" draw:text-style-name="P1" draw:layer="layout" svg:width="0cm" svg:height="0cm" svg:x="5.157cm" svg:y="4.617cm" svg:viewBox="0 0 0 0" draw:points="0,0">
          <text:p/>
        </draw:polygon>
        <draw:path draw:style-name="gr6" draw:text-style-name="P3" draw:layer="layout" svg:width="0.18cm" svg:height="0.039cm" svg:x="1.881cm" svg:y="6.514cm" svg:viewBox="0 0 181 40" svg:d="M91 0c-32 0-64 7-91 20 55 26 126 26 181 0-27-13-58-20-90-20z">
          <text:p/>
        </draw:path>
        <draw:polygon draw:style-name="gr7" draw:text-style-name="P1" draw:layer="layout" svg:width="0cm" svg:height="0cm" svg:x="5.157cm" svg:y="4.617cm" svg:viewBox="0 0 0 0" draw:points="0,0">
          <text:p/>
        </draw:polygon>
        <draw:path draw:style-name="gr6" draw:text-style-name="P3" draw:layer="layout" svg:width="0.18cm" svg:height="0.038cm" svg:x="1.881cm" svg:y="2.697cm" svg:viewBox="0 0 181 39" svg:d="M91 0c-32 0-64 6-91 19 55 26 126 26 181 0-27-13-58-19-90-19z">
          <text:p/>
        </draw:path>
        <draw:polygon draw:style-name="gr7" draw:text-style-name="P1" draw:layer="layout" svg:width="0cm" svg:height="0cm" svg:x="5.157cm" svg:y="4.617cm" svg:viewBox="0 0 0 0" draw:points="0,0">
          <text:p/>
        </draw:polygon>
        <draw:path draw:style-name="gr6" draw:text-style-name="P3" draw:layer="layout" svg:width="0.081cm" svg:height="0.011cm" svg:x="1.93cm" svg:y="7.664cm" svg:viewBox="0 0 82 12" svg:d="M42 0c14 0 27 3 40 6-26 8-56 8-82 0 13-3 27-6 42-6z">
          <text:p/>
        </draw:path>
        <draw:polygon draw:style-name="gr7" draw:text-style-name="P1" draw:layer="layout" svg:width="0cm" svg:height="0cm" svg:x="5.157cm" svg:y="4.617cm" svg:viewBox="0 0 0 0" draw:points="0,0">
          <text:p/>
        </draw:polygon>
        <draw:path draw:style-name="gr6" draw:text-style-name="P3" draw:layer="layout" svg:width="0.081cm" svg:height="0.011cm" svg:x="4.704cm" svg:y="7.664cm" svg:viewBox="0 0 82 12" svg:d="M41 0c13 0 28 3 41 6-27 8-56 8-82 0 13-3 27-6 41-6z">
          <text:p/>
        </draw:path>
        <draw:polygon draw:style-name="gr7" draw:text-style-name="P1" draw:layer="layout" svg:width="0cm" svg:height="0cm" svg:x="5.157cm" svg:y="4.617cm" svg:viewBox="0 0 0 0" draw:points="0,0">
          <text:p/>
        </draw:polygon>
        <draw:path draw:style-name="gr6" draw:text-style-name="P3" draw:layer="layout" svg:width="0.081cm" svg:height="0.011cm" svg:x="4.704cm" svg:y="3.847cm" svg:viewBox="0 0 82 12" svg:d="M41 0c13 0 28 2 41 5-27 9-56 9-82 0 13-3 27-5 41-5z">
          <text:p/>
        </draw:path>
        <draw:polygon draw:style-name="gr7" draw:text-style-name="P1" draw:layer="layout" svg:width="0cm" svg:height="0cm" svg:x="5.157cm" svg:y="4.617cm" svg:viewBox="0 0 0 0" draw:points="0,0">
          <text:p/>
        </draw:polygon>
        <draw:path draw:style-name="gr6" draw:text-style-name="P3" draw:layer="layout" svg:width="0.081cm" svg:height="0.011cm" svg:x="1.93cm" svg:y="3.847cm" svg:viewBox="0 0 82 12" svg:d="M42 0c14 0 27 2 40 5-26 9-56 9-82 0 13-3 27-5 42-5z">
          <text:p/>
        </draw:path>
        <draw:polygon draw:style-name="gr7" draw:text-style-name="P1" draw:layer="layout" svg:width="0cm" svg:height="0cm" svg:x="5.157cm" svg:y="4.617cm" svg:viewBox="0 0 0 0" draw:points="0,0">
          <text:p/>
        </draw:polygon>
        <draw:polygon draw:style-name="gr6" draw:text-style-name="P3" draw:layer="layout" svg:width="0cm" svg:height="0cm" svg:x="1.971cm" svg:y="2.697cm" svg:viewBox="0 0 0 0" draw:points="0,0">
          <text:p/>
        </draw:polygon>
        <draw:polygon draw:style-name="gr7" draw:text-style-name="P1" draw:layer="layout" svg:width="0cm" svg:height="0cm" svg:x="5.157cm" svg:y="4.617cm" svg:viewBox="0 0 0 0" draw:points="0,0">
          <text:p/>
        </draw:polygon>
        <draw:line draw:style-name="gr8" draw:text-style-name="P1" draw:layer="layout" svg:x1="4.793cm" svg:y1="1.996cm" svg:x2="4.793cm" svg:y2="2.227cm">
          <text:p/>
        </draw:line>
        <draw:path draw:style-name="gr8" draw:text-style-name="P1" draw:layer="layout" svg:width="0cm" svg:height="0.043cm" svg:x="4.793cm" svg:y="1.952cm" svg:viewBox="0 0 0 44" svg:d="M0 0c0 0 0 16 0 44">
          <text:p/>
        </draw:path>
        <draw:line draw:style-name="gr8" draw:text-style-name="P1" draw:layer="layout" svg:x1="2.345cm" svg:y1="1.996cm" svg:x2="2.345cm" svg:y2="2.241cm">
          <text:p/>
        </draw:line>
        <draw:path draw:style-name="gr8" draw:text-style-name="P1" draw:layer="layout" svg:width="0cm" svg:height="0.043cm" svg:x="2.345cm" svg:y="1.952cm" svg:viewBox="0 0 0 44" svg:d="M0 0c0 0 0 16 0 44">
          <text:p/>
        </draw:path>
        <draw:line draw:style-name="gr8" draw:text-style-name="P1" draw:layer="layout" svg:x1="8.585cm" svg:y1="3.48cm" svg:x2="7.625cm" svg:y2="3.933cm">
          <text:p/>
        </draw:line>
        <draw:path draw:style-name="gr8" draw:text-style-name="P1" draw:layer="layout" svg:width="0.033cm" svg:height="0.044cm" svg:x="7.625cm" svg:y="3.888cm" svg:viewBox="0 0 34 45" svg:d="M0 45c22-10 34-26 34-45">
          <text:p/>
        </draw:path>
        <draw:line draw:style-name="gr8" draw:text-style-name="P1" draw:layer="layout" svg:x1="5.419cm" svg:y1="2.739cm" svg:x2="5.301cm" svg:y2="2.739cm">
          <text:p/>
        </draw:line>
        <draw:line draw:style-name="gr8" draw:text-style-name="P1" draw:layer="layout" svg:x1="5.419cm" svg:y1="2.739cm" svg:x2="5.419cm" svg:y2="2.504cm">
          <text:p/>
        </draw:line>
        <draw:line draw:style-name="gr8" draw:text-style-name="P1" draw:layer="layout" svg:x1="5.419cm" svg:y1="2.504cm" svg:x2="5.026cm" svg:y2="2.504cm">
          <text:p/>
        </draw:line>
        <draw:line draw:style-name="gr8" draw:text-style-name="P1" draw:layer="layout" svg:x1="4.793cm" svg:y1="1.952cm" svg:x2="4.793cm" svg:y2="1.561cm">
          <text:p/>
        </draw:line>
        <draw:path draw:style-name="gr8" draw:text-style-name="P1" draw:layer="layout" svg:width="0.3cm" svg:height="0.212cm" svg:x="4.793cm" svg:y="1.349cm" svg:viewBox="0 0 301 213" svg:d="M301 0c-166 0-301 96-301 213">
          <text:p/>
        </draw:path>
        <draw:line draw:style-name="gr8" draw:text-style-name="P1" draw:layer="layout" svg:x1="5.093cm" svg:y1="1.349cm" svg:x2="8.418cm" svg:y2="1.349cm">
          <text:p/>
        </draw:line>
        <draw:path draw:style-name="gr8" draw:text-style-name="P1" draw:layer="layout" svg:width="0.3cm" svg:height="0.212cm" svg:x="8.418cm" svg:y="1.349cm" svg:viewBox="0 0 301 213" svg:d="M301 213c0-117-134-213-301-213">
          <text:p/>
        </draw:path>
        <draw:line draw:style-name="gr8" draw:text-style-name="P1" draw:layer="layout" svg:x1="8.718cm" svg:y1="3.303cm" svg:x2="8.718cm" svg:y2="1.561cm">
          <text:p/>
        </draw:line>
        <draw:path draw:style-name="gr8" draw:text-style-name="P1" draw:layer="layout" svg:width="0.134cm" svg:height="0.177cm" svg:x="8.584cm" svg:y="3.303cm" svg:viewBox="0 0 135 178" svg:d="M0 178c84-40 135-107 135-178">
          <text:p/>
        </draw:path>
        <draw:path draw:style-name="gr8" draw:text-style-name="P1" draw:layer="layout" svg:width="0.281cm" svg:height="0.099cm" svg:x="5.551cm" svg:y="1.761cm" svg:viewBox="0 0 282 100" svg:d="M0 100c0-56 62-100 140-100 79 0 142 44 142 100">
          <text:p/>
        </draw:path>
        <draw:path draw:style-name="gr8" draw:text-style-name="P1" draw:layer="layout" svg:width="0.281cm" svg:height="0.1cm" svg:x="5.551cm" svg:y="1.86cm" svg:viewBox="0 0 282 101" svg:d="M282 0c0 55-63 101-142 101-78 0-140-46-140-101">
          <text:p/>
        </draw:path>
        <draw:path draw:style-name="gr8" draw:text-style-name="P1" draw:layer="layout" svg:width="1.852cm" svg:height="1.31cm" svg:x="5.927cm" svg:y="2.027cm" svg:viewBox="0 0 1853 1311" svg:d="M0 655c0-84 24-170 70-249s114-152 200-213c85-61 188-109 301-142s234-51 355-51c122 0 243 17 355 50s215 81 301 142 154 133 201 213c46 79 70 164 70 250s-24 171-70 251c-47 79-115 151-201 212s-189 109-301 143c-112 33-233 50-355 50-121 0-242-17-355-51s-216-82-301-143c-86-61-154-134-200-213s-70-164-70-249z">
          <text:p/>
        </draw:path>
        <draw:path draw:style-name="gr8" draw:text-style-name="P1" draw:layer="layout" svg:width="0.044cm" svg:height="0.072cm" svg:x="8.112cm" svg:y="3.504cm" svg:viewBox="0 0 45 73" svg:d="M45 0c0 27-17 53-45 73">
          <text:p/>
        </draw:path>
        <draw:path draw:style-name="gr8" draw:text-style-name="P1" draw:layer="layout" svg:width="0.281cm" svg:height="0.1cm" svg:x="7.875cm" svg:y="3.404cm" svg:viewBox="0 0 282 101" svg:d="M0 101c0-55 62-101 141-101 78 0 141 46 141 101">
          <text:p/>
        </draw:path>
        <draw:path draw:style-name="gr8" draw:text-style-name="P1" draw:layer="layout" svg:width="0.043cm" svg:height="0.072cm" svg:x="7.875cm" svg:y="3.504cm" svg:viewBox="0 0 44 73" svg:d="M44 73c-29-20-44-46-44-73">
          <text:p/>
        </draw:path>
        <draw:path draw:style-name="gr8" draw:text-style-name="P1" draw:layer="layout" svg:width="0.194cm" svg:height="0.028cm" svg:x="7.918cm" svg:y="3.576cm" svg:viewBox="0 0 195 29" svg:d="M0 0c55 38 141 38 195 0">
          <text:p/>
        </draw:path>
        <draw:path draw:style-name="gr8" draw:text-style-name="P1" draw:layer="layout" svg:width="0.281cm" svg:height="0.099cm" svg:x="7.875cm" svg:y="1.761cm" svg:viewBox="0 0 282 100" svg:d="M0 100c0-56 62-100 141-100 78 0 141 44 141 100">
          <text:p/>
        </draw:path>
        <draw:path draw:style-name="gr8" draw:text-style-name="P1" draw:layer="layout" svg:width="0.281cm" svg:height="0.1cm" svg:x="7.875cm" svg:y="1.86cm" svg:viewBox="0 0 282 101" svg:d="M282 0c0 55-63 101-141 101-79 0-141-46-141-101">
          <text:p/>
        </draw:path>
        <draw:line draw:style-name="gr8" draw:text-style-name="P1" draw:layer="layout" svg:x1="2.345cm" svg:y1="2.241cm" svg:x2="2.345cm" svg:y2="2.349cm">
          <text:p/>
        </draw:line>
        <draw:line draw:style-name="gr8" draw:text-style-name="P1" draw:layer="layout" svg:x1="2.345cm" svg:y1="2.209cm" svg:x2="2.345cm" svg:y2="2.211cm">
          <text:p/>
        </draw:line>
        <draw:line draw:style-name="gr8" draw:text-style-name="P1" draw:layer="layout" svg:x1="8.718cm" svg:y1="3.356cm" svg:x2="8.718cm" svg:y2="3.303cm">
          <text:p/>
        </draw:line>
        <draw:path draw:style-name="gr8" draw:text-style-name="P1" draw:layer="layout" svg:width="0.033cm" svg:height="0.038cm" svg:x="7.625cm" svg:y="3.744cm" svg:viewBox="0 0 34 39" svg:d="M0 39c21-6 34-21 34-39">
          <text:p/>
        </draw:path>
        <draw:path draw:style-name="gr8" draw:text-style-name="P1" draw:layer="layout" svg:width="0.075cm" svg:height="0.067cm" svg:x="7.583cm" svg:y="3.677cm" svg:viewBox="0 0 76 68" svg:d="M76 68c0-2 0-4 0-6-1-2-1-4-2-6s-1-5-2-8c-1-2-2-4-3-6-2-2-3-4-4-6-3-3-7-7-11-11-2-2-4-3-6-5-5-3-9-6-14-9-5-2-11-5-16-7-6-2-11-3-18-4">
          <text:p/>
        </draw:path>
        <draw:line draw:style-name="gr8" draw:text-style-name="P1" draw:layer="layout" svg:x1="5.496cm" svg:y1="3.288cm" svg:x2="7.584cm" svg:y2="3.678cm">
          <text:p/>
        </draw:line>
        <draw:line draw:style-name="gr8" draw:text-style-name="P1" draw:layer="layout" svg:x1="5.497cm" svg:y1="2.858cm" svg:x2="5.359cm" svg:y2="2.774cm">
          <text:p/>
        </draw:line>
        <draw:line draw:style-name="gr8" draw:text-style-name="P1" draw:layer="layout" svg:x1="5.36cm" svg:y1="2.775cm" svg:x2="5.223cm" svg:y2="2.692cm">
          <text:p/>
        </draw:line>
        <draw:line draw:style-name="gr8" draw:text-style-name="P1" draw:layer="layout" svg:x1="5.223cm" svg:y1="2.692cm" svg:x2="5.223cm" svg:y2="2.681cm">
          <text:p/>
        </draw:line>
        <draw:path draw:style-name="gr8" draw:text-style-name="P1" draw:layer="layout" svg:width="0.233cm" svg:height="0.216cm" svg:x="4.99cm" svg:y="2.465cm" svg:viewBox="0 0 234 217" svg:d="M0 0c69 79 149 153 234 217">
          <text:p/>
        </draw:path>
        <draw:path draw:style-name="gr8" draw:text-style-name="P1" draw:layer="layout" svg:width="0.197cm" svg:height="0.238cm" svg:x="4.793cm" svg:y="2.227cm" svg:viewBox="0 0 198 239" svg:d="M198 239c-63-74-147-155-198-239">
          <text:p/>
        </draw:path>
        <draw:line draw:style-name="gr8" draw:text-style-name="P1" draw:layer="layout" svg:x1="5.419cm" svg:y1="2.557cm" svg:x2="5.079cm" svg:y2="2.557cm">
          <text:p/>
        </draw:line>
        <draw:path draw:style-name="gr8" draw:text-style-name="P1" draw:layer="layout" svg:width="1.687cm" svg:height="0.596cm" svg:x="6.01cm" svg:y="2.144cm" svg:viewBox="0 0 1688 597" svg:d="M0 597c0-78 21-155 63-227s104-139 182-194c78-56 172-100 274-130s213-46 324-46c110 0 221 15 323 45s195 74 273 130c79 55 142 121 184 193 43 72 65 150 65 229">
          <text:p/>
        </draw:path>
        <draw:path draw:style-name="gr8" draw:text-style-name="P1" draw:layer="layout" svg:width="1.687cm" svg:height="0.597cm" svg:x="6.01cm" svg:y="2.74cm" svg:viewBox="0 0 1688 598" svg:d="M1688 0c0 78-22 156-65 229-42 72-105 138-184 193-78 55-171 100-273 130s-213 46-323 46c-111 0-222-16-324-46-102-31-196-76-274-131-78-56-140-122-182-194s-63-150-63-227">
          <text:p/>
        </draw:path>
        <draw:path draw:style-name="gr8" draw:text-style-name="P1" draw:layer="layout" svg:width="0.013cm" svg:height="0.001cm" svg:x="4.78cm" svg:y="2.226cm" svg:viewBox="0 0 14 2" svg:d="M14 2c-5-2-9-2-14-2">
          <text:p/>
        </draw:path>
        <draw:line draw:style-name="gr8" draw:text-style-name="P1" draw:layer="layout" svg:x1="4.78cm" svg:y1="2.226cm" svg:x2="2.345cm" svg:y2="2.226cm">
          <text:p/>
        </draw:line>
        <draw:path draw:style-name="gr8" draw:text-style-name="P1" draw:layer="layout" svg:width="0cm" svg:height="0.181cm" svg:x="5.419cm" svg:y="2.557cm" svg:viewBox="0 0 0 182" svg:d="M0 182c0-6 0-13 0-19 0-12 0-24 0-36 0-5 0-11 0-16 0-6 0-11 0-16s0-10 0-15 0-10 0-14 0-9 0-13 0-8 0-12c0-3 0-7 0-10 0-4 0-7 0-10s0-5 0-8c0-2 0-5 0-7s0-4 0-6">
          <text:p/>
        </draw:path>
        <draw:line draw:style-name="gr8" draw:text-style-name="P1" draw:layer="layout" svg:x1="7.593cm" svg:y1="3.792cm" svg:x2="7.626cm" svg:y2="3.782cm">
          <text:p/>
        </draw:line>
        <draw:line draw:style-name="gr8" draw:text-style-name="P1" draw:layer="layout" svg:x1="7.593cm" svg:y1="3.791cm" svg:x2="7.593cm" svg:y2="4.765cm">
          <text:p/>
        </draw:line>
        <draw:line draw:style-name="gr8" draw:text-style-name="P1" draw:layer="layout" svg:x1="7.626cm" svg:y1="4.738cm" svg:x2="7.593cm" svg:y2="4.766cm">
          <text:p/>
        </draw:line>
        <draw:line draw:style-name="gr8" draw:text-style-name="P1" draw:layer="layout" svg:x1="8.585cm" svg:y1="3.851cm" svg:x2="7.625cm" svg:y2="4.304cm">
          <text:p/>
        </draw:line>
        <draw:path draw:style-name="gr8" draw:text-style-name="P1" draw:layer="layout" svg:width="0.134cm" svg:height="0.177cm" svg:x="8.584cm" svg:y="3.674cm" svg:viewBox="0 0 135 178" svg:d="M0 178c84-40 135-107 135-178">
          <text:p/>
        </draw:path>
        <draw:line draw:style-name="gr8" draw:text-style-name="P1" draw:layer="layout" svg:x1="8.718cm" svg:y1="3.356cm" svg:x2="8.718cm" svg:y2="3.674cm">
          <text:p/>
        </draw:line>
        <draw:line draw:style-name="gr8" draw:text-style-name="P1" draw:layer="layout" svg:x1="7.594cm" svg:y1="3.792cm" svg:x2="5.496cm" svg:y2="3.4cm">
          <text:p/>
        </draw:line>
        <draw:line draw:style-name="gr8" draw:text-style-name="P1" draw:layer="layout" svg:x1="4.99cm" svg:y1="2.465cm" svg:x2="4.99cm" svg:y2="2.663cm">
          <text:p/>
        </draw:line>
        <draw:line draw:style-name="gr8" draw:text-style-name="P1" draw:layer="layout" svg:x1="4.99cm" svg:y1="2.663cm" svg:x2="5.497cm" svg:y2="2.97cm">
          <text:p/>
        </draw:line>
        <draw:line draw:style-name="gr8" draw:text-style-name="P1" draw:layer="layout" svg:x1="5.496cm" svg:y1="2.857cm" svg:x2="5.496cm" svg:y2="2.969cm">
          <text:p/>
        </draw:line>
        <draw:line draw:style-name="gr8" draw:text-style-name="P1" draw:layer="layout" svg:x1="5.496cm" svg:y1="3.4cm" svg:x2="5.496cm" svg:y2="2.969cm">
          <text:p/>
        </draw:line>
        <draw:polyline draw:style-name="gr8" draw:text-style-name="P1" draw:layer="layout" svg:width="0cm" svg:height="0cm" svg:x="4.745cm" svg:y="2.697cm" svg:viewBox="0 0 0 0" draw:points="0,0">
          <text:p/>
        </draw:polyline>
        <draw:path draw:style-name="gr8" draw:text-style-name="P1" draw:layer="layout" svg:width="0.165cm" svg:height="0.116cm" svg:x="4.58cm" svg:y="2.697cm" svg:viewBox="0 0 166 117" svg:d="M166 0c-92 0-166 53-166 117">
          <text:p/>
        </draw:path>
        <draw:path draw:style-name="gr8" draw:text-style-name="P1" draw:layer="layout" svg:width="0.33cm" svg:height="0.117cm" svg:x="4.58cm" svg:y="2.813cm" svg:viewBox="0 0 331 118" svg:d="M0 0c0 66 74 118 165 118 92 0 166-52 166-118">
          <text:p/>
        </draw:path>
        <draw:path draw:style-name="gr8" draw:text-style-name="P1" draw:layer="layout" svg:width="0.165cm" svg:height="0.116cm" svg:x="4.745cm" svg:y="2.697cm" svg:viewBox="0 0 166 117" svg:d="M166 117c0-64-75-117-166-117">
          <text:p/>
        </draw:path>
        <draw:line draw:style-name="gr8" draw:text-style-name="P1" draw:layer="layout" svg:x1="4.78cm" svg:y1="2.226cm" svg:x2="4.78cm" svg:y2="2.597cm">
          <text:p/>
        </draw:line>
        <draw:path draw:style-name="gr8" draw:text-style-name="P1" draw:layer="layout" svg:width="0.21cm" svg:height="0.066cm" svg:x="4.78cm" svg:y="2.597cm" svg:viewBox="0 0 211 67" svg:d="M211 67c-58-38-132-62-211-67">
          <text:p/>
        </draw:path>
        <draw:line draw:style-name="gr8" draw:text-style-name="P1" draw:layer="layout" svg:x1="2.345cm" svg:y1="2.349cm" svg:x2="2.345cm" svg:y2="2.226cm">
          <text:p/>
        </draw:line>
        <draw:line draw:style-name="gr8" draw:text-style-name="P1" draw:layer="layout" svg:x1="4.78cm" svg:y1="2.597cm" svg:x2="1.895cm" svg:y2="2.597cm">
          <text:p/>
        </draw:line>
        <draw:line draw:style-name="gr8" draw:text-style-name="P1" draw:layer="layout" svg:x1="2.345cm" svg:y1="2.349cm" svg:x2="1.895cm" svg:y2="2.349cm">
          <text:p/>
        </draw:line>
        <draw:path draw:style-name="gr8" draw:text-style-name="P1" draw:layer="layout" svg:width="0.033cm" svg:height="0.058cm" svg:x="7.625cm" svg:y="4.68cm" svg:viewBox="0 0 34 59" svg:d="M34 0c0 18-13 41-34 59">
          <text:p/>
        </draw:path>
        <draw:line draw:style-name="gr8" draw:text-style-name="P1" draw:layer="layout" svg:x1="5.437cm" svg:y1="5.622cm" svg:x2="7.594cm" svg:y2="4.765cm">
          <text:p/>
        </draw:line>
        <draw:path draw:style-name="gr8" draw:text-style-name="P1" draw:layer="layout" svg:width="0.299cm" svg:height="0.212cm" svg:x="1.596cm" svg:y="6.737cm" svg:viewBox="0 0 300 213" svg:d="M300 213c-165 0-300-96-300-213">
          <text:p/>
        </draw:path>
        <draw:line draw:style-name="gr8" draw:text-style-name="P1" draw:layer="layout" svg:x1="1.596cm" svg:y1="2.809cm" svg:x2="1.596cm" svg:y2="6.737cm">
          <text:p/>
        </draw:line>
        <draw:path draw:style-name="gr8" draw:text-style-name="P1" draw:layer="layout" svg:width="0.299cm" svg:height="0.212cm" svg:x="1.596cm" svg:y="2.597cm" svg:viewBox="0 0 300 213" svg:d="M0 213c0-117 135-213 300-213">
          <text:p/>
        </draw:path>
        <draw:line draw:style-name="gr8" draw:text-style-name="P1" draw:layer="layout" svg:x1="5.438cm" svg:y1="5.621cm" svg:x2="5.11cm" svg:y2="6.76cm">
          <text:p/>
        </draw:line>
        <draw:path draw:style-name="gr8" draw:text-style-name="P1" draw:layer="layout" svg:width="0.332cm" svg:height="0.19cm" svg:x="4.778cm" svg:y="6.759cm" svg:viewBox="0 0 333 191" svg:d="M0 191c159-6 293-84 333-191">
          <text:p/>
        </draw:path>
        <draw:line draw:style-name="gr8" draw:text-style-name="P1" draw:layer="layout" svg:x1="1.895cm" svg:y1="6.949cm" svg:x2="4.778cm" svg:y2="6.949cm">
          <text:p/>
        </draw:line>
        <draw:polyline draw:style-name="gr8" draw:text-style-name="P1" draw:layer="layout" svg:width="0cm" svg:height="0cm" svg:x="4.745cm" svg:y="2.697cm" svg:viewBox="0 0 0 0" draw:points="0,0">
          <text:p/>
        </draw:polyline>
        <draw:path draw:style-name="gr8" draw:text-style-name="P1" draw:layer="layout" svg:width="0.48cm" svg:height="0.339cm" svg:x="4.505cm" svg:y="2.697cm" svg:viewBox="0 0 481 340" svg:d="M0 169c0 95 108 171 241 171 132 0 240-76 240-171M481 169c0-93-108-169-240-169-133 0-241 76-241 169">
          <text:p/>
        </draw:path>
        <draw:polyline draw:style-name="gr8" draw:text-style-name="P1" draw:layer="layout" svg:width="0cm" svg:height="0cm" svg:x="1.971cm" svg:y="2.697cm" svg:viewBox="0 0 0 0" draw:points="0,0">
          <text:p/>
        </draw:polyline>
        <draw:path draw:style-name="gr8" draw:text-style-name="P1" draw:layer="layout" svg:width="0.48cm" svg:height="0.339cm" svg:x="1.731cm" svg:y="2.697cm" svg:viewBox="0 0 481 340" svg:d="M0 169c0 95 107 171 240 171 132 0 241-76 241-171M481 169c0-93-109-169-241-169-133 0-240 76-240 169">
          <text:p/>
        </draw:path>
        <draw:polyline draw:style-name="gr8" draw:text-style-name="P1" draw:layer="layout" svg:width="0cm" svg:height="0cm" svg:x="1.971cm" svg:y="6.514cm" svg:viewBox="0 0 0 0" draw:points="0,0">
          <text:p/>
        </draw:polyline>
        <draw:path draw:style-name="gr8" draw:text-style-name="P1" draw:layer="layout" svg:width="0.48cm" svg:height="0.339cm" svg:x="1.731cm" svg:y="6.514cm" svg:viewBox="0 0 481 340" svg:d="M0 170c0 94 107 170 240 170 132 0 241-76 241-170M481 170c0-94-109-170-241-170-133 0-240 76-240 170">
          <text:p/>
        </draw:path>
        <draw:polyline draw:style-name="gr8" draw:text-style-name="P1" draw:layer="layout" svg:width="0cm" svg:height="0cm" svg:x="4.745cm" svg:y="6.514cm" svg:viewBox="0 0 0 0" draw:points="0,0">
          <text:p/>
        </draw:polyline>
        <draw:path draw:style-name="gr8" draw:text-style-name="P1" draw:layer="layout" svg:width="0.48cm" svg:height="0.339cm" svg:x="4.505cm" svg:y="6.514cm" svg:viewBox="0 0 481 340" svg:d="M0 170c0 94 108 170 241 170 132 0 240-76 240-170M481 170c0-94-108-170-240-170-133 0-241 76-241 170">
          <text:p/>
        </draw:path>
        <draw:path draw:style-name="gr8" draw:text-style-name="P1" draw:layer="layout" svg:width="0.299cm" svg:height="0.212cm" svg:x="1.596cm" svg:y="2.349cm" svg:viewBox="0 0 300 213" svg:d="M0 213c0-118 135-213 300-213">
          <text:p/>
        </draw:path>
        <draw:path draw:style-name="gr8" draw:text-style-name="P1" draw:layer="layout" svg:width="0.18cm" svg:height="0.019cm" svg:x="1.881cm" svg:y="2.716cm" svg:viewBox="0 0 181 20" svg:d="M181 0c-55 26-126 26-181 0">
          <text:p/>
        </draw:path>
        <draw:path draw:style-name="gr8" draw:text-style-name="P1" draw:layer="layout" svg:width="0.18cm" svg:height="0.019cm" svg:x="1.881cm" svg:y="6.533cm" svg:viewBox="0 0 181 20" svg:d="M181 0c-55 26-126 26-181 0">
          <text:p/>
        </draw:path>
        <draw:line draw:style-name="gr8" draw:text-style-name="P1" draw:layer="layout" svg:x1="1.596cm" svg:y1="2.809cm" svg:x2="1.596cm" svg:y2="2.561cm">
          <text:p/>
        </draw:line>
        <draw:path draw:style-name="gr8" draw:text-style-name="P1" draw:layer="layout" svg:width="0.823cm" svg:height="0.466cm" svg:x="6.03cm" svg:y="2.404cm" svg:viewBox="0 0 824 467" svg:d="M0 467c86-272 429-467 824-467">
          <text:p/>
        </draw:path>
        <draw:path draw:style-name="gr8" draw:text-style-name="P1" draw:layer="layout" svg:width="0.823cm" svg:height="0.466cm" svg:x="6.853cm" svg:y="2.404cm" svg:viewBox="0 0 824 467" svg:d="M0 0c396 0 738 195 824 467">
          <text:p/>
        </draw:path>
        <draw:polyline draw:style-name="gr8" draw:text-style-name="P1" draw:layer="layout" svg:width="0cm" svg:height="0cm" svg:x="1.971cm" svg:y="2.697cm" svg:viewBox="0 0 0 0" draw:points="0,0">
          <text:p/>
        </draw:polyline>
        <draw:path draw:style-name="gr8" draw:text-style-name="P1" draw:layer="layout" svg:width="0.165cm" svg:height="0.116cm" svg:x="1.806cm" svg:y="2.697cm" svg:viewBox="0 0 166 117" svg:d="M166 0c-92 0-166 53-166 117">
          <text:p/>
        </draw:path>
        <draw:path draw:style-name="gr8" draw:text-style-name="P1" draw:layer="layout" svg:width="0.33cm" svg:height="0.117cm" svg:x="1.806cm" svg:y="2.813cm" svg:viewBox="0 0 331 118" svg:d="M0 0c0 66 75 118 166 118s165-52 165-118">
          <text:p/>
        </draw:path>
        <draw:path draw:style-name="gr8" draw:text-style-name="P1" draw:layer="layout" svg:width="0.165cm" svg:height="0.116cm" svg:x="1.971cm" svg:y="2.697cm" svg:viewBox="0 0 166 117" svg:d="M166 117c0-64-74-117-166-117">
          <text:p/>
        </draw:path>
        <draw:polyline draw:style-name="gr8" draw:text-style-name="P1" draw:layer="layout" svg:width="0cm" svg:height="0cm" svg:x="1.971cm" svg:y="6.514cm" svg:viewBox="0 0 0 0" draw:points="0,0">
          <text:p/>
        </draw:polyline>
        <draw:path draw:style-name="gr8" draw:text-style-name="P1" draw:layer="layout" svg:width="0.165cm" svg:height="0.116cm" svg:x="1.806cm" svg:y="6.514cm" svg:viewBox="0 0 166 117" svg:d="M166 0c-92 0-166 53-166 117">
          <text:p/>
        </draw:path>
        <draw:path draw:style-name="gr8" draw:text-style-name="P1" draw:layer="layout" svg:width="0.33cm" svg:height="0.117cm" svg:x="1.806cm" svg:y="6.63cm" svg:viewBox="0 0 331 118" svg:d="M0 0c0 66 75 118 166 118s165-52 165-118">
          <text:p/>
        </draw:path>
        <draw:path draw:style-name="gr8" draw:text-style-name="P1" draw:layer="layout" svg:width="0.165cm" svg:height="0.116cm" svg:x="1.971cm" svg:y="6.514cm" svg:viewBox="0 0 166 117" svg:d="M166 117c0-64-74-117-166-117">
          <text:p/>
        </draw:path>
        <draw:polyline draw:style-name="gr8" draw:text-style-name="P1" draw:layer="layout" svg:width="0cm" svg:height="0cm" svg:x="4.745cm" svg:y="6.514cm" svg:viewBox="0 0 0 0" draw:points="0,0">
          <text:p/>
        </draw:polyline>
        <draw:path draw:style-name="gr8" draw:text-style-name="P1" draw:layer="layout" svg:width="0.165cm" svg:height="0.116cm" svg:x="4.58cm" svg:y="6.514cm" svg:viewBox="0 0 166 117" svg:d="M166 0c-92 0-166 53-166 117">
          <text:p/>
        </draw:path>
        <draw:path draw:style-name="gr8" draw:text-style-name="P1" draw:layer="layout" svg:width="0.33cm" svg:height="0.117cm" svg:x="4.58cm" svg:y="6.63cm" svg:viewBox="0 0 331 118" svg:d="M0 0c0 66 74 118 165 118 92 0 166-52 166-118">
          <text:p/>
        </draw:path>
        <draw:path draw:style-name="gr8" draw:text-style-name="P1" draw:layer="layout" svg:width="0.165cm" svg:height="0.116cm" svg:x="4.745cm" svg:y="6.514cm" svg:viewBox="0 0 166 117" svg:d="M166 117c0-64-75-117-166-117">
          <text:p/>
        </draw:path>
        <draw:path draw:style-name="gr8" draw:text-style-name="P1" draw:layer="layout" svg:width="0.112cm" svg:height="0.079cm" svg:x="1.971cm" svg:y="7.664cm" svg:viewBox="0 0 113 80" svg:d="M0 0c62 0 113 36 113 80">
          <text:p/>
        </draw:path>
        <draw:path draw:style-name="gr8" draw:text-style-name="P1" draw:layer="layout" svg:width="0.225cm" svg:height="0.08cm" svg:x="1.858cm" svg:y="7.743cm" svg:viewBox="0 0 226 81" svg:d="M226 0c0 45-50 81-112 81s-114-36-114-81">
          <text:p/>
        </draw:path>
        <draw:path draw:style-name="gr8" draw:text-style-name="P1" draw:layer="layout" svg:width="0.113cm" svg:height="0.079cm" svg:x="1.858cm" svg:y="7.664cm" svg:viewBox="0 0 114 80" svg:d="M0 80c0-44 51-80 114-80">
          <text:p/>
        </draw:path>
        <draw:path draw:style-name="gr8" draw:text-style-name="P1" draw:layer="layout" svg:width="0.206cm" svg:height="0.145cm" svg:x="1.971cm" svg:y="7.598cm" svg:viewBox="0 0 207 146" svg:d="M0 0c114 0 207 66 207 146">
          <text:p/>
        </draw:path>
        <draw:path draw:style-name="gr8" draw:text-style-name="P1" draw:layer="layout" svg:width="0.412cm" svg:height="0.146cm" svg:x="1.765cm" svg:y="7.743cm" svg:viewBox="0 0 413 147" svg:d="M413 0c0 82-92 147-206 147s-207-65-207-147">
          <text:p/>
        </draw:path>
        <draw:path draw:style-name="gr8" draw:text-style-name="P1" draw:layer="layout" svg:width="0.206cm" svg:height="0.145cm" svg:x="1.765cm" svg:y="7.598cm" svg:viewBox="0 0 207 146" svg:d="M0 146c0-80 92-146 207-146">
          <text:p/>
        </draw:path>
        <draw:path draw:style-name="gr8" draw:text-style-name="P1" draw:layer="layout" svg:width="0.206cm" svg:height="0.146cm" svg:x="1.971cm" svg:y="7.571cm" svg:viewBox="0 0 207 147" svg:d="M0 0c114 0 207 66 207 147">
          <text:p/>
        </draw:path>
        <draw:path draw:style-name="gr8" draw:text-style-name="P1" draw:layer="layout" svg:width="0.206cm" svg:height="0.146cm" svg:x="1.765cm" svg:y="7.571cm" svg:viewBox="0 0 207 147" svg:d="M0 147c0-81 92-147 207-147">
          <text:p/>
        </draw:path>
        <draw:path draw:style-name="gr8" draw:text-style-name="P1" draw:layer="layout" svg:width="0.187cm" svg:height="0.133cm" svg:x="1.971cm" svg:y="7.494cm" svg:viewBox="0 0 188 134" svg:d="M0 0c103 0 188 60 188 134">
          <text:p/>
        </draw:path>
        <draw:path draw:style-name="gr8" draw:text-style-name="P1" draw:layer="layout" svg:width="0.188cm" svg:height="0.133cm" svg:x="1.783cm" svg:y="7.494cm" svg:viewBox="0 0 189 134" svg:d="M0 134c0-74 84-134 189-134">
          <text:p/>
        </draw:path>
        <draw:path draw:style-name="gr8" draw:text-style-name="P1" draw:layer="layout" svg:width="0.194cm" svg:height="0.138cm" svg:x="1.971cm" svg:y="7.484cm" svg:viewBox="0 0 195 139" svg:d="M0 0c108 0 195 62 195 139">
          <text:p/>
        </draw:path>
        <draw:path draw:style-name="gr8" draw:text-style-name="P1" draw:layer="layout" svg:width="0.006cm" svg:height="0.035cm" svg:x="2.159cm" svg:y="7.622cm" svg:viewBox="0 0 7 36" svg:d="M7 0c0 12-2 23-7 36">
          <text:p/>
        </draw:path>
        <draw:path draw:style-name="gr8" draw:text-style-name="P1" draw:layer="layout" svg:width="0.007cm" svg:height="0.035cm" svg:x="1.776cm" svg:y="7.622cm" svg:viewBox="0 0 8 36" svg:d="M8 36c-4-13-8-24-8-36">
          <text:p/>
        </draw:path>
        <draw:path draw:style-name="gr8" draw:text-style-name="P1" draw:layer="layout" svg:width="0.195cm" svg:height="0.138cm" svg:x="1.776cm" svg:y="7.484cm" svg:viewBox="0 0 196 139" svg:d="M0 139c0-77 88-139 196-139">
          <text:p/>
        </draw:path>
        <draw:path draw:style-name="gr8" draw:text-style-name="P1" draw:layer="layout" svg:width="0.194cm" svg:height="0.138cm" svg:x="1.971cm" svg:y="7.457cm" svg:viewBox="0 0 195 139" svg:d="M0 0c108 0 195 63 195 139">
          <text:p/>
        </draw:path>
        <draw:path draw:style-name="gr8" draw:text-style-name="P1" draw:layer="layout" svg:width="0.195cm" svg:height="0.138cm" svg:x="1.776cm" svg:y="7.457cm" svg:viewBox="0 0 196 139" svg:d="M0 139c0-76 88-139 196-139">
          <text:p/>
        </draw:path>
        <draw:path draw:style-name="gr8" draw:text-style-name="P1" draw:layer="layout" svg:width="0.081cm" svg:height="0.005cm" svg:x="1.93cm" svg:y="7.669cm" svg:viewBox="0 0 82 6" svg:d="M82 0c-26 8-56 8-82 0">
          <text:p/>
        </draw:path>
        <draw:path draw:style-name="gr8" draw:text-style-name="P1" draw:layer="layout" svg:width="0.112cm" svg:height="0.079cm" svg:x="4.745cm" svg:y="7.664cm" svg:viewBox="0 0 113 80" svg:d="M0 0c63 0 113 36 113 80">
          <text:p/>
        </draw:path>
        <draw:path draw:style-name="gr8" draw:text-style-name="P1" draw:layer="layout" svg:width="0.225cm" svg:height="0.08cm" svg:x="4.632cm" svg:y="7.743cm" svg:viewBox="0 0 226 81" svg:d="M226 0c0 45-51 81-113 81s-113-36-113-81">
          <text:p/>
        </draw:path>
        <draw:path draw:style-name="gr8" draw:text-style-name="P1" draw:layer="layout" svg:width="0.113cm" svg:height="0.079cm" svg:x="4.632cm" svg:y="7.664cm" svg:viewBox="0 0 114 80" svg:d="M0 80c0-44 52-80 114-80">
          <text:p/>
        </draw:path>
        <draw:path draw:style-name="gr8" draw:text-style-name="P1" draw:layer="layout" svg:width="0.206cm" svg:height="0.145cm" svg:x="4.745cm" svg:y="7.598cm" svg:viewBox="0 0 207 146" svg:d="M0 0c115 0 207 66 207 146">
          <text:p/>
        </draw:path>
        <draw:path draw:style-name="gr8" draw:text-style-name="P1" draw:layer="layout" svg:width="0.412cm" svg:height="0.146cm" svg:x="4.539cm" svg:y="7.743cm" svg:viewBox="0 0 413 147" svg:d="M413 0c0 82-92 147-206 147-115 0-207-65-207-147">
          <text:p/>
        </draw:path>
        <draw:path draw:style-name="gr8" draw:text-style-name="P1" draw:layer="layout" svg:width="0.206cm" svg:height="0.145cm" svg:x="4.539cm" svg:y="7.598cm" svg:viewBox="0 0 207 146" svg:d="M0 146c0-80 92-146 207-146">
          <text:p/>
        </draw:path>
        <draw:path draw:style-name="gr8" draw:text-style-name="P1" draw:layer="layout" svg:width="0.206cm" svg:height="0.146cm" svg:x="4.745cm" svg:y="7.571cm" svg:viewBox="0 0 207 147" svg:d="M0 0c115 0 207 66 207 147">
          <text:p/>
        </draw:path>
        <draw:path draw:style-name="gr8" draw:text-style-name="P1" draw:layer="layout" svg:width="0.206cm" svg:height="0.146cm" svg:x="4.539cm" svg:y="7.571cm" svg:viewBox="0 0 207 147" svg:d="M0 147c0-81 92-147 207-147">
          <text:p/>
        </draw:path>
        <draw:path draw:style-name="gr8" draw:text-style-name="P1" draw:layer="layout" svg:width="0.187cm" svg:height="0.133cm" svg:x="4.745cm" svg:y="7.494cm" svg:viewBox="0 0 188 134" svg:d="M0 0c104 0 188 60 188 134">
          <text:p/>
        </draw:path>
        <draw:path draw:style-name="gr8" draw:text-style-name="P1" draw:layer="layout" svg:width="0.188cm" svg:height="0.133cm" svg:x="4.557cm" svg:y="7.494cm" svg:viewBox="0 0 189 134" svg:d="M0 134c0-74 85-134 189-134">
          <text:p/>
        </draw:path>
        <draw:path draw:style-name="gr8" draw:text-style-name="P1" draw:layer="layout" svg:width="0.194cm" svg:height="0.138cm" svg:x="4.745cm" svg:y="7.484cm" svg:viewBox="0 0 195 139" svg:d="M0 0c108 0 195 62 195 139">
          <text:p/>
        </draw:path>
        <draw:path draw:style-name="gr8" draw:text-style-name="P1" draw:layer="layout" svg:width="0.006cm" svg:height="0.035cm" svg:x="4.933cm" svg:y="7.622cm" svg:viewBox="0 0 7 36" svg:d="M7 0c0 12-2 23-7 36">
          <text:p/>
        </draw:path>
        <draw:path draw:style-name="gr8" draw:text-style-name="P1" draw:layer="layout" svg:width="0.008cm" svg:height="0.035cm" svg:x="4.55cm" svg:y="7.622cm" svg:viewBox="0 0 9 36" svg:d="M9 36c-6-13-9-24-9-36">
          <text:p/>
        </draw:path>
        <draw:path draw:style-name="gr8" draw:text-style-name="P1" draw:layer="layout" svg:width="0.195cm" svg:height="0.138cm" svg:x="4.55cm" svg:y="7.484cm" svg:viewBox="0 0 196 139" svg:d="M0 139c0-77 88-139 196-139">
          <text:p/>
        </draw:path>
        <draw:path draw:style-name="gr8" draw:text-style-name="P1" draw:layer="layout" svg:width="0.194cm" svg:height="0.138cm" svg:x="4.745cm" svg:y="7.457cm" svg:viewBox="0 0 195 139" svg:d="M0 0c108 0 195 63 195 139">
          <text:p/>
        </draw:path>
        <draw:path draw:style-name="gr8" draw:text-style-name="P1" draw:layer="layout" svg:width="0.195cm" svg:height="0.138cm" svg:x="4.55cm" svg:y="7.457cm" svg:viewBox="0 0 196 139" svg:d="M0 139c0-76 88-139 196-139">
          <text:p/>
        </draw:path>
        <draw:path draw:style-name="gr8" draw:text-style-name="P1" draw:layer="layout" svg:width="0.081cm" svg:height="0.005cm" svg:x="4.704cm" svg:y="7.669cm" svg:viewBox="0 0 82 6" svg:d="M82 0c-27 8-56 8-82 0">
          <text:p/>
        </draw:path>
        <draw:path draw:style-name="gr8" draw:text-style-name="P1" draw:layer="layout" svg:width="0.112cm" svg:height="0.08cm" svg:x="4.745cm" svg:y="3.847cm" svg:viewBox="0 0 113 81" svg:d="M0 0c63 0 113 36 113 81">
          <text:p/>
        </draw:path>
        <draw:path draw:style-name="gr8" draw:text-style-name="P1" draw:layer="layout" svg:width="0.225cm" svg:height="0.079cm" svg:x="4.632cm" svg:y="3.927cm" svg:viewBox="0 0 226 80" svg:d="M226 0c0 44-51 80-113 80s-113-36-113-80">
          <text:p/>
        </draw:path>
        <draw:path draw:style-name="gr8" draw:text-style-name="P1" draw:layer="layout" svg:width="0.113cm" svg:height="0.08cm" svg:x="4.632cm" svg:y="3.847cm" svg:viewBox="0 0 114 81" svg:d="M0 81c0-45 52-81 114-81">
          <text:p/>
        </draw:path>
        <draw:path draw:style-name="gr8" draw:text-style-name="P1" draw:layer="layout" svg:width="0.206cm" svg:height="0.146cm" svg:x="4.745cm" svg:y="3.781cm" svg:viewBox="0 0 207 147" svg:d="M0 0c115 0 207 66 207 147">
          <text:p/>
        </draw:path>
        <draw:path draw:style-name="gr8" draw:text-style-name="P1" draw:layer="layout" svg:width="0.412cm" svg:height="0.145cm" svg:x="4.539cm" svg:y="3.927cm" svg:viewBox="0 0 413 146" svg:d="M413 0c0 81-92 146-206 146-115 0-207-65-207-146">
          <text:p/>
        </draw:path>
        <draw:path draw:style-name="gr8" draw:text-style-name="P1" draw:layer="layout" svg:width="0.206cm" svg:height="0.146cm" svg:x="4.539cm" svg:y="3.781cm" svg:viewBox="0 0 207 147" svg:d="M0 147c0-81 92-147 207-147">
          <text:p/>
        </draw:path>
        <draw:path draw:style-name="gr8" draw:text-style-name="P1" draw:layer="layout" svg:width="0.206cm" svg:height="0.146cm" svg:x="4.745cm" svg:y="3.754cm" svg:viewBox="0 0 207 147" svg:d="M0 0c115 0 207 66 207 147">
          <text:p/>
        </draw:path>
        <draw:path draw:style-name="gr8" draw:text-style-name="P1" draw:layer="layout" svg:width="0.206cm" svg:height="0.146cm" svg:x="4.539cm" svg:y="3.754cm" svg:viewBox="0 0 207 147" svg:d="M0 147c0-81 92-147 207-147">
          <text:p/>
        </draw:path>
        <draw:path draw:style-name="gr8" draw:text-style-name="P1" draw:layer="layout" svg:width="0.187cm" svg:height="0.132cm" svg:x="4.745cm" svg:y="3.678cm" svg:viewBox="0 0 188 133" svg:d="M0 0c104 0 188 59 188 133">
          <text:p/>
        </draw:path>
        <draw:path draw:style-name="gr8" draw:text-style-name="P1" draw:layer="layout" svg:width="0.188cm" svg:height="0.132cm" svg:x="4.557cm" svg:y="3.678cm" svg:viewBox="0 0 189 133" svg:d="M0 133c0-74 85-133 189-133">
          <text:p/>
        </draw:path>
        <draw:path draw:style-name="gr8" draw:text-style-name="P1" draw:layer="layout" svg:width="0.194cm" svg:height="0.138cm" svg:x="4.745cm" svg:y="3.667cm" svg:viewBox="0 0 195 139" svg:d="M0 0c108 0 195 62 195 139">
          <text:p/>
        </draw:path>
        <draw:path draw:style-name="gr8" draw:text-style-name="P1" draw:layer="layout" svg:width="0.006cm" svg:height="0.035cm" svg:x="4.933cm" svg:y="3.805cm" svg:viewBox="0 0 7 36" svg:d="M7 0c0 12-2 24-7 36">
          <text:p/>
        </draw:path>
        <draw:path draw:style-name="gr8" draw:text-style-name="P1" draw:layer="layout" svg:width="0.008cm" svg:height="0.035cm" svg:x="4.55cm" svg:y="3.805cm" svg:viewBox="0 0 9 36" svg:d="M9 36c-6-12-9-24-9-36">
          <text:p/>
        </draw:path>
        <draw:path draw:style-name="gr8" draw:text-style-name="P1" draw:layer="layout" svg:width="0.195cm" svg:height="0.138cm" svg:x="4.55cm" svg:y="3.667cm" svg:viewBox="0 0 196 139" svg:d="M0 139c0-77 88-139 196-139">
          <text:p/>
        </draw:path>
        <draw:path draw:style-name="gr8" draw:text-style-name="P1" draw:layer="layout" svg:width="0.194cm" svg:height="0.137cm" svg:x="4.745cm" svg:y="3.641cm" svg:viewBox="0 0 195 138" svg:d="M0 0c108 0 195 61 195 138">
          <text:p/>
        </draw:path>
        <draw:path draw:style-name="gr8" draw:text-style-name="P1" draw:layer="layout" svg:width="0.195cm" svg:height="0.137cm" svg:x="4.55cm" svg:y="3.641cm" svg:viewBox="0 0 196 138" svg:d="M0 138c0-77 88-138 196-138">
          <text:p/>
        </draw:path>
        <draw:path draw:style-name="gr8" draw:text-style-name="P1" draw:layer="layout" svg:width="0.081cm" svg:height="0.007cm" svg:x="4.704cm" svg:y="3.852cm" svg:viewBox="0 0 82 8" svg:d="M82 0c-27 10-56 10-82 0">
          <text:p/>
        </draw:path>
        <draw:path draw:style-name="gr8" draw:text-style-name="P1" draw:layer="layout" svg:width="0.112cm" svg:height="0.08cm" svg:x="1.971cm" svg:y="3.847cm" svg:viewBox="0 0 113 81" svg:d="M0 0c62 0 113 36 113 81">
          <text:p/>
        </draw:path>
        <draw:path draw:style-name="gr8" draw:text-style-name="P1" draw:layer="layout" svg:width="0.225cm" svg:height="0.079cm" svg:x="1.858cm" svg:y="3.927cm" svg:viewBox="0 0 226 80" svg:d="M226 0c0 44-50 80-112 80s-114-36-114-80">
          <text:p/>
        </draw:path>
        <draw:path draw:style-name="gr8" draw:text-style-name="P1" draw:layer="layout" svg:width="0.113cm" svg:height="0.08cm" svg:x="1.858cm" svg:y="3.847cm" svg:viewBox="0 0 114 81" svg:d="M0 81c0-45 51-81 114-81">
          <text:p/>
        </draw:path>
        <draw:path draw:style-name="gr8" draw:text-style-name="P1" draw:layer="layout" svg:width="0.206cm" svg:height="0.146cm" svg:x="1.971cm" svg:y="3.781cm" svg:viewBox="0 0 207 147" svg:d="M0 0c114 0 207 66 207 147">
          <text:p/>
        </draw:path>
        <draw:path draw:style-name="gr8" draw:text-style-name="P1" draw:layer="layout" svg:width="0.412cm" svg:height="0.145cm" svg:x="1.765cm" svg:y="3.927cm" svg:viewBox="0 0 413 146" svg:d="M413 0c0 81-92 146-206 146s-207-65-207-146">
          <text:p/>
        </draw:path>
        <draw:path draw:style-name="gr8" draw:text-style-name="P1" draw:layer="layout" svg:width="0.206cm" svg:height="0.146cm" svg:x="1.765cm" svg:y="3.781cm" svg:viewBox="0 0 207 147" svg:d="M0 147c0-81 92-147 207-147">
          <text:p/>
        </draw:path>
        <draw:path draw:style-name="gr8" draw:text-style-name="P1" draw:layer="layout" svg:width="0.206cm" svg:height="0.146cm" svg:x="1.971cm" svg:y="3.754cm" svg:viewBox="0 0 207 147" svg:d="M0 0c114 0 207 66 207 147">
          <text:p/>
        </draw:path>
        <draw:path draw:style-name="gr8" draw:text-style-name="P1" draw:layer="layout" svg:width="0.206cm" svg:height="0.146cm" svg:x="1.765cm" svg:y="3.754cm" svg:viewBox="0 0 207 147" svg:d="M0 147c0-81 92-147 207-147">
          <text:p/>
        </draw:path>
        <draw:path draw:style-name="gr8" draw:text-style-name="P1" draw:layer="layout" svg:width="0.187cm" svg:height="0.132cm" svg:x="1.971cm" svg:y="3.678cm" svg:viewBox="0 0 188 133" svg:d="M0 0c103 0 188 59 188 133">
          <text:p/>
        </draw:path>
        <draw:path draw:style-name="gr8" draw:text-style-name="P1" draw:layer="layout" svg:width="0.188cm" svg:height="0.132cm" svg:x="1.783cm" svg:y="3.678cm" svg:viewBox="0 0 189 133" svg:d="M0 133c0-74 84-133 189-133">
          <text:p/>
        </draw:path>
        <draw:path draw:style-name="gr8" draw:text-style-name="P1" draw:layer="layout" svg:width="0.194cm" svg:height="0.138cm" svg:x="1.971cm" svg:y="3.667cm" svg:viewBox="0 0 195 139" svg:d="M0 0c108 0 195 62 195 139">
          <text:p/>
        </draw:path>
        <draw:path draw:style-name="gr8" draw:text-style-name="P1" draw:layer="layout" svg:width="0.006cm" svg:height="0.035cm" svg:x="2.159cm" svg:y="3.805cm" svg:viewBox="0 0 7 36" svg:d="M7 0c0 12-2 24-7 36">
          <text:p/>
        </draw:path>
        <draw:path draw:style-name="gr8" draw:text-style-name="P1" draw:layer="layout" svg:width="0.007cm" svg:height="0.035cm" svg:x="1.776cm" svg:y="3.805cm" svg:viewBox="0 0 8 36" svg:d="M8 36c-4-12-8-24-8-36">
          <text:p/>
        </draw:path>
        <draw:path draw:style-name="gr8" draw:text-style-name="P1" draw:layer="layout" svg:width="0.195cm" svg:height="0.138cm" svg:x="1.776cm" svg:y="3.667cm" svg:viewBox="0 0 196 139" svg:d="M0 139c0-77 88-139 196-139">
          <text:p/>
        </draw:path>
        <draw:path draw:style-name="gr8" draw:text-style-name="P1" draw:layer="layout" svg:width="0.194cm" svg:height="0.137cm" svg:x="1.971cm" svg:y="3.641cm" svg:viewBox="0 0 195 138" svg:d="M0 0c108 0 195 61 195 138">
          <text:p/>
        </draw:path>
        <draw:path draw:style-name="gr8" draw:text-style-name="P1" draw:layer="layout" svg:width="0.195cm" svg:height="0.137cm" svg:x="1.776cm" svg:y="3.641cm" svg:viewBox="0 0 196 138" svg:d="M0 138c0-77 88-138 196-138">
          <text:p/>
        </draw:path>
        <draw:path draw:style-name="gr8" draw:text-style-name="P1" draw:layer="layout" svg:width="0.081cm" svg:height="0.007cm" svg:x="1.93cm" svg:y="3.852cm" svg:viewBox="0 0 82 8" svg:d="M82 0c-26 10-56 10-82 0">
          <text:p/>
        </draw:path>
        <draw:line draw:style-name="gr8" draw:text-style-name="P1" draw:layer="layout" svg:x1="4.793cm" svg:y1="1.952cm" svg:x2="2.345cm" svg:y2="1.952cm">
          <text:p/>
        </draw:line>
        <draw:line draw:style-name="gr8" draw:text-style-name="P1" draw:layer="layout" svg:x1="7.658cm" svg:y1="3.744cm" svg:x2="7.658cm" svg:y2="3.888cm">
          <text:p/>
        </draw:line>
        <draw:line draw:style-name="gr8" draw:text-style-name="P1" draw:layer="layout" svg:x1="7.658cm" svg:y1="4.287cm" svg:x2="7.658cm" svg:y2="4.68cm">
          <text:p/>
        </draw:line>
        <draw:polyline draw:style-name="gr8" draw:text-style-name="P1" draw:layer="layout" svg:width="0cm" svg:height="0cm" svg:x="4.745cm" svg:y="2.697cm" svg:viewBox="0 0 0 0" draw:points="0,0">
          <text:p/>
        </draw:polyline>
        <draw:polyline draw:style-name="gr8" draw:text-style-name="P1" draw:layer="layout" svg:width="0cm" svg:height="0cm" svg:x="4.745cm" svg:y="2.697cm" svg:viewBox="0 0 0 0" draw:points="0,0">
          <text:p/>
        </draw:polyline>
        <draw:polyline draw:style-name="gr8" draw:text-style-name="P1" draw:layer="layout" svg:width="0cm" svg:height="0cm" svg:x="1.971cm" svg:y="2.697cm" svg:viewBox="0 0 0 0" draw:points="0,0">
          <text:p/>
        </draw:polyline>
        <draw:polyline draw:style-name="gr8" draw:text-style-name="P1" draw:layer="layout" svg:width="0cm" svg:height="0cm" svg:x="1.971cm" svg:y="2.697cm" svg:viewBox="0 0 0 0" draw:points="0,0">
          <text:p/>
        </draw:polyline>
        <draw:polyline draw:style-name="gr8" draw:text-style-name="P1" draw:layer="layout" svg:width="0cm" svg:height="0cm" svg:x="1.971cm" svg:y="6.514cm" svg:viewBox="0 0 0 0" draw:points="0,0">
          <text:p/>
        </draw:polyline>
        <draw:polyline draw:style-name="gr8" draw:text-style-name="P1" draw:layer="layout" svg:width="0cm" svg:height="0cm" svg:x="1.971cm" svg:y="6.514cm" svg:viewBox="0 0 0 0" draw:points="0,0">
          <text:p/>
        </draw:polyline>
        <draw:polyline draw:style-name="gr8" draw:text-style-name="P1" draw:layer="layout" svg:width="0cm" svg:height="0cm" svg:x="4.745cm" svg:y="6.514cm" svg:viewBox="0 0 0 0" draw:points="0,0">
          <text:p/>
        </draw:polyline>
        <draw:polyline draw:style-name="gr8" draw:text-style-name="P1" draw:layer="layout" svg:width="0cm" svg:height="0cm" svg:x="4.745cm" svg:y="6.514cm" svg:viewBox="0 0 0 0" draw:points="0,0">
          <text:p/>
        </draw:polyline>
        <draw:line draw:style-name="gr8" draw:text-style-name="P1" draw:layer="layout" svg:x1="1.765cm" svg:y1="7.743cm" svg:x2="1.765cm" svg:y2="7.717cm">
          <text:p/>
        </draw:line>
        <draw:line draw:style-name="gr8" draw:text-style-name="P1" draw:layer="layout" svg:x1="2.177cm" svg:y1="7.743cm" svg:x2="2.177cm" svg:y2="7.717cm">
          <text:p/>
        </draw:line>
        <draw:line draw:style-name="gr8" draw:text-style-name="P1" draw:layer="layout" svg:x1="1.783cm" svg:y1="7.656cm" svg:x2="1.783cm" svg:y2="7.627cm">
          <text:p/>
        </draw:line>
        <draw:line draw:style-name="gr8" draw:text-style-name="P1" draw:layer="layout" svg:x1="2.158cm" svg:y1="7.656cm" svg:x2="2.158cm" svg:y2="7.627cm">
          <text:p/>
        </draw:line>
        <draw:line draw:style-name="gr8" draw:text-style-name="P1" draw:layer="layout" svg:x1="1.776cm" svg:y1="7.622cm" svg:x2="1.776cm" svg:y2="7.595cm">
          <text:p/>
        </draw:line>
        <draw:line draw:style-name="gr8" draw:text-style-name="P1" draw:layer="layout" svg:x1="2.165cm" svg:y1="7.622cm" svg:x2="2.165cm" svg:y2="7.595cm">
          <text:p/>
        </draw:line>
        <draw:line draw:style-name="gr8" draw:text-style-name="P1" draw:layer="layout" svg:x1="4.539cm" svg:y1="7.743cm" svg:x2="4.539cm" svg:y2="7.717cm">
          <text:p/>
        </draw:line>
        <draw:line draw:style-name="gr8" draw:text-style-name="P1" draw:layer="layout" svg:x1="4.951cm" svg:y1="7.743cm" svg:x2="4.951cm" svg:y2="7.717cm">
          <text:p/>
        </draw:line>
        <draw:line draw:style-name="gr8" draw:text-style-name="P1" draw:layer="layout" svg:x1="4.557cm" svg:y1="7.656cm" svg:x2="4.557cm" svg:y2="7.627cm">
          <text:p/>
        </draw:line>
        <draw:line draw:style-name="gr8" draw:text-style-name="P1" draw:layer="layout" svg:x1="4.932cm" svg:y1="7.656cm" svg:x2="4.932cm" svg:y2="7.627cm">
          <text:p/>
        </draw:line>
        <draw:line draw:style-name="gr8" draw:text-style-name="P1" draw:layer="layout" svg:x1="4.55cm" svg:y1="7.622cm" svg:x2="4.55cm" svg:y2="7.595cm">
          <text:p/>
        </draw:line>
        <draw:line draw:style-name="gr8" draw:text-style-name="P1" draw:layer="layout" svg:x1="4.939cm" svg:y1="7.622cm" svg:x2="4.939cm" svg:y2="7.595cm">
          <text:p/>
        </draw:line>
        <draw:line draw:style-name="gr8" draw:text-style-name="P1" draw:layer="layout" svg:x1="4.539cm" svg:y1="3.927cm" svg:x2="4.539cm" svg:y2="3.9cm">
          <text:p/>
        </draw:line>
        <draw:line draw:style-name="gr8" draw:text-style-name="P1" draw:layer="layout" svg:x1="4.951cm" svg:y1="3.927cm" svg:x2="4.951cm" svg:y2="3.9cm">
          <text:p/>
        </draw:line>
        <draw:line draw:style-name="gr8" draw:text-style-name="P1" draw:layer="layout" svg:x1="4.557cm" svg:y1="3.839cm" svg:x2="4.557cm" svg:y2="3.81cm">
          <text:p/>
        </draw:line>
        <draw:line draw:style-name="gr8" draw:text-style-name="P1" draw:layer="layout" svg:x1="4.932cm" svg:y1="3.839cm" svg:x2="4.932cm" svg:y2="3.81cm">
          <text:p/>
        </draw:line>
        <draw:line draw:style-name="gr8" draw:text-style-name="P1" draw:layer="layout" svg:x1="4.55cm" svg:y1="3.805cm" svg:x2="4.55cm" svg:y2="3.778cm">
          <text:p/>
        </draw:line>
        <draw:line draw:style-name="gr8" draw:text-style-name="P1" draw:layer="layout" svg:x1="4.939cm" svg:y1="3.805cm" svg:x2="4.939cm" svg:y2="3.778cm">
          <text:p/>
        </draw:line>
        <draw:line draw:style-name="gr8" draw:text-style-name="P1" draw:layer="layout" svg:x1="1.765cm" svg:y1="3.927cm" svg:x2="1.765cm" svg:y2="3.9cm">
          <text:p/>
        </draw:line>
        <draw:line draw:style-name="gr8" draw:text-style-name="P1" draw:layer="layout" svg:x1="2.177cm" svg:y1="3.927cm" svg:x2="2.177cm" svg:y2="3.9cm">
          <text:p/>
        </draw:line>
        <draw:line draw:style-name="gr8" draw:text-style-name="P1" draw:layer="layout" svg:x1="1.783cm" svg:y1="3.839cm" svg:x2="1.783cm" svg:y2="3.81cm">
          <text:p/>
        </draw:line>
        <draw:line draw:style-name="gr8" draw:text-style-name="P1" draw:layer="layout" svg:x1="2.158cm" svg:y1="3.839cm" svg:x2="2.158cm" svg:y2="3.81cm">
          <text:p/>
        </draw:line>
        <draw:line draw:style-name="gr8" draw:text-style-name="P1" draw:layer="layout" svg:x1="1.776cm" svg:y1="3.805cm" svg:x2="1.776cm" svg:y2="3.778cm">
          <text:p/>
        </draw:line>
        <draw:line draw:style-name="gr8" draw:text-style-name="P1" draw:layer="layout" svg:x1="2.165cm" svg:y1="3.805cm" svg:x2="2.165cm" svg:y2="3.778cm">
          <text:p/>
        </draw:line>
        <draw:path draw:style-name="gr6" draw:text-style-name="P3" draw:layer="layout" svg:width="7.122cm" svg:height="5.95cm" svg:x="9.759cm" svg:y="1.353cm" svg:viewBox="0 0 7123 5951" svg:d="M749 44v224 312c0 1 0 1 0 2s0 1 0 2 0 3 0 4 0 3 0 4c0 3 0 6 0 9v29 43 21 304 44 47 43 37 29 22 14 4 81 34l-449-3 449 3v723 303 20 362-2-1 5-4 215-23-39-37-35-31-28-18 423c0-11 0-22 0-32 0-13 0-26 0-39 0-14 0-27 0-41 0-33 0-67 0-100v282-31-35-4 163c0-1 0-1 0-2s0-2 0-2c0-2 0-3 0-4s0-3 0-4c0-2 0-4 0-6s0-4 0-6c0-3 0-5 0-8 0-2 0-5 0-8s0-6 0-9 0-6 0-10c0-3 0-7 0-10 0-8 0-16 0-24v93 82 1067 1082 123h-449c-166 0-300-95-300-212v248c0 117 134 212 300 212h2886-2886c-166 0-300-95-300-212v-248-3929c0-117 134-212 300-212-166 0-300 95-300 212v3929c0 117 134 212 300 212h449v-123h2437v371c78-5 152-28 209-66l506-306v-112-319l2098-391 31-20c20-14 33-33 33-50v-116l927-437c83-39 133-106 133-176v-1742-53-318c0-118-134-212-300-212h-3311c-28-78-91-148-149-210-28-29-54-56-78-83-35-38-64-75-86-112v-124c0-4 0-8 0-13 0-4 0-9 0-13 0-5 0-10 0-15s0-10 0-16c0-16 0-32 0-49 0-11 0-22 0-33s0-22 0-32c0-5 0-10 0-15 0-4 0-9 0-14 0-4 0-8 0-12 0-70 0-137 0-187 0-15 0-29 0-43v-12-11-9c0-4 0-8 0-12 0-3 0-6 0-9s0-5 0-8v-8-6-5-5-3-3-1-1-301-224c0-28 0-44 0-44h-2450c0 0 0 17 0 44z">
          <text:p/>
        </draw:path>
        <draw:polygon draw:style-name="gr7" draw:text-style-name="P1" draw:layer="layout" svg:width="0cm" svg:height="0cm" svg:x="13.32cm" svg:y="4.307cm" svg:viewBox="0 0 0 0" draw:points="0,0">
          <text:p/>
        </draw:polygon>
        <draw:path draw:style-name="gr6" draw:text-style-name="P3" draw:layer="layout" svg:width="3.924cm" svg:height="2.567cm" svg:x="12.957cm" svg:y="3.356cm" svg:viewBox="0 0 3925 2568" svg:d="M3792 2131c83-39 133-106 133-176v-1743c0-117-134-212-300-212h-3326c-165 0-299 95-299 212v183 360 54 162 185h625c0 12 0 25 0 37s0 23 0 34c0 5 0 10 0 16 0 5 0 10 0 15 0 4 0 9 0 14 0 4 0 8 0 12s0 8 0 12 0 7 0 11c0 3 0 6 0 9s0 6 0 9c0 2 0 4 0 6s0 4 0 6v53h-625v38 799c79 126 238 218 429 248v11h136 2225c42 0 75 24 75 53v29z">
          <text:p/>
        </draw:path>
        <draw:polygon draw:style-name="gr7" draw:text-style-name="P1" draw:layer="layout" svg:width="0cm" svg:height="0cm" svg:x="13.32cm" svg:y="4.307cm" svg:viewBox="0 0 0 0" draw:points="0,0">
          <text:p/>
        </draw:polygon>
        <draw:path draw:style-name="gr6" draw:text-style-name="P3" draw:layer="layout" svg:width="2.449cm" svg:height="2.757cm" svg:x="10.508cm" svg:y="1.353cm" svg:viewBox="0 0 2450 2758" svg:d="M2450 2758v-359-183-34-19-24h-2075-143c-14 0-25 4-33 11-7 8-11 19-11 32v-106-371c-5-12-7-24-7-36l3-30-3 3c0-12 2-24 6-35-12-19-18-40-18-60v-27c0-21 7-42 19-61 33-51 107-85 187-85 114 0 207 66 207 146v27c0 20-6 41-18 60 5 11 7 23 7 35 0 76-88 138-196 138-107 0-194-62-194-138 0 76 87 138 194 138 108 0 196-62 196-138l-4-3 4 30c0 76-88 137-196 137-87 0-164-41-187-101-5-12-7-24-7-36l3-30-3 3c0-12 2-24 6-35 1 0 1 0 1 0 33 52 107 85 187 85 81 0 155-33 189-85l3 32-3-2c0 73-85 132-189 132-103 0-187-59-187-132v-30l-4 32 4-32h-1c-12-19-18-40-18-60v-27c0-21 7-42 19-61v-460-106l1 12 3 14 4 15 7 15 8 17 10 16 11 17 12 17 14 16 15 16 15 16 16 15 17 13 17 13 37 26v243c114 0 207 66 207 146 0 81-93 146-207 146s-206-65-206-146c0 81 92 146 206 146s207-65 207-146v27c0 20-6 41-18 60 5 11 7 23 7 35l-4-3 4 30c0 76-88 137-196 137v333h2075v-294-240-223-24-129-124c0-4 0-8 0-13 0-4 0-9 0-13 0-5 0-10 0-15s0-10 0-16c0-16 0-32 0-49 0-11 0-22 0-33s0-22 0-32c0-5 0-10 0-15 0-4 0-9 0-14 0-4 0-8 0-12 0-70 0-137 0-187 0-15 0-29 0-43v-12-11-9c0-4 0-8 0-12 0-3 0-6 0-9s0-5 0-8v-8-6-5-5-3-3-1-1-301-224c0-29 0-45 0-45h-2450c0 0 0 19 0 45v954 359 718 303 20 359z">
          <text:p/>
        </draw:path>
        <draw:polygon draw:style-name="gr7" draw:text-style-name="P1" draw:layer="layout" svg:width="0cm" svg:height="0cm" svg:x="13.32cm" svg:y="4.307cm" svg:viewBox="0 0 0 0" draw:points="0,0">
          <text:p/>
        </draw:polygon>
        <draw:path draw:style-name="gr6" draw:text-style-name="P3" draw:layer="layout" svg:width="2.449cm" svg:height="1.739cm" svg:x="10.508cm" svg:y="4.111cm" svg:viewBox="0 0 2450 1740" svg:d="M2450 428v154 53 38 799 268h-2450v-1067-82c0-1 0-1 0-2s0-2 0-2c0-2 0-3 0-4s0-3 0-4c0-2 0-4 0-6s0-4 0-6c0-3 0-5 0-8 0-2 0-5 0-8s0-6 0-9 0-6 0-10c0-3 0-7 0-10 0-8 0-16 0-24v-31-35-4c0-11 0-22 0-32 0-13 0-26 0-39 0-14 0-27 0-41 0-33 0-67 0-101v-23-39-37-35-31-28-18-4h2450l-2450 2 2450 51v-53 53 162 186c0 9 0 18 0 27z">
          <text:p/>
        </draw:path>
        <draw:polygon draw:style-name="gr7" draw:text-style-name="P1" draw:layer="layout" svg:width="0cm" svg:height="0cm" svg:x="13.32cm" svg:y="4.307cm" svg:viewBox="0 0 0 0" draw:points="0,0">
          <text:p/>
        </draw:polygon>
        <draw:path draw:style-name="gr6" draw:text-style-name="P3" draw:layer="layout" svg:width="2.449cm" svg:height="1.082cm" svg:x="10.508cm" svg:y="5.85cm" svg:viewBox="0 0 2450 1083" svg:d="M2450 1082v-157c-16 3-33 5-49 5-91 0-165-52-165-117 0-37 25-71 67-93s97-29 147-18v-702h-2450v1083h2437c4 0 8 0 13-1z">
          <text:p/>
        </draw:path>
        <draw:polygon draw:style-name="gr7" draw:text-style-name="P1" draw:layer="layout" svg:width="0cm" svg:height="0cm" svg:x="13.32cm" svg:y="4.307cm" svg:viewBox="0 0 0 0" draw:points="0,0">
          <text:p/>
        </draw:polygon>
        <draw:path draw:style-name="gr6" draw:text-style-name="P3" draw:layer="layout" svg:width="1.852cm" svg:height="1.309cm" svg:x="14.09cm" svg:y="4.034cm" svg:viewBox="0 0 1853 1310" svg:d="M0 655c0-84 24-170 70-249 46-80 114-152 200-213 85-61 188-110 301-143 112-33 233-50 355-50 121-1 242 17 354 49 113 33 215 82 301 142 87 61 155 134 202 213 46 79 70 166 70 251 0 86-24 172-70 251-47 79-115 152-202 212-86 61-188 109-301 142-112 33-233 50-354 50-122 0-243-17-355-50-113-33-216-82-301-143-86-61-154-134-200-213s-70-164-70-249z">
          <text:p/>
        </draw:path>
        <draw:polygon draw:style-name="gr7" draw:text-style-name="P1" draw:layer="layout" svg:width="0cm" svg:height="0cm" svg:x="13.32cm" svg:y="4.307cm" svg:viewBox="0 0 0 0" draw:points="0,0">
          <text:p/>
        </draw:polygon>
        <draw:path draw:style-name="gr6" draw:text-style-name="P3" draw:layer="layout" svg:width="1.687cm" svg:height="1.192cm" svg:x="14.173cm" svg:y="4.034cm" svg:viewBox="0 0 1688 1193" svg:d="M1667 467c14 43 21 86 21 130 0 78-22 156-65 228-42 72-104 138-182 194-78 55-172 99-274 129s-213 45-323 45c-111 0-222-15-324-45-102-31-196-75-274-131-78-55-141-121-183-193-42-73-63-150-63-227 0-44 7-87 20-130 9-28 21-56 36-84 63-118 184-222 336-291 152-68 336-100 515-91s353 61 489 145c136 83 233 197 271 321z">
          <text:p/>
        </draw:path>
        <draw:polygon draw:style-name="gr7" draw:text-style-name="P1" draw:layer="layout" svg:width="0cm" svg:height="0cm" svg:x="13.32cm" svg:y="4.307cm" svg:viewBox="0 0 0 0" draw:points="0,0">
          <text:p/>
        </draw:polygon>
        <draw:path draw:style-name="gr6" draw:text-style-name="P3" draw:layer="layout" svg:width="3.924cm" svg:height="0.583cm" svg:x="12.957cm" svg:y="2.985cm" svg:viewBox="0 0 3925 584" svg:d="M3925 531v53c0-117-134-212-300-212h-3326c-165 0-299 95-299 212v-34-19-24-295c0-118 134-212 299-212h14 3312c166 0 300 94 300 212z">
          <text:p/>
        </draw:path>
        <draw:polygon draw:style-name="gr7" draw:text-style-name="P1" draw:layer="layout" svg:width="0cm" svg:height="0cm" svg:x="13.32cm" svg:y="4.307cm" svg:viewBox="0 0 0 0" draw:points="0,0">
          <text:p/>
        </draw:polygon>
        <draw:path draw:style-name="gr6" draw:text-style-name="P3" draw:layer="layout" svg:width="2.435cm" svg:height="1.143cm" svg:x="13.386cm" svg:y="5.841cm" svg:viewBox="0 0 2436 1144" svg:d="M2436 198v-116-29c0-29-33-53-75-53h-2224-137v1134 10l137-82 137-83v-319-112l2087-390c6 0 12-1 17-1s11 0 16 1c2 0 5 1 7 1 2 1 5 2 7 2 2 1 4 2 6 3s4 2 6 4c2 1 3 2 5 3 1 2 3 3 4 5s2 3 3 5 2 3 2 5c1 2 1 4 2 6 0 2 0 4 0 6z">
          <text:p/>
        </draw:path>
        <draw:polygon draw:style-name="gr7" draw:text-style-name="P1" draw:layer="layout" svg:width="0cm" svg:height="0cm" svg:x="13.32cm" svg:y="4.307cm" svg:viewBox="0 0 0 0" draw:points="0,0">
          <text:p/>
        </draw:polygon>
        <draw:path draw:style-name="gr6" draw:text-style-name="P3" draw:layer="layout" svg:width="1.61cm" svg:height="0.858cm" svg:x="14.229cm" svg:y="4.034cm" svg:viewBox="0 0 1611 859" svg:d="M1611 466c-52 167-203 310-414 393l-1197-477c63-118 183-222 335-290s336-100 515-91 354 61 490 144 233 197 271 321z">
          <text:p/>
        </draw:path>
        <draw:polygon draw:style-name="gr7" draw:text-style-name="P1" draw:layer="layout" svg:width="0cm" svg:height="0cm" svg:x="13.32cm" svg:y="4.307cm" svg:viewBox="0 0 0 0" draw:points="0,0">
          <text:p/>
        </draw:polygon>
        <draw:path draw:style-name="gr6" draw:text-style-name="P3" draw:layer="layout" svg:width="0.429cm" svg:height="1.458cm" svg:x="12.957cm" svg:y="5.582cm" svg:viewBox="0 0 430 1459" svg:d="M430 248v11 1134c-84 37-164 59-233 65-32 4-71-3-107-23-34-19-66-49-90-85v-157c16 22 37 42 60 51 9 3 18 4 27 3 5-1 10-3 15-7 6-5 13-13 14-36 0-12-3-23-6-33-2-10-6-19-9-27-5-11-10-21-15-31-9-16-18-32-27-45-23-37-43-68-59-99v-701-268c79 126 239 218 430 248z">
          <text:p/>
        </draw:path>
        <draw:polygon draw:style-name="gr7" draw:text-style-name="P1" draw:layer="layout" svg:width="0cm" svg:height="0cm" svg:x="13.32cm" svg:y="4.307cm" svg:viewBox="0 0 0 0" draw:points="0,0">
          <text:p/>
        </draw:polygon>
        <draw:path draw:style-name="gr6" draw:text-style-name="P3" draw:layer="layout" svg:width="1.687cm" svg:height="0.726cm" svg:x="14.173cm" svg:y="4.5cm" svg:viewBox="0 0 1688 727" svg:d="M1667 0c14 43 21 86 21 130 0 78-22 157-65 229-42 72-104 138-182 194-78 55-172 99-274 129s-213 45-323 45c-111 0-222-15-324-45-102-31-196-75-274-131-78-55-141-121-183-193-42-73-63-151-63-228 0-44 7-87 20-130 86 274 429 468 824 468 143 0 284-26 409-75 211-83 362-226 414-393z">
          <text:p/>
        </draw:path>
        <draw:polygon draw:style-name="gr7" draw:text-style-name="P1" draw:layer="layout" svg:width="0cm" svg:height="0cm" svg:x="13.32cm" svg:y="4.307cm" svg:viewBox="0 0 0 0" draw:points="0,0">
          <text:p/>
        </draw:polygon>
        <draw:path draw:style-name="gr6" draw:text-style-name="P3" draw:layer="layout" svg:width="1.232cm" svg:height="0.551cm" svg:x="14.193cm" svg:y="4.416cm" svg:viewBox="0 0 1233 552" svg:d="M1233 477c-126 49-267 75-410 75-395 0-737-194-823-468 9-28 21-56 36-84z">
          <text:p/>
        </draw:path>
        <draw:polygon draw:style-name="gr7" draw:text-style-name="P1" draw:layer="layout" svg:width="0cm" svg:height="0cm" svg:x="13.32cm" svg:y="4.307cm" svg:viewBox="0 0 0 0" draw:points="0,0">
          <text:p/>
        </draw:polygon>
        <draw:path draw:style-name="gr6" draw:text-style-name="P3" draw:layer="layout" svg:width="2.162cm" svg:height="0.502cm" svg:x="13.659cm" svg:y="5.998cm" svg:viewBox="0 0 2163 503" svg:d="M2099 111l31-20c20-14 33-33 33-50 0-2 0-4 0-6-1-2-1-4-2-6 0-2-1-3-2-5s-2-3-3-5-3-3-4-5c-2-1-3-2-5-3-2-2-4-3-6-4s-4-2-6-3c-2 0-5-1-7-2-2 0-5-1-7-1-5-1-11-1-16-1s-11 1-17 1l-2088 390v112z">
          <text:p/>
        </draw:path>
        <draw:polygon draw:style-name="gr7" draw:text-style-name="P1" draw:layer="layout" svg:width="0cm" svg:height="0cm" svg:x="13.32cm" svg:y="4.307cm" svg:viewBox="0 0 0 0" draw:points="0,0">
          <text:p/>
        </draw:polygon>
        <draw:path draw:style-name="gr6" draw:text-style-name="P3" draw:layer="layout" svg:width="0.625cm" svg:height="0.181cm" svg:x="12.957cm" svg:y="4.511cm" svg:viewBox="0 0 626 182" svg:d="M626 182c0-2 0-4 0-6s0-4 0-6c0-3 0-6 0-9s0-6 0-9c0-4 0-7 0-11s0-8 0-12 0-8 0-12c0-5 0-10 0-15s0-10 0-15c0-6 0-11 0-16 0-11 0-22 0-34s0-25 0-37h-626c0 9 0 18 0 27v155z">
          <text:p/>
        </draw:path>
        <draw:polygon draw:style-name="gr7" draw:text-style-name="P1" draw:layer="layout" svg:width="0cm" svg:height="0cm" svg:x="13.32cm" svg:y="4.307cm" svg:viewBox="0 0 0 0" draw:points="0,0">
          <text:p/>
        </draw:polygon>
        <draw:path draw:style-name="gr6" draw:text-style-name="P3" draw:layer="layout" svg:width="0.397cm" svg:height="0.329cm" svg:x="10.685cm" svg:y="3.751cm" svg:viewBox="0 0 398 330" svg:d="M198 330c-40 0-79-10-112-29-18-10-35-23-49-40-6-6-11-14-16-22-3-5-6-10-8-15-2-3-3-6-4-10-2-4-3-8-5-13-2-10-4-22-4-33-1-16 1-30 5-43 7-26 20-46 37-64 30-33 72-54 118-61l38 330c46 0 90-13 125-36 18-11 33-26 46-43 11-16 21-35 26-58 4-17 4-36 1-52-2-10-4-20-8-29-8-20-18-36-32-51-30-33-72-54-118-61h-78z">
          <text:p/>
        </draw:path>
        <draw:polygon draw:style-name="gr7" draw:text-style-name="P1" draw:layer="layout" svg:width="0cm" svg:height="0cm" svg:x="13.32cm" svg:y="4.307cm" svg:viewBox="0 0 0 0" draw:points="0,0">
          <text:p/>
        </draw:polygon>
        <draw:path draw:style-name="gr6" draw:text-style-name="P3" draw:layer="layout" svg:width="0.187cm" svg:height="0.477cm" svg:x="10.696cm" svg:y="3.057cm" svg:viewBox="0 0 188 478" svg:d="M188 102v333h-144c-14 0-25 4-33 11-7 8-11 19-11 32v-106-372c23 61 101 102 188 102z">
          <text:p/>
        </draw:path>
        <draw:polygon draw:style-name="gr7" draw:text-style-name="P1" draw:layer="layout" svg:width="0cm" svg:height="0cm" svg:x="13.32cm" svg:y="4.307cm" svg:viewBox="0 0 0 0" draw:points="0,0">
          <text:p/>
        </draw:polygon>
        <draw:path draw:style-name="gr6" draw:text-style-name="P3" draw:layer="layout" svg:width="0.506cm" svg:height="0.418cm" svg:x="13.153cm" svg:y="6.819cm" svg:viewBox="0 0 507 419" svg:d="M507 0v113l-507 306v-198c69-6 149-28 233-65v10l137-82z">
          <text:p/>
        </draw:path>
        <draw:polygon draw:style-name="gr7" draw:text-style-name="P1" draw:layer="layout" svg:width="0cm" svg:height="0cm" svg:x="13.32cm" svg:y="4.307cm" svg:viewBox="0 0 0 0" draw:points="0,0">
          <text:p/>
        </draw:polygon>
        <draw:path draw:style-name="gr6" draw:text-style-name="P3" draw:layer="layout" svg:width="0.187cm" svg:height="0.566cm" svg:x="10.696cm" svg:y="2.245cm" svg:viewBox="0 0 188 567" svg:d="M0 106v-106l1 12 3 14 4 15 7 15 8 17 10 16 11 17 12 17 15 16 15 16 15 16 16 15 17 13 17 13 37 26v244c-80 0-155 34-188 85z">
          <text:p/>
        </draw:path>
        <draw:polygon draw:style-name="gr7" draw:text-style-name="P1" draw:layer="layout" svg:width="0cm" svg:height="0cm" svg:x="13.32cm" svg:y="4.307cm" svg:viewBox="0 0 0 0" draw:points="0,0">
          <text:p/>
        </draw:polygon>
        <draw:path draw:style-name="gr6" draw:text-style-name="P3" draw:layer="layout" svg:width="0.337cm" svg:height="0.233cm" svg:x="10.715cm" svg:y="3.837cm" svg:viewBox="0 0 338 234" svg:d="M168 234c25 0 45-4 62-10 18-5 32-12 43-20 16-10 29-21 39-34s19-27 23-46c2-7 3-14 3-20 0-21-7-34-15-46-14-18-33-31-64-43-16-5-38-12-68-14-12-1-25-1-38-1-18 2-33 4-46 6-22 6-39 13-52 20-14 7-25 15-33 24-11 11-19 24-22 43 0 3 0 7 0 11 0 11 2 24 7 35 9 22 23 39 41 54 13 10 27 19 47 27 19 8 43 14 73 14z">
          <text:p/>
        </draw:path>
        <draw:polygon draw:style-name="gr7" draw:text-style-name="P1" draw:layer="layout" svg:width="0cm" svg:height="0cm" svg:x="13.32cm" svg:y="4.307cm" svg:viewBox="0 0 0 0" draw:points="0,0">
          <text:p/>
        </draw:polygon>
        <draw:path draw:style-name="gr6" draw:text-style-name="P3" draw:layer="layout" svg:width="0.313cm" svg:height="0.616cm" svg:x="12.957cm" svg:y="2.581cm" svg:viewBox="0 0 314 617" svg:d="M0 0c22 37 52 74 87 112 24 27 50 54 78 84 58 62 121 132 149 209h-14c-165 0-300 94-300 212v-240c16 22 36 40 58 50 8 3 16 5 25 5 5 0 9-2 14-4s11-6 15-15c2-5 5-14 5-25 0-8-2-17-3-25-3-9-5-17-8-25-5-12-10-23-15-32-13-26-26-46-38-66-21-31-39-60-53-87v-24z">
          <text:p/>
        </draw:path>
        <draw:polygon draw:style-name="gr7" draw:text-style-name="P1" draw:layer="layout" svg:width="0cm" svg:height="0cm" svg:x="13.32cm" svg:y="4.307cm" svg:viewBox="0 0 0 0" draw:points="0,0">
          <text:p/>
        </draw:polygon>
        <draw:path draw:style-name="gr6" draw:text-style-name="P3" draw:layer="layout" svg:width="0.33cm" svg:height="0.283cm" svg:x="12.743cm" svg:y="6.546cm" svg:viewBox="0 0 331 284" svg:d="M331 240c-1 23-8 31-14 36-5 4-10 6-15 7-9 1-18 0-27-3-24-9-45-29-61-51-16 3-33 5-49 5-91 0-165-52-165-117 0-38 25-72 67-94s97-29 147-18c16 30 36 61 60 99 9 13 18 29 27 45 5 10 10 20 15 31 3 8 7 17 9 27 3 10 6 21 6 33z">
          <text:p/>
        </draw:path>
        <draw:polygon draw:style-name="gr7" draw:text-style-name="P1" draw:layer="layout" svg:width="0cm" svg:height="0cm" svg:x="13.32cm" svg:y="4.307cm" svg:viewBox="0 0 0 0" draw:points="0,0">
          <text:p/>
        </draw:polygon>
        <draw:path draw:style-name="gr6" draw:text-style-name="P3" draw:layer="layout" svg:width="0.33cm" svg:height="0.233cm" svg:x="9.969cm" svg:y="2.852cm" svg:viewBox="0 0 331 234" svg:d="M256 215c47-21 75-58 75-97 0-66-74-118-165-118s-166 52-166 118c0 39 28 76 76 97 27 13 58 19 90 19s64-6 90-19z">
          <text:p/>
        </draw:path>
        <draw:polygon draw:style-name="gr7" draw:text-style-name="P1" draw:layer="layout" svg:width="0cm" svg:height="0cm" svg:x="13.32cm" svg:y="4.307cm" svg:viewBox="0 0 0 0" draw:points="0,0">
          <text:p/>
        </draw:polygon>
        <draw:path draw:style-name="gr6" draw:text-style-name="P3" draw:layer="layout" svg:width="0.33cm" svg:height="0.233cm" svg:x="9.969cm" svg:y="6.669cm" svg:viewBox="0 0 331 234" svg:d="M256 215c47-23 75-59 75-99 0-64-74-116-165-116s-166 52-166 116c0 40 28 76 76 99 27 12 58 19 90 19s64-7 90-19z">
          <text:p/>
        </draw:path>
        <draw:polygon draw:style-name="gr7" draw:text-style-name="P1" draw:layer="layout" svg:width="0cm" svg:height="0cm" svg:x="13.32cm" svg:y="4.307cm" svg:viewBox="0 0 0 0" draw:points="0,0">
          <text:p/>
        </draw:polygon>
        <draw:path draw:style-name="gr6" draw:text-style-name="P3" draw:layer="layout" svg:width="0.209cm" svg:height="0.372cm" svg:x="12.944cm" svg:y="6.931cm" svg:viewBox="0 0 210 373" svg:d="M210 108v198c-57 39-132 62-210 67v-372c4 0 8 0 13-1 24 36 56 66 90 85 37 20 75 27 107 23z">
          <text:p/>
        </draw:path>
        <draw:polygon draw:style-name="gr7" draw:text-style-name="P1" draw:layer="layout" svg:width="0cm" svg:height="0cm" svg:x="13.32cm" svg:y="4.307cm" svg:viewBox="0 0 0 0" draw:points="0,0">
          <text:p/>
        </draw:polygon>
        <draw:path draw:style-name="gr6" draw:text-style-name="P3" draw:layer="layout" svg:width="0.33cm" svg:height="0.214cm" svg:x="9.969cm" svg:y="2.852cm" svg:viewBox="0 0 331 215" svg:d="M256 215c47-21 75-58 75-97 0-65-74-118-165-118s-166 53-166 118c0 39 28 76 76 97 27-12 58-19 90-19s64 7 90 19z">
          <text:p/>
        </draw:path>
        <draw:polygon draw:style-name="gr7" draw:text-style-name="P1" draw:layer="layout" svg:width="0cm" svg:height="0cm" svg:x="13.32cm" svg:y="4.307cm" svg:viewBox="0 0 0 0" draw:points="0,0">
          <text:p/>
        </draw:polygon>
        <draw:path draw:style-name="gr6" draw:text-style-name="P3" draw:layer="layout" svg:width="0.33cm" svg:height="0.214cm" svg:x="9.969cm" svg:y="6.669cm" svg:viewBox="0 0 331 215" svg:d="M256 215c47-22 75-58 75-98 0-65-74-117-165-117s-166 52-166 117c0 40 28 76 76 98 27-13 58-19 90-19s64 6 90 19z">
          <text:p/>
        </draw:path>
        <draw:polygon draw:style-name="gr7" draw:text-style-name="P1" draw:layer="layout" svg:width="0cm" svg:height="0cm" svg:x="13.32cm" svg:y="4.307cm" svg:viewBox="0 0 0 0" draw:points="0,0">
          <text:p/>
        </draw:polygon>
        <draw:path draw:style-name="gr6" draw:text-style-name="P3" draw:layer="layout" svg:width="0.281cm" svg:height="0.198cm" svg:x="16.038cm" svg:y="5.411cm" svg:viewBox="0 0 282 199" svg:d="M44 172c-28-19-44-45-44-72 0-55 63-100 141-100s141 45 141 100c0 27-16 53-44 72-54 36-140 36-194 0z">
          <text:p/>
        </draw:path>
        <draw:polygon draw:style-name="gr7" draw:text-style-name="P1" draw:layer="layout" svg:width="0cm" svg:height="0cm" svg:x="13.32cm" svg:y="4.307cm" svg:viewBox="0 0 0 0" draw:points="0,0">
          <text:p/>
        </draw:polygon>
        <draw:path draw:style-name="gr6" draw:text-style-name="P3" draw:layer="layout" svg:width="0.281cm" svg:height="0.198cm" svg:x="13.714cm" svg:y="5.411cm" svg:viewBox="0 0 282 199" svg:d="M44 172c-28-19-44-45-44-72 0-55 63-100 140-100 79 0 142 45 142 100 0 27-16 53-44 72-55 36-140 36-194 0z">
          <text:p/>
        </draw:path>
        <draw:polygon draw:style-name="gr7" draw:text-style-name="P1" draw:layer="layout" svg:width="0cm" svg:height="0cm" svg:x="13.32cm" svg:y="4.307cm" svg:viewBox="0 0 0 0" draw:points="0,0">
          <text:p/>
        </draw:polygon>
        <draw:path draw:style-name="gr6" draw:text-style-name="P3" draw:layer="layout" svg:width="0.281cm" svg:height="0.199cm" svg:x="16.038cm" svg:y="3.767cm" svg:viewBox="0 0 282 200" svg:d="M0 101c0-56 63-101 141-101s141 45 141 101c0 54-63 99-141 99s-141-45-141-99z">
          <text:p/>
        </draw:path>
        <draw:polygon draw:style-name="gr7" draw:text-style-name="P1" draw:layer="layout" svg:width="0cm" svg:height="0cm" svg:x="13.32cm" svg:y="4.307cm" svg:viewBox="0 0 0 0" draw:points="0,0">
          <text:p/>
        </draw:polygon>
        <draw:path draw:style-name="gr6" draw:text-style-name="P3" draw:layer="layout" svg:width="0.281cm" svg:height="0.199cm" svg:x="13.714cm" svg:y="3.767cm" svg:viewBox="0 0 282 200" svg:d="M0 101c0-56 63-101 140-101 79 0 142 45 142 101 0 54-63 99-142 99-77 0-140-45-140-99z">
          <text:p/>
        </draw:path>
        <draw:polygon draw:style-name="gr7" draw:text-style-name="P1" draw:layer="layout" svg:width="0cm" svg:height="0cm" svg:x="13.32cm" svg:y="4.307cm" svg:viewBox="0 0 0 0" draw:points="0,0">
          <text:p/>
        </draw:polygon>
        <draw:polygon draw:style-name="gr6" draw:text-style-name="P3" draw:layer="layout" svg:width="0.625cm" svg:height="0.053cm" svg:x="12.957cm" svg:y="4.692cm" svg:viewBox="0 0 626 54" draw:points="626,54 626,0 0,0 0,54">
          <text:p/>
        </draw:polygon>
        <draw:polygon draw:style-name="gr7" draw:text-style-name="P1" draw:layer="layout" svg:width="0cm" svg:height="0cm" svg:x="13.32cm" svg:y="4.307cm" svg:viewBox="0 0 0 0" draw:points="0,0">
          <text:p/>
        </draw:polygon>
        <draw:path draw:style-name="gr6" draw:text-style-name="P3" draw:layer="layout" svg:width="0.225cm" svg:height="0.159cm" svg:x="10.771cm" svg:y="2.793cm" svg:viewBox="0 0 226 160" svg:d="M226 79c0 33-29 63-72 75-13 4-27 6-41 6s-28-2-41-6c-44-12-72-42-72-75 0-44 50-79 113-79 62 0 113 35 113 79z">
          <text:p/>
        </draw:path>
        <draw:polygon draw:style-name="gr7" draw:text-style-name="P1" draw:layer="layout" svg:width="0cm" svg:height="0cm" svg:x="13.32cm" svg:y="4.307cm" svg:viewBox="0 0 0 0" draw:points="0,0">
          <text:p/>
        </draw:polygon>
        <draw:path draw:style-name="gr6" draw:text-style-name="P3" draw:layer="layout" svg:width="0.225cm" svg:height="0.153cm" svg:x="10.771cm" svg:y="2.793cm" svg:viewBox="0 0 226 154" svg:d="M72 154c-44-11-72-41-72-74 0-45 50-80 113-80 62 0 113 35 113 80 0 33-29 63-72 74-13-3-27-5-41-5s-28 2-41 5z">
          <text:p/>
        </draw:path>
        <draw:polygon draw:style-name="gr7" draw:text-style-name="P1" draw:layer="layout" svg:width="0cm" svg:height="0cm" svg:x="13.32cm" svg:y="4.307cm" svg:viewBox="0 0 0 0" draw:points="0,0">
          <text:p/>
        </draw:polygon>
        <draw:path draw:style-name="gr6" draw:text-style-name="P3" draw:layer="layout" svg:width="0.375cm" svg:height="0.162cm" svg:x="10.696cm" svg:y="2.959cm" svg:viewBox="0 0 376 163" svg:d="M376 0v31c0 73-85 132-189 132-103 0-187-59-187-132v-31c33 53 107 86 187 86 81 0 155-33 189-86z">
          <text:p/>
        </draw:path>
        <draw:polygon draw:style-name="gr7" draw:text-style-name="P1" draw:layer="layout" svg:width="0cm" svg:height="0cm" svg:x="13.32cm" svg:y="4.307cm" svg:viewBox="0 0 0 0" draw:points="0,0">
          <text:p/>
        </draw:polygon>
        <draw:path draw:style-name="gr6" draw:text-style-name="P3" draw:layer="layout" svg:width="0.116cm" svg:height="0.278cm" svg:x="12.957cm" svg:y="2.734cm" svg:viewBox="0 0 117 279" svg:d="M0 224c16 22 35 40 57 50 8 3 16 5 25 5 5 0 9-2 15-4 5-2 11-6 15-15 2-5 5-14 5-25 0-8-2-17-3-25-3-9-5-17-8-25-5-13-10-24-16-33-13-26-26-46-38-66-20-31-38-59-52-86z">
          <text:p/>
        </draw:path>
        <draw:polygon draw:style-name="gr7" draw:text-style-name="P1" draw:layer="layout" svg:width="0cm" svg:height="0cm" svg:x="13.32cm" svg:y="4.307cm" svg:viewBox="0 0 0 0" draw:points="0,0">
          <text:p/>
        </draw:polygon>
        <draw:path draw:style-name="gr6" draw:text-style-name="P3" draw:layer="layout" svg:width="0.18cm" svg:height="0.038cm" svg:x="10.044cm" svg:y="3.047cm" svg:viewBox="0 0 181 39" svg:d="M0 20c27 13 58 19 90 19s65-6 91-19c-26-13-59-20-91-20s-63 7-90 20z">
          <text:p/>
        </draw:path>
        <draw:polygon draw:style-name="gr7" draw:text-style-name="P1" draw:layer="layout" svg:width="0cm" svg:height="0cm" svg:x="13.32cm" svg:y="4.307cm" svg:viewBox="0 0 0 0" draw:points="0,0">
          <text:p/>
        </draw:polygon>
        <draw:path draw:style-name="gr6" draw:text-style-name="P3" draw:layer="layout" svg:width="0.18cm" svg:height="0.038cm" svg:x="10.044cm" svg:y="6.864cm" svg:viewBox="0 0 181 39" svg:d="M0 19c27 12 58 20 90 20s65-8 91-20c-26-13-59-19-91-19s-63 6-90 19z">
          <text:p/>
        </draw:path>
        <draw:polygon draw:style-name="gr7" draw:text-style-name="P1" draw:layer="layout" svg:width="0cm" svg:height="0cm" svg:x="13.32cm" svg:y="4.307cm" svg:viewBox="0 0 0 0" draw:points="0,0">
          <text:p/>
        </draw:polygon>
        <draw:path draw:style-name="gr6" draw:text-style-name="P3" draw:layer="layout" svg:width="0.075cm" svg:height="0.053cm" svg:x="11.695cm" svg:y="2.539cm" svg:viewBox="0 0 76 54" svg:d="M76 27c0-15-17-27-38-27s-38 12-38 27 17 27 38 27 38-12 38-27z">
          <text:p/>
        </draw:path>
        <draw:polygon draw:style-name="gr7" draw:text-style-name="P1" draw:layer="layout" svg:width="0cm" svg:height="0cm" svg:x="13.32cm" svg:y="4.307cm" svg:viewBox="0 0 0 0" draw:points="0,0">
          <text:p/>
        </draw:polygon>
        <draw:path draw:style-name="gr6" draw:text-style-name="P3" draw:layer="layout" svg:width="0.075cm" svg:height="0.053cm" svg:x="11.695cm" svg:y="3.037cm" svg:viewBox="0 0 76 54" svg:d="M76 28c0-15-17-28-38-28s-38 13-38 28 17 26 38 26 38-11 38-26z">
          <text:p/>
        </draw:path>
        <draw:polygon draw:style-name="gr7" draw:text-style-name="P1" draw:layer="layout" svg:width="0cm" svg:height="0cm" svg:x="13.32cm" svg:y="4.307cm" svg:viewBox="0 0 0 0" draw:points="0,0">
          <text:p/>
        </draw:polygon>
        <draw:path draw:style-name="gr6" draw:text-style-name="P3" draw:layer="layout" svg:width="0.041cm" svg:height="0.011cm" svg:x="10.883cm" svg:y="2.941cm" svg:viewBox="0 0 42 12" svg:d="M0 0c14 0 29 2 42 6-13 4-28 6-42 6z">
          <text:p/>
        </draw:path>
        <draw:polygon draw:style-name="gr7" draw:text-style-name="P1" draw:layer="layout" svg:width="0cm" svg:height="0cm" svg:x="13.32cm" svg:y="4.307cm" svg:viewBox="0 0 0 0" draw:points="0,0">
          <text:p/>
        </draw:polygon>
        <draw:path draw:style-name="gr6" draw:text-style-name="P3" draw:layer="layout" svg:width="0.04cm" svg:height="0.011cm" svg:x="10.843cm" svg:y="2.941cm" svg:viewBox="0 0 41 12" svg:d="M41 0v12c-14 0-28-2-41-6 13-4 27-6 41-6z">
          <text:p/>
        </draw:path>
        <draw:polygon draw:style-name="gr7" draw:text-style-name="P1" draw:layer="layout" svg:width="0cm" svg:height="0cm" svg:x="13.32cm" svg:y="4.307cm" svg:viewBox="0 0 0 0" draw:points="0,0">
          <text:p/>
        </draw:polygon>
        <draw:path draw:style-name="gr6" draw:text-style-name="P3" draw:layer="layout" svg:width="0cm" svg:height="0.997cm" svg:x="10.508cm" svg:y="1.353cm" svg:viewBox="0 0 0 998" svg:d="M0 44v224 312c0 1 0 1 0 2s0 1 0 2 0 3 0 4 0 3 0 4c0 3 0 6 0 9v29 43 21 304-954c0-25 0-44 0-44 0 0 0 17 0 44z">
          <text:p/>
        </draw:path>
        <draw:polygon draw:style-name="gr7" draw:text-style-name="P1" draw:layer="layout" svg:width="0cm" svg:height="0cm" svg:x="13.32cm" svg:y="4.307cm" svg:viewBox="0 0 0 0" draw:points="0,0">
          <text:p/>
        </draw:polygon>
        <draw:polygon draw:style-name="gr6" draw:text-style-name="P3" draw:layer="layout" svg:width="0cm" svg:height="0.717cm" svg:x="10.508cm" svg:y="2.71cm" svg:viewBox="0 0 0 718" draw:points="0,0 0,718">
          <text:p/>
        </draw:polygon>
        <draw:polygon draw:style-name="gr7" draw:text-style-name="P1" draw:layer="layout" svg:width="0cm" svg:height="0cm" svg:x="13.32cm" svg:y="4.307cm" svg:viewBox="0 0 0 0" draw:points="0,0">
          <text:p/>
        </draw:polygon>
        <draw:polygon draw:style-name="gr6" draw:text-style-name="P3" draw:layer="layout" svg:width="0cm" svg:height="0.354cm" svg:x="10.508cm" svg:y="2.351cm" svg:viewBox="0 0 0 355" draw:points="0,321 0,355 0,240 0,321 0,0 0,44 0,91 0,134 0,171 0,200 0,222 0,236 0,240 0,0 0,355">
          <text:p/>
        </draw:polygon>
        <draw:polygon draw:style-name="gr7" draw:text-style-name="P1" draw:layer="layout" svg:width="0cm" svg:height="0cm" svg:x="13.32cm" svg:y="4.307cm" svg:viewBox="0 0 0 0" draw:points="0,0">
          <text:p/>
        </draw:polygon>
        <draw:path draw:style-name="gr8" draw:text-style-name="P1" draw:layer="layout" svg:width="0.112cm" svg:height="0.08cm" svg:x="10.771cm" svg:y="2.872cm" svg:viewBox="0 0 113 81" svg:d="M113 81c-62 0-113-36-113-81">
          <text:p/>
        </draw:path>
        <draw:path draw:style-name="gr8" draw:text-style-name="P1" draw:layer="layout" svg:width="0.225cm" svg:height="0.079cm" svg:x="10.771cm" svg:y="2.793cm" svg:viewBox="0 0 226 80" svg:d="M0 80c0-44 50-80 113-80 62 0 113 36 113 80">
          <text:p/>
        </draw:path>
        <draw:path draw:style-name="gr8" draw:text-style-name="P1" draw:layer="layout" svg:width="0.113cm" svg:height="0.08cm" svg:x="10.883cm" svg:y="2.872cm" svg:viewBox="0 0 114 81" svg:d="M114 0c0 45-51 81-114 81">
          <text:p/>
        </draw:path>
        <draw:path draw:style-name="gr8" draw:text-style-name="P1" draw:layer="layout" svg:width="0.206cm" svg:height="0.146cm" svg:x="10.677cm" svg:y="2.872cm" svg:viewBox="0 0 207 147" svg:d="M207 147c-115 0-207-66-207-147">
          <text:p/>
        </draw:path>
        <draw:path draw:style-name="gr8" draw:text-style-name="P1" draw:layer="layout" svg:width="0.412cm" svg:height="0.146cm" svg:x="10.677cm" svg:y="2.726cm" svg:viewBox="0 0 413 147" svg:d="M0 147c0-81 92-147 206-147 115 0 207 66 207 147">
          <text:p/>
        </draw:path>
        <draw:path draw:style-name="gr8" draw:text-style-name="P1" draw:layer="layout" svg:width="0.206cm" svg:height="0.146cm" svg:x="10.883cm" svg:y="2.872cm" svg:viewBox="0 0 207 147" svg:d="M207 0c0 81-93 147-207 147">
          <text:p/>
        </draw:path>
        <draw:path draw:style-name="gr8" draw:text-style-name="P1" draw:layer="layout" svg:width="0.206cm" svg:height="0.145cm" svg:x="10.677cm" svg:y="2.899cm" svg:viewBox="0 0 207 146" svg:d="M207 146c-115 0-207-65-207-146">
          <text:p/>
        </draw:path>
        <draw:path draw:style-name="gr8" draw:text-style-name="P1" draw:layer="layout" svg:width="0.206cm" svg:height="0.145cm" svg:x="10.883cm" svg:y="2.899cm" svg:viewBox="0 0 207 146" svg:d="M207 0c0 81-93 146-207 146">
          <text:p/>
        </draw:path>
        <draw:path draw:style-name="gr8" draw:text-style-name="P1" draw:layer="layout" svg:width="0.187cm" svg:height="0.132cm" svg:x="10.696cm" svg:y="2.989cm" svg:viewBox="0 0 188 133" svg:d="M188 133c-103 0-188-60-188-133">
          <text:p/>
        </draw:path>
        <draw:path draw:style-name="gr8" draw:text-style-name="P1" draw:layer="layout" svg:width="0.188cm" svg:height="0.132cm" svg:x="10.883cm" svg:y="2.989cm" svg:viewBox="0 0 189 133" svg:d="M189 0c0 73-84 133-189 133">
          <text:p/>
        </draw:path>
        <draw:path draw:style-name="gr8" draw:text-style-name="P1" draw:layer="layout" svg:width="0.194cm" svg:height="0.138cm" svg:x="10.689cm" svg:y="2.994cm" svg:viewBox="0 0 195 139" svg:d="M195 139c-107 0-195-63-195-139">
          <text:p/>
        </draw:path>
        <draw:path draw:style-name="gr8" draw:text-style-name="P1" draw:layer="layout" svg:width="0.006cm" svg:height="0.035cm" svg:x="10.689cm" svg:y="2.959cm" svg:viewBox="0 0 7 36" svg:d="M0 36c0-13 2-25 7-36">
          <text:p/>
        </draw:path>
        <draw:path draw:style-name="gr8" draw:text-style-name="P1" draw:layer="layout" svg:width="0.007cm" svg:height="0.035cm" svg:x="11.071cm" svg:y="2.959cm" svg:viewBox="0 0 8 36" svg:d="M0 0c6 11 8 23 8 36">
          <text:p/>
        </draw:path>
        <draw:path draw:style-name="gr8" draw:text-style-name="P1" draw:layer="layout" svg:width="0.195cm" svg:height="0.138cm" svg:x="10.883cm" svg:y="2.994cm" svg:viewBox="0 0 196 139" svg:d="M196 0c0 76-87 139-196 139">
          <text:p/>
        </draw:path>
        <draw:path draw:style-name="gr8" draw:text-style-name="P1" draw:layer="layout" svg:width="0.194cm" svg:height="0.137cm" svg:x="10.689cm" svg:y="3.021cm" svg:viewBox="0 0 195 138" svg:d="M195 138c-107 0-195-61-195-138">
          <text:p/>
        </draw:path>
        <draw:path draw:style-name="gr8" draw:text-style-name="P1" draw:layer="layout" svg:width="0.195cm" svg:height="0.137cm" svg:x="10.883cm" svg:y="3.021cm" svg:viewBox="0 0 196 138" svg:d="M196 0c0 77-87 138-196 138">
          <text:p/>
        </draw:path>
        <draw:path draw:style-name="gr8" draw:text-style-name="P1" draw:layer="layout" svg:width="0.081cm" svg:height="0.005cm" svg:x="10.843cm" svg:y="2.941cm" svg:viewBox="0 0 82 6" svg:d="M0 6c26-8 55-8 82 0">
          <text:p/>
        </draw:path>
        <draw:line draw:style-name="gr8" draw:text-style-name="P1" draw:layer="layout" svg:x1="12.957cm" svg:y1="4.538cm" svg:x2="12.957cm" svg:y2="4.783cm">
          <text:p/>
        </draw:line>
        <draw:line draw:style-name="gr8" draw:text-style-name="P1" draw:layer="layout" svg:x1="12.957cm" svg:y1="4.164cm" svg:x2="12.957cm" svg:y2="4.326cm">
          <text:p/>
        </draw:line>
        <draw:path draw:style-name="gr8" draw:text-style-name="P1" draw:layer="layout" svg:width="0cm" svg:height="0.211cm" svg:x="12.957cm" svg:y="4.326cm" svg:viewBox="0 0 0 212" svg:d="M0 0c0 4 0 8 0 13 0 4 0 9 0 13 0 5 0 10 0 15 0 10 0 21 0 32s0 22 0 33c0 17 0 33 0 50 0 5 0 10 0 15s0 10 0 15c0 4 0 9 0 14 0 4 0 8 0 12">
          <text:p/>
        </draw:path>
        <draw:line draw:style-name="gr8" draw:text-style-name="P1" draw:layer="layout" svg:x1="10.508cm" svg:y1="4.538cm" svg:x2="10.508cm" svg:y2="4.783cm">
          <text:p/>
        </draw:line>
        <draw:path draw:style-name="gr8" draw:text-style-name="P1" draw:layer="layout" svg:width="0cm" svg:height="0.211cm" svg:x="10.508cm" svg:y="4.326cm" svg:viewBox="0 0 0 212" svg:d="M0 0c0 4 0 8 0 13 0 4 0 9 0 13 0 5 0 10 0 15 0 10 0 21 0 32s0 22 0 33c0 17 0 33 0 50 0 5 0 10 0 15s0 10 0 15c0 4 0 9 0 14 0 4 0 8 0 12">
          <text:p/>
        </draw:path>
        <draw:line draw:style-name="gr8" draw:text-style-name="P1" draw:layer="layout" svg:x1="10.508cm" svg:y1="4.111cm" svg:x2="10.508cm" svg:y2="4.326cm">
          <text:p/>
        </draw:line>
        <draw:line draw:style-name="gr8" draw:text-style-name="P1" draw:layer="layout" svg:x1="12.957cm" svg:y1="4.111cm" svg:x2="10.508cm" svg:y2="4.111cm">
          <text:p/>
        </draw:line>
        <draw:line draw:style-name="gr8" draw:text-style-name="P1" draw:layer="layout" svg:x1="16.749cm" svg:y1="5.486cm" svg:x2="15.821cm" svg:y2="5.924cm">
          <text:p/>
        </draw:line>
        <draw:path draw:style-name="gr8" draw:text-style-name="P1" draw:layer="layout" svg:width="0.075cm" svg:height="0.053cm" svg:x="15.746cm" svg:y="5.841cm" svg:viewBox="0 0 76 54" svg:d="M76 54c0-29-34-54-76-54">
          <text:p/>
        </draw:path>
        <draw:line draw:style-name="gr8" draw:text-style-name="P1" draw:layer="layout" svg:x1="15.746cm" svg:y1="5.841cm" svg:x2="13.522cm" svg:y2="5.841cm">
          <text:p/>
        </draw:line>
        <draw:line draw:style-name="gr8" draw:text-style-name="P1" draw:layer="layout" svg:x1="13.522cm" svg:y1="5.841cm" svg:x2="13.386cm" svg:y2="5.841cm">
          <text:p/>
        </draw:line>
        <draw:path draw:style-name="gr8" draw:text-style-name="P1" draw:layer="layout" svg:width="0.429cm" svg:height="0.248cm" svg:x="12.957cm" svg:y="5.582cm" svg:viewBox="0 0 430 249" svg:d="M430 249c-191-31-351-123-430-249">
          <text:p/>
        </draw:path>
        <draw:line draw:style-name="gr8" draw:text-style-name="P1" draw:layer="layout" svg:x1="13.582cm" svg:y1="4.745cm" svg:x2="12.957cm" svg:y2="4.745cm">
          <text:p/>
        </draw:line>
        <draw:line draw:style-name="gr8" draw:text-style-name="P1" draw:layer="layout" svg:x1="13.582cm" svg:y1="4.745cm" svg:x2="13.582cm" svg:y2="4.511cm">
          <text:p/>
        </draw:line>
        <draw:line draw:style-name="gr8" draw:text-style-name="P1" draw:layer="layout" svg:x1="13.582cm" svg:y1="4.511cm" svg:x2="12.957cm" svg:y2="4.511cm">
          <text:p/>
        </draw:line>
        <draw:line draw:style-name="gr8" draw:text-style-name="P1" draw:layer="layout" svg:x1="12.957cm" svg:y1="4.511cm" svg:x2="12.957cm" svg:y2="4.326cm">
          <text:p/>
        </draw:line>
        <draw:line draw:style-name="gr8" draw:text-style-name="P1" draw:layer="layout" svg:x1="12.957cm" svg:y1="4.164cm" svg:x2="12.957cm" svg:y2="4.111cm">
          <text:p/>
        </draw:line>
        <draw:line draw:style-name="gr8" draw:text-style-name="P1" draw:layer="layout" svg:x1="12.957cm" svg:y1="4.111cm" svg:x2="12.957cm" svg:y2="3.568cm">
          <text:p/>
        </draw:line>
        <draw:path draw:style-name="gr8" draw:text-style-name="P1" draw:layer="layout" svg:width="0.299cm" svg:height="0.212cm" svg:x="12.957cm" svg:y="3.356cm" svg:viewBox="0 0 300 213" svg:d="M300 0c-165 0-300 95-300 213">
          <text:p/>
        </draw:path>
        <draw:line draw:style-name="gr8" draw:text-style-name="P1" draw:layer="layout" svg:x1="13.256cm" svg:y1="3.356cm" svg:x2="16.581cm" svg:y2="3.356cm">
          <text:p/>
        </draw:line>
        <draw:path draw:style-name="gr8" draw:text-style-name="P1" draw:layer="layout" svg:width="0.3cm" svg:height="0.212cm" svg:x="16.581cm" svg:y="3.356cm" svg:viewBox="0 0 301 213" svg:d="M301 213c0-118-134-213-301-213">
          <text:p/>
        </draw:path>
        <draw:line draw:style-name="gr8" draw:text-style-name="P1" draw:layer="layout" svg:x1="16.881cm" svg:y1="5.31cm" svg:x2="16.881cm" svg:y2="3.568cm">
          <text:p/>
        </draw:line>
        <draw:path draw:style-name="gr8" draw:text-style-name="P1" draw:layer="layout" svg:width="0.133cm" svg:height="0.176cm" svg:x="16.748cm" svg:y="5.31cm" svg:viewBox="0 0 134 177" svg:d="M0 177c84-39 134-106 134-177">
          <text:p/>
        </draw:path>
        <draw:path draw:style-name="gr8" draw:text-style-name="P1" draw:layer="layout" svg:width="0.044cm" svg:height="0.072cm" svg:x="13.714cm" svg:y="5.51cm" svg:viewBox="0 0 45 73" svg:d="M45 73c-29-20-45-46-45-73">
          <text:p/>
        </draw:path>
        <draw:path draw:style-name="gr8" draw:text-style-name="P1" draw:layer="layout" svg:width="0.193cm" svg:height="0.027cm" svg:x="13.758cm" svg:y="5.582cm" svg:viewBox="0 0 194 28" svg:d="M0 0c55 37 140 37 194 0">
          <text:p/>
        </draw:path>
        <draw:path draw:style-name="gr8" draw:text-style-name="P1" draw:layer="layout" svg:width="0.044cm" svg:height="0.072cm" svg:x="13.951cm" svg:y="5.51cm" svg:viewBox="0 0 45 73" svg:d="M45 0c0 27-16 53-45 73">
          <text:p/>
        </draw:path>
        <draw:path draw:style-name="gr8" draw:text-style-name="P1" draw:layer="layout" svg:width="0.281cm" svg:height="0.099cm" svg:x="13.714cm" svg:y="5.411cm" svg:viewBox="0 0 282 100" svg:d="M0 100c0-56 63-100 140-100 79 0 142 44 142 100">
          <text:p/>
        </draw:path>
        <draw:path draw:style-name="gr8" draw:text-style-name="P1" draw:layer="layout" svg:width="0.281cm" svg:height="0.1cm" svg:x="13.714cm" svg:y="3.767cm" svg:viewBox="0 0 282 101" svg:d="M0 101c0-55 63-101 140-101 79 0 142 46 142 101">
          <text:p/>
        </draw:path>
        <draw:path draw:style-name="gr8" draw:text-style-name="P1" draw:layer="layout" svg:width="0.281cm" svg:height="0.099cm" svg:x="13.714cm" svg:y="3.867cm" svg:viewBox="0 0 282 100" svg:d="M282 0c0 55-63 100-142 100-77 0-140-45-140-100">
          <text:p/>
        </draw:path>
        <draw:path draw:style-name="gr8" draw:text-style-name="P1" draw:layer="layout" svg:width="1.852cm" svg:height="1.309cm" svg:x="14.09cm" svg:y="4.034cm" svg:viewBox="0 0 1853 1310" svg:d="M0 655c0-84 24-170 70-249 46-80 114-152 200-213 85-61 188-110 301-143 112-33 233-50 355-50 121-1 242 17 354 49 113 33 215 82 301 142 87 61 155 134 202 213 46 79 70 166 70 251 0 86-24 172-70 251-47 79-115 152-202 212-86 61-188 109-301 142-112 33-233 50-354 50-122 0-243-17-355-50-113-33-216-82-301-143-86-61-154-134-200-213s-70-164-70-249z">
          <text:p/>
        </draw:path>
        <draw:path draw:style-name="gr8" draw:text-style-name="P1" draw:layer="layout" svg:width="0.045cm" svg:height="0.072cm" svg:x="16.275cm" svg:y="5.51cm" svg:viewBox="0 0 46 73" svg:d="M46 0c0 27-17 53-46 73">
          <text:p/>
        </draw:path>
        <draw:path draw:style-name="gr8" draw:text-style-name="P1" draw:layer="layout" svg:width="0.281cm" svg:height="0.099cm" svg:x="16.038cm" svg:y="5.411cm" svg:viewBox="0 0 282 100" svg:d="M0 100c0-56 63-100 141-100s141 44 141 100">
          <text:p/>
        </draw:path>
        <draw:path draw:style-name="gr8" draw:text-style-name="P1" draw:layer="layout" svg:width="0.044cm" svg:height="0.072cm" svg:x="16.038cm" svg:y="5.51cm" svg:viewBox="0 0 45 73" svg:d="M45 73c-29-20-45-46-45-73">
          <text:p/>
        </draw:path>
        <draw:path draw:style-name="gr8" draw:text-style-name="P1" draw:layer="layout" svg:width="0.193cm" svg:height="0.027cm" svg:x="16.082cm" svg:y="5.582cm" svg:viewBox="0 0 194 28" svg:d="M0 0c55 37 140 37 194 0">
          <text:p/>
        </draw:path>
        <draw:path draw:style-name="gr8" draw:text-style-name="P1" draw:layer="layout" svg:width="0.281cm" svg:height="0.1cm" svg:x="16.038cm" svg:y="3.767cm" svg:viewBox="0 0 282 101" svg:d="M0 101c0-55 63-101 141-101s141 46 141 101">
          <text:p/>
        </draw:path>
        <draw:path draw:style-name="gr8" draw:text-style-name="P1" draw:layer="layout" svg:width="0.281cm" svg:height="0.099cm" svg:x="16.038cm" svg:y="3.867cm" svg:viewBox="0 0 282 100" svg:d="M282 0c0 55-63 100-141 100s-141-45-141-100">
          <text:p/>
        </draw:path>
        <draw:line draw:style-name="gr8" draw:text-style-name="P1" draw:layer="layout" svg:x1="10.508cm" svg:y1="4.783cm" svg:x2="10.508cm" svg:y2="5.85cm">
          <text:p/>
        </draw:line>
        <draw:polyline draw:style-name="gr8" draw:text-style-name="P1" draw:layer="layout" svg:width="0cm" svg:height="0cm" svg:x="10.508cm" svg:y="5.85cm" svg:viewBox="0 0 0 0" draw:points="0,0">
          <text:p/>
        </draw:polyline>
        <draw:line draw:style-name="gr8" draw:text-style-name="P1" draw:layer="layout" svg:x1="12.957cm" svg:y1="5.85cm" svg:x2="10.508cm" svg:y2="5.85cm">
          <text:p/>
        </draw:line>
        <draw:line draw:style-name="gr8" draw:text-style-name="P1" draw:layer="layout" svg:x1="12.957cm" svg:y1="4.783cm" svg:x2="12.957cm" svg:y2="5.85cm">
          <text:p/>
        </draw:line>
        <draw:path draw:style-name="gr8" draw:text-style-name="P1" draw:layer="layout" svg:width="0cm" svg:height="0.026cm" svg:x="12.957cm" svg:y="4.511cm" svg:viewBox="0 0 0 27" svg:d="M0 27c0-9 0-18 0-27">
          <text:p/>
        </draw:path>
        <draw:line draw:style-name="gr8" draw:text-style-name="P1" draw:layer="layout" svg:x1="12.957cm" svg:y1="5.582cm" svg:x2="12.957cm" svg:y2="5.85cm">
          <text:p/>
        </draw:line>
        <draw:path draw:style-name="gr8" draw:text-style-name="P1" draw:layer="layout" svg:width="0.033cm" svg:height="0.05cm" svg:x="15.788cm" svg:y="6.039cm" svg:viewBox="0 0 34 51" svg:d="M0 51c21-14 34-34 34-51">
          <text:p/>
        </draw:path>
        <draw:path draw:style-name="gr8" draw:text-style-name="P1" draw:layer="layout" svg:width="0.075cm" svg:height="0.041cm" svg:x="15.746cm" svg:y="5.998cm" svg:viewBox="0 0 76 42" svg:d="M76 42c0-2 0-4 0-6-1-2-1-4-2-6 0-2-1-3-2-5-1-3-2-4-3-6s-3-3-4-5c-2-1-3-2-5-3-2-2-4-3-6-4-3-1-5-2-7-3-2 0-5-1-7-2-2 0-5-1-7-1-5-1-11-1-16-1s-11 1-17 1">
          <text:p/>
        </draw:path>
        <draw:line draw:style-name="gr8" draw:text-style-name="P1" draw:layer="layout" svg:x1="16.881cm" svg:y1="3.515cm" svg:x2="16.881cm" svg:y2="3.568cm">
          <text:p/>
        </draw:line>
        <draw:line draw:style-name="gr8" draw:text-style-name="P1" draw:layer="layout" svg:x1="13.659cm" svg:y1="6.389cm" svg:x2="15.747cm" svg:y2="5.999cm">
          <text:p/>
        </draw:line>
        <draw:line draw:style-name="gr8" draw:text-style-name="P1" draw:layer="layout" svg:x1="13.659cm" svg:y1="6.388cm" svg:x2="13.659cm" svg:y2="6.819cm">
          <text:p/>
        </draw:line>
        <draw:line draw:style-name="gr8" draw:text-style-name="P1" draw:layer="layout" svg:x1="13.66cm" svg:y1="6.819cm" svg:x2="13.522cm" svg:y2="6.903cm">
          <text:p/>
        </draw:line>
        <draw:line draw:style-name="gr8" draw:text-style-name="P1" draw:layer="layout" svg:x1="13.523cm" svg:y1="6.902cm" svg:x2="13.386cm" svg:y2="6.985cm">
          <text:p/>
        </draw:line>
        <draw:line draw:style-name="gr8" draw:text-style-name="P1" draw:layer="layout" svg:x1="13.386cm" svg:y1="6.984cm" svg:x2="13.386cm" svg:y2="6.974cm">
          <text:p/>
        </draw:line>
        <draw:line draw:style-name="gr8" draw:text-style-name="P1" draw:layer="layout" svg:x1="13.386cm" svg:y1="5.83cm" svg:x2="13.386cm" svg:y2="6.974cm">
          <text:p/>
        </draw:line>
        <draw:line draw:style-name="gr8" draw:text-style-name="P1" draw:layer="layout" svg:x1="12.957cm" svg:y1="3.515cm" svg:x2="12.957cm" svg:y2="3.568cm">
          <text:p/>
        </draw:line>
        <draw:path draw:style-name="gr8" draw:text-style-name="P1" draw:layer="layout" svg:width="0.116cm" svg:height="0.234cm" svg:x="12.957cm" svg:y="6.551cm" svg:viewBox="0 0 117 235" svg:d="M0 0c16 30 36 61 59 98 9 13 18 30 27 46 5 10 11 20 16 31 3 8 7 17 9 27 3 10 6 21 6 33">
          <text:p/>
        </draw:path>
        <draw:path draw:style-name="gr8" draw:text-style-name="P1" draw:layer="layout" svg:width="0.116cm" svg:height="0.054cm" svg:x="12.957cm" svg:y="6.774cm" svg:viewBox="0 0 117 55" svg:d="M117 12c-1 23-8 31-14 36-5 4-11 6-16 7-9 1-18 0-27-3-23-9-44-29-60-52">
          <text:p/>
        </draw:path>
        <draw:line draw:style-name="gr8" draw:text-style-name="P1" draw:layer="layout" svg:x1="12.957cm" svg:y1="6.551cm" svg:x2="12.957cm" svg:y2="5.85cm">
          <text:p/>
        </draw:line>
        <draw:path draw:style-name="gr8" draw:text-style-name="P1" draw:layer="layout" svg:width="0.233cm" svg:height="0.065cm" svg:x="13.153cm" svg:y="6.974cm" svg:viewBox="0 0 234 66" svg:d="M0 66c69-6 149-28 234-66">
          <text:p/>
        </draw:path>
        <draw:path draw:style-name="gr8" draw:text-style-name="P1" draw:layer="layout" svg:width="0.196cm" svg:height="0.109cm" svg:x="12.957cm" svg:y="6.931cm" svg:viewBox="0 0 197 110" svg:d="M197 109c-32 4-70-3-106-23-35-19-67-49-91-86">
          <text:p/>
        </draw:path>
        <draw:line draw:style-name="gr8" draw:text-style-name="P1" draw:layer="layout" svg:x1="12.957cm" svg:y1="6.931cm" svg:x2="12.957cm" svg:y2="6.774cm">
          <text:p/>
        </draw:line>
        <draw:line draw:style-name="gr8" draw:text-style-name="P1" draw:layer="layout" svg:x1="13.582cm" svg:y1="4.692cm" svg:x2="12.957cm" svg:y2="4.692cm">
          <text:p/>
        </draw:line>
        <draw:path draw:style-name="gr8" draw:text-style-name="P1" draw:layer="layout" svg:width="1.687cm" svg:height="0.596cm" svg:x="14.173cm" svg:y="4.034cm" svg:viewBox="0 0 1688 597" svg:d="M0 597c0-77 21-155 63-228 42-72 105-138 183-194 78-55 172-100 274-130s213-45 324-45c110-1 221 15 323 45s196 74 274 129 140 122 182 194c43 73 65 151 65 229">
          <text:p/>
        </draw:path>
        <draw:path draw:style-name="gr8" draw:text-style-name="P1" draw:layer="layout" svg:width="1.687cm" svg:height="0.596cm" svg:x="14.173cm" svg:y="4.63cm" svg:viewBox="0 0 1688 597" svg:d="M1688 0c0 78-22 156-65 228-42 72-104 138-182 194s-172 100-274 130-213 45-323 45c-111 0-222-15-324-45-102-31-196-75-274-132-78-55-141-121-183-193-42-73-63-150-63-227">
          <text:p/>
        </draw:path>
        <draw:line draw:style-name="gr8" draw:text-style-name="P1" draw:layer="layout" svg:x1="10.508cm" svg:y1="4.115cm" svg:x2="10.508cm" svg:y2="4.11cm">
          <text:p/>
        </draw:line>
        <draw:line draw:style-name="gr8" draw:text-style-name="P1" draw:layer="layout" svg:x1="10.508cm" svg:y1="3.751cm" svg:x2="10.508cm" svg:y2="4.11cm">
          <text:p/>
        </draw:line>
        <draw:polyline draw:style-name="gr8" draw:text-style-name="P1" draw:layer="layout" svg:width="0cm" svg:height="0.497cm" svg:x="10.508cm" svg:y="4.11cm" svg:viewBox="0 0 0 498" draw:points="0,498 0,467 0,432 0,396 0,357 0,316 0,234 0,193 0,154 0,117 0,82 0,51 0,23 0,0">
          <text:p/>
        </draw:polyline>
        <draw:path draw:style-name="gr8" draw:text-style-name="P1" draw:layer="layout" svg:width="0cm" svg:height="0.092cm" svg:x="10.508cm" svg:y="4.608cm" svg:viewBox="0 0 0 93" svg:d="M0 93c0-1 0-1 0-2s0-2 0-2c0-2 0-3 0-4s0-3 0-4c0-2 0-4 0-6s0-4 0-6c0-3 0-5 0-8 0-2 0-5 0-8s0-6 0-9 0-6 0-10c0-3 0-7 0-10 0-8 0-16 0-24">
          <text:p/>
        </draw:path>
        <draw:path draw:style-name="gr8" draw:text-style-name="P1" draw:layer="layout" svg:width="0.013cm" svg:height="0.001cm" svg:x="12.944cm" svg:y="6.931cm" svg:viewBox="0 0 14 2" svg:d="M14 0c-6 2-10 2-14 2">
          <text:p/>
        </draw:path>
        <draw:line draw:style-name="gr8" draw:text-style-name="P1" draw:layer="layout" svg:x1="12.944cm" svg:y1="6.932cm" svg:x2="10.508cm" svg:y2="6.932cm">
          <text:p/>
        </draw:line>
        <draw:line draw:style-name="gr8" draw:text-style-name="P1" draw:layer="layout" svg:x1="10.508cm" svg:y1="5.85cm" svg:x2="10.508cm" svg:y2="6.932cm">
          <text:p/>
        </draw:line>
        <draw:path draw:style-name="gr8" draw:text-style-name="P1" draw:layer="layout" svg:width="0.165cm" svg:height="0.117cm" svg:x="12.743cm" svg:y="6.662cm" svg:viewBox="0 0 166 118" svg:d="M166 118c-92 0-166-52-166-118">
          <text:p/>
        </draw:path>
        <draw:path draw:style-name="gr8" draw:text-style-name="P1" draw:layer="layout" svg:width="0.214cm" svg:height="0.116cm" svg:x="12.743cm" svg:y="6.546cm" svg:viewBox="0 0 215 117" svg:d="M0 117c0-37 25-71 67-93 42-23 98-30 148-19">
          <text:p/>
        </draw:path>
        <draw:path draw:style-name="gr8" draw:text-style-name="P1" draw:layer="layout" svg:width="0.049cm" svg:height="0.005cm" svg:x="12.908cm" svg:y="6.774cm" svg:viewBox="0 0 50 6" svg:d="M50 0c-16 3-34 6-50 6">
          <text:p/>
        </draw:path>
        <draw:path draw:style-name="gr8" draw:text-style-name="P1" draw:layer="layout" svg:width="0cm" svg:height="0.18cm" svg:x="13.582cm" svg:y="4.511cm" svg:viewBox="0 0 0 181" svg:d="M0 181c0-2 0-4 0-6s0-4 0-6c0-3 0-6 0-9s0-6 0-9c0-4 0-7 0-11s0-8 0-12 0-8 0-12c0-5 0-10 0-14 0-5 0-10 0-15 0-6 0-11 0-16 0-11 0-22 0-34s0-25 0-37">
          <text:p/>
        </draw:path>
        <draw:line draw:style-name="gr8" draw:text-style-name="P1" draw:layer="layout" svg:x1="10.508cm" svg:y1="4.11cm" svg:x2="12.957cm" svg:y2="4.11cm">
          <text:p/>
        </draw:line>
        <draw:line draw:style-name="gr8" draw:text-style-name="P1" draw:layer="layout" svg:x1="15.757cm" svg:y1="6.11cm" svg:x2="15.789cm" svg:y2="6.089cm">
          <text:p/>
        </draw:line>
        <draw:line draw:style-name="gr8" draw:text-style-name="P1" draw:layer="layout" svg:x1="15.758cm" svg:y1="6.109cm" svg:x2="13.659cm" svg:y2="6.501cm">
          <text:p/>
        </draw:line>
        <draw:line draw:style-name="gr8" draw:text-style-name="P1" draw:layer="layout" svg:x1="16.881cm" svg:y1="3.515cm" svg:x2="16.881cm" svg:y2="3.197cm">
          <text:p/>
        </draw:line>
        <draw:line draw:style-name="gr8" draw:text-style-name="P1" draw:layer="layout" svg:x1="13.153cm" svg:y1="7.039cm" svg:x2="13.153cm" svg:y2="7.237cm">
          <text:p/>
        </draw:line>
        <draw:line draw:style-name="gr8" draw:text-style-name="P1" draw:layer="layout" svg:x1="13.153cm" svg:y1="7.238cm" svg:x2="13.66cm" svg:y2="6.931cm">
          <text:p/>
        </draw:line>
        <draw:line draw:style-name="gr8" draw:text-style-name="P1" draw:layer="layout" svg:x1="13.659cm" svg:y1="6.819cm" svg:x2="13.659cm" svg:y2="6.931cm">
          <text:p/>
        </draw:line>
        <draw:path draw:style-name="gr8" draw:text-style-name="P1" draw:layer="layout" svg:width="0.3cm" svg:height="0.212cm" svg:x="16.581cm" svg:y="2.985cm" svg:viewBox="0 0 301 213" svg:d="M301 213c0-118-134-213-301-213">
          <text:p/>
        </draw:path>
        <draw:line draw:style-name="gr8" draw:text-style-name="P1" draw:layer="layout" svg:x1="16.581cm" svg:y1="2.985cm" svg:x2="13.256cm" svg:y2="2.985cm">
          <text:p/>
        </draw:line>
        <draw:path draw:style-name="gr8" draw:text-style-name="P1" draw:layer="layout" svg:width="0.299cm" svg:height="0.212cm" svg:x="12.957cm" svg:y="2.985cm" svg:viewBox="0 0 300 213" svg:d="M300 0c-165 0-300 95-300 213">
          <text:p/>
        </draw:path>
        <draw:line draw:style-name="gr8" draw:text-style-name="P1" draw:layer="layout" svg:x1="12.957cm" svg:y1="3.197cm" svg:x2="12.957cm" svg:y2="3.515cm">
          <text:p/>
        </draw:line>
        <draw:line draw:style-name="gr8" draw:text-style-name="P1" draw:layer="layout" svg:x1="12.944cm" svg:y1="6.932cm" svg:x2="12.944cm" svg:y2="7.303cm">
          <text:p/>
        </draw:line>
        <draw:path draw:style-name="gr8" draw:text-style-name="P1" draw:layer="layout" svg:width="0.209cm" svg:height="0.066cm" svg:x="12.944cm" svg:y="7.237cm" svg:viewBox="0 0 210 67" svg:d="M210 0c-57 38-132 62-210 67">
          <text:p/>
        </draw:path>
        <draw:line draw:style-name="gr8" draw:text-style-name="P1" draw:layer="layout" svg:x1="10.508cm" svg:y1="3.428cm" svg:x2="10.508cm" svg:y2="3.751cm">
          <text:p/>
        </draw:line>
        <draw:path draw:style-name="gr8" draw:text-style-name="P1" draw:layer="layout" svg:width="0.198cm" svg:height="0.329cm" svg:x="10.685cm" svg:y="3.751cm" svg:viewBox="0 0 199 330" svg:d="M199 330c-40 0-79-10-113-29-18-10-35-23-49-40-6-6-11-14-16-22-3-5-6-10-8-15-2-3-3-6-4-10-2-4-3-8-5-13-2-10-4-22-4-33-1-16 1-30 5-43 7-26 20-46 37-64 30-33 73-54 119-61">
          <text:p/>
        </draw:path>
        <draw:path draw:style-name="gr8" draw:text-style-name="P1" draw:layer="layout" svg:width="0.199cm" svg:height="0.329cm" svg:x="10.883cm" svg:y="3.751cm" svg:viewBox="0 0 200 330" svg:d="M0 330c45 0 89-13 125-36 18-11 33-26 46-43 11-16 21-35 26-58 4-17 4-36 1-52-2-10-4-20-8-29-8-20-18-36-32-51-30-33-73-54-119-61">
          <text:p/>
        </draw:path>
        <draw:line draw:style-name="gr8" draw:text-style-name="P1" draw:layer="layout" svg:x1="10.508cm" svg:y1="2.351cm" svg:x2="10.508cm" svg:y2="3.428cm">
          <text:p/>
        </draw:line>
        <draw:line draw:style-name="gr8" draw:text-style-name="P1" draw:layer="layout" svg:x1="10.508cm" svg:y1="7.055cm" svg:x2="10.508cm" svg:y2="6.932cm">
          <text:p/>
        </draw:line>
        <draw:line draw:style-name="gr8" draw:text-style-name="P1" draw:layer="layout" svg:x1="12.944cm" svg:y1="7.303cm" svg:x2="10.059cm" svg:y2="7.303cm">
          <text:p/>
        </draw:line>
        <draw:line draw:style-name="gr8" draw:text-style-name="P1" draw:layer="layout" svg:x1="10.508cm" svg:y1="7.055cm" svg:x2="10.059cm" svg:y2="7.055cm">
          <text:p/>
        </draw:line>
        <draw:path draw:style-name="gr8" draw:text-style-name="P1" draw:layer="layout" svg:width="0.169cm" svg:height="0.13cm" svg:x="10.883cm" svg:y="3.94cm" svg:viewBox="0 0 170 131" svg:d="M0 131c25 0 45-4 62-10 17-5 31-12 42-20 16-10 30-21 40-34s19-27 23-47c2-7 3-14 3-20">
          <text:p/>
        </draw:path>
        <draw:path draw:style-name="gr8" draw:text-style-name="P1" draw:layer="layout" svg:width="0.337cm" svg:height="0.103cm" svg:x="10.715cm" svg:y="3.837cm" svg:viewBox="0 0 338 104" svg:d="M338 104c0-22-7-35-15-47-14-18-33-31-64-43-16-5-38-11-68-13-12-1-25-1-38-1-18 2-33 4-46 6-22 5-39 12-52 19-14 7-25 15-33 24-11 11-19 24-22 44 0 3 0 7 0 11">
          <text:p/>
        </draw:path>
        <draw:path draw:style-name="gr8" draw:text-style-name="P1" draw:layer="layout" svg:width="0.168cm" svg:height="0.13cm" svg:x="10.715cm" svg:y="3.94cm" svg:viewBox="0 0 169 131" svg:d="M0 0c0 11 2 24 7 36 9 22 23 39 41 54 13 10 27 19 47 27 19 8 44 14 74 14">
          <text:p/>
        </draw:path>
        <draw:line draw:style-name="gr8" draw:text-style-name="P1" draw:layer="layout" svg:x1="15.426cm" svg:y1="4.893cm" svg:x2="14.229cm" svg:y2="4.416cm">
          <text:p/>
        </draw:line>
        <draw:path draw:style-name="gr8" draw:text-style-name="P1" draw:layer="layout" svg:width="0.3cm" svg:height="0.212cm" svg:x="9.759cm" svg:y="7.091cm" svg:viewBox="0 0 301 213" svg:d="M0 0c0 118 134 213 301 213">
          <text:p/>
        </draw:path>
        <draw:polyline draw:style-name="gr8" draw:text-style-name="P1" draw:layer="layout" svg:width="0cm" svg:height="0cm" svg:x="10.508cm" svg:y="3.428cm" svg:viewBox="0 0 0 0" draw:points="0,0">
          <text:p/>
        </draw:polyline>
        <draw:line draw:style-name="gr8" draw:text-style-name="P1" draw:layer="layout" svg:x1="10.922cm" svg:y1="3.751cm" svg:x2="10.845cm" svg:y2="3.751cm">
          <text:p/>
        </draw:line>
        <draw:line draw:style-name="gr8" draw:text-style-name="P1" draw:layer="layout" svg:x1="12.957cm" svg:y1="3.534cm" svg:x2="12.957cm" svg:y2="3.751cm">
          <text:p/>
        </draw:line>
        <draw:line draw:style-name="gr8" draw:text-style-name="P1" draw:layer="layout" svg:x1="10.696cm" svg:y1="3.428cm" svg:x2="10.696cm" svg:y2="3.534cm">
          <text:p/>
        </draw:line>
        <draw:line draw:style-name="gr8" draw:text-style-name="P1" draw:layer="layout" svg:x1="10.508cm" svg:y1="2.672cm" svg:x2="10.508cm" svg:y2="3.731cm">
          <text:p/>
        </draw:line>
        <draw:line draw:style-name="gr8" draw:text-style-name="P1" draw:layer="layout" svg:x1="10.059cm" svg:y1="2.703cm" svg:x2="10.508cm" svg:y2="2.703cm">
          <text:p/>
        </draw:line>
        <draw:line draw:style-name="gr8" draw:text-style-name="P1" draw:layer="layout" svg:x1="9.759cm" svg:y1="2.915cm" svg:x2="9.759cm" svg:y2="6.843cm">
          <text:p/>
        </draw:line>
        <draw:path draw:style-name="gr8" draw:text-style-name="P1" draw:layer="layout" svg:width="0.3cm" svg:height="0.212cm" svg:x="9.759cm" svg:y="2.703cm" svg:viewBox="0 0 301 213" svg:d="M301 0c-167 0-301 95-301 213">
          <text:p/>
        </draw:path>
        <draw:path draw:style-name="gr8" draw:text-style-name="P1" draw:layer="layout" svg:width="0.3cm" svg:height="0.212cm" svg:x="9.759cm" svg:y="6.843cm" svg:viewBox="0 0 301 213" svg:d="M0 0c0 118 134 213 301 213">
          <text:p/>
        </draw:path>
        <draw:path draw:style-name="gr8" draw:text-style-name="P1" draw:layer="layout" svg:width="0.165cm" svg:height="0.118cm" svg:x="10.134cm" svg:y="6.785cm" svg:viewBox="0 0 166 119" svg:d="M0 119c91 0 166-53 166-119">
          <text:p/>
        </draw:path>
        <draw:path draw:style-name="gr8" draw:text-style-name="P1" draw:layer="layout" svg:width="0.33cm" svg:height="0.116cm" svg:x="9.969cm" svg:y="6.669cm" svg:viewBox="0 0 331 117" svg:d="M331 117c0-64-74-117-165-117s-166 53-166 117">
          <text:p/>
        </draw:path>
        <draw:path draw:style-name="gr8" draw:text-style-name="P1" draw:layer="layout" svg:width="0.165cm" svg:height="0.118cm" svg:x="9.969cm" svg:y="6.785cm" svg:viewBox="0 0 166 119" svg:d="M0 0c0 66 74 119 166 119">
          <text:p/>
        </draw:path>
        <draw:path draw:style-name="gr8" draw:text-style-name="P1" draw:layer="layout" svg:width="0.165cm" svg:height="0.116cm" svg:x="10.134cm" svg:y="2.969cm" svg:viewBox="0 0 166 117" svg:d="M0 117c91 0 166-53 166-117">
          <text:p/>
        </draw:path>
        <draw:path draw:style-name="gr8" draw:text-style-name="P1" draw:layer="layout" svg:width="0.33cm" svg:height="0.117cm" svg:x="9.969cm" svg:y="2.852cm" svg:viewBox="0 0 331 118" svg:d="M331 118c0-66-74-118-165-118s-166 52-166 118">
          <text:p/>
        </draw:path>
        <draw:path draw:style-name="gr8" draw:text-style-name="P1" draw:layer="layout" svg:width="0.165cm" svg:height="0.116cm" svg:x="9.969cm" svg:y="2.969cm" svg:viewBox="0 0 166 117" svg:d="M0 0c0 64 74 117 166 117">
          <text:p/>
        </draw:path>
        <draw:line draw:style-name="gr8" draw:text-style-name="P1" draw:layer="layout" svg:x1="10.696cm" svg:y1="2.351cm" svg:x2="10.696cm" svg:y2="2.811cm">
          <text:p/>
        </draw:line>
        <draw:line draw:style-name="gr8" draw:text-style-name="P1" draw:layer="layout" svg:x1="10.696cm" svg:y1="3.057cm" svg:x2="10.696cm" svg:y2="3.428cm">
          <text:p/>
        </draw:line>
        <draw:polyline draw:style-name="gr8" draw:text-style-name="P1" draw:layer="layout" svg:width="0cm" svg:height="0cm" svg:x="10.508cm" svg:y="2.351cm" svg:viewBox="0 0 0 0" draw:points="0,0">
          <text:p/>
        </draw:polyline>
        <draw:line draw:style-name="gr8" draw:text-style-name="P1" draw:layer="layout" svg:x1="10.508cm" svg:y1="2.351cm" svg:x2="10.508cm" svg:y2="2.71cm">
          <text:p/>
        </draw:line>
        <draw:polyline draw:style-name="gr8" draw:text-style-name="P1" draw:layer="layout" svg:width="0cm" svg:height="0cm" svg:x="10.508cm" svg:y="2.71cm" svg:viewBox="0 0 0 0" draw:points="0,0">
          <text:p/>
        </draw:polyline>
        <draw:line draw:style-name="gr8" draw:text-style-name="P1" draw:layer="layout" svg:x1="9.759cm" svg:y1="7.091cm" svg:x2="9.759cm" svg:y2="6.843cm">
          <text:p/>
        </draw:line>
        <draw:line draw:style-name="gr8" draw:text-style-name="P1" draw:layer="layout" svg:x1="12.957cm" svg:y1="3.491cm" svg:x2="12.957cm" svg:y2="2.957cm">
          <text:p/>
        </draw:line>
        <draw:path draw:style-name="gr8" draw:text-style-name="P1" draw:layer="layout" svg:width="0.116cm" svg:height="0.055cm" svg:x="12.957cm" svg:y="2.957cm" svg:viewBox="0 0 117 56" svg:d="M0 0c16 22 35 41 57 51 8 3 16 5 25 5 5 0 9-2 15-4 5-2 11-6 15-16 2-5 5-14 5-25">
          <text:p/>
        </draw:path>
        <draw:path draw:style-name="gr8" draw:text-style-name="P1" draw:layer="layout" svg:width="0.116cm" svg:height="0.234cm" svg:x="12.957cm" svg:y="2.734cm" svg:viewBox="0 0 117 235" svg:d="M117 235c0-8-2-17-3-25-3-9-5-17-8-26-5-12-10-23-16-32-13-26-26-46-38-66-20-31-38-59-52-86">
          <text:p/>
        </draw:path>
        <draw:path draw:style-name="gr8" draw:text-style-name="P1" draw:layer="layout" svg:width="0.313cm" svg:height="0.404cm" svg:x="12.957cm" svg:y="2.581cm" svg:viewBox="0 0 314 405" svg:d="M0 0c22 37 52 75 87 113 24 27 50 54 78 83 58 62 121 132 149 209">
          <text:p/>
        </draw:path>
        <draw:path draw:style-name="gr8" draw:text-style-name="P1" draw:layer="layout" svg:width="0.823cm" svg:height="0.467cm" svg:x="15.016cm" svg:y="4.5cm" svg:viewBox="0 0 824 468" svg:d="M824 0c-86 273-428 468-824 468">
          <text:p/>
        </draw:path>
        <draw:path draw:style-name="gr8" draw:text-style-name="P1" draw:layer="layout" svg:width="0.823cm" svg:height="0.467cm" svg:x="14.193cm" svg:y="4.5cm" svg:viewBox="0 0 824 468" svg:d="M824 468c-395 0-738-195-824-468">
          <text:p/>
        </draw:path>
        <draw:path draw:style-name="gr8" draw:text-style-name="P1" draw:layer="layout" svg:width="0.09cm" svg:height="0.019cm" svg:x="10.044cm" svg:y="6.864cm" svg:viewBox="0 0 91 20" svg:d="M0 20c27-13 58-20 91-20">
          <text:p/>
        </draw:path>
        <draw:path draw:style-name="gr8" draw:text-style-name="P1" draw:layer="layout" svg:width="0.09cm" svg:height="0.019cm" svg:x="10.134cm" svg:y="6.864cm" svg:viewBox="0 0 91 20" svg:d="M0 0c32 0 64 7 91 20">
          <text:p/>
        </draw:path>
        <draw:path draw:style-name="gr8" draw:text-style-name="P1" draw:layer="layout" svg:width="0.09cm" svg:height="0.019cm" svg:x="10.044cm" svg:y="3.047cm" svg:viewBox="0 0 91 20" svg:d="M0 20c27-12 58-20 91-20">
          <text:p/>
        </draw:path>
        <draw:path draw:style-name="gr8" draw:text-style-name="P1" draw:layer="layout" svg:width="0.09cm" svg:height="0.019cm" svg:x="10.134cm" svg:y="3.047cm" svg:viewBox="0 0 91 20" svg:d="M0 0c32 0 64 8 91 20">
          <text:p/>
        </draw:path>
        <draw:path draw:style-name="gr8" draw:text-style-name="P1" draw:layer="layout" svg:width="0.044cm" svg:height="0.043cm" svg:x="10.696cm" svg:y="3.491cm" svg:viewBox="0 0 45 44" svg:d="M45 0c-15 0-26 4-34 11-7 9-11 20-11 33">
          <text:p/>
        </draw:path>
        <draw:line draw:style-name="gr8" draw:text-style-name="P1" draw:layer="layout" svg:x1="10.696cm" svg:y1="2.351cm" svg:x2="10.696cm" svg:y2="2.245cm">
          <text:p/>
        </draw:line>
        <draw:polyline draw:style-name="gr8" draw:text-style-name="P1" draw:layer="layout" svg:width="0.15cm" svg:height="0.212cm" svg:x="10.696cm" svg:y="2.245cm" svg:viewBox="0 0 151 213" draw:points="0,0 1,12 4,26 8,41 15,56 23,73 33,89 44,106 56,123 70,139 85,155 100,171 117,186 134,200 151,213">
          <text:p/>
        </draw:polyline>
        <draw:line draw:style-name="gr8" draw:text-style-name="P1" draw:layer="layout" svg:x1="10.846cm" svg:y1="2.457cm" svg:x2="10.884cm" svg:y2="2.484cm">
          <text:p/>
        </draw:line>
        <draw:line draw:style-name="gr8" draw:text-style-name="P1" draw:layer="layout" svg:x1="10.883cm" svg:y1="2.483cm" svg:x2="10.883cm" svg:y2="2.726cm">
          <text:p/>
        </draw:line>
        <draw:line draw:style-name="gr8" draw:text-style-name="P1" draw:layer="layout" svg:x1="10.883cm" svg:y1="2.941cm" svg:x2="10.883cm" svg:y2="2.952cm">
          <text:p/>
        </draw:line>
        <draw:line draw:style-name="gr8" draw:text-style-name="P1" draw:layer="layout" svg:x1="10.883cm" svg:y1="3.158cm" svg:x2="10.883cm" svg:y2="3.491cm">
          <text:p/>
        </draw:line>
        <draw:line draw:style-name="gr8" draw:text-style-name="P1" draw:layer="layout" svg:x1="10.508cm" svg:y1="1.954cm" svg:x2="10.508cm" svg:y2="1.621cm">
          <text:p/>
        </draw:line>
        <draw:polyline draw:style-name="gr8" draw:text-style-name="P1" draw:layer="layout" svg:width="0cm" svg:height="0.543cm" svg:x="10.508cm" svg:y="2.047cm" svg:viewBox="0 0 0 544" draw:points="0,0 0,41 0,87 0,137 0,190 0,243 0,296 0,348 0,395 0,438 0,475 0,504 0,526 0,540 0,544">
          <text:p/>
        </draw:polyline>
        <draw:path draw:style-name="gr8" draw:text-style-name="P1" draw:layer="layout" svg:width="0cm" svg:height="0.02cm" svg:x="10.508cm" svg:y="2.026cm" svg:viewBox="0 0 0 21" svg:d="M0 21c0-7 0-14 0-21">
          <text:p/>
        </draw:path>
        <draw:path draw:style-name="gr8" draw:text-style-name="P1" draw:layer="layout" svg:width="0cm" svg:height="0.092cm" svg:x="10.508cm" svg:y="1.933cm" svg:viewBox="0 0 0 93" svg:d="M0 0c0 1 0 1 0 2s0 1 0 2 0 3 0 4 0 3 0 4c0 2 0 4 0 6s0 4 0 6 0 5 0 7c0 3 0 6 0 9s0 6 0 9 0 6 0 10c0 3 0 7 0 10 0 8 0 16 0 24">
          <text:p/>
        </draw:path>
        <draw:line draw:style-name="gr8" draw:text-style-name="P1" draw:layer="layout" svg:x1="12.957cm" svg:y1="2.245cm" svg:x2="12.957cm" svg:y2="1.983cm">
          <text:p/>
        </draw:line>
        <draw:line draw:style-name="gr8" draw:text-style-name="P1" draw:layer="layout" svg:x1="10.508cm" svg:y1="2.351cm" svg:x2="10.508cm" svg:y2="1.397cm">
          <text:p/>
        </draw:line>
        <draw:line draw:style-name="gr8" draw:text-style-name="P1" draw:layer="layout" svg:x1="12.957cm" svg:y1="1.621cm" svg:x2="12.957cm" svg:y2="1.397cm">
          <text:p/>
        </draw:line>
        <draw:line draw:style-name="gr8" draw:text-style-name="P1" draw:layer="layout" svg:x1="12.957cm" svg:y1="1.954cm" svg:x2="12.957cm" svg:y2="1.621cm">
          <text:p/>
        </draw:line>
        <draw:line draw:style-name="gr8" draw:text-style-name="P1" draw:layer="layout" svg:x1="12.957cm" svg:y1="1.983cm" svg:x2="12.957cm" svg:y2="1.954cm">
          <text:p/>
        </draw:line>
        <draw:line draw:style-name="gr8" draw:text-style-name="P1" draw:layer="layout" svg:x1="10.508cm" svg:y1="1.983cm" svg:x2="10.508cm" svg:y2="2.351cm">
          <text:p/>
        </draw:line>
        <draw:line draw:style-name="gr8" draw:text-style-name="P1" draw:layer="layout" svg:x1="10.508cm" svg:y1="1.983cm" svg:x2="10.508cm" svg:y2="1.954cm">
          <text:p/>
        </draw:line>
        <draw:line draw:style-name="gr8" draw:text-style-name="P1" draw:layer="layout" svg:x1="10.508cm" svg:y1="1.397cm" svg:x2="10.508cm" svg:y2="1.621cm">
          <text:p/>
        </draw:line>
        <draw:path draw:style-name="gr8" draw:text-style-name="P1" draw:layer="layout" svg:width="0cm" svg:height="0.186cm" svg:x="12.957cm" svg:y="2.058cm" svg:viewBox="0 0 0 187" svg:d="M0 187c0-70 0-137 0-187">
          <text:p/>
        </draw:path>
        <draw:path draw:style-name="gr8" draw:text-style-name="P1" draw:layer="layout" svg:width="0cm" svg:height="0.092cm" svg:x="12.957cm" svg:y="1.922cm" svg:viewBox="0 0 0 93" svg:d="M0 93c0-4 0-8 0-12 0-8 0-15 0-22 0-3 0-7 0-10s0-6 0-9 0-6 0-8c0-3 0-5 0-8 0-2 0-4 0-6s0-4 0-5c0-2 0-3 0-5 0-1 0-2 0-3s0-2 0-3v-1-1">
          <text:p/>
        </draw:path>
        <draw:path draw:style-name="gr8" draw:text-style-name="P1" draw:layer="layout" svg:width="0cm" svg:height="0.042cm" svg:x="12.957cm" svg:y="2.015cm" svg:viewBox="0 0 0 43" svg:d="M0 0c0 14 0 28 0 43">
          <text:p/>
        </draw:path>
        <draw:line draw:style-name="gr8" draw:text-style-name="P1" draw:layer="layout" svg:x1="12.957cm" svg:y1="2.71cm" svg:x2="12.957cm" svg:y2="3.491cm">
          <text:p/>
        </draw:line>
        <draw:line draw:style-name="gr8" draw:text-style-name="P1" draw:layer="layout" svg:x1="12.957cm" svg:y1="2.457cm" svg:x2="12.957cm" svg:y2="2.71cm">
          <text:p/>
        </draw:line>
        <draw:path draw:style-name="gr8" draw:text-style-name="P1" draw:layer="layout" svg:width="0.075cm" svg:height="0.027cm" svg:x="11.695cm" svg:y="2.539cm" svg:viewBox="0 0 76 28" svg:d="M76 28c0-16-17-28-38-28s-38 12-38 28">
          <text:p/>
        </draw:path>
        <draw:path draw:style-name="gr8" draw:text-style-name="P1" draw:layer="layout" svg:width="0.075cm" svg:height="0.026cm" svg:x="11.695cm" svg:y="2.566cm" svg:viewBox="0 0 76 27" svg:d="M0 0c0 14 17 27 38 27s38-13 38-27">
          <text:p/>
        </draw:path>
        <draw:path draw:style-name="gr8" draw:text-style-name="P1" draw:layer="layout" svg:width="0cm" svg:height="0.211cm" svg:x="12.957cm" svg:y="2.245cm" svg:viewBox="0 0 0 212" svg:d="M0 0c0 4 0 8 0 12 0 5 0 10 0 14 0 5 0 10 0 15 0 10 0 21 0 32s0 22 0 33c0 17 0 33 0 49 0 6 0 11 0 16s0 10 0 15c0 4 0 9 0 13 0 5 0 9 0 13">
          <text:p/>
        </draw:path>
        <draw:polyline draw:style-name="gr8" draw:text-style-name="P1" draw:layer="layout" svg:width="0cm" svg:height="0cm" svg:x="10.508cm" svg:y="1.397cm" svg:viewBox="0 0 0 0" draw:points="0,0">
          <text:p/>
        </draw:polyline>
        <draw:path draw:style-name="gr8" draw:text-style-name="P1" draw:layer="layout" svg:width="0cm" svg:height="0.043cm" svg:x="10.508cm" svg:y="1.353cm" svg:viewBox="0 0 0 44" svg:d="M0 0c0 0 0 17 0 44">
          <text:p/>
        </draw:path>
        <draw:path draw:style-name="gr8" draw:text-style-name="P1" draw:layer="layout" svg:width="0.075cm" svg:height="0.027cm" svg:x="11.695cm" svg:y="3.037cm" svg:viewBox="0 0 76 28" svg:d="M76 28c0-16-17-28-38-28s-38 12-38 28">
          <text:p/>
        </draw:path>
        <draw:path draw:style-name="gr8" draw:text-style-name="P1" draw:layer="layout" svg:width="0.075cm" svg:height="0.026cm" svg:x="11.695cm" svg:y="3.064cm" svg:viewBox="0 0 76 27" svg:d="M0 0c0 15 17 27 38 27s38-12 38-27">
          <text:p/>
        </draw:path>
        <draw:path draw:style-name="gr8" draw:text-style-name="P1" draw:layer="layout" svg:width="0cm" svg:height="0.043cm" svg:x="12.957cm" svg:y="1.353cm" svg:viewBox="0 0 0 44" svg:d="M0 0c0 0 0 16 0 44">
          <text:p/>
        </draw:path>
        <draw:path draw:style-name="gr8" draw:text-style-name="P1" draw:layer="layout" svg:width="0cm" svg:height="0.043cm" svg:x="10.508cm" svg:y="1.353cm" svg:viewBox="0 0 0 44" svg:d="M0 0c0 0 0 19 0 44">
          <text:p/>
        </draw:path>
        <draw:line draw:style-name="gr8" draw:text-style-name="P1" draw:layer="layout" svg:x1="11.089cm" svg:y1="2.872cm" svg:x2="11.089cm" svg:y2="2.899cm">
          <text:p/>
        </draw:line>
        <draw:line draw:style-name="gr8" draw:text-style-name="P1" draw:layer="layout" svg:x1="10.677cm" svg:y1="2.872cm" svg:x2="10.677cm" svg:y2="2.899cm">
          <text:p/>
        </draw:line>
        <draw:line draw:style-name="gr8" draw:text-style-name="P1" draw:layer="layout" svg:x1="11.071cm" svg:y1="2.959cm" svg:x2="11.071cm" svg:y2="2.989cm">
          <text:p/>
        </draw:line>
        <draw:line draw:style-name="gr8" draw:text-style-name="P1" draw:layer="layout" svg:x1="10.696cm" svg:y1="2.959cm" svg:x2="10.696cm" svg:y2="2.989cm">
          <text:p/>
        </draw:line>
        <draw:line draw:style-name="gr8" draw:text-style-name="P1" draw:layer="layout" svg:x1="11.078cm" svg:y1="2.994cm" svg:x2="11.078cm" svg:y2="3.021cm">
          <text:p/>
        </draw:line>
        <draw:line draw:style-name="gr8" draw:text-style-name="P1" draw:layer="layout" svg:x1="10.689cm" svg:y1="2.994cm" svg:x2="10.689cm" svg:y2="3.021cm">
          <text:p/>
        </draw:line>
        <draw:line draw:style-name="gr8" draw:text-style-name="P1" draw:layer="layout" svg:x1="15.821cm" svg:y1="6.039cm" svg:x2="15.821cm" svg:y2="5.894cm">
          <text:p/>
        </draw:line>
        <draw:line draw:style-name="gr8" draw:text-style-name="P1" draw:layer="layout" svg:x1="12.957cm" svg:y1="3.491cm" svg:x2="10.74cm" svg:y2="3.491cm">
          <text:p/>
        </draw:line>
        <draw:line draw:style-name="gr8" draw:text-style-name="P1" draw:layer="layout" svg:x1="10.508cm" svg:y1="1.353cm" svg:x2="12.957cm" svg:y2="1.353cm">
          <text:p/>
        </draw:line>
        <draw:polyline draw:style-name="gr8" draw:text-style-name="P1" draw:layer="layout" svg:width="0cm" svg:height="0cm" svg:x="10.508cm" svg:y="1.353cm" svg:viewBox="0 0 0 0" draw:points="0,0">
          <text:p/>
        </draw:polyline>
        <draw:path draw:style-name="gr6" draw:text-style-name="P3" draw:layer="layout" svg:width="7.122cm" svg:height="6.155cm" svg:x="9.878cm" svg:y="8.227cm" svg:viewBox="0 0 7123 6156" svg:d="M7123 4171v75c0 0-1 0-2 0-2 0-3 0-5 0-3 0-7 0-10 0-4 0-8 0-13 0s-10 0-16 0-13 0-19 0c-8 0-15 0-23 0s-16 0-25 0-18 0-27 0c-10 0-20 0-30 0s-20 0-31 0c-10 0-21 0-32 0-22 0-44 0-67 0h-760v204c-1 1-1 1-2 1 0 0-1 0-2 0-1 1-2 1-3 1-1 1-3 1-4 1-2 1-3 1-5 2-2 0-4 1-6 1-3 1-7 2-11 3-12 3-27 7-42 11l-2087 549v610l-137 118-136 116c-84 72-164 140-233 199-32 30-70 53-106 68-34 14-66 21-90 24-5 1-9 1-13 2h-2437-449c-166 0-300-135-300-300v-5556c0-166 134-300 300-300h449 2434c5 0 11 1 16 1 22 2 51 7 86 19 24 8 51 20 78 38 31 20 62 48 90 84 26 35 49 78 62 127 36 178 74 365 113 555l136 671 78 383 2146 1206c15 8 30 16 42 23 20 12 33 19 33 19v596h760c23 0 45 0 67 0 11 0 22 0 32 0 11 0 21 0 31 0s20 0 30 0c9 0 18 0 27 0s17 0 25 0 15 0 23 0c6 0 13 0 19 0s11 0 16 0 9 0 13 0c3 0 7 0 10 0 2 0 3 0 5 0 1 0 2 0 2 0z">
          <text:p/>
        </draw:path>
        <draw:polygon draw:style-name="gr7" draw:text-style-name="P1" draw:layer="layout" svg:width="0cm" svg:height="0cm" svg:x="13.439cm" svg:y="11.304cm" svg:viewBox="0 0 0 0" draw:points="0,0">
          <text:p/>
        </draw:polygon>
        <draw:path draw:style-name="gr6" draw:text-style-name="P3" draw:layer="layout" svg:width="2.449cm" svg:height="3.987cm" svg:x="10.627cm" svg:y="8.409cm" svg:viewBox="0 0 2450 3988" svg:d="M2450 3024v1c0 1 0 2 0 3s0 3 0 5 0 4 0 6c0 3 0 5 0 8s0 7 0 10c0 4 0 7 0 11s0 8 0 13c0 4 0 9 0 13 0 5 0 10 0 15 0 10 0 21 0 32s0 22 0 33v306 60 448h-2450v-508-81-375-1525-1349c0-35 0-77 0-106 0-30 0-44 0-44h2450v1c0 1 0 2 0 3s0 3 0 5 0 4 0 6c0 3 0 5 0 8 0 4 0 8 0 13 0 28 0 71 0 114v201 116 471 41 370c0 17 0 34 0 50 0 5 0 10 0 15s0 10 0 15 0 9 0 14c0 4 0 8 0 12s0 8 0 12c0 3 0 6 0 9s0 6 0 8c0 3 0 5 0 7 0 1 0 3 0 4s0 2 0 3 0 1 0 1h-2075-37l-17-1-17-3-16-4-15-7-15-8-14-9-12-12-11-12-10-14-8-15-7-15-4-16-3-17-1-17v150 1525 150l1-17 3-16 4-16 7-16 8-15 10-13 11-13 12-11 14-10 15-8 15-6 16-5 17-3 17-1h37z">
          <text:p/>
        </draw:path>
        <draw:polygon draw:style-name="gr7" draw:text-style-name="P1" draw:layer="layout" svg:width="0cm" svg:height="0cm" svg:x="13.439cm" svg:y="11.304cm" svg:viewBox="0 0 0 0" draw:points="0,0">
          <text:p/>
        </draw:polygon>
        <draw:path draw:style-name="gr6" draw:text-style-name="P3" draw:layer="layout" svg:width="0.749cm" svg:height="6.155cm" svg:x="9.878cm" svg:y="8.227cm" svg:viewBox="0 0 750 6156" svg:d="M750 4218c0 0 0-15 0-43v43 257c0 17 0 34 0 50 0 5 0 10 0 15s0 10 0 15 0 9 0 14c0 4 0 8 0 12s0 8 0 12c0 3 0 6 0 9s0 6 0 9c0 2 0 4 0 6s0 3 0 5c0 1 0 1 0 2s0 1 0 1v1531h-449c-167 0-301-135-301-300v-5556c0-166 134-300 301-300h449v182c0 0 0 15 0 42 0 29 0 70 0 108v234 83c0 4 0 7 0 10 0 9 0 18 0 27 0 10 0 19 0 29s0 21 0 31c0 11 0 22 0 33 0 12 0 23 0 35 0 23 0 47 0 71v15 14 36 35 36 33 31 29 7 41 72 448 1524 375 81 511-2-1 5-4z">
          <text:p/>
        </draw:path>
        <draw:polygon draw:style-name="gr7" draw:text-style-name="P1" draw:layer="layout" svg:width="0cm" svg:height="0cm" svg:x="13.439cm" svg:y="11.304cm" svg:viewBox="0 0 0 0" draw:points="0,0">
          <text:p/>
        </draw:polygon>
        <draw:path draw:style-name="gr6" draw:text-style-name="P3" draw:layer="layout" svg:width="2.449cm" svg:height="1.531cm" svg:x="10.627cm" svg:y="12.851cm" svg:viewBox="0 0 2450 1532" svg:d="M2450 1530v-222c-16 5-33 7-49 7-65 0-124-38-151-97-26-59-16-128 27-177s111-68 173-48v-993h-2450v1532h2437c4-1 8-1 13-2z">
          <text:p/>
        </draw:path>
        <draw:polygon draw:style-name="gr7" draw:text-style-name="P1" draw:layer="layout" svg:width="0cm" svg:height="0cm" svg:x="13.439cm" svg:y="11.304cm" svg:viewBox="0 0 0 0" draw:points="0,0">
          <text:p/>
        </draw:polygon>
        <draw:path draw:style-name="gr6" draw:text-style-name="P3" draw:layer="layout" svg:width="2.435cm" svg:height="2.897cm" svg:x="13.505cm" svg:y="9.051cm" svg:viewBox="0 0 2436 2898" svg:d="M2436 2898v-596c0 0-13-7-33-19-12-7-27-15-42-23l-2147-1207-78-44v-339l-136-670v2898z">
          <text:p/>
        </draw:path>
        <draw:polygon draw:style-name="gr7" draw:text-style-name="P1" draw:layer="layout" svg:width="0cm" svg:height="0cm" svg:x="13.439cm" svg:y="11.304cm" svg:viewBox="0 0 0 0" draw:points="0,0">
          <text:p/>
        </draw:polygon>
        <draw:polygon draw:style-name="gr6" draw:text-style-name="P3" draw:layer="layout" svg:width="2.074cm" svg:height="1.524cm" svg:x="11.002cm" svg:y="9.908cm" svg:viewBox="0 0 2075 1525" draw:points="0,0 2075,0 2075,1525 0,1525">
          <text:p/>
        </draw:polygon>
        <draw:polygon draw:style-name="gr7" draw:text-style-name="P1" draw:layer="layout" svg:width="0cm" svg:height="0cm" svg:x="13.439cm" svg:y="11.304cm" svg:viewBox="0 0 0 0" draw:points="0,0">
          <text:p/>
        </draw:polygon>
        <draw:path draw:style-name="gr6" draw:text-style-name="P3" draw:layer="layout" svg:width="3.924cm" svg:height="0.524cm" svg:x="13.076cm" svg:y="11.948cm" svg:viewBox="0 0 3925 525" svg:d="M3925 450v75c0 0-1 0-2 0-2 0-3 0-5 0-3 0-7 0-10 0-4 0-8 0-13 0s-10 0-16 0-13 0-19 0c-8 0-15 0-23 0s-16 0-25 0-18 0-27 0c-10 0-20 0-30 0s-20 0-31 0c-10 0-21 0-32 0-22 0-44 0-67 0h-760-2436-130-33-33-33-31-29-27-26-22-19-17-13-9-6-1v-76-449h1 6 9 13 17 19 22 26 27 29 31 33 33 33 130 2436 760c23 0 45 0 67 0 11 0 22 0 32 0 11 0 21 0 31 0s20 0 30 0c9 0 18 0 27 0s17 0 25 0 15 0 23 0c6 0 13 0 19 0s11 0 16 0 9 0 13 0c3 0 7 0 10 0 2 0 3 0 5 0 1 0 2 0 2 0z">
          <text:p/>
        </draw:path>
        <draw:polygon draw:style-name="gr7" draw:text-style-name="P1" draw:layer="layout" svg:width="0cm" svg:height="0cm" svg:x="13.439cm" svg:y="11.304cm" svg:viewBox="0 0 0 0" draw:points="0,0">
          <text:p/>
        </draw:polygon>
        <draw:path draw:style-name="gr6" draw:text-style-name="P3" draw:layer="layout" svg:width="0.429cm" svg:height="3.72cm" svg:x="13.076cm" svg:y="8.228cm" svg:viewBox="0 0 430 3721" svg:d="M430 3721v-2898c-39-190-77-377-113-555-13-49-36-92-62-127-28-36-59-64-90-84-27-18-54-30-78-38-35-12-64-17-87-19v181 1c0 1 0 2 0 3s0 3 0 5 0 4 0 6c0 3 0 5 0 8 0 4 0 8 0 13 18 6 40 15 65 37 8 9 17 18 26 32 5 8 10 18 15 29 3 8 5 16 8 27 2 10 3 24 3 37-1 13-3 27-5 35-4 17-10 29-15 39-5 8-9 16-14 22-13 16-25 27-37 35-17 12-32 18-46 22v116 472 41 370c0 17 0 34 0 50 0 5 0 10 0 15s0 10 0 15 0 9 0 14c0 4 0 8 0 12s0 8 0 12c0 3 0 6 0 9s0 6 0 8c0 3 0 5 0 7 0 1 0 3 0 4s0 2 0 3 0 1 0 1v1524 1c0 1 0 2 0 3s0 3 0 5 0 4 0 6c0 3 0 5 0 8s0 7 0 10c0 4 0 7 0 11s0 8 0 13c0 4 0 9 0 13 0 5 0 10 0 15 0 10 0 21 0 32s0 22 0 33v306 60h1 6 10 13 17 19 22 26 27 29 31 33 33 33z">
          <text:p/>
        </draw:path>
        <draw:polygon draw:style-name="gr7" draw:text-style-name="P1" draw:layer="layout" svg:width="0cm" svg:height="0cm" svg:x="13.439cm" svg:y="11.304cm" svg:viewBox="0 0 0 0" draw:points="0,0">
          <text:p/>
        </draw:polygon>
        <draw:path draw:style-name="gr6" draw:text-style-name="P3" draw:layer="layout" svg:width="2.435cm" svg:height="1.617cm" svg:x="13.505cm" svg:y="12.472cm" svg:viewBox="0 0 2436 1618" svg:d="M2436 204v-204h-2436v1618l136-116 137-118v-611l2088-549c15-4 30-8 42-11 4-1 8-2 11-3 2 0 4-1 6-1 2-1 3-1 5-2 1 0 3 0 4-1 1 0 2 0 3-1 1 0 2 0 2 0 1 0 1 0 2-1z">
          <text:p/>
        </draw:path>
        <draw:polygon draw:style-name="gr7" draw:text-style-name="P1" draw:layer="layout" svg:width="0cm" svg:height="0cm" svg:x="13.439cm" svg:y="11.304cm" svg:viewBox="0 0 0 0" draw:points="0,0">
          <text:p/>
        </draw:polygon>
        <draw:path draw:style-name="gr6" draw:text-style-name="P3" draw:layer="layout" svg:width="2.449cm" svg:height="0.454cm" svg:x="10.627cm" svg:y="12.397cm" svg:viewBox="0 0 2450 455" svg:d="M2450 0v75 230c0 17 0 34 0 50 0 5 0 10 0 15s0 10 0 15 0 9 0 14c0 4 0 8 0 12s0 8 0 12c0 3 0 6 0 9s0 6 0 9c0 2 0 4 0 6s0 3 0 5c0 1 0 1 0 2s0 1 0 1h-2450v-1c0-1 0-1 0-2 0-2 0-3 0-5s0-4 0-6c0-3 0-6 0-9s0-6 0-9c0-4 0-8 0-12s0-8 0-12c0-5 0-9 0-14s0-10 0-15 0-10 0-15c0-16 0-33 0-50v-258c0 0 0-15 0-43v-4h2450l-2450 2z">
          <text:p/>
        </draw:path>
        <draw:polygon draw:style-name="gr7" draw:text-style-name="P1" draw:layer="layout" svg:width="0cm" svg:height="0cm" svg:x="13.439cm" svg:y="11.304cm" svg:viewBox="0 0 0 0" draw:points="0,0">
          <text:p/>
        </draw:polygon>
        <draw:path draw:style-name="gr6" draw:text-style-name="P3" draw:layer="layout" svg:width="0.429cm" svg:height="1.908cm" svg:x="13.076cm" svg:y="12.472cm" svg:viewBox="0 0 430 1909" svg:d="M300 0h130v1617c-84 72-164 140-233 199-32 31-70 54-106 69-34 14-66 21-91 24v-223c17-6 38-14 61-34 9-8 18-17 27-31 5-7 10-16 15-26 6-15 13-34 14-67 0-17-3-30-6-41-2-11-6-20-9-27-5-11-10-19-15-26-9-13-18-22-27-30-23-20-43-28-60-33v-992-1c0-1 0-1 0-2 0-2 0-3 0-5s0-4 0-6c0-3 0-6 0-9s0-6 0-9c0-4 0-8 0-12s0-8 0-12c0-5 0-9 0-14s0-10 0-15 0-10 0-15c0-16 0-33 0-50v-229h1 6 10 13 17 19 22 26 27 29 31 33 33z">
          <text:p/>
        </draw:path>
        <draw:polygon draw:style-name="gr7" draw:text-style-name="P1" draw:layer="layout" svg:width="0cm" svg:height="0cm" svg:x="13.439cm" svg:y="11.304cm" svg:viewBox="0 0 0 0" draw:points="0,0">
          <text:p/>
        </draw:polygon>
        <draw:path draw:style-name="gr6" draw:text-style-name="P3" draw:layer="layout" svg:width="2.449cm" svg:height="0.182cm" svg:x="10.627cm" svg:y="8.227cm" svg:viewBox="0 0 2450 183" svg:d="M0 0v183h2450v-182c-5 0-11-1-16-1z">
          <text:p/>
        </draw:path>
        <draw:polygon draw:style-name="gr7" draw:text-style-name="P1" draw:layer="layout" svg:width="0cm" svg:height="0cm" svg:x="13.439cm" svg:y="11.304cm" svg:viewBox="0 0 0 0" draw:points="0,0">
          <text:p/>
        </draw:polygon>
        <draw:polygon draw:style-name="gr6" draw:text-style-name="P3" draw:layer="layout" svg:width="0.187cm" svg:height="1.824cm" svg:x="10.815cm" svg:y="9.758cm" svg:viewBox="0 0 188 1825" draw:points="0,150 0,0 1,17 4,34 8,50 15,65 23,80 33,94 44,106 56,118 70,127 85,135 100,142 116,146 134,149 151,150 188,150 188,1675 151,1675 134,1676 116,1679 100,1684 85,1690 70,1698 56,1708 44,1719 33,1732 23,1745 15,1760 8,1776 4,1792 1,1808 0,1825 0,1675">
          <text:p/>
        </draw:polygon>
        <draw:polygon draw:style-name="gr7" draw:text-style-name="P1" draw:layer="layout" svg:width="0cm" svg:height="0cm" svg:x="13.439cm" svg:y="11.304cm" svg:viewBox="0 0 0 0" draw:points="0,0">
          <text:p/>
        </draw:polygon>
        <draw:path draw:style-name="gr6" draw:text-style-name="P3" draw:layer="layout" svg:width="0.397cm" svg:height="0.465cm" svg:x="10.804cm" svg:y="11.888cm" svg:viewBox="0 0 398 466" svg:d="M199 466c-40 0-79-14-113-42-18-14-35-33-49-56-6-9-11-20-16-31-3-7-6-14-8-21-2-5-3-9-4-14-2-5-3-12-5-19-2-15-4-31-4-46-1-23 1-43 5-62 7-36 20-65 37-89 30-46 73-75 119-86l38 466c45 0 89-17 124-51 18-16 33-37 46-61 11-23 21-49 26-82 4-25 4-51 1-74-2-14-4-28-8-40-8-28-18-52-32-72-30-46-72-75-118-86h-77z">
          <text:p/>
        </draw:path>
        <draw:polygon draw:style-name="gr7" draw:text-style-name="P1" draw:layer="layout" svg:width="0cm" svg:height="0cm" svg:x="13.439cm" svg:y="11.304cm" svg:viewBox="0 0 0 0" draw:points="0,0">
          <text:p/>
        </draw:polygon>
        <draw:path draw:style-name="gr6" draw:text-style-name="P3" draw:layer="layout" svg:width="0.337cm" svg:height="0.337cm" svg:x="10.834cm" svg:y="11.957cm" svg:viewBox="0 0 338 338" svg:d="M35 272c4 6 9 12 14 17 13 12 27 23 46 32s44 17 74 17c25 0 45-5 62-12s31-15 42-24c25-20 43-43 55-75 3-9 6-18 7-29 3-11 3-24 3-36-1-11-2-21-4-30l-2-9c-3-8-6-16-9-23-14-30-33-53-64-74-4-2-9-5-14-7-9-5-20-9-32-14-6-1-12-3-19-4h-2c-6-1-12-1-19-1-6-1-12 0-18 0-19 2-34 6-48 12-21 8-37 19-50 30-13 12-24 24-32 38-5 8-9 17-13 26-5 13-10 28-12 47-1 15 0 33 3 49 2 10 5 19 8 27 6 17 14 31 24 43z">
          <text:p/>
        </draw:path>
        <draw:polygon draw:style-name="gr7" draw:text-style-name="P1" draw:layer="layout" svg:width="0cm" svg:height="0cm" svg:x="13.439cm" svg:y="11.304cm" svg:viewBox="0 0 0 0" draw:points="0,0">
          <text:p/>
        </draw:polygon>
        <draw:path draw:style-name="gr6" draw:text-style-name="P3" draw:layer="layout" svg:width="0.337cm" svg:height="0.337cm" svg:x="10.834cm" svg:y="11.957cm" svg:viewBox="0 0 338 338" svg:d="M324 237c1-4 3-7 4-10 3-9 6-18 7-29 3-11 3-24 3-36-1-11-2-21-4-30l1 6-1-6-2-9c-2-4-3-9-5-13 2 4 3 9 5 13-3-8-6-16-9-23-14-30-33-53-64-74-4-2-9-5-14-7-5-3-11-6-18-8 7 2 13 5 18 8-9-5-20-9-32-14-5-1-12-3-19-4h-2c-6-1-12-1-19-1-6-1-12 0-18 0-5 1-9 1-13 2 4-1 8-1 13-2-19 2-34 6-48 12-21 8-37 19-50 30-13 12-24 24-32 38 2-3 4-6 6-9-2 3-4 6-6 9-5 8-9 17-13 26 2-5 4-9 5-12-1 3-3 7-5 12-5 13-10 28-12 47-1 15 0 33 3 49-1-4-2-7-2-11 0 4 1 7 2 11 2 10 5 19 8 27-3-6-5-13-7-20 2 7 4 14 7 20 6 17 14 31 24 43-3-3-5-7-8-10 3 3 5 7 8 10 4 6 9 12 14 17-3-4-6-7-10-11 4 4 7 7 10 11 13 12 27 23 46 32s44 17 74 17c-12 0-24-1-35-4 11 3 23 4 35 4 29 0 56-8 77-19 25-13 45-30 63-55-18 25-38 42-63 55-21 11-48 19-77 19 25 0 45-5 62-12s31-15 42-24c25-20 43-43 55-75-1 3-3 6-4 10z">
          <text:p/>
        </draw:path>
        <draw:polygon draw:style-name="gr7" draw:text-style-name="P1" draw:layer="layout" svg:width="0cm" svg:height="0cm" svg:x="13.439cm" svg:y="11.304cm" svg:viewBox="0 0 0 0" draw:points="0,0">
          <text:p/>
        </draw:polygon>
        <draw:path draw:style-name="gr6" draw:text-style-name="P3" draw:layer="layout" svg:width="0.33cm" svg:height="0.33cm" svg:x="12.862cm" svg:y="13.835cm" svg:viewBox="0 0 331 331" svg:d="M215 8c16 5 36 13 59 33 9 8 18 17 27 30 5 7 10 15 15 26 3 7 7 16 9 27 3 11 6 25 6 42-1 33-8 52-14 67-5 10-10 19-15 26-9 14-18 23-27 31-23 20-44 28-60 34-16 5-33 7-49 7-66 0-125-38-152-97-26-59-16-129 27-178s112-68 174-48z">
          <text:p/>
        </draw:path>
        <draw:polygon draw:style-name="gr7" draw:text-style-name="P1" draw:layer="layout" svg:width="0cm" svg:height="0cm" svg:x="13.439cm" svg:y="11.304cm" svg:viewBox="0 0 0 0" draw:points="0,0">
          <text:p/>
        </draw:polygon>
        <draw:path draw:style-name="gr6" draw:text-style-name="P3" draw:layer="layout" svg:width="0.33cm" svg:height="0.329cm" svg:x="10.088cm" svg:y="8.438cm" svg:viewBox="0 0 331 330" svg:d="M331 165c0 91-75 165-166 165s-165-74-165-165c0-92 74-165 165-165s166 73 166 165z">
          <text:p/>
        </draw:path>
        <draw:polygon draw:style-name="gr7" draw:text-style-name="P1" draw:layer="layout" svg:width="0cm" svg:height="0cm" svg:x="13.439cm" svg:y="11.304cm" svg:viewBox="0 0 0 0" draw:points="0,0">
          <text:p/>
        </draw:polygon>
        <draw:path draw:style-name="gr6" draw:text-style-name="P3" draw:layer="layout" svg:width="0.33cm" svg:height="0.33cm" svg:x="10.088cm" svg:y="13.835cm" svg:viewBox="0 0 331 331" svg:d="M331 166c0 91-75 165-166 165s-165-74-165-165c0-92 74-166 165-166s166 74 166 166z">
          <text:p/>
        </draw:path>
        <draw:polygon draw:style-name="gr7" draw:text-style-name="P1" draw:layer="layout" svg:width="0cm" svg:height="0cm" svg:x="13.439cm" svg:y="11.304cm" svg:viewBox="0 0 0 0" draw:points="0,0">
          <text:p/>
        </draw:polygon>
        <draw:path draw:style-name="gr6" draw:text-style-name="P3" draw:layer="layout" svg:width="0.116cm" svg:height="0.315cm" svg:x="13.076cm" svg:y="8.445cm" svg:viewBox="0 0 117 316" svg:d="M0 316v-202c0-43 0-86 0-114 17 6 39 15 64 37 8 9 17 18 27 32 5 8 10 18 15 29 3 8 5 16 8 27 2 10 3 24 3 37-1 13-3 27-5 35-4 17-10 30-15 40-5 8-10 16-15 22-13 16-25 27-37 35-17 12-32 18-45 22z">
          <text:p/>
        </draw:path>
        <draw:polygon draw:style-name="gr7" draw:text-style-name="P1" draw:layer="layout" svg:width="0cm" svg:height="0cm" svg:x="13.439cm" svg:y="11.304cm" svg:viewBox="0 0 0 0" draw:points="0,0">
          <text:p/>
        </draw:polygon>
        <draw:polygon draw:style-name="gr6" draw:text-style-name="P3" draw:layer="layout" svg:width="0.078cm" svg:height="0.383cm" svg:x="13.641cm" svg:y="9.721cm" svg:viewBox="0 0 79 384" draw:points="79,384 0,340 0,0">
          <text:p/>
        </draw:polygon>
        <draw:polygon draw:style-name="gr7" draw:text-style-name="P1" draw:layer="layout" svg:width="0cm" svg:height="0cm" svg:x="13.439cm" svg:y="11.304cm" svg:viewBox="0 0 0 0" draw:points="0,0">
          <text:p/>
        </draw:polygon>
        <draw:path draw:style-name="gr6" draw:text-style-name="P3" draw:layer="layout" svg:width="0cm" svg:height="1.498cm" svg:x="10.627cm" svg:y="8.409cm" svg:viewBox="0 0 0 1499" svg:d="M0 1499v-1349c0-35 0-77 0-106 0-30 0-44 0-44 0 0 0 15 0 42 0 29 0 70 0 108v234 83c0 4 0 7 0 10 0 9 0 18 0 27 0 10 0 19 0 29s0 21 0 31c0 11 0 22 0 33 0 12 0 23 0 35 0 23 0 47 0 71v15 14 36 35 35 33 31 29 7 41 72z">
          <text:p/>
        </draw:path>
        <draw:polygon draw:style-name="gr7" draw:text-style-name="P1" draw:layer="layout" svg:width="0cm" svg:height="0cm" svg:x="13.439cm" svg:y="11.304cm" svg:viewBox="0 0 0 0" draw:points="0,0">
          <text:p/>
        </draw:polygon>
        <draw:path draw:style-name="gr6" draw:text-style-name="P3" draw:layer="layout" svg:width="0.019cm" svg:height="0.004cm" svg:x="11.027cm" svg:y="11.958cm" svg:viewBox="0 0 20 5" svg:d="M0 0c8 1 15 3 20 5-6-2-12-4-20-5z">
          <text:p/>
        </draw:path>
        <draw:polygon draw:style-name="gr7" draw:text-style-name="P1" draw:layer="layout" svg:width="0cm" svg:height="0cm" svg:x="13.439cm" svg:y="11.304cm" svg:viewBox="0 0 0 0" draw:points="0,0">
          <text:p/>
        </draw:polygon>
        <draw:path draw:style-name="gr6" draw:text-style-name="P3" draw:layer="layout" svg:width="0.02cm" svg:height="0.001cm" svg:x="11.006cm" svg:y="11.957cm" svg:viewBox="0 0 21 2" svg:d="M0 0c8 0 14 0 21 2-7-2-13-2-21-2z">
          <text:p/>
        </draw:path>
        <draw:polygon draw:style-name="gr7" draw:text-style-name="P1" draw:layer="layout" svg:width="0cm" svg:height="0cm" svg:x="13.439cm" svg:y="11.304cm" svg:viewBox="0 0 0 0" draw:points="0,0">
          <text:p/>
        </draw:polygon>
        <draw:path draw:style-name="gr6" draw:text-style-name="P3" draw:layer="layout" svg:width="0.028cm" svg:height="0.018cm" svg:x="10.899cm" svg:y="12.258cm" svg:viewBox="0 0 29 19" svg:d="M29 19c-10-5-20-12-29-19 9 7 19 14 29 19z">
          <text:p/>
        </draw:path>
        <draw:polygon draw:style-name="gr7" draw:text-style-name="P1" draw:layer="layout" svg:width="0cm" svg:height="0cm" svg:x="13.439cm" svg:y="11.304cm" svg:viewBox="0 0 0 0" draw:points="0,0">
          <text:p/>
        </draw:polygon>
        <draw:polygon draw:style-name="gr6" draw:text-style-name="P3" draw:layer="layout" svg:width="0cm" svg:height="0cm" svg:x="10.988cm" svg:y="11.957cm" svg:viewBox="0 0 0 0" draw:points="0,0">
          <text:p/>
        </draw:polygon>
        <draw:polygon draw:style-name="gr7" draw:text-style-name="P1" draw:layer="layout" svg:width="0cm" svg:height="0cm" svg:x="13.439cm" svg:y="11.304cm" svg:viewBox="0 0 0 0" draw:points="0,0">
          <text:p/>
        </draw:polygon>
        <draw:polygon draw:style-name="gr6" draw:text-style-name="P3" draw:layer="layout" svg:width="0cm" svg:height="0cm" svg:x="10.895cm" svg:y="12.256cm" svg:viewBox="0 0 0 0" draw:points="0,0">
          <text:p/>
        </draw:polygon>
        <draw:polygon draw:style-name="gr7" draw:text-style-name="P1" draw:layer="layout" svg:width="0cm" svg:height="0cm" svg:x="13.439cm" svg:y="11.304cm" svg:viewBox="0 0 0 0" draw:points="0,0">
          <text:p/>
        </draw:polygon>
        <draw:path draw:style-name="gr6" draw:text-style-name="P3" draw:layer="layout" svg:width="0.053cm" svg:height="0.044cm" svg:x="10.87cm" svg:y="11.977cm" svg:viewBox="0 0 54 45" svg:d="M0 45c14-19 32-34 54-45-22 11-40 26-54 45z">
          <text:p/>
        </draw:path>
        <draw:polygon draw:style-name="gr7" draw:text-style-name="P1" draw:layer="layout" svg:width="0cm" svg:height="0cm" svg:x="13.439cm" svg:y="11.304cm" svg:viewBox="0 0 0 0" draw:points="0,0">
          <text:p/>
        </draw:polygon>
        <draw:polygon draw:style-name="gr6" draw:text-style-name="P3" draw:layer="layout" svg:width="0cm" svg:height="0cm" svg:x="10.858cm" svg:y="12.213cm" svg:viewBox="0 0 0 0" draw:points="0,0">
          <text:p/>
        </draw:polygon>
        <draw:polygon draw:style-name="gr7" draw:text-style-name="P1" draw:layer="layout" svg:width="0cm" svg:height="0cm" svg:x="13.439cm" svg:y="11.304cm" svg:viewBox="0 0 0 0" draw:points="0,0">
          <text:p/>
        </draw:polygon>
        <draw:polygon draw:style-name="gr6" draw:text-style-name="P3" draw:layer="layout" svg:width="0cm" svg:height="0cm" svg:x="10.857cm" svg:y="12.04cm" svg:viewBox="0 0 0 0" draw:points="0,0">
          <text:p/>
        </draw:polygon>
        <draw:polygon draw:style-name="gr7" draw:text-style-name="P1" draw:layer="layout" svg:width="0cm" svg:height="0cm" svg:x="13.439cm" svg:y="11.304cm" svg:viewBox="0 0 0 0" draw:points="0,0">
          <text:p/>
        </draw:polygon>
        <draw:path draw:style-name="gr6" draw:text-style-name="P3" draw:layer="layout" svg:width="0.008cm" svg:height="0.015cm" svg:x="10.848cm" svg:y="12.193cm" svg:viewBox="0 0 9 16" svg:d="M9 16c-4-5-7-11-9-16 2 5 5 11 9 16z">
          <text:p/>
        </draw:path>
        <draw:polygon draw:style-name="gr7" draw:text-style-name="P1" draw:layer="layout" svg:width="0cm" svg:height="0cm" svg:x="13.439cm" svg:y="11.304cm" svg:viewBox="0 0 0 0" draw:points="0,0">
          <text:p/>
        </draw:polygon>
        <draw:polygon draw:style-name="gr6" draw:text-style-name="P3" draw:layer="layout" svg:width="0cm" svg:height="0cm" svg:x="10.847cm" svg:y="12.192cm" svg:viewBox="0 0 1 1" draw:points="1,1 0,0">
          <text:p/>
        </draw:polygon>
        <draw:polygon draw:style-name="gr7" draw:text-style-name="P1" draw:layer="layout" svg:width="0cm" svg:height="0cm" svg:x="13.439cm" svg:y="11.304cm" svg:viewBox="0 0 0 0" draw:points="0,0">
          <text:p/>
        </draw:polygon>
        <draw:polygon draw:style-name="gr6" draw:text-style-name="P3" draw:layer="layout" svg:width="0cm" svg:height="0cm" svg:x="10.838cm" svg:y="12.164cm" svg:viewBox="0 0 0 1" draw:points="0,1 0,0">
          <text:p/>
        </draw:polygon>
        <draw:polygon draw:style-name="gr7" draw:text-style-name="P1" draw:layer="layout" svg:width="0cm" svg:height="0cm" svg:x="13.439cm" svg:y="11.304cm" svg:viewBox="0 0 0 0" draw:points="0,0">
          <text:p/>
        </draw:polygon>
        <draw:path draw:style-name="gr6" draw:text-style-name="P3" draw:layer="layout" svg:width="0.004cm" svg:height="0.017cm" svg:x="10.837cm" svg:y="12.075cm" svg:viewBox="0 0 5 18" svg:d="M0 18c2-6 4-12 5-18-1 6-3 12-5 18z">
          <text:p/>
        </draw:path>
        <draw:polygon draw:style-name="gr7" draw:text-style-name="P1" draw:layer="layout" svg:width="0cm" svg:height="0cm" svg:x="13.439cm" svg:y="11.304cm" svg:viewBox="0 0 0 0" draw:points="0,0">
          <text:p/>
        </draw:polygon>
        <draw:polygon draw:style-name="gr6" draw:text-style-name="P3" draw:layer="layout" svg:width="0cm" svg:height="0cm" svg:x="10.836cm" svg:y="12.095cm" svg:viewBox="0 0 0 0" draw:points="0,0">
          <text:p/>
        </draw:polygon>
        <draw:polygon draw:style-name="gr7" draw:text-style-name="P1" draw:layer="layout" svg:width="0cm" svg:height="0cm" svg:x="13.439cm" svg:y="11.304cm" svg:viewBox="0 0 0 0" draw:points="0,0">
          <text:p/>
        </draw:polygon>
        <draw:path draw:style-name="gr6" draw:text-style-name="P3" draw:layer="layout" svg:width="0.002cm" svg:height="0.022cm" svg:x="10.834cm" svg:y="12.097cm" svg:viewBox="0 0 3 23" svg:d="M0 23c0-8 2-16 3-23-1 7-3 15-3 23z">
          <text:p/>
        </draw:path>
        <draw:polygon draw:style-name="gr7" draw:text-style-name="P1" draw:layer="layout" svg:width="0cm" svg:height="0cm" svg:x="13.439cm" svg:y="11.304cm" svg:viewBox="0 0 0 0" draw:points="0,0">
          <text:p/>
        </draw:polygon>
        <draw:polygon draw:style-name="gr6" draw:text-style-name="P3" draw:layer="layout" svg:width="0cm" svg:height="0.007cm" svg:x="10.834cm" svg:y="12.127cm" svg:viewBox="0 0 0 8" draw:points="0,8 0,0">
          <text:p/>
        </draw:polygon>
        <draw:polygon draw:style-name="gr7" draw:text-style-name="P1" draw:layer="layout" svg:width="0cm" svg:height="0cm" svg:x="13.439cm" svg:y="11.304cm" svg:viewBox="0 0 0 0" draw:points="0,0">
          <text:p/>
        </draw:polygon>
        <draw:polygon draw:style-name="gr6" draw:text-style-name="P3" draw:layer="layout" svg:width="0cm" svg:height="0.007cm" svg:x="11.17cm" svg:y="12.132cm" svg:viewBox="0 0 1 8" draw:points="1,0 0,8">
          <text:p/>
        </draw:polygon>
        <draw:polygon draw:style-name="gr7" draw:text-style-name="P1" draw:layer="layout" svg:width="0cm" svg:height="0cm" svg:x="13.439cm" svg:y="11.304cm" svg:viewBox="0 0 0 0" draw:points="0,0">
          <text:p/>
        </draw:polygon>
        <draw:polygon draw:style-name="gr6" draw:text-style-name="P3" draw:layer="layout" svg:width="0.01cm" svg:height="0.003cm" svg:x="10.931cm" svg:y="11.969cm" svg:viewBox="0 0 11 4" draw:points="0,4 11,0">
          <text:p/>
        </draw:polygon>
        <draw:polygon draw:style-name="gr7" draw:text-style-name="P1" draw:layer="layout" svg:width="0cm" svg:height="0cm" svg:x="13.439cm" svg:y="11.304cm" svg:viewBox="0 0 0 0" draw:points="0,0">
          <text:p/>
        </draw:polygon>
        <draw:polygon draw:style-name="gr6" draw:text-style-name="P3" draw:layer="layout" svg:width="0cm" svg:height="0cm" svg:x="11.165cm" svg:y="12.079cm" svg:viewBox="0 0 0 0" draw:points="0,0">
          <text:p/>
        </draw:polygon>
        <draw:polygon draw:style-name="gr7" draw:text-style-name="P1" draw:layer="layout" svg:width="0cm" svg:height="0cm" svg:x="13.439cm" svg:y="11.304cm" svg:viewBox="0 0 0 0" draw:points="0,0">
          <text:p/>
        </draw:polygon>
        <draw:polygon draw:style-name="gr6" draw:text-style-name="P3" draw:layer="layout" svg:width="0cm" svg:height="0.005cm" svg:x="11.17cm" svg:y="12.106cm" svg:viewBox="0 0 0 6" draw:points="0,0 0,6">
          <text:p/>
        </draw:polygon>
        <draw:polygon draw:style-name="gr7" draw:text-style-name="P1" draw:layer="layout" svg:width="0cm" svg:height="0cm" svg:x="13.439cm" svg:y="11.304cm" svg:viewBox="0 0 0 0" draw:points="0,0">
          <text:p/>
        </draw:polygon>
        <draw:path draw:style-name="gr6" draw:text-style-name="P3" draw:layer="layout" svg:width="0.003cm" svg:height="0.011cm" svg:x="11.168cm" svg:y="12.144cm" svg:viewBox="0 0 4 12" svg:d="M0 12c2-4 4-8 4-12 0 4-2 8-4 12z">
          <text:p/>
        </draw:path>
        <draw:polygon draw:style-name="gr7" draw:text-style-name="P1" draw:layer="layout" svg:width="0cm" svg:height="0cm" svg:x="13.439cm" svg:y="11.304cm" svg:viewBox="0 0 0 0" draw:points="0,0">
          <text:p/>
        </draw:polygon>
        <draw:polygon draw:style-name="gr6" draw:text-style-name="P3" draw:layer="layout" svg:width="0cm" svg:height="0cm" svg:x="11.054cm" svg:y="11.965cm" svg:viewBox="0 0 0 0" draw:points="0,0">
          <text:p/>
        </draw:polygon>
        <draw:polygon draw:style-name="gr7" draw:text-style-name="P1" draw:layer="layout" svg:width="0cm" svg:height="0cm" svg:x="13.439cm" svg:y="11.304cm" svg:viewBox="0 0 0 0" draw:points="0,0">
          <text:p/>
        </draw:polygon>
        <draw:path draw:style-name="gr6" draw:text-style-name="P3" draw:layer="layout" svg:width="0.012cm" svg:height="0.008cm" svg:x="11.09cm" svg:y="11.981cm" svg:viewBox="0 0 13 9" svg:d="M0 0c5 3 9 5 13 9-4-4-8-6-13-9z">
          <text:p/>
        </draw:path>
        <draw:polygon draw:style-name="gr7" draw:text-style-name="P1" draw:layer="layout" svg:width="0cm" svg:height="0cm" svg:x="13.439cm" svg:y="11.304cm" svg:viewBox="0 0 0 0" draw:points="0,0">
          <text:p/>
        </draw:polygon>
        <draw:polygon draw:style-name="gr6" draw:text-style-name="P3" draw:layer="layout" svg:width="0cm" svg:height="0cm" svg:x="11.108cm" svg:y="11.993cm" svg:viewBox="0 0 1 1" draw:points="0,0 1,1">
          <text:p/>
        </draw:polygon>
        <draw:polygon draw:style-name="gr7" draw:text-style-name="P1" draw:layer="layout" svg:width="0cm" svg:height="0cm" svg:x="13.439cm" svg:y="11.304cm" svg:viewBox="0 0 0 0" draw:points="0,0">
          <text:p/>
        </draw:polygon>
        <draw:path draw:style-name="gr6" draw:text-style-name="P3" draw:layer="layout" svg:width="0.011cm" svg:height="0.01cm" svg:x="11.115cm" svg:y="12cm" svg:viewBox="0 0 12 11" svg:d="M0 0c4 3 7 8 12 11-5-3-8-8-12-11z">
          <text:p/>
        </draw:path>
        <draw:polygon draw:style-name="gr7" draw:text-style-name="P1" draw:layer="layout" svg:width="0cm" svg:height="0cm" svg:x="13.439cm" svg:y="11.304cm" svg:viewBox="0 0 0 0" draw:points="0,0">
          <text:p/>
        </draw:polygon>
        <draw:polygon draw:style-name="gr6" draw:text-style-name="P3" draw:layer="layout" svg:width="0cm" svg:height="0cm" svg:x="11.128cm" svg:y="12.013cm" svg:viewBox="0 0 0 0" draw:points="0,0">
          <text:p/>
        </draw:polygon>
        <draw:polygon draw:style-name="gr7" draw:text-style-name="P1" draw:layer="layout" svg:width="0cm" svg:height="0cm" svg:x="13.439cm" svg:y="11.304cm" svg:viewBox="0 0 0 0" draw:points="0,0">
          <text:p/>
        </draw:polygon>
        <draw:polygon draw:style-name="gr6" draw:text-style-name="P3" draw:layer="layout" svg:width="0.005cm" svg:height="0.007cm" svg:x="11.138cm" svg:y="12.025cm" svg:viewBox="0 0 6 8" draw:points="0,0 6,8">
          <text:p/>
        </draw:polygon>
        <draw:polygon draw:style-name="gr7" draw:text-style-name="P1" draw:layer="layout" svg:width="0cm" svg:height="0cm" svg:x="13.439cm" svg:y="11.304cm" svg:viewBox="0 0 0 0" draw:points="0,0">
          <text:p/>
        </draw:polygon>
        <draw:polygon draw:style-name="gr6" draw:text-style-name="P3" draw:layer="layout" svg:width="0.005cm" svg:height="0.007cm" svg:x="11.146cm" svg:y="12.206cm" svg:viewBox="0 0 6 8" draw:points="0,8 6,0">
          <text:p/>
        </draw:polygon>
        <draw:polygon draw:style-name="gr7" draw:text-style-name="P1" draw:layer="layout" svg:width="0cm" svg:height="0cm" svg:x="13.439cm" svg:y="11.304cm" svg:viewBox="0 0 0 0" draw:points="0,0">
          <text:p/>
        </draw:polygon>
        <draw:path draw:style-name="gr6" draw:text-style-name="P3" draw:layer="layout" svg:width="0.004cm" svg:height="0.009cm" svg:x="11.151cm" svg:y="12.046cm" svg:viewBox="0 0 5 10" svg:d="M0 0c2 2 4 5 5 10-1-5-3-8-5-10z">
          <text:p/>
        </draw:path>
        <draw:polygon draw:style-name="gr7" draw:text-style-name="P1" draw:layer="layout" svg:width="0cm" svg:height="0cm" svg:x="13.439cm" svg:y="11.304cm" svg:viewBox="0 0 0 0" draw:points="0,0">
          <text:p/>
        </draw:polygon>
        <draw:polygon draw:style-name="gr6" draw:text-style-name="P3" draw:layer="layout" svg:width="0.003cm" svg:height="0.007cm" svg:x="11.157cm" svg:y="12.059cm" svg:viewBox="0 0 4 8" draw:points="0,0 4,8">
          <text:p/>
        </draw:polygon>
        <draw:polygon draw:style-name="gr7" draw:text-style-name="P1" draw:layer="layout" svg:width="0cm" svg:height="0cm" svg:x="13.439cm" svg:y="11.304cm" svg:viewBox="0 0 0 0" draw:points="0,0">
          <text:p/>
        </draw:polygon>
        <draw:polygon draw:style-name="gr6" draw:text-style-name="P3" draw:layer="layout" svg:width="0cm" svg:height="0cm" svg:x="11.161cm" svg:y="12.182cm" svg:viewBox="0 0 0 0" draw:points="0,0">
          <text:p/>
        </draw:polygon>
        <draw:polygon draw:style-name="gr7" draw:text-style-name="P1" draw:layer="layout" svg:width="0cm" svg:height="0cm" svg:x="13.439cm" svg:y="11.304cm" svg:viewBox="0 0 0 0" draw:points="0,0">
          <text:p/>
        </draw:polygon>
        <draw:path draw:style-name="gr6" draw:text-style-name="P3" draw:layer="layout" svg:width="0.004cm" svg:height="0.015cm" svg:x="11.163cm" svg:y="12.16cm" svg:viewBox="0 0 5 16" svg:d="M0 16c3-6 4-11 5-16-1 5-2 10-5 16z">
          <text:p/>
        </draw:path>
        <draw:polygon draw:style-name="gr7" draw:text-style-name="P1" draw:layer="layout" svg:width="0cm" svg:height="0cm" svg:x="13.439cm" svg:y="11.304cm" svg:viewBox="0 0 0 0" draw:points="0,0">
          <text:p/>
        </draw:polygon>
        <draw:polygon draw:style-name="gr6" draw:text-style-name="P3" draw:layer="layout" svg:width="0cm" svg:height="0cm" svg:x="11.167cm" svg:y="12.16cm" svg:viewBox="0 0 0 0" draw:points="0,0">
          <text:p/>
        </draw:polygon>
        <draw:polygon draw:style-name="gr7" draw:text-style-name="P1" draw:layer="layout" svg:width="0cm" svg:height="0cm" svg:x="13.439cm" svg:y="11.304cm" svg:viewBox="0 0 0 0" draw:points="0,0">
          <text:p/>
        </draw:polygon>
        <draw:line draw:style-name="gr8" draw:text-style-name="P1" draw:layer="layout" svg:x1="13.076cm" svg:y1="12.472cm" svg:x2="13.076cm" svg:y2="12.701cm">
          <text:p/>
        </draw:line>
        <draw:path draw:style-name="gr8" draw:text-style-name="P1" draw:layer="layout" svg:width="0cm" svg:height="0.149cm" svg:x="13.076cm" svg:y="12.701cm" svg:viewBox="0 0 0 150" svg:d="M0 0c0 17 0 34 0 50 0 5 0 10 0 15s0 10 0 15 0 9 0 14c0 4 0 8 0 12s0 8 0 12c0 3 0 6 0 9s0 6 0 9c0 2 0 4 0 6s0 3 0 5c0 1 0 1 0 2s0 1 0 1">
          <text:p/>
        </draw:path>
        <draw:line draw:style-name="gr8" draw:text-style-name="P1" draw:layer="layout" svg:x1="13.076cm" svg:y1="12.851cm" svg:x2="10.627cm" svg:y2="12.851cm">
          <text:p/>
        </draw:line>
        <draw:path draw:style-name="gr8" draw:text-style-name="P1" draw:layer="layout" svg:width="0cm" svg:height="0.149cm" svg:x="10.627cm" svg:y="12.701cm" svg:viewBox="0 0 0 150" svg:d="M0 0c0 17 0 34 0 50 0 5 0 10 0 15s0 10 0 15 0 9 0 14c0 4 0 8 0 12s0 8 0 12c0 3 0 6 0 9s0 6 0 9c0 2 0 4 0 6s0 3 0 5c0 1 0 1 0 2s0 1 0 1">
          <text:p/>
        </draw:path>
        <draw:line draw:style-name="gr8" draw:text-style-name="P1" draw:layer="layout" svg:x1="10.627cm" svg:y1="12.397cm" svg:x2="10.627cm" svg:y2="12.701cm">
          <text:p/>
        </draw:line>
        <draw:line draw:style-name="gr8" draw:text-style-name="P1" draw:layer="layout" svg:x1="13.076cm" svg:y1="12.397cm" svg:x2="10.627cm" svg:y2="12.397cm">
          <text:p/>
        </draw:line>
        <draw:polyline draw:style-name="gr8" draw:text-style-name="P1" draw:layer="layout" svg:width="0.298cm" svg:height="0cm" svg:x="13.076cm" svg:y="12.472cm" svg:viewBox="0 0 299 0" draw:points="299,0 266,0 233,0 200,0 169,0 140,0 113,0 87,0 65,0 46,0 29,0 16,0 7,0 1,0 0,0">
          <text:p/>
        </draw:polyline>
        <draw:line draw:style-name="gr8" draw:text-style-name="P1" draw:layer="layout" svg:x1="13.375cm" svg:y1="12.472cm" svg:x2="16.7cm" svg:y2="12.472cm">
          <text:p/>
        </draw:line>
        <draw:path draw:style-name="gr8" draw:text-style-name="P1" draw:layer="layout" svg:width="0.299cm" svg:height="0cm" svg:x="16.7cm" svg:y="12.472cm" svg:viewBox="0 0 300 0" svg:d="M300 0c0 0-1 0-2 0-2 0-3 0-5 0-3 0-7 0-10 0-4 0-8 0-13 0s-10 0-16 0-13 0-19 0c-8 0-15 0-23 0s-16 0-25 0-18 0-27 0c-10 0-20 0-30 0s-20 0-31 0c-10 0-21 0-32 0-22 0-44 0-67 0">
          <text:p/>
        </draw:path>
        <draw:path draw:style-name="gr8" draw:text-style-name="P1" draw:layer="layout" svg:width="0.033cm" svg:height="0.009cm" svg:x="15.907cm" svg:y="12.676cm" svg:viewBox="0 0 34 10" svg:d="M0 10c21-6 34-10 34-10">
          <text:p/>
        </draw:path>
        <draw:path draw:style-name="gr8" draw:text-style-name="P1" draw:layer="layout" svg:width="0.075cm" svg:height="0.02cm" svg:x="15.865cm" svg:y="12.676cm" svg:viewBox="0 0 76 21" svg:d="M76 0c-1 1-1 1-2 1 0 0-1 0-2 0-1 1-2 1-3 1-1 1-3 1-4 1-3 1-7 2-11 3-14 5-33 10-54 15">
          <text:p/>
        </draw:path>
        <draw:line draw:style-name="gr8" draw:text-style-name="P1" draw:layer="layout" svg:x1="17cm" svg:y1="12.397cm" svg:x2="17cm" svg:y2="12.472cm">
          <text:p/>
        </draw:line>
        <draw:line draw:style-name="gr8" draw:text-style-name="P1" draw:layer="layout" svg:x1="13.778cm" svg:y1="13.246cm" svg:x2="15.866cm" svg:y2="12.696cm">
          <text:p/>
        </draw:line>
        <draw:line draw:style-name="gr8" draw:text-style-name="P1" draw:layer="layout" svg:x1="13.778cm" svg:y1="13.245cm" svg:x2="13.778cm" svg:y2="13.855cm">
          <text:p/>
        </draw:line>
        <draw:line draw:style-name="gr8" draw:text-style-name="P1" draw:layer="layout" svg:x1="13.779cm" svg:y1="13.855cm" svg:x2="13.641cm" svg:y2="13.974cm">
          <text:p/>
        </draw:line>
        <draw:line draw:style-name="gr8" draw:text-style-name="P1" draw:layer="layout" svg:x1="13.642cm" svg:y1="13.973cm" svg:x2="13.505cm" svg:y2="14.09cm">
          <text:p/>
        </draw:line>
        <draw:line draw:style-name="gr8" draw:text-style-name="P1" draw:layer="layout" svg:x1="13.505cm" svg:y1="12.472cm" svg:x2="13.505cm" svg:y2="14.089cm">
          <text:p/>
        </draw:line>
        <draw:line draw:style-name="gr8" draw:text-style-name="P1" draw:layer="layout" svg:x1="13.076cm" svg:y1="12.397cm" svg:x2="13.076cm" svg:y2="12.472cm">
          <text:p/>
        </draw:line>
        <draw:path draw:style-name="gr8" draw:text-style-name="P1" draw:layer="layout" svg:width="0.116cm" svg:height="0.315cm" svg:x="13.076cm" svg:y="13.843cm" svg:viewBox="0 0 117 316" svg:d="M0 0c16 5 36 13 59 33 9 8 18 17 27 30 6 7 11 15 16 26 3 7 7 16 9 27 3 11 6 24 6 41-1 34-8 53-14 68-5 10-10 19-16 26-9 14-18 23-27 31-23 20-44 28-60 34">
          <text:p/>
        </draw:path>
        <draw:line draw:style-name="gr8" draw:text-style-name="P1" draw:layer="layout" svg:x1="13.076cm" svg:y1="13.843cm" svg:x2="13.076cm" svg:y2="12.851cm">
          <text:p/>
        </draw:line>
        <draw:path draw:style-name="gr8" draw:text-style-name="P1" draw:layer="layout" svg:width="0.233cm" svg:height="0.199cm" svg:x="13.272cm" svg:y="14.089cm" svg:viewBox="0 0 234 200" svg:d="M0 200c70-59 150-127 234-200">
          <text:p/>
        </draw:path>
        <draw:path draw:style-name="gr8" draw:text-style-name="P1" draw:layer="layout" svg:width="0.196cm" svg:height="0.092cm" svg:x="13.076cm" svg:y="14.288cm" svg:viewBox="0 0 197 93" svg:d="M197 0c-32 31-71 54-107 69-34 14-66 21-90 24">
          <text:p/>
        </draw:path>
        <draw:line draw:style-name="gr8" draw:text-style-name="P1" draw:layer="layout" svg:x1="13.076cm" svg:y1="14.38cm" svg:x2="13.076cm" svg:y2="14.158cm">
          <text:p/>
        </draw:line>
        <draw:line draw:style-name="gr8" draw:text-style-name="P1" draw:layer="layout" svg:x1="10.627cm" svg:y1="12.401cm" svg:x2="10.627cm" svg:y2="12.396cm">
          <text:p/>
        </draw:line>
        <draw:line draw:style-name="gr8" draw:text-style-name="P1" draw:layer="layout" svg:x1="10.627cm" svg:y1="11.888cm" svg:x2="10.627cm" svg:y2="12.396cm">
          <text:p/>
        </draw:line>
        <draw:path draw:style-name="gr8" draw:text-style-name="P1" draw:layer="layout" svg:width="0cm" svg:height="0.047cm" svg:x="10.627cm" svg:y="12.396cm" svg:viewBox="0 0 0 48" svg:d="M0 48c0 0 0-17 0-48">
          <text:p/>
        </draw:path>
        <draw:path draw:style-name="gr8" draw:text-style-name="P1" draw:layer="layout" svg:width="0cm" svg:height="0.08cm" svg:x="10.627cm" svg:y="11.807cm" svg:viewBox="0 0 0 81" svg:d="M0 81c0-4 0-7 0-11 0-7 0-13 0-19s0-12 0-17 0-9 0-13c0-2 0-4 0-6 0-1 0-3 0-5 0-1 0-2 0-3s0-2 0-3 0-2 0-3v-1">
          <text:p/>
        </draw:path>
        <draw:path draw:style-name="gr8" draw:text-style-name="P1" draw:layer="layout" svg:width="0.013cm" svg:height="0.003cm" svg:x="13.063cm" svg:y="14.38cm" svg:viewBox="0 0 14 4" svg:d="M14 0c-6 2-10 2-14 4">
          <text:p/>
        </draw:path>
        <draw:line draw:style-name="gr8" draw:text-style-name="P1" draw:layer="layout" svg:x1="13.063cm" svg:y1="14.382cm" svg:x2="10.627cm" svg:y2="14.382cm">
          <text:p/>
        </draw:line>
        <draw:line draw:style-name="gr8" draw:text-style-name="P1" draw:layer="layout" svg:x1="10.627cm" svg:y1="12.851cm" svg:x2="10.627cm" svg:y2="14.382cm">
          <text:p/>
        </draw:line>
        <draw:path draw:style-name="gr8" draw:text-style-name="P1" draw:layer="layout" svg:width="0.214cm" svg:height="0.33cm" svg:x="12.862cm" svg:y="13.835cm" svg:viewBox="0 0 215 331" svg:d="M166 331c-65 0-124-38-152-97-26-59-16-129 28-178 43-49 111-68 173-48">
          <text:p/>
        </draw:path>
        <draw:path draw:style-name="gr8" draw:text-style-name="P1" draw:layer="layout" svg:width="0.049cm" svg:height="0.007cm" svg:x="13.027cm" svg:y="14.158cm" svg:viewBox="0 0 50 8" svg:d="M50 0c-16 5-33 8-50 8">
          <text:p/>
        </draw:path>
        <draw:path draw:style-name="gr8" draw:text-style-name="P1" draw:layer="layout" svg:width="0.003cm" svg:height="0.011cm" svg:x="10.835cm" svg:y="12.147cm" svg:viewBox="0 0 4 12" svg:d="M4 12c-2-5-4-8-4-12">
          <text:p/>
        </draw:path>
        <draw:line draw:style-name="gr8" draw:text-style-name="P1" draw:layer="layout" svg:x1="10.834cm" svg:y1="12.135cm" svg:x2="10.834cm" svg:y2="12.127cm">
          <text:p/>
        </draw:line>
        <draw:path draw:style-name="gr8" draw:text-style-name="P1" draw:layer="layout" svg:width="0.002cm" svg:height="0.022cm" svg:x="10.834cm" svg:y="12.097cm" svg:viewBox="0 0 3 23" svg:d="M0 23c0-8 2-16 3-23">
          <text:p/>
        </draw:path>
        <draw:polyline draw:style-name="gr8" draw:text-style-name="P1" draw:layer="layout" svg:width="0cm" svg:height="0cm" svg:x="10.836cm" svg:y="12.095cm" svg:viewBox="0 0 0 0" draw:points="0,0">
          <text:p/>
        </draw:polyline>
        <draw:path draw:style-name="gr8" draw:text-style-name="P1" draw:layer="layout" svg:width="0.004cm" svg:height="0.017cm" svg:x="10.837cm" svg:y="12.075cm" svg:viewBox="0 0 5 18" svg:d="M0 18c2-6 4-12 5-18">
          <text:p/>
        </draw:path>
        <draw:path draw:style-name="gr8" draw:text-style-name="P1" draw:layer="layout" svg:width="0.005cm" svg:height="0.012cm" svg:x="10.846cm" svg:y="12.05cm" svg:viewBox="0 0 6 13" svg:d="M0 13c3-5 5-10 6-13">
          <text:p/>
        </draw:path>
        <draw:polyline draw:style-name="gr8" draw:text-style-name="P1" draw:layer="layout" svg:width="0cm" svg:height="0cm" svg:x="10.857cm" svg:y="12.04cm" svg:viewBox="0 0 0 0" draw:points="0,0">
          <text:p/>
        </draw:polyline>
        <draw:path draw:style-name="gr8" draw:text-style-name="P1" draw:layer="layout" svg:width="0.006cm" svg:height="0.009cm" svg:x="10.859cm" svg:y="12.027cm" svg:viewBox="0 0 7 10" svg:d="M0 10c2-3 5-6 7-10">
          <text:p/>
        </draw:path>
        <draw:path draw:style-name="gr8" draw:text-style-name="P1" draw:layer="layout" svg:width="0.053cm" svg:height="0.044cm" svg:x="10.87cm" svg:y="11.977cm" svg:viewBox="0 0 54 45" svg:d="M0 45c14-19 32-34 54-45">
          <text:p/>
        </draw:path>
        <draw:line draw:style-name="gr8" draw:text-style-name="P1" draw:layer="layout" svg:x1="10.931cm" svg:y1="11.973cm" svg:x2="10.942cm" svg:y2="11.969cm">
          <text:p/>
        </draw:line>
        <draw:path draw:style-name="gr8" draw:text-style-name="P1" draw:layer="layout" svg:width="0.013cm" svg:height="0.003cm" svg:x="10.975cm" svg:y="11.957cm" svg:viewBox="0 0 14 4" svg:d="M0 4c5-2 9-2 14-4">
          <text:p/>
        </draw:path>
        <draw:polyline draw:style-name="gr8" draw:text-style-name="P1" draw:layer="layout" svg:width="0cm" svg:height="0cm" svg:x="10.988cm" svg:y="11.957cm" svg:viewBox="0 0 0 0" draw:points="0,0">
          <text:p/>
        </draw:polyline>
        <draw:path draw:style-name="gr8" draw:text-style-name="P1" draw:layer="layout" svg:width="0.02cm" svg:height="0.001cm" svg:x="11.006cm" svg:y="11.957cm" svg:viewBox="0 0 21 2" svg:d="M0 0c8 0 14 0 21 2">
          <text:p/>
        </draw:path>
        <draw:path draw:style-name="gr8" draw:text-style-name="P1" draw:layer="layout" svg:width="0.019cm" svg:height="0.004cm" svg:x="11.027cm" svg:y="11.958cm" svg:viewBox="0 0 20 5" svg:d="M0 0c8 1 15 3 20 5">
          <text:p/>
        </draw:path>
        <draw:polyline draw:style-name="gr8" draw:text-style-name="P1" draw:layer="layout" svg:width="0cm" svg:height="0cm" svg:x="11.054cm" svg:y="11.965cm" svg:viewBox="0 0 0 0" draw:points="0,0">
          <text:p/>
        </draw:polyline>
        <draw:polyline draw:style-name="gr8" draw:text-style-name="P1" draw:layer="layout" svg:width="0cm" svg:height="0cm" svg:x="11.055cm" svg:y="11.965cm" svg:viewBox="0 0 0 0" draw:points="0,0">
          <text:p/>
        </draw:polyline>
        <draw:path draw:style-name="gr8" draw:text-style-name="P1" draw:layer="layout" svg:width="0.018cm" svg:height="0.008cm" svg:x="11.06cm" svg:y="11.967cm" svg:viewBox="0 0 19 9" svg:d="M0 0c7 2 13 5 19 9">
          <text:p/>
        </draw:path>
        <draw:path draw:style-name="gr8" draw:text-style-name="P1" draw:layer="layout" svg:width="0.012cm" svg:height="0.008cm" svg:x="11.09cm" svg:y="11.981cm" svg:viewBox="0 0 13 9" svg:d="M0 0c5 3 9 5 13 9">
          <text:p/>
        </draw:path>
        <draw:line draw:style-name="gr8" draw:text-style-name="P1" draw:layer="layout" svg:x1="11.108cm" svg:y1="11.993cm" svg:x2="11.109cm" svg:y2="11.994cm">
          <text:p/>
        </draw:line>
        <draw:path draw:style-name="gr8" draw:text-style-name="P1" draw:layer="layout" svg:width="0.011cm" svg:height="0.01cm" svg:x="11.115cm" svg:y="12cm" svg:viewBox="0 0 12 11" svg:d="M0 0c4 3 7 8 12 11">
          <text:p/>
        </draw:path>
        <draw:polyline draw:style-name="gr8" draw:text-style-name="P1" draw:layer="layout" svg:width="0cm" svg:height="0cm" svg:x="11.128cm" svg:y="12.013cm" svg:viewBox="0 0 0 0" draw:points="0,0">
          <text:p/>
        </draw:polyline>
        <draw:polyline draw:style-name="gr8" draw:text-style-name="P1" draw:layer="layout" svg:width="0cm" svg:height="0cm" svg:x="11.13cm" svg:y="12.015cm" svg:viewBox="0 0 0 0" draw:points="0,0">
          <text:p/>
        </draw:polyline>
        <draw:polyline draw:style-name="gr8" draw:text-style-name="P1" draw:layer="layout" svg:width="0cm" svg:height="0cm" svg:x="11.13cm" svg:y="12.015cm" svg:viewBox="0 0 0 0" draw:points="0,0">
          <text:p/>
        </draw:polyline>
        <draw:line draw:style-name="gr8" draw:text-style-name="P1" draw:layer="layout" svg:x1="11.138cm" svg:y1="12.025cm" svg:x2="11.144cm" svg:y2="12.033cm">
          <text:p/>
        </draw:line>
        <draw:path draw:style-name="gr8" draw:text-style-name="P1" draw:layer="layout" svg:width="0.004cm" svg:height="0.009cm" svg:x="11.151cm" svg:y="12.046cm" svg:viewBox="0 0 5 10" svg:d="M0 0c2 2 4 5 5 10">
          <text:p/>
        </draw:path>
        <draw:line draw:style-name="gr8" draw:text-style-name="P1" draw:layer="layout" svg:x1="11.157cm" svg:y1="12.059cm" svg:x2="11.161cm" svg:y2="12.067cm">
          <text:p/>
        </draw:line>
        <draw:path draw:style-name="gr8" draw:text-style-name="P1" draw:layer="layout" svg:width="0.005cm" svg:height="0.013cm" svg:x="11.16cm" svg:y="12.066cm" svg:viewBox="0 0 6 14" svg:d="M0 0c3 4 4 10 6 14">
          <text:p/>
        </draw:path>
        <draw:polyline draw:style-name="gr8" draw:text-style-name="P1" draw:layer="layout" svg:width="0cm" svg:height="0cm" svg:x="11.165cm" svg:y="12.079cm" svg:viewBox="0 0 0 0" draw:points="0,0">
          <text:p/>
        </draw:polyline>
        <draw:line draw:style-name="gr8" draw:text-style-name="P1" draw:layer="layout" svg:x1="11.167cm" svg:y1="12.088cm" svg:x2="11.169cm" svg:y2="12.095cm">
          <text:p/>
        </draw:line>
        <draw:line draw:style-name="gr8" draw:text-style-name="P1" draw:layer="layout" svg:x1="11.17cm" svg:y1="12.106cm" svg:x2="11.17cm" svg:y2="12.112cm">
          <text:p/>
        </draw:line>
        <draw:line draw:style-name="gr8" draw:text-style-name="P1" draw:layer="layout" svg:x1="11.171cm" svg:y1="12.132cm" svg:x2="11.17cm" svg:y2="12.14cm">
          <text:p/>
        </draw:line>
        <draw:path draw:style-name="gr8" draw:text-style-name="P1" draw:layer="layout" svg:width="0.14cm" svg:height="0.074cm" svg:x="11.002cm" svg:y="12.22cm" svg:viewBox="0 0 141 75" svg:d="M0 75c29 0 57-8 78-19 25-13 45-30 63-56">
          <text:p/>
        </draw:path>
        <draw:line draw:style-name="gr8" draw:text-style-name="P1" draw:layer="layout" svg:x1="11.146cm" svg:y1="12.214cm" svg:x2="11.152cm" svg:y2="12.206cm">
          <text:p/>
        </draw:line>
        <draw:path draw:style-name="gr8" draw:text-style-name="P1" draw:layer="layout" svg:width="0.004cm" svg:height="0.01cm" svg:x="11.157cm" svg:y="12.183cm" svg:viewBox="0 0 5 11" svg:d="M0 11c2-4 4-7 5-11">
          <text:p/>
        </draw:path>
        <draw:polyline draw:style-name="gr8" draw:text-style-name="P1" draw:layer="layout" svg:width="0cm" svg:height="0cm" svg:x="11.161cm" svg:y="12.182cm" svg:viewBox="0 0 0 0" draw:points="0,0">
          <text:p/>
        </draw:polyline>
        <draw:path draw:style-name="gr8" draw:text-style-name="P1" draw:layer="layout" svg:width="0.004cm" svg:height="0.015cm" svg:x="11.163cm" svg:y="12.16cm" svg:viewBox="0 0 5 16" svg:d="M0 16c3-6 4-11 5-16">
          <text:p/>
        </draw:path>
        <draw:polyline draw:style-name="gr8" draw:text-style-name="P1" draw:layer="layout" svg:width="0cm" svg:height="0cm" svg:x="11.167cm" svg:y="12.16cm" svg:viewBox="0 0 0 0" draw:points="0,0">
          <text:p/>
        </draw:polyline>
        <draw:path draw:style-name="gr8" draw:text-style-name="P1" draw:layer="layout" svg:width="0.003cm" svg:height="0.011cm" svg:x="11.168cm" svg:y="12.144cm" svg:viewBox="0 0 4 12" svg:d="M0 12c2-4 4-8 4-12">
          <text:p/>
        </draw:path>
        <draw:path draw:style-name="gr8" draw:text-style-name="P1" draw:layer="layout" svg:width="0.035cm" svg:height="0.004cm" svg:x="10.967cm" svg:y="12.29cm" svg:viewBox="0 0 36 5" svg:d="M36 5c-13 0-25-1-36-5">
          <text:p/>
        </draw:path>
        <draw:path draw:style-name="gr8" draw:text-style-name="P1" draw:layer="layout" svg:width="0.028cm" svg:height="0.018cm" svg:x="10.899cm" svg:y="12.258cm" svg:viewBox="0 0 29 19" svg:d="M29 19c-10-5-20-12-29-19">
          <text:p/>
        </draw:path>
        <draw:polyline draw:style-name="gr8" draw:text-style-name="P1" draw:layer="layout" svg:width="0cm" svg:height="0cm" svg:x="10.895cm" svg:y="12.256cm" svg:viewBox="0 0 0 0" draw:points="0,0">
          <text:p/>
        </draw:polyline>
        <draw:path draw:style-name="gr8" draw:text-style-name="P1" draw:layer="layout" svg:width="0.01cm" svg:height="0.012cm" svg:x="10.873cm" svg:y="12.234cm" svg:viewBox="0 0 11 13" svg:d="M11 13c-3-5-6-8-11-13">
          <text:p/>
        </draw:path>
        <draw:path draw:style-name="gr8" draw:text-style-name="P1" draw:layer="layout" svg:width="0.008cm" svg:height="0.01cm" svg:x="10.861cm" svg:y="12.218cm" svg:viewBox="0 0 9 11" svg:d="M9 11c-4-3-6-8-9-11">
          <text:p/>
        </draw:path>
        <draw:polyline draw:style-name="gr8" draw:text-style-name="P1" draw:layer="layout" svg:width="0cm" svg:height="0cm" svg:x="10.858cm" svg:y="12.213cm" svg:viewBox="0 0 0 0" draw:points="0,0">
          <text:p/>
        </draw:polyline>
        <draw:path draw:style-name="gr8" draw:text-style-name="P1" draw:layer="layout" svg:width="0.008cm" svg:height="0.015cm" svg:x="10.848cm" svg:y="12.193cm" svg:viewBox="0 0 9 16" svg:d="M9 16c-4-5-7-11-9-16">
          <text:p/>
        </draw:path>
        <draw:line draw:style-name="gr8" draw:text-style-name="P1" draw:layer="layout" svg:x1="10.848cm" svg:y1="12.193cm" svg:x2="10.847cm" svg:y2="12.192cm">
          <text:p/>
        </draw:line>
        <draw:path draw:style-name="gr8" draw:text-style-name="P1" draw:layer="layout" svg:width="0.008cm" svg:height="0.02cm" svg:x="10.838cm" svg:y="12.165cm" svg:viewBox="0 0 9 21" svg:d="M9 21c-4-6-6-13-9-21">
          <text:p/>
        </draw:path>
        <draw:line draw:style-name="gr8" draw:text-style-name="P1" draw:layer="layout" svg:x1="10.838cm" svg:y1="12.165cm" svg:x2="10.838cm" svg:y2="12.164cm">
          <text:p/>
        </draw:line>
        <draw:polyline draw:style-name="gr8" draw:text-style-name="P1" draw:layer="layout" svg:width="0cm" svg:height="0cm" svg:x="10.837cm" svg:y="12.158cm" svg:viewBox="0 0 0 0" draw:points="0,0">
          <text:p/>
        </draw:polyline>
        <draw:line draw:style-name="gr8" draw:text-style-name="P1" draw:layer="layout" svg:x1="10.627cm" svg:y1="12.396cm" svg:x2="13.076cm" svg:y2="12.396cm">
          <text:p/>
        </draw:line>
        <draw:line draw:style-name="gr8" draw:text-style-name="P1" draw:layer="layout" svg:x1="17cm" svg:y1="12.397cm" svg:x2="17cm" svg:y2="11.948cm">
          <text:p/>
        </draw:line>
        <draw:path draw:style-name="gr8" draw:text-style-name="P1" draw:layer="layout" svg:width="0.299cm" svg:height="0cm" svg:x="16.7cm" svg:y="11.948cm" svg:viewBox="0 0 300 0" svg:d="M300 0c0 0-1 0-2 0-2 0-3 0-5 0-3 0-7 0-10 0-4 0-8 0-13 0s-10 0-16 0-13 0-19 0c-8 0-15 0-23 0s-16 0-25 0-18 0-27 0c-10 0-20 0-30 0s-20 0-31 0c-10 0-21 0-32 0-22 0-44 0-67 0">
          <text:p/>
        </draw:path>
        <draw:line draw:style-name="gr8" draw:text-style-name="P1" draw:layer="layout" svg:x1="16.7cm" svg:y1="11.948cm" svg:x2="13.375cm" svg:y2="11.948cm">
          <text:p/>
        </draw:line>
        <draw:polyline draw:style-name="gr8" draw:text-style-name="P1" draw:layer="layout" svg:width="0.298cm" svg:height="0cm" svg:x="13.076cm" svg:y="11.948cm" svg:viewBox="0 0 299 0" draw:points="299,0 266,0 233,0 200,0 169,0 140,0 113,0 87,0 65,0 46,0 29,0 16,0 7,0 1,0 0,0">
          <text:p/>
        </draw:polyline>
        <draw:line draw:style-name="gr8" draw:text-style-name="P1" draw:layer="layout" svg:x1="13.076cm" svg:y1="11.948cm" svg:x2="13.076cm" svg:y2="12.397cm">
          <text:p/>
        </draw:line>
        <draw:line draw:style-name="gr8" draw:text-style-name="P1" draw:layer="layout" svg:x1="10.627cm" svg:y1="11.432cm" svg:x2="10.627cm" svg:y2="11.888cm">
          <text:p/>
        </draw:line>
        <draw:path draw:style-name="gr8" draw:text-style-name="P1" draw:layer="layout" svg:width="0.198cm" svg:height="0.465cm" svg:x="10.804cm" svg:y="11.888cm" svg:viewBox="0 0 199 466" svg:d="M199 466c-41 0-80-14-113-42-18-14-35-33-49-56-6-9-11-20-16-31-3-7-6-14-8-21-2-5-3-9-4-14-2-5-3-12-5-19-2-15-4-31-4-46-1-23 1-43 5-62 7-36 20-65 37-89 30-46 72-75 118-86">
          <text:p/>
        </draw:path>
        <draw:path draw:style-name="gr8" draw:text-style-name="P1" draw:layer="layout" svg:width="0.199cm" svg:height="0.465cm" svg:x="11.002cm" svg:y="11.888cm" svg:viewBox="0 0 200 466" svg:d="M0 466c45 0 89-17 124-51 18-16 33-37 46-61 11-23 22-49 27-82 4-25 4-51 1-74-2-14-4-28-8-40-9-28-19-52-33-72-30-46-72-75-118-86">
          <text:p/>
        </draw:path>
        <draw:line draw:style-name="gr8" draw:text-style-name="P1" draw:layer="layout" svg:x1="13.076cm" svg:y1="11.888cm" svg:x2="13.076cm" svg:y2="11.948cm">
          <text:p/>
        </draw:line>
        <draw:line draw:style-name="gr8" draw:text-style-name="P1" draw:layer="layout" svg:x1="10.627cm" svg:y1="9.908cm" svg:x2="10.627cm" svg:y2="11.432cm">
          <text:p/>
        </draw:line>
        <draw:line draw:style-name="gr8" draw:text-style-name="P1" draw:layer="layout" svg:x1="10.627cm" svg:y1="9.908cm" svg:x2="10.627cm" svg:y2="11.432cm">
          <text:p/>
        </draw:line>
        <draw:line draw:style-name="gr8" draw:text-style-name="P1" draw:layer="layout" svg:x1="10.627cm" svg:y1="8.227cm" svg:x2="10.627cm" svg:y2="8.409cm">
          <text:p/>
        </draw:line>
        <draw:line draw:style-name="gr8" draw:text-style-name="P1" draw:layer="layout" svg:x1="10.627cm" svg:y1="14.382cm" svg:x2="10.178cm" svg:y2="14.382cm">
          <text:p/>
        </draw:line>
        <draw:path draw:style-name="gr8" draw:text-style-name="P1" draw:layer="layout" svg:width="0.338cm" svg:height="0.338cm" svg:x="10.834cm" svg:y="11.957cm" svg:viewBox="0 0 339 339" svg:d="M170 339c25 0 45-5 62-12s31-15 42-24c16-12 29-26 39-43 10-16 19-35 23-61 2-10 3-20 3-30 0-9-1-18-2-26-3-16-7-30-13-42-14-30-33-53-64-74-16-10-37-20-67-25-12-2-25-2-38-1-18 2-33 6-47 12-22 9-39 20-52 32-14 13-25 27-33 42-11 18-19 39-22 67-2 20 1 46 7 65 9 30 23 51 41 70 13 12 27 24 47 33 19 9 44 17 74 17z">
          <text:p/>
        </draw:path>
        <draw:path draw:style-name="gr8" draw:text-style-name="P1" draw:layer="layout" svg:width="0.075cm" svg:height="0.042cm" svg:x="15.865cm" svg:y="11.31cm" svg:viewBox="0 0 76 43" svg:d="M0 0c21 12 40 23 54 31 2 1 4 2 6 3s3 2 5 3c1 0 3 1 4 2 1 0 2 1 3 2 1 0 2 1 2 1 1 0 1 1 2 1">
          <text:p/>
        </draw:path>
        <draw:path draw:style-name="gr8" draw:text-style-name="P1" draw:layer="layout" svg:width="0.033cm" svg:height="0.019cm" svg:x="15.907cm" svg:y="11.333cm" svg:viewBox="0 0 34 20" svg:d="M34 20c0 0-13-8-34-20">
          <text:p/>
        </draw:path>
        <draw:line draw:style-name="gr8" draw:text-style-name="P1" draw:layer="layout" svg:x1="15.866cm" svg:y1="11.311cm" svg:x2="13.641cm" svg:y2="10.06cm">
          <text:p/>
        </draw:line>
        <draw:polyline draw:style-name="gr8" draw:text-style-name="P1" draw:layer="layout" svg:width="0cm" svg:height="0cm" svg:x="10.627cm" svg:y="11.432cm" svg:viewBox="0 0 0 0" draw:points="0,0">
          <text:p/>
        </draw:polyline>
        <draw:line draw:style-name="gr8" draw:text-style-name="P1" draw:layer="layout" svg:x1="11.041cm" svg:y1="11.888cm" svg:x2="10.964cm" svg:y2="11.888cm">
          <text:p/>
        </draw:line>
        <draw:line draw:style-name="gr8" draw:text-style-name="P1" draw:layer="layout" svg:x1="13.076cm" svg:y1="11.582cm" svg:x2="13.076cm" svg:y2="11.888cm">
          <text:p/>
        </draw:line>
        <draw:line draw:style-name="gr8" draw:text-style-name="P1" draw:layer="layout" svg:x1="10.815cm" svg:y1="11.432cm" svg:x2="10.815cm" svg:y2="11.582cm">
          <text:p/>
        </draw:line>
        <draw:line draw:style-name="gr8" draw:text-style-name="P1" draw:layer="layout" svg:x1="10.627cm" svg:y1="8.227cm" svg:x2="13.06cm" svg:y2="8.227cm">
          <text:p/>
        </draw:line>
        <draw:path draw:style-name="gr8" draw:text-style-name="P1" draw:layer="layout" svg:width="0.016cm" svg:height="0.001cm" svg:x="13.06cm" svg:y="8.227cm" svg:viewBox="0 0 17 2" svg:d="M0 0c5 0 11 2 17 2">
          <text:p/>
        </draw:path>
        <draw:line draw:style-name="gr8" draw:text-style-name="P1" draw:layer="layout" svg:x1="13.076cm" svg:y1="8.409cm" svg:x2="13.076cm" svg:y2="8.228cm">
          <text:p/>
        </draw:line>
        <draw:line draw:style-name="gr8" draw:text-style-name="P1" draw:layer="layout" svg:x1="10.178cm" svg:y1="8.227cm" svg:x2="10.627cm" svg:y2="8.227cm">
          <text:p/>
        </draw:line>
        <draw:line draw:style-name="gr8" draw:text-style-name="P1" draw:layer="layout" svg:x1="9.878cm" svg:y1="8.527cm" svg:x2="9.878cm" svg:y2="14.082cm">
          <text:p/>
        </draw:line>
        <draw:path draw:style-name="gr8" draw:text-style-name="P1" draw:layer="layout" svg:width="0.3cm" svg:height="0.3cm" svg:x="9.878cm" svg:y="8.227cm" svg:viewBox="0 0 301 301" svg:d="M301 0c-167 0-301 134-301 301">
          <text:p/>
        </draw:path>
        <draw:path draw:style-name="gr8" draw:text-style-name="P1" draw:layer="layout" svg:width="0.3cm" svg:height="0.3cm" svg:x="9.878cm" svg:y="14.082cm" svg:viewBox="0 0 301 301" svg:d="M0 0c0 166 134 301 301 301">
          <text:p/>
        </draw:path>
        <draw:path draw:style-name="gr8" draw:text-style-name="P1" draw:layer="layout" svg:width="0.33cm" svg:height="0.33cm" svg:x="10.088cm" svg:y="13.835cm" svg:viewBox="0 0 331 331" svg:d="M331 166c0 91-75 165-166 165s-165-74-165-165c0-92 74-166 165-166s166 74 166 166z">
          <text:p/>
        </draw:path>
        <draw:path draw:style-name="gr8" draw:text-style-name="P1" draw:layer="layout" svg:width="0.33cm" svg:height="0.329cm" svg:x="10.088cm" svg:y="8.438cm" svg:viewBox="0 0 331 330" svg:d="M331 165c0 91-75 165-166 165s-165-74-165-165c0-92 74-165 165-165s166 73 166 165z">
          <text:p/>
        </draw:path>
        <draw:line draw:style-name="gr8" draw:text-style-name="P1" draw:layer="layout" svg:x1="10.815cm" svg:y1="9.908cm" svg:x2="10.815cm" svg:y2="11.432cm">
          <text:p/>
        </draw:line>
        <draw:polyline draw:style-name="gr8" draw:text-style-name="P1" draw:layer="layout" svg:width="0cm" svg:height="0cm" svg:x="10.627cm" svg:y="9.908cm" svg:viewBox="0 0 0 0" draw:points="0,0">
          <text:p/>
        </draw:polyline>
        <draw:path draw:style-name="gr8" draw:text-style-name="P1" draw:layer="layout" svg:width="0.113cm" svg:height="0.555cm" svg:x="13.392cm" svg:y="8.496cm" svg:viewBox="0 0 114 556" svg:d="M114 556c-40-190-78-377-114-556">
          <text:p/>
        </draw:path>
        <draw:line draw:style-name="gr8" draw:text-style-name="P1" draw:layer="layout" svg:x1="13.505cm" svg:y1="11.948cm" svg:x2="13.505cm" svg:y2="9.051cm">
          <text:p/>
        </draw:line>
        <draw:line draw:style-name="gr8" draw:text-style-name="P1" draw:layer="layout" svg:x1="13.076cm" svg:y1="9.908cm" svg:x2="13.076cm" svg:y2="11.432cm">
          <text:p/>
        </draw:line>
        <draw:path draw:style-name="gr8" draw:text-style-name="P1" draw:layer="layout" svg:width="0.116cm" svg:height="0.315cm" svg:x="13.076cm" svg:y="8.445cm" svg:viewBox="0 0 117 316" svg:d="M0 316c13-4 28-10 45-22 12-8 24-19 37-35 5-6 10-14 15-22 5-10 11-23 15-40 2-8 4-22 5-35 0-13-1-27-3-37-3-11-5-19-8-27-5-11-10-21-15-29-10-14-19-23-27-32-25-22-47-31-64-37">
          <text:p/>
        </draw:path>
        <draw:path draw:style-name="gr8" draw:text-style-name="P1" draw:layer="layout" svg:width="0.316cm" svg:height="0.268cm" svg:x="13.076cm" svg:y="8.228cm" svg:viewBox="0 0 317 269" svg:d="M0 0c22 2 52 7 87 19 24 8 51 20 78 38 31 20 62 48 90 84 26 35 49 79 62 128">
          <text:p/>
        </draw:path>
        <draw:line draw:style-name="gr8" draw:text-style-name="P1" draw:layer="layout" svg:x1="13.505cm" svg:y1="9.051cm" svg:x2="13.642cm" svg:y2="9.722cm">
          <text:p/>
        </draw:line>
        <draw:line draw:style-name="gr8" draw:text-style-name="P1" draw:layer="layout" svg:x1="13.641cm" svg:y1="10.06cm" svg:x2="13.641cm" svg:y2="9.721cm">
          <text:p/>
        </draw:line>
        <draw:path draw:style-name="gr8" draw:text-style-name="P1" draw:layer="layout" svg:width="0cm" svg:height="0.149cm" svg:x="13.076cm" svg:y="11.432cm" svg:viewBox="0 0 0 150" svg:d="M0 0v1c0 1 0 2 0 3s0 3 0 5 0 4 0 6c0 3 0 5 0 8s0 7 0 10c0 4 0 7 0 11s0 8 0 13c0 4 0 9 0 13 0 5 0 10 0 15 0 10 0 21 0 32s0 22 0 33">
          <text:p/>
        </draw:path>
        <draw:line draw:style-name="gr8" draw:text-style-name="P1" draw:layer="layout" svg:x1="13.641cm" svg:y1="9.721cm" svg:x2="13.72cm" svg:y2="10.105cm">
          <text:p/>
        </draw:line>
        <draw:line draw:style-name="gr8" draw:text-style-name="P1" draw:layer="layout" svg:x1="13.076cm" svg:y1="11.432cm" svg:x2="10.965cm" svg:y2="11.432cm">
          <text:p/>
        </draw:line>
        <draw:polyline draw:style-name="gr8" draw:text-style-name="P1" draw:layer="layout" svg:width="0.15cm" svg:height="0.15cm" svg:x="10.815cm" svg:y="11.432cm" svg:viewBox="0 0 151 151" draw:points="151,0 133,1 116,4 100,9 85,15 70,23 56,33 44,44 33,57 23,70 15,85 8,101 4,118 1,134 0,151">
          <text:p/>
        </draw:polyline>
        <draw:line draw:style-name="gr8" draw:text-style-name="P1" draw:layer="layout" svg:x1="10.815cm" svg:y1="9.908cm" svg:x2="10.815cm" svg:y2="9.758cm">
          <text:p/>
        </draw:line>
        <draw:polyline draw:style-name="gr8" draw:text-style-name="P1" draw:layer="layout" svg:width="0.15cm" svg:height="0.15cm" svg:x="10.815cm" svg:y="9.758cm" svg:viewBox="0 0 151 151" draw:points="0,0 1,18 4,35 8,51 15,66 23,81 33,95 44,107 56,119 70,128 85,136 100,143 116,147 133,150 151,151">
          <text:p/>
        </draw:polyline>
        <draw:line draw:style-name="gr8" draw:text-style-name="P1" draw:layer="layout" svg:x1="11.002cm" svg:y1="9.908cm" svg:x2="11.002cm" svg:y2="11.432cm">
          <text:p/>
        </draw:line>
        <draw:line draw:style-name="gr8" draw:text-style-name="P1" draw:layer="layout" svg:x1="10.627cm" svg:y1="9.347cm" svg:x2="10.627cm" svg:y2="8.876cm">
          <text:p/>
        </draw:line>
        <draw:polyline draw:style-name="gr8" draw:text-style-name="P1" draw:layer="layout" svg:width="0cm" svg:height="0.318cm" svg:x="10.627cm" svg:y="9.141cm" svg:viewBox="0 0 0 319" draw:points="0,0 0,36 0,71 0,106 0,139 0,170 0,199 0,226 0,250 0,270 0,288 0,301 0,311 0,317 0,319">
          <text:p/>
        </draw:polyline>
        <draw:line draw:style-name="gr8" draw:text-style-name="P1" draw:layer="layout" svg:x1="10.627cm" svg:y1="9.141cm" svg:x2="10.627cm" svg:y2="9.127cm">
          <text:p/>
        </draw:line>
        <draw:line draw:style-name="gr8" draw:text-style-name="P1" draw:layer="layout" svg:x1="10.627cm" svg:y1="9.127cm" svg:x2="10.627cm" svg:y2="9.112cm">
          <text:p/>
        </draw:line>
        <draw:path draw:style-name="gr8" draw:text-style-name="P1" draw:layer="layout" svg:width="0cm" svg:height="0.318cm" svg:x="10.627cm" svg:y="8.793cm" svg:viewBox="0 0 0 319" svg:d="M0 0c0 1 0 1 0 2 0 2 0 4 0 6 0 3 0 6 0 10s0 9 0 13c0 6 0 12 0 18 0 7 0 14 0 20 0 8 0 16 0 24 0 9 0 18 0 27 0 10 0 19 0 29s0 21 0 31c0 11 0 22 0 33 0 12 0 23 0 35 0 23 0 47 0 71">
          <text:p/>
        </draw:path>
        <draw:line draw:style-name="gr8" draw:text-style-name="P1" draw:layer="layout" svg:x1="13.076cm" svg:y1="9.758cm" svg:x2="13.076cm" svg:y2="9.388cm">
          <text:p/>
        </draw:line>
        <draw:line draw:style-name="gr8" draw:text-style-name="P1" draw:layer="layout" svg:x1="10.627cm" svg:y1="9.908cm" svg:x2="10.627cm" svg:y2="8.559cm">
          <text:p/>
        </draw:line>
        <draw:line draw:style-name="gr8" draw:text-style-name="P1" draw:layer="layout" svg:x1="13.076cm" svg:y1="8.876cm" svg:x2="13.076cm" svg:y2="8.559cm">
          <text:p/>
        </draw:line>
        <draw:line draw:style-name="gr8" draw:text-style-name="P1" draw:layer="layout" svg:x1="13.076cm" svg:y1="9.347cm" svg:x2="13.076cm" svg:y2="8.876cm">
          <text:p/>
        </draw:line>
        <draw:line draw:style-name="gr8" draw:text-style-name="P1" draw:layer="layout" svg:x1="13.076cm" svg:y1="9.388cm" svg:x2="13.076cm" svg:y2="9.347cm">
          <text:p/>
        </draw:line>
        <draw:line draw:style-name="gr8" draw:text-style-name="P1" draw:layer="layout" svg:x1="10.627cm" svg:y1="9.388cm" svg:x2="10.627cm" svg:y2="9.908cm">
          <text:p/>
        </draw:line>
        <draw:line draw:style-name="gr8" draw:text-style-name="P1" draw:layer="layout" svg:x1="10.627cm" svg:y1="9.388cm" svg:x2="10.627cm" svg:y2="9.347cm">
          <text:p/>
        </draw:line>
        <draw:line draw:style-name="gr8" draw:text-style-name="P1" draw:layer="layout" svg:x1="10.627cm" svg:y1="8.559cm" svg:x2="10.627cm" svg:y2="8.876cm">
          <text:p/>
        </draw:line>
        <draw:line draw:style-name="gr8" draw:text-style-name="P1" draw:layer="layout" svg:x1="10.965cm" svg:y1="9.908cm" svg:x2="13.076cm" svg:y2="9.908cm">
          <text:p/>
        </draw:line>
        <draw:path draw:style-name="gr8" draw:text-style-name="P1" draw:layer="layout" svg:width="0cm" svg:height="0.149cm" svg:x="13.076cm" svg:y="9.758cm" svg:viewBox="0 0 0 150" svg:d="M0 0c0 17 0 34 0 50 0 5 0 10 0 15s0 10 0 15 0 9 0 14c0 4 0 8 0 12s0 8 0 12c0 3 0 6 0 9s0 6 0 8c0 3 0 5 0 7 0 1 0 3 0 4s0 2 0 3 0 1 0 1">
          <text:p/>
        </draw:path>
        <draw:path draw:style-name="gr8" draw:text-style-name="P1" draw:layer="layout" svg:width="0cm" svg:height="0.149cm" svg:x="10.627cm" svg:y="8.409cm" svg:viewBox="0 0 0 150" svg:d="M0 0c0 0 0 15 0 42 0 29 0 70 0 108">
          <text:p/>
        </draw:path>
        <draw:polyline draw:style-name="gr8" draw:text-style-name="P1" draw:layer="layout" svg:width="0cm" svg:height="0cm" svg:x="10.627cm" svg:y="8.409cm" svg:viewBox="0 0 0 0" draw:points="0,0">
          <text:p/>
        </draw:polyline>
        <draw:line draw:style-name="gr8" draw:text-style-name="P1" draw:layer="layout" svg:x1="10.627cm" svg:y1="8.409cm" svg:x2="13.076cm" svg:y2="8.409cm">
          <text:p/>
        </draw:line>
        <draw:path draw:style-name="gr8" draw:text-style-name="P1" draw:layer="layout" svg:width="0cm" svg:height="0.149cm" svg:x="13.076cm" svg:y="8.409cm" svg:viewBox="0 0 0 150" svg:d="M0 0v1c0 1 0 2 0 3s0 3 0 5 0 4 0 6c0 3 0 5 0 8s0 7 0 10c0 4 0 7 0 11s0 8 0 13c0 4 0 9 0 13 0 5 0 10 0 15 0 10 0 21 0 32s0 22 0 33">
          <text:p/>
        </draw:path>
        <draw:path draw:style-name="gr8" draw:text-style-name="P1" draw:layer="layout" svg:width="0cm" svg:height="0.149cm" svg:x="10.627cm" svg:y="8.409cm" svg:viewBox="0 0 0 150" svg:d="M0 0c0 0 0 14 0 44 0 29 0 71 0 106">
          <text:p/>
        </draw:path>
        <draw:line draw:style-name="gr8" draw:text-style-name="P1" draw:layer="layout" svg:x1="15.94cm" svg:y1="12.676cm" svg:x2="15.94cm" svg:y2="12.472cm">
          <text:p/>
        </draw:line>
        <draw:line draw:style-name="gr8" draw:text-style-name="P1" draw:layer="layout" svg:x1="15.94cm" svg:y1="11.948cm" svg:x2="15.94cm" svg:y2="11.352cm">
          <text:p/>
        </draw:line>
        <draw:path draw:style-name="gr2" draw:text-style-name="P2" draw:layer="layout" svg:width="0.84cm" svg:height="0.84cm" svg:x="12.608cm" svg:y="13.604cm" svg:viewBox="0 0 841 841" svg:d="M421 841v-841zM841 421h-841z">
          <text:p/>
        </draw:path>
        <draw:path draw:style-name="gr2" draw:text-style-name="P2" draw:layer="layout" svg:width="0.839cm" svg:height="0.839cm" svg:x="12.623cm" svg:y="8.168cm" svg:viewBox="0 0 840 840" svg:d="M421 840v-840zM840 420h-840z">
          <text:p/>
        </draw:path>
        <draw:path draw:style-name="gr2" draw:text-style-name="P2" draw:layer="layout" svg:width="0.839cm" svg:height="0.84cm" svg:x="9.758cm" svg:y="8.107cm" svg:viewBox="0 0 840 841" svg:d="M420 841v-841zM840 420h-840z">
          <text:p/>
        </draw:path>
        <draw:path draw:style-name="gr2" draw:text-style-name="P2" draw:layer="layout" svg:width="0.839cm" svg:height="0.84cm" svg:x="9.758cm" svg:y="13.662cm" svg:viewBox="0 0 840 841" svg:d="M420 841v-841zM840 421h-840z">
          <text:p/>
        </draw:path>
        <draw:path draw:style-name="gr2" draw:text-style-name="P2" draw:layer="layout" svg:width="0.84cm" svg:height="0.84cm" svg:x="9.833cm" svg:y="13.58cm" svg:viewBox="0 0 841 841" svg:d="M420 841v-841zM841 421h-841z">
          <text:p/>
        </draw:path>
        <draw:path draw:style-name="gr2" draw:text-style-name="P2" draw:layer="layout" svg:width="0.84cm" svg:height="0.839cm" svg:x="9.833cm" svg:y="8.183cm" svg:viewBox="0 0 841 840" svg:d="M420 840v-840zM841 420h-841z">
          <text:p/>
        </draw:path>
        <draw:path draw:style-name="gr6" draw:text-style-name="P3" draw:layer="layout" svg:width="7.123cm" svg:height="3.674cm" svg:x="19.421cm" svg:y="7.052cm" svg:viewBox="0 0 7124 3675" svg:d="M6824 3675h33 34 32 31 29 28 25 22 20 16 13 9 6 2v-351h-2-6-9-13-16-20-22-25-28-29-31-32-34-33-450v-174-1499-358c0-36 0-76 0-104 0-29 0-45 0-45h-2449v-20-55-769c0-165-134-300-300-300h-3325c-165 0-300 135-300 300v2465c0 100 50 193 134 249l960 640 31 21h2156 328c3 0 6 0 9 0 4 0 9 0 13 0 5 0 10 0 15 0 6 0 12 0 18 0s13 0 20 0 15 0 22 0c8 0 16 0 24 0 9 0 18 0 27 0s18 0 27 0c10 0 20 0 30 0s20 0 30 0c21 0 42 0 64 0 10 0 21 0 32 0z">
          <text:p/>
        </draw:path>
        <draw:polygon draw:style-name="gr7" draw:text-style-name="P1" draw:layer="layout" svg:width="0cm" svg:height="0cm" svg:x="22.982cm" svg:y="8.877cm" svg:viewBox="0 0 0 0" draw:points="0,0">
          <text:p/>
        </draw:polygon>
        <draw:polygon draw:style-name="gr7" draw:text-style-name="P1" draw:layer="layout" svg:width="0cm" svg:height="0cm" svg:x="22.982cm" svg:y="8.877cm" svg:viewBox="0 0 0 0" draw:points="0,0">
          <text:p/>
        </draw:polygon>
        <draw:path draw:style-name="gr6" draw:text-style-name="P3" draw:layer="layout" svg:width="2.448cm" svg:height="2.005cm" svg:x="23.346cm" svg:y="8.196cm" svg:viewBox="0 0 2449 2006" svg:d="M2449 149c0-36 0-76 0-104 0-29 0-45 0-45v507-358 358 1499h-2434-15v-1031-54-100-314-17-99-242c0-16 0-33 0-49 0-5 0-10 0-16 0-4 0-9 0-14s0-9 0-14c0-4 0-8 0-13 0-3 0-7 0-11 0-3 0-6 0-9s0-6 0-9c0-2 0-4 0-6s0-3 0-5c0-1 0-2 0-3h2449c0-1 0 14 0 43 0 30 0 71 0 106 0-35 0-76 0-106 0-29 0-44 0-43z">
          <text:p/>
        </draw:path>
        <draw:polygon draw:style-name="gr7" draw:text-style-name="P1" draw:layer="layout" svg:width="0cm" svg:height="0cm" svg:x="22.982cm" svg:y="8.877cm" svg:viewBox="0 0 0 0" draw:points="0,0">
          <text:p/>
        </draw:polygon>
        <draw:path draw:style-name="gr6" draw:text-style-name="P3" draw:layer="layout" svg:width="1.837cm" svg:height="1.836cm" svg:x="20.368cm" svg:y="8.019cm" svg:viewBox="0 0 1838 1837" svg:d="M1838 919c0 507-412 918-919 918-508 0-919-411-919-918s411-919 919-919c507 0 919 412 919 919z">
          <text:p/>
        </draw:path>
        <draw:polygon draw:style-name="gr7" draw:text-style-name="P1" draw:layer="layout" svg:width="0cm" svg:height="0cm" svg:x="22.982cm" svg:y="8.877cm" svg:viewBox="0 0 0 0" draw:points="0,0">
          <text:p/>
        </draw:polygon>
        <draw:path draw:style-name="gr6" draw:text-style-name="P3" draw:layer="layout" svg:width="1.687cm" svg:height="1.686cm" svg:x="20.443cm" svg:y="8.094cm" svg:viewBox="0 0 1688 1687" svg:d="M1688 843c0 467-378 844-844 844-467 0-844-377-844-844 0-466 377-843 844-843 466 0 844 377 844 843z">
          <text:p/>
        </draw:path>
        <draw:polygon draw:style-name="gr7" draw:text-style-name="P1" draw:layer="layout" svg:width="0cm" svg:height="0cm" svg:x="22.982cm" svg:y="8.877cm" svg:viewBox="0 0 0 0" draw:points="0,0">
          <text:p/>
        </draw:polygon>
        <draw:polygon draw:style-name="gr6" draw:text-style-name="P3" draw:layer="layout" svg:width="3.183cm" svg:height="0.525cm" svg:x="23.361cm" svg:y="10.201cm" svg:viewBox="0 0 3184 526" draw:points="2884,526 2917,526 2951,526 2983,526 3014,526 3043,526 3071,526 3096,526 3118,526 3138,526 3154,526 3167,526 3176,526 3182,526 3184,526 3184,175 3182,175 3176,175 3167,175 3154,175 3138,175 3118,175 3096,175 3071,175 3043,175 3014,175 2983,175 2951,175 2917,175 2884,175 2434,175 2434,0 0,0 0,526">
          <text:p/>
        </draw:polygon>
        <draw:polygon draw:style-name="gr7" draw:text-style-name="P1" draw:layer="layout" svg:width="0cm" svg:height="0cm" svg:x="22.982cm" svg:y="8.877cm" svg:viewBox="0 0 0 0" draw:points="0,0">
          <text:p/>
        </draw:polygon>
        <draw:polygon draw:style-name="gr6" draw:text-style-name="P3" draw:layer="layout" svg:width="2.299cm" svg:height="0.158cm" svg:x="20.481cm" svg:y="10.568cm" svg:viewBox="0 0 2300 159" draw:points="75,0 2300,0 2222,60 2222,159 65,159 34,138 23,129 14,119 7,107 3,93 0,80 1,66 3,53 9,40 16,29 25,19 36,10 48,4 62,1">
          <text:p/>
        </draw:polygon>
        <draw:polygon draw:style-name="gr7" draw:text-style-name="P1" draw:layer="layout" svg:width="0cm" svg:height="0cm" svg:x="22.982cm" svg:y="8.877cm" svg:viewBox="0 0 0 0" draw:points="0,0">
          <text:p/>
        </draw:polygon>
        <draw:polygon draw:style-name="gr6" draw:text-style-name="P3" draw:layer="layout" svg:width="0.626cm" svg:height="0.331cm" svg:x="22.72cm" svg:y="8.686cm" svg:viewBox="0 0 627 332" draw:points="627,17 627,332 0,332 0,0 627,0">
          <text:p/>
        </draw:polygon>
        <draw:polygon draw:style-name="gr7" draw:text-style-name="P1" draw:layer="layout" svg:width="0cm" svg:height="0cm" svg:x="22.982cm" svg:y="8.877cm" svg:viewBox="0 0 0 0" draw:points="0,0">
          <text:p/>
        </draw:polygon>
        <draw:path draw:style-name="gr6" draw:text-style-name="P3" draw:layer="layout" svg:width="0.281cm" svg:height="0.281cm" svg:x="19.984cm" svg:y="9.958cm" svg:viewBox="0 0 282 282" svg:d="M282 142c0 39-16 75-44 102-54 51-140 51-195 0-28-27-43-63-43-102 0-78 63-142 141-142s141 64 141 142z">
          <text:p/>
        </draw:path>
        <draw:polygon draw:style-name="gr7" draw:text-style-name="P1" draw:layer="layout" svg:width="0cm" svg:height="0cm" svg:x="22.982cm" svg:y="8.877cm" svg:viewBox="0 0 0 0" draw:points="0,0">
          <text:p/>
        </draw:polygon>
        <draw:path draw:style-name="gr6" draw:text-style-name="P3" draw:layer="layout" svg:width="0.281cm" svg:height="0.281cm" svg:x="22.308cm" svg:y="9.958cm" svg:viewBox="0 0 282 282" svg:d="M282 142c0 39-16 75-44 102-54 51-139 51-194 0-29-27-44-63-44-102 0-78 64-142 141-142 78 0 141 64 141 142z">
          <text:p/>
        </draw:path>
        <draw:polygon draw:style-name="gr7" draw:text-style-name="P1" draw:layer="layout" svg:width="0cm" svg:height="0cm" svg:x="22.982cm" svg:y="8.877cm" svg:viewBox="0 0 0 0" draw:points="0,0">
          <text:p/>
        </draw:polygon>
        <draw:path draw:style-name="gr6" draw:text-style-name="P3" draw:layer="layout" svg:width="0.281cm" svg:height="0.282cm" svg:x="22.308cm" svg:y="7.634cm" svg:viewBox="0 0 282 283" svg:d="M282 142c0 78-63 141-141 141-77 0-141-63-141-141 0-79 64-142 141-142 78 0 141 63 141 142z">
          <text:p/>
        </draw:path>
        <draw:polygon draw:style-name="gr7" draw:text-style-name="P1" draw:layer="layout" svg:width="0cm" svg:height="0cm" svg:x="22.982cm" svg:y="8.877cm" svg:viewBox="0 0 0 0" draw:points="0,0">
          <text:p/>
        </draw:polygon>
        <draw:path draw:style-name="gr6" draw:text-style-name="P3" draw:layer="layout" svg:width="0.281cm" svg:height="0.282cm" svg:x="19.984cm" svg:y="7.634cm" svg:viewBox="0 0 282 283" svg:d="M282 142c0 78-63 141-141 141s-141-63-141-141c0-79 63-142 141-142s141 63 141 142z">
          <text:p/>
        </draw:path>
        <draw:polygon draw:style-name="gr7" draw:text-style-name="P1" draw:layer="layout" svg:width="0cm" svg:height="0cm" svg:x="22.982cm" svg:y="8.877cm" svg:viewBox="0 0 0 0" draw:points="0,0">
          <text:p/>
        </draw:polygon>
        <draw:polygon draw:style-name="gr6" draw:text-style-name="P3" draw:layer="layout" svg:width="0.626cm" svg:height="0.099cm" svg:x="22.72cm" svg:y="8.587cm" svg:viewBox="0 0 627 100" draw:points="0,0 0,100 627,100 627,0">
          <text:p/>
        </draw:polygon>
        <draw:polygon draw:style-name="gr7" draw:text-style-name="P1" draw:layer="layout" svg:width="0cm" svg:height="0cm" svg:x="22.982cm" svg:y="8.877cm" svg:viewBox="0 0 0 0" draw:points="0,0">
          <text:p/>
        </draw:polygon>
        <draw:polygon draw:style-name="gr6" draw:text-style-name="P3" draw:layer="layout" svg:width="0.626cm" svg:height="0.099cm" svg:x="22.72cm" svg:y="9.017cm" svg:viewBox="0 0 627 100" draw:points="0,0 627,0 627,100 0,100">
          <text:p/>
        </draw:polygon>
        <draw:polygon draw:style-name="gr7" draw:text-style-name="P1" draw:layer="layout" svg:width="0cm" svg:height="0cm" svg:x="22.982cm" svg:y="8.877cm" svg:viewBox="0 0 0 0" draw:points="0,0">
          <text:p/>
        </draw:polygon>
        <draw:path draw:style-name="gr6" draw:text-style-name="P3" draw:layer="layout" svg:width="0.328cm" svg:height="0.211cm" svg:x="22.702cm" svg:y="10.515cm" svg:viewBox="0 0 329 212" svg:d="M329 0v212h-329v-98l79-61h137v-16c38-8 76-21 113-37z">
          <text:p/>
        </draw:path>
        <draw:polygon draw:style-name="gr7" draw:text-style-name="P1" draw:layer="layout" svg:width="0cm" svg:height="0cm" svg:x="22.982cm" svg:y="8.877cm" svg:viewBox="0 0 0 0" draw:points="0,0">
          <text:p/>
        </draw:polygon>
        <draw:path draw:style-name="gr6" draw:text-style-name="P3" draw:layer="layout" svg:width="0.074cm" svg:height="0.075cm" svg:x="24.533cm" svg:y="8.462cm" svg:viewBox="0 0 75 76" svg:d="M53 72c-10 5-22 5-32 0-13-6-21-19-21-34 0-18 13-35 31-38 19-3 36 8 43 27 5 18-4 37-21 45z">
          <text:p/>
        </draw:path>
        <draw:polygon draw:style-name="gr7" draw:text-style-name="P1" draw:layer="layout" svg:width="0cm" svg:height="0cm" svg:x="22.982cm" svg:y="8.877cm" svg:viewBox="0 0 0 0" draw:points="0,0">
          <text:p/>
        </draw:polygon>
        <draw:path draw:style-name="gr6" draw:text-style-name="P3" draw:layer="layout" svg:width="0.074cm" svg:height="0.075cm" svg:x="24.533cm" svg:y="9.166cm" svg:viewBox="0 0 75 76" svg:d="M21 4c10-5 22-5 32 0 17 8 26 27 21 46-7 18-24 29-43 26-18-3-31-19-31-38 0-15 8-28 21-34z">
          <text:p/>
        </draw:path>
        <draw:polygon draw:style-name="gr7" draw:text-style-name="P1" draw:layer="layout" svg:width="0cm" svg:height="0cm" svg:x="22.982cm" svg:y="8.877cm" svg:viewBox="0 0 0 0" draw:points="0,0">
          <text:p/>
        </draw:polygon>
        <draw:path draw:style-name="gr6" draw:text-style-name="P3" draw:layer="layout" svg:width="0.075cm" svg:height="0.137cm" svg:x="20.481cm" svg:y="10.568cm" svg:viewBox="0 0 76 138" svg:d="M76 0l-13 1-15 3-12 6-11 9-9 10-7 11-6 14-2 13-1 14 3 13 4 13 7 12 9 10 11 9c-28-18-40-53-31-84 10-33 39-54 73-54z">
          <text:p/>
        </draw:path>
        <draw:polygon draw:style-name="gr7" draw:text-style-name="P1" draw:layer="layout" svg:width="0cm" svg:height="0cm" svg:x="22.982cm" svg:y="8.877cm" svg:viewBox="0 0 0 0" draw:points="0,0">
          <text:p/>
        </draw:polygon>
        <draw:path draw:style-name="gr6" draw:text-style-name="P3" draw:layer="layout" svg:width="0.113cm" svg:height="0.037cm" svg:x="22.917cm" svg:y="10.515cm" svg:viewBox="0 0 114 38" svg:d="M114 0c-38 17-76 30-114 38 39-8 76-21 114-38z">
          <text:p/>
        </draw:path>
        <draw:polygon draw:style-name="gr7" draw:text-style-name="P1" draw:layer="layout" svg:width="0cm" svg:height="0cm" svg:x="22.982cm" svg:y="8.877cm" svg:viewBox="0 0 0 0" draw:points="0,0">
          <text:p/>
        </draw:polygon>
        <draw:path draw:style-name="gr6" draw:text-style-name="P3" draw:layer="layout" svg:width="0.196cm" svg:height="0.136cm" svg:x="23.03cm" svg:y="10.379cm" svg:viewBox="0 0 197 137" svg:d="M197 0c-56 59-124 105-197 137 12-5 35-16 62-31 42-24 91-60 135-106z">
          <text:p/>
        </draw:path>
        <draw:polygon draw:style-name="gr7" draw:text-style-name="P1" draw:layer="layout" svg:width="0cm" svg:height="0cm" svg:x="22.982cm" svg:y="8.877cm" svg:viewBox="0 0 0 0" draw:points="0,0">
          <text:p/>
        </draw:polygon>
        <draw:path draw:style-name="gr6" draw:text-style-name="P3" draw:layer="layout" svg:width="0.022cm" svg:height="0.032cm" svg:x="23.276cm" svg:y="10.288cm" svg:viewBox="0 0 23 33" svg:d="M23 0c-7 11-15 22-23 33 8-11 16-22 23-33z">
          <text:p/>
        </draw:path>
        <draw:polygon draw:style-name="gr7" draw:text-style-name="P1" draw:layer="layout" svg:width="0cm" svg:height="0cm" svg:x="22.982cm" svg:y="8.877cm" svg:viewBox="0 0 0 0" draw:points="0,0">
          <text:p/>
        </draw:polygon>
        <draw:polygon draw:style-name="gr6" draw:text-style-name="P3" draw:layer="layout" svg:width="2.432cm" svg:height="0cm" svg:x="23.361cm" svg:y="10.201cm" svg:viewBox="0 0 2433 0" draw:points="2433,0 0,0">
          <text:p/>
        </draw:polygon>
        <draw:polygon draw:style-name="gr7" draw:text-style-name="P1" draw:layer="layout" svg:width="0cm" svg:height="0cm" svg:x="22.982cm" svg:y="8.877cm" svg:viewBox="0 0 0 0" draw:points="0,0">
          <text:p/>
        </draw:polygon>
        <draw:polygon draw:style-name="gr6" draw:text-style-name="P3" draw:layer="layout" svg:width="0cm" svg:height="0cm" svg:x="23.23cm" svg:y="10.374cm" svg:viewBox="0 0 0 0" draw:points="0,0">
          <text:p/>
        </draw:polygon>
        <draw:polygon draw:style-name="gr7" draw:text-style-name="P1" draw:layer="layout" svg:width="0cm" svg:height="0cm" svg:x="22.982cm" svg:y="8.877cm" svg:viewBox="0 0 0 0" draw:points="0,0">
          <text:p/>
        </draw:polygon>
        <draw:path draw:style-name="gr8" draw:text-style-name="P1" draw:layer="layout" svg:width="0.019cm" svg:height="0.038cm" svg:x="23.327cm" svg:y="10.201cm" svg:viewBox="0 0 20 39" svg:d="M20 0c-6 13-13 25-20 39">
          <text:p/>
        </draw:path>
        <draw:line draw:style-name="gr8" draw:text-style-name="P1" draw:layer="layout" svg:x1="22.72cm" svg:y1="9.017cm" svg:x2="23.346cm" svg:y2="9.017cm">
          <text:p/>
        </draw:line>
        <draw:line draw:style-name="gr8" draw:text-style-name="P1" draw:layer="layout" svg:x1="22.72cm" svg:y1="8.686cm" svg:x2="23.346cm" svg:y2="8.686cm">
          <text:p/>
        </draw:line>
        <draw:path draw:style-name="gr8" draw:text-style-name="P1" draw:layer="layout" svg:width="0cm" svg:height="0.098cm" svg:x="22.72cm" svg:y="8.587cm" svg:viewBox="0 0 0 99" svg:d="M0 0c0 26 0 60 0 99">
          <text:p/>
        </draw:path>
        <draw:line draw:style-name="gr8" draw:text-style-name="P1" draw:layer="layout" svg:x1="22.72cm" svg:y1="8.587cm" svg:x2="23.346cm" svg:y2="8.587cm">
          <text:p/>
        </draw:line>
        <draw:line draw:style-name="gr8" draw:text-style-name="P1" draw:layer="layout" svg:x1="22.72cm" svg:y1="9.116cm" svg:x2="23.346cm" svg:y2="9.116cm">
          <text:p/>
        </draw:line>
        <draw:path draw:style-name="gr8" draw:text-style-name="P1" draw:layer="layout" svg:width="0cm" svg:height="0.098cm" svg:x="22.72cm" svg:y="9.017cm" svg:viewBox="0 0 0 99" svg:d="M0 0c0 39 0 73 0 99">
          <text:p/>
        </draw:path>
        <draw:line draw:style-name="gr8" draw:text-style-name="P1" draw:layer="layout" svg:x1="23.346cm" svg:y1="8.176cm" svg:x2="23.346cm" svg:y2="8.121cm">
          <text:p/>
        </draw:line>
        <draw:line draw:style-name="gr8" draw:text-style-name="P1" draw:layer="layout" svg:x1="20.515cm" svg:y1="10.705cm" svg:x2="20.547cm" svg:y2="10.727cm">
          <text:p/>
        </draw:line>
        <draw:line draw:style-name="gr8" draw:text-style-name="P1" draw:layer="layout" svg:x1="19.555cm" svg:y1="10.065cm" svg:x2="20.516cm" svg:y2="10.706cm">
          <text:p/>
        </draw:line>
        <draw:path draw:style-name="gr8" draw:text-style-name="P1" draw:layer="layout" svg:width="0.134cm" svg:height="0.249cm" svg:x="19.421cm" svg:y="9.816cm" svg:viewBox="0 0 135 250" svg:d="M135 250c-85-56-135-149-135-250">
          <text:p/>
        </draw:path>
        <draw:line draw:style-name="gr8" draw:text-style-name="P1" draw:layer="layout" svg:x1="19.421cm" svg:y1="9.816cm" svg:x2="19.421cm" svg:y2="7.352cm">
          <text:p/>
        </draw:line>
        <draw:path draw:style-name="gr8" draw:text-style-name="P1" draw:layer="layout" svg:width="0.3cm" svg:height="0.3cm" svg:x="19.421cm" svg:y="7.052cm" svg:viewBox="0 0 301 301" svg:d="M0 301c0-166 135-301 301-301">
          <text:p/>
        </draw:path>
        <draw:line draw:style-name="gr8" draw:text-style-name="P1" draw:layer="layout" svg:x1="19.721cm" svg:y1="7.052cm" svg:x2="23.046cm" svg:y2="7.052cm">
          <text:p/>
        </draw:line>
        <draw:path draw:style-name="gr8" draw:text-style-name="P1" draw:layer="layout" svg:width="0.3cm" svg:height="0.3cm" svg:x="23.046cm" svg:y="7.052cm" svg:viewBox="0 0 301 301" svg:d="M0 0c167 0 301 135 301 301">
          <text:p/>
        </draw:path>
        <draw:line draw:style-name="gr8" draw:text-style-name="P1" draw:layer="layout" svg:x1="23.346cm" svg:y1="8.121cm" svg:x2="23.346cm" svg:y2="7.352cm">
          <text:p/>
        </draw:line>
        <draw:line draw:style-name="gr8" draw:text-style-name="P1" draw:layer="layout" svg:x1="22.72cm" svg:y1="8.587cm" svg:x2="22.72cm" svg:y2="9.116cm">
          <text:p/>
        </draw:line>
        <draw:path draw:style-name="gr8" draw:text-style-name="P1" draw:layer="layout" svg:width="0.194cm" svg:height="0.039cm" svg:x="22.351cm" svg:y="10.201cm" svg:viewBox="0 0 195 40" svg:d="M195 0c-54 53-140 53-195 0">
          <text:p/>
        </draw:path>
        <draw:path draw:style-name="gr8" draw:text-style-name="P1" draw:layer="layout" svg:width="0.043cm" svg:height="0.102cm" svg:x="22.308cm" svg:y="10.099cm" svg:viewBox="0 0 44 103" svg:d="M44 103c-29-27-44-64-44-103">
          <text:p/>
        </draw:path>
        <draw:path draw:style-name="gr8" draw:text-style-name="P1" draw:layer="layout" svg:width="0.281cm" svg:height="0.141cm" svg:x="22.308cm" svg:y="9.958cm" svg:viewBox="0 0 282 142" svg:d="M0 142c0-78 64-142 141-142 78 0 141 64 141 142">
          <text:p/>
        </draw:path>
        <draw:path draw:style-name="gr8" draw:text-style-name="P1" draw:layer="layout" svg:width="0.044cm" svg:height="0.102cm" svg:x="22.545cm" svg:y="10.099cm" svg:viewBox="0 0 45 103" svg:d="M45 0c0 39-16 76-45 103">
          <text:p/>
        </draw:path>
        <draw:path draw:style-name="gr8" draw:text-style-name="P1" draw:layer="layout" svg:width="0.281cm" svg:height="0.282cm" svg:x="22.308cm" svg:y="7.634cm" svg:viewBox="0 0 282 283" svg:d="M282 142c0 78-63 141-141 141-77 0-141-63-141-141 0-79 64-142 141-142 78 0 141 63 141 142z">
          <text:p/>
        </draw:path>
        <draw:path draw:style-name="gr8" draw:text-style-name="P1" draw:layer="layout" svg:width="0.281cm" svg:height="0.141cm" svg:x="19.984cm" svg:y="9.958cm" svg:viewBox="0 0 282 142" svg:d="M0 142c0-78 63-142 141-142s141 64 141 142">
          <text:p/>
        </draw:path>
        <draw:path draw:style-name="gr8" draw:text-style-name="P1" draw:layer="layout" svg:width="0.044cm" svg:height="0.102cm" svg:x="20.221cm" svg:y="10.099cm" svg:viewBox="0 0 45 103" svg:d="M45 0c0 39-16 76-45 103">
          <text:p/>
        </draw:path>
        <draw:path draw:style-name="gr8" draw:text-style-name="P1" draw:layer="layout" svg:width="0.194cm" svg:height="0.039cm" svg:x="20.027cm" svg:y="10.201cm" svg:viewBox="0 0 195 40" svg:d="M195 0c-55 53-140 53-195 0">
          <text:p/>
        </draw:path>
        <draw:path draw:style-name="gr8" draw:text-style-name="P1" draw:layer="layout" svg:width="0.043cm" svg:height="0.102cm" svg:x="19.984cm" svg:y="10.099cm" svg:viewBox="0 0 44 103" svg:d="M44 103c-29-27-44-64-44-103">
          <text:p/>
        </draw:path>
        <draw:path draw:style-name="gr8" draw:text-style-name="P1" draw:layer="layout" svg:width="0.281cm" svg:height="0.282cm" svg:x="19.984cm" svg:y="7.634cm" svg:viewBox="0 0 282 283" svg:d="M282 142c0 78-63 141-141 141s-141-63-141-141c0-79 63-142 141-142s141 63 141 142z">
          <text:p/>
        </draw:path>
        <draw:line draw:style-name="gr8" draw:text-style-name="P1" draw:layer="layout" svg:x1="25.794cm" svg:y1="8.345cm" svg:x2="25.794cm" svg:y2="8.196cm">
          <text:p/>
        </draw:line>
        <draw:line draw:style-name="gr8" draw:text-style-name="P1" draw:layer="layout" svg:x1="25.794cm" svg:y1="10.201cm" svg:x2="25.794cm" svg:y2="10.375cm">
          <text:p/>
        </draw:line>
        <draw:line draw:style-name="gr8" draw:text-style-name="P1" draw:layer="layout" svg:x1="23.346cm" svg:y1="10.201cm" svg:x2="23.346cm" svg:y2="9.17cm">
          <text:p/>
        </draw:line>
        <draw:path draw:style-name="gr8" draw:text-style-name="P1" draw:layer="layout" svg:width="0.007cm" svg:height="0.015cm" svg:x="23.339cm" svg:y="10.201cm" svg:viewBox="0 0 8 16" svg:d="M8 0c-2 5-6 10-8 16">
          <text:p/>
        </draw:path>
        <draw:path draw:style-name="gr8" draw:text-style-name="P1" draw:layer="layout" svg:width="0.309cm" svg:height="0.173cm" svg:x="22.917cm" svg:y="10.379cm" svg:viewBox="0 0 310 174" svg:d="M310 0c-84 86-192 148-310 174">
          <text:p/>
        </draw:path>
        <draw:path draw:style-name="gr8" draw:text-style-name="P1" draw:layer="layout" svg:width="0.075cm" svg:height="0.137cm" svg:x="20.481cm" svg:y="10.568cm" svg:viewBox="0 0 76 138" svg:d="M76 0c-34 0-63 21-73 54-9 31 3 66 31 84">
          <text:p/>
        </draw:path>
        <draw:line draw:style-name="gr8" draw:text-style-name="P1" draw:layer="layout" svg:x1="23.346cm" svg:y1="8.196cm" svg:x2="23.346cm" svg:y2="8.176cm">
          <text:p/>
        </draw:line>
        <draw:path draw:style-name="gr8" draw:text-style-name="P1" draw:layer="layout" svg:width="1.837cm" svg:height="1.836cm" svg:x="20.368cm" svg:y="8.019cm" svg:viewBox="0 0 1838 1837" svg:d="M1838 919c0 507-412 918-919 918-508 0-919-411-919-918s411-919 919-919c507 0 919 412 919 919z">
          <text:p/>
        </draw:path>
        <draw:polyline draw:style-name="gr8" draw:text-style-name="P1" draw:layer="layout" svg:width="0.075cm" svg:height="0.137cm" svg:x="20.481cm" svg:y="10.568cm" svg:viewBox="0 0 76 138" draw:points="76,0 63,1 48,4 36,10 25,19 16,29 9,40 3,54 1,67 0,81 3,94 7,107 14,119 23,129 34,138">
          <text:p/>
        </draw:polyline>
        <draw:line draw:style-name="gr8" draw:text-style-name="P1" draw:layer="layout" svg:x1="20.556cm" svg:y1="10.568cm" svg:x2="22.78cm" svg:y2="10.568cm">
          <text:p/>
        </draw:line>
        <draw:line draw:style-name="gr8" draw:text-style-name="P1" draw:layer="layout" svg:x1="22.702cm" svg:y1="10.726cm" svg:x2="22.702cm" svg:y2="10.628cm">
          <text:p/>
        </draw:line>
        <draw:line draw:style-name="gr8" draw:text-style-name="P1" draw:layer="layout" svg:x1="22.702cm" svg:y1="10.726cm" svg:x2="20.546cm" svg:y2="10.726cm">
          <text:p/>
        </draw:line>
        <draw:polyline draw:style-name="gr8" draw:text-style-name="P1" draw:layer="layout" svg:width="0.299cm" svg:height="0cm" svg:x="26.244cm" svg:y="10.726cm" svg:viewBox="0 0 300 0" draw:points="0,0 33,0 67,0 99,0 130,0 159,0 187,0 212,0 234,0 254,0 270,0 283,0 292,0 298,0 300,0">
          <text:p/>
        </draw:polyline>
        <draw:line draw:style-name="gr8" draw:text-style-name="P1" draw:layer="layout" svg:x1="22.702cm" svg:y1="10.726cm" svg:x2="23.03cm" svg:y2="10.726cm">
          <text:p/>
        </draw:line>
        <draw:path draw:style-name="gr8" draw:text-style-name="P1" draw:layer="layout" svg:width="0.33cm" svg:height="0cm" svg:x="23.03cm" svg:y="10.726cm" svg:viewBox="0 0 331 0" svg:d="M331 0c-11 0-22 0-32 0-22 0-43 0-64 0-10 0-20 0-30 0s-20 0-30 0c-9 0-18 0-27 0s-18 0-27 0c-8 0-16 0-24 0-7 0-15 0-22 0s-14 0-20 0-12 0-18 0c-5 0-10 0-15 0-4 0-9 0-13 0-3 0-6 0-9 0">
          <text:p/>
        </draw:path>
        <draw:line draw:style-name="gr8" draw:text-style-name="P1" draw:layer="layout" svg:x1="26.244cm" svg:y1="10.726cm" svg:x2="23.361cm" svg:y2="10.726cm">
          <text:p/>
        </draw:line>
        <draw:polyline draw:style-name="gr8" draw:text-style-name="P1" draw:layer="layout" svg:width="0cm" svg:height="0cm" svg:x="25.794cm" svg:y="10.201cm" svg:viewBox="0 0 0 0" draw:points="0,0">
          <text:p/>
        </draw:polyline>
        <draw:line draw:style-name="gr8" draw:text-style-name="P1" draw:layer="layout" svg:x1="25.794cm" svg:y1="10.201cm" svg:x2="23.361cm" svg:y2="10.201cm">
          <text:p/>
        </draw:line>
        <draw:line draw:style-name="gr8" draw:text-style-name="P1" draw:layer="layout" svg:x1="23.361cm" svg:y1="10.201cm" svg:x2="23.346cm" svg:y2="10.201cm">
          <text:p/>
        </draw:line>
        <draw:line draw:style-name="gr8" draw:text-style-name="P1" draw:layer="layout" svg:x1="23.361cm" svg:y1="10.201cm" svg:x2="25.794cm" svg:y2="10.201cm">
          <text:p/>
        </draw:line>
        <draw:line draw:style-name="gr8" draw:text-style-name="P1" draw:layer="layout" svg:x1="23.361cm" svg:y1="10.726cm" svg:x2="23.361cm" svg:y2="10.201cm">
          <text:p/>
        </draw:line>
        <draw:line draw:style-name="gr8" draw:text-style-name="P1" draw:layer="layout" svg:x1="26.244cm" svg:y1="10.375cm" svg:x2="25.794cm" svg:y2="10.375cm">
          <text:p/>
        </draw:line>
        <draw:polyline draw:style-name="gr8" draw:text-style-name="P1" draw:layer="layout" svg:width="0.299cm" svg:height="0cm" svg:x="26.244cm" svg:y="10.375cm" svg:viewBox="0 0 300 0" draw:points="0,0 33,0 67,0 99,0 130,0 159,0 187,0 212,0 234,0 254,0 270,0 283,0 292,0 298,0 300,0">
          <text:p/>
        </draw:polyline>
        <draw:path draw:style-name="gr8" draw:text-style-name="P1" draw:layer="layout" svg:width="0.113cm" svg:height="0.037cm" svg:x="22.917cm" svg:y="10.515cm" svg:viewBox="0 0 114 38" svg:d="M0 38c39-8 76-21 114-38">
          <text:p/>
        </draw:path>
        <draw:polyline draw:style-name="gr8" draw:text-style-name="P1" draw:layer="layout" svg:width="0cm" svg:height="0cm" svg:x="23.23cm" svg:y="10.374cm" svg:viewBox="0 0 0 0" draw:points="0,0">
          <text:p/>
        </draw:polyline>
        <draw:line draw:style-name="gr8" draw:text-style-name="P1" draw:layer="layout" svg:x1="23.247cm" svg:y1="10.356cm" svg:x2="23.255cm" svg:y2="10.348cm">
          <text:p/>
        </draw:line>
        <draw:path draw:style-name="gr8" draw:text-style-name="P1" draw:layer="layout" svg:width="0.022cm" svg:height="0.032cm" svg:x="23.276cm" svg:y="10.288cm" svg:viewBox="0 0 23 33" svg:d="M0 33c8-11 16-22 23-33">
          <text:p/>
        </draw:path>
        <draw:path draw:style-name="gr8" draw:text-style-name="P1" draw:layer="layout" svg:width="0.048cm" svg:height="0.087cm" svg:x="23.298cm" svg:y="10.201cm" svg:viewBox="0 0 49 88" svg:d="M0 88c18-29 34-58 49-88">
          <text:p/>
        </draw:path>
        <draw:path draw:style-name="gr8" draw:text-style-name="P1" draw:layer="layout" svg:width="0.316cm" svg:height="0.314cm" svg:x="23.03cm" svg:y="10.201cm" svg:viewBox="0 0 317 315" svg:d="M317 0c-22 51-52 99-87 141-24 29-51 56-78 79-61 52-126 84-152 95">
          <text:p/>
        </draw:path>
        <draw:line draw:style-name="gr8" draw:text-style-name="P1" draw:layer="layout" svg:x1="22.917cm" svg:y1="10.552cm" svg:x2="22.917cm" svg:y2="10.568cm">
          <text:p/>
        </draw:line>
        <draw:line draw:style-name="gr8" draw:text-style-name="P1" draw:layer="layout" svg:x1="22.917cm" svg:y1="10.568cm" svg:x2="22.78cm" svg:y2="10.568cm">
          <text:p/>
        </draw:line>
        <draw:path draw:style-name="gr8" draw:text-style-name="P1" draw:layer="layout" svg:width="1.687cm" svg:height="1.686cm" svg:x="20.443cm" svg:y="8.094cm" svg:viewBox="0 0 1688 1687" svg:d="M1688 843c0 467-378 844-844 844-467 0-844-377-844-844 0-466 377-843 844-843 466 0 844 377 844 843z">
          <text:p/>
        </draw:path>
        <draw:line draw:style-name="gr8" draw:text-style-name="P1" draw:layer="layout" svg:x1="23.03cm" svg:y1="10.515cm" svg:x2="23.03cm" svg:y2="10.726cm">
          <text:p/>
        </draw:line>
        <draw:line draw:style-name="gr8" draw:text-style-name="P1" draw:layer="layout" svg:x1="22.781cm" svg:y1="10.568cm" svg:x2="22.702cm" svg:y2="10.629cm">
          <text:p/>
        </draw:line>
        <draw:line draw:style-name="gr8" draw:text-style-name="P1" draw:layer="layout" svg:x1="26.544cm" svg:y1="10.726cm" svg:x2="26.544cm" svg:y2="10.375cm">
          <text:p/>
        </draw:line>
        <draw:line draw:style-name="gr8" draw:text-style-name="P1" draw:layer="layout" svg:x1="25.794cm" svg:y1="8.703cm" svg:x2="25.794cm" svg:y2="10.201cm">
          <text:p/>
        </draw:line>
        <draw:line draw:style-name="gr8" draw:text-style-name="P1" draw:layer="layout" svg:x1="23.346cm" svg:y1="8.703cm" svg:x2="23.346cm" svg:y2="10.201cm">
          <text:p/>
        </draw:line>
        <draw:path draw:style-name="gr8" draw:text-style-name="P1" draw:layer="layout" svg:width="0.075cm" svg:height="0.075cm" svg:x="24.533cm" svg:y="9.166cm" svg:viewBox="0 0 76 76" svg:d="M76 38c0 22-18 38-39 38s-37-16-37-38c0-21 16-38 37-38s39 17 39 38z">
          <text:p/>
        </draw:path>
        <draw:line draw:style-name="gr8" draw:text-style-name="P1" draw:layer="layout" svg:x1="25.794cm" svg:y1="8.196cm" svg:x2="23.346cm" svg:y2="8.196cm">
          <text:p/>
        </draw:line>
        <draw:polyline draw:style-name="gr8" draw:text-style-name="P1" draw:layer="layout" svg:width="0cm" svg:height="0cm" svg:x="25.794cm" svg:y="8.196cm" svg:viewBox="0 0 0 0" draw:points="0,0">
          <text:p/>
        </draw:polyline>
        <draw:line draw:style-name="gr8" draw:text-style-name="P1" draw:layer="layout" svg:x1="25.794cm" svg:y1="8.703cm" svg:x2="25.794cm" svg:y2="8.345cm">
          <text:p/>
        </draw:line>
        <draw:path draw:style-name="gr8" draw:text-style-name="P1" draw:layer="layout" svg:width="0cm" svg:height="0.148cm" svg:x="25.794cm" svg:y="8.196cm" svg:viewBox="0 0 0 149" svg:d="M0 149c0-36 0-76 0-104 0-30 0-46 0-45">
          <text:p/>
        </draw:path>
        <draw:path draw:style-name="gr8" draw:text-style-name="P1" draw:layer="layout" svg:width="0.02cm" svg:height="0.005cm" svg:x="24.566cm" svg:y="8.533cm" svg:viewBox="0 0 21 6" svg:d="M21 0c0 0-1 2-5 3-1 0-2 1-4 1-3 2-9 2-12 0">
          <text:p/>
        </draw:path>
        <draw:path draw:style-name="gr8" draw:text-style-name="P1" draw:layer="layout" svg:width="0.009cm" svg:height="0.003cm" svg:x="24.554cm" svg:y="8.533cm" svg:viewBox="0 0 10 4" svg:d="M10 4c-6-1-10-4-10-4">
          <text:p/>
        </draw:path>
        <draw:path draw:style-name="gr8" draw:text-style-name="P1" draw:layer="layout" svg:width="0.021cm" svg:height="0.005cm" svg:x="24.554cm" svg:y="9.166cm" svg:viewBox="0 0 22 6" svg:d="M0 6c0 0 2-2 5-3 1 0 2-1 4-1 3-3 9-3 13 0">
          <text:p/>
        </draw:path>
        <draw:path draw:style-name="gr8" draw:text-style-name="P1" draw:layer="layout" svg:width="0.009cm" svg:height="0.003cm" svg:x="24.577cm" svg:y="9.167cm" svg:viewBox="0 0 10 4" svg:d="M0 0c6 1 10 4 10 4">
          <text:p/>
        </draw:path>
        <draw:path draw:style-name="gr8" draw:text-style-name="P1" draw:layer="layout" svg:width="0.02cm" svg:height="0.005cm" svg:x="24.566cm" svg:y="9.166cm" svg:viewBox="0 0 21 6" svg:d="M21 6c0 0-1-2-5-3-1 0-2-1-4-1-3-3-9-3-12 0">
          <text:p/>
        </draw:path>
        <draw:path draw:style-name="gr8" draw:text-style-name="P1" draw:layer="layout" svg:width="0.021cm" svg:height="0.005cm" svg:x="24.554cm" svg:y="8.533cm" svg:viewBox="0 0 22 6" svg:d="M0 0c0 0 2 2 5 3 1 0 2 1 4 1 3 2 9 2 13 0">
          <text:p/>
        </draw:path>
        <draw:line draw:style-name="gr8" draw:text-style-name="P1" draw:layer="layout" svg:x1="23.346cm" svg:y1="8.703cm" svg:x2="23.346cm" svg:y2="8.345cm">
          <text:p/>
        </draw:line>
        <draw:path draw:style-name="gr8" draw:text-style-name="P1" draw:layer="layout" svg:width="0.075cm" svg:height="0.075cm" svg:x="24.533cm" svg:y="8.462cm" svg:viewBox="0 0 76 76" svg:d="M76 38c0 21-18 38-39 38s-37-17-37-38 16-38 37-38 39 17 39 38z">
          <text:p/>
        </draw:path>
        <draw:path draw:style-name="gr8" draw:text-style-name="P1" draw:layer="layout" svg:width="0cm" svg:height="0.148cm" svg:x="23.346cm" svg:y="8.196cm" svg:viewBox="0 0 0 149" svg:d="M0 149c0-16 0-33 0-49 0-5 0-10 0-16 0-4 0-9 0-14s0-9 0-14c0-4 0-8 0-13 0-3 0-7 0-11 0-3 0-6 0-9s0-6 0-9c0-2 0-4 0-6s0-3 0-5c0-1 0-2 0-3">
          <text:p/>
        </draw:path>
        <draw:path draw:style-name="gr8" draw:text-style-name="P1" draw:layer="layout" svg:width="0cm" svg:height="0.148cm" svg:x="25.794cm" svg:y="8.196cm" svg:viewBox="0 0 0 149" svg:d="M0 149c0-35 0-76 0-106 0-29 0-44 0-43">
          <text:p/>
        </draw:path>
        <draw:path draw:style-name="gr2" draw:text-style-name="P2" draw:layer="layout" svg:width="0.84cm" svg:height="0.839cm" svg:x="19.301cm" svg:y="9.396cm" svg:viewBox="0 0 841 840" svg:d="M421 840v-840zM841 421h-841z">
          <text:p/>
        </draw:path>
        <draw:path draw:style-name="gr2" draw:text-style-name="P2" draw:layer="layout" svg:width="0.84cm" svg:height="0.84cm" svg:x="19.301cm" svg:y="6.932cm" svg:viewBox="0 0 841 841" svg:d="M421 841v-841zM841 421h-841z">
          <text:p/>
        </draw:path>
        <draw:path draw:style-name="gr2" draw:text-style-name="P2" draw:layer="layout" svg:width="0.84cm" svg:height="0.84cm" svg:x="22.626cm" svg:y="6.932cm" svg:viewBox="0 0 841 841" svg:d="M420 841v-841zM841 421h-841z">
          <text:p/>
        </draw:path>
        <draw:path draw:style-name="gr2" draw:text-style-name="P2" draw:layer="layout" svg:width="0.84cm" svg:height="0.84cm" svg:x="22.028cm" svg:y="9.679cm" svg:viewBox="0 0 841 841" svg:d="M421 841v-841zM841 420h-841z">
          <text:p/>
        </draw:path>
        <draw:path draw:style-name="gr2" draw:text-style-name="P2" draw:layer="layout" svg:width="0.84cm" svg:height="0.84cm" svg:x="22.028cm" svg:y="7.355cm" svg:viewBox="0 0 841 841" svg:d="M421 841v-841zM841 420h-841z">
          <text:p/>
        </draw:path>
        <draw:path draw:style-name="gr2" draw:text-style-name="P2" draw:layer="layout" svg:width="0.84cm" svg:height="0.84cm" svg:x="19.704cm" svg:y="9.679cm" svg:viewBox="0 0 841 841" svg:d="M421 841v-841zM841 420h-841z">
          <text:p/>
        </draw:path>
        <draw:path draw:style-name="gr2" draw:text-style-name="P2" draw:layer="layout" svg:width="0.84cm" svg:height="0.84cm" svg:x="19.704cm" svg:y="7.355cm" svg:viewBox="0 0 841 841" svg:d="M421 841v-841zM841 420h-841z">
          <text:p/>
        </draw:path>
        <draw:path draw:style-name="gr2" draw:text-style-name="P2" draw:layer="layout" svg:width="0.839cm" svg:height="0.84cm" svg:x="22.361cm" svg:y="9.528cm" svg:viewBox="0 0 840 841" svg:d="M419 841v-841zM840 421h-840z">
          <text:p/>
        </draw:path>
        <draw:path draw:style-name="gr2" draw:text-style-name="P2" draw:layer="layout" svg:width="0.84cm" svg:height="0.839cm" svg:x="20.136cm" svg:y="10.223cm" svg:viewBox="0 0 841 840" svg:d="M421 840v-840zM841 420h-841z">
          <text:p/>
        </draw:path>
        <draw:path draw:style-name="gr2" draw:text-style-name="P2" draw:layer="layout" svg:width="0.84cm" svg:height="0.84cm" svg:x="20.866cm" svg:y="8.517cm" svg:viewBox="0 0 841 841" svg:d="M420 841v-841zM841 421h-841z">
          <text:p/>
        </draw:path>
        <draw:path draw:style-name="gr2" draw:text-style-name="P2" draw:layer="layout" svg:width="0.84cm" svg:height="0.84cm" svg:x="24.15cm" svg:y="8.784cm" svg:viewBox="0 0 841 841" svg:d="M420 841v-841zM841 421h-841z">
          <text:p/>
        </draw:path>
        <draw:path draw:style-name="gr2" draw:text-style-name="P2" draw:layer="layout" svg:width="0.84cm" svg:height="0.84cm" svg:x="24.15cm" svg:y="8.079cm" svg:viewBox="0 0 841 841" svg:d="M420 841v-841zM841 420h-841z">
          <text:p/>
        </draw:path>
        <draw:path draw:style-name="gr6" draw:text-style-name="P3" draw:layer="layout" svg:width="7.122cm" svg:height="6.155cm" svg:x="1.667cm" svg:y="8.917cm" svg:viewBox="0 0 7123 6156" svg:d="M7123 1985v450h-3-3-5-7-8-9-11-11-13-15-15-16-17-813-1-1-3-5-5-6-8-9-10-11-12-13-14-15v595c0 0-13 8-34 19-9 5-20 12-31 18l-2157 1211-327 1609c-40 152-174 261-331 269h-2884c-166 0-300-135-300-300v-5556c0-166 134-300 300-300h2886c78 7 152 40 209 94l507 433v610l2097 552 31 8c10 3 18 5 24 7 2 0 4 1 6 1 1 0 1 1 2 1h1 1v204c78 0 121 0 120 0h96c0 0 16 0 44 0h9 27 29 32 31 30 26 9 13 17 11 3 429 17 16 15 15 13 11 11 9 8 7 5 3 3z">
          <text:p/>
        </draw:path>
        <draw:polygon draw:style-name="gr7" draw:text-style-name="P1" draw:layer="layout" svg:width="0cm" svg:height="0cm" svg:x="5.228cm" svg:y="11.994cm" svg:viewBox="0 0 0 0" draw:points="0,0">
          <text:p/>
        </draw:polygon>
        <draw:path draw:style-name="gr6" draw:text-style-name="P3" draw:layer="layout" svg:width="5.998cm" svg:height="6.155cm" svg:x="1.667cm" svg:y="8.917cm" svg:viewBox="0 0 5999 6156" svg:d="M5999 1689v1378l-2157 1211-327 1609c-40 152-174 261-331 269h-2884c-166 0-300-135-300-300v-5556c0-166 134-300 300-300h2886c78 7 152 40 209 94l507 433v610z">
          <text:p/>
        </draw:path>
        <draw:polygon draw:style-name="gr7" draw:text-style-name="P1" draw:layer="layout" svg:width="0cm" svg:height="0cm" svg:x="5.228cm" svg:y="11.994cm" svg:viewBox="0 0 0 0" draw:points="0,0">
          <text:p/>
        </draw:polygon>
        <draw:path draw:style-name="gr6" draw:text-style-name="P3" draw:layer="layout" svg:width="1.124cm" svg:height="1.378cm" svg:x="7.665cm" svg:y="10.605cm" svg:viewBox="0 0 1125 1379" svg:d="M1125 296v450h-3-3-5-7-8-9-11-11-13-15-15-16-17-814-1-1-3-5-5-6-8-9-10-11-12-13-14-15-34 34v596c0 0-13 8-34 19-9 5-20 12-31 18v-1379l31 8c10 3 18 5 24 7 2 0 4 1 6 1 1 0 1 1 2 1h1 1v204c0 0-13 0-34 0 21 0 34 0 34 0 78 0 121 0 120 0h96c0 0 16 0 44 0h9 27 29 32 31 30 26 9 13 17 11 3 430 17 16 15 15 13 11 11 9 8 7 5 3 3z">
          <text:p/>
        </draw:path>
        <draw:polygon draw:style-name="gr7" draw:text-style-name="P1" draw:layer="layout" svg:width="0cm" svg:height="0cm" svg:x="5.228cm" svg:y="11.994cm" svg:viewBox="0 0 0 0" draw:points="0,0">
          <text:p/>
        </draw:polygon>
        <draw:path draw:style-name="gr6" draw:text-style-name="P3" draw:layer="layout" svg:width="0.48cm" svg:height="0.48cm" svg:x="1.802cm" svg:y="14.456cm" svg:viewBox="0 0 481 481" svg:d="M481 241c0 132-107 240-241 240-132 0-240-108-240-240 0-133 108-241 240-241 134 0 241 108 241 241z">
          <text:p/>
        </draw:path>
        <draw:polygon draw:style-name="gr7" draw:text-style-name="P1" draw:layer="layout" svg:width="0cm" svg:height="0cm" svg:x="5.228cm" svg:y="11.994cm" svg:viewBox="0 0 0 0" draw:points="0,0">
          <text:p/>
        </draw:polygon>
        <draw:path draw:style-name="gr6" draw:text-style-name="P3" draw:layer="layout" svg:width="0.48cm" svg:height="0.48cm" svg:x="4.576cm" svg:y="14.456cm" svg:viewBox="0 0 481 481" svg:d="M481 241c0 132-108 240-241 240-132 0-240-108-240-240 0-133 108-241 240-241 133 0 241 108 241 241z">
          <text:p/>
        </draw:path>
        <draw:polygon draw:style-name="gr7" draw:text-style-name="P1" draw:layer="layout" svg:width="0cm" svg:height="0cm" svg:x="5.228cm" svg:y="11.994cm" svg:viewBox="0 0 0 0" draw:points="0,0">
          <text:p/>
        </draw:polygon>
        <draw:path draw:style-name="gr6" draw:text-style-name="P3" draw:layer="layout" svg:width="0.48cm" svg:height="0.48cm" svg:x="4.576cm" svg:y="9.058cm" svg:viewBox="0 0 481 481" svg:d="M481 240c0 134-108 241-241 241-132 0-240-107-240-241 0-132 108-240 240-240 133 0 241 108 241 240z">
          <text:p/>
        </draw:path>
        <draw:polygon draw:style-name="gr7" draw:text-style-name="P1" draw:layer="layout" svg:width="0cm" svg:height="0cm" svg:x="5.228cm" svg:y="11.994cm" svg:viewBox="0 0 0 0" draw:points="0,0">
          <text:p/>
        </draw:polygon>
        <draw:path draw:style-name="gr6" draw:text-style-name="P3" draw:layer="layout" svg:width="0.48cm" svg:height="0.48cm" svg:x="1.802cm" svg:y="9.058cm" svg:viewBox="0 0 481 481" svg:d="M481 240c0 134-107 241-241 241-132 0-240-107-240-241 0-132 108-240 240-240 134 0 241 108 241 240z">
          <text:p/>
        </draw:path>
        <draw:polygon draw:style-name="gr7" draw:text-style-name="P1" draw:layer="layout" svg:width="0cm" svg:height="0cm" svg:x="5.228cm" svg:y="11.994cm" svg:viewBox="0 0 0 0" draw:points="0,0">
          <text:p/>
        </draw:polygon>
        <draw:path draw:style-name="gr6" draw:text-style-name="P3" draw:layer="layout" svg:width="0.33cm" svg:height="0.33cm" svg:x="4.651cm" svg:y="14.531cm" svg:viewBox="0 0 331 331" svg:d="M215 324c69-22 116-86 116-158 0-73-47-137-116-159-16-4-32-7-49-7-80 0-148 56-163 134-4 21-4 43 0 64 4 17 10 34 18 49 38 68 120 100 194 77z">
          <text:p/>
        </draw:path>
        <draw:polygon draw:style-name="gr7" draw:text-style-name="P1" draw:layer="layout" svg:width="0cm" svg:height="0cm" svg:x="5.228cm" svg:y="11.994cm" svg:viewBox="0 0 0 0" draw:points="0,0">
          <text:p/>
        </draw:polygon>
        <draw:path draw:style-name="gr6" draw:text-style-name="P3" draw:layer="layout" svg:width="0.33cm" svg:height="0.33cm" svg:x="1.877cm" svg:y="9.133cm" svg:viewBox="0 0 331 331" svg:d="M331 165c0 92-75 166-166 166s-165-74-165-166c0-91 74-165 165-165s166 74 166 165z">
          <text:p/>
        </draw:path>
        <draw:polygon draw:style-name="gr7" draw:text-style-name="P1" draw:layer="layout" svg:width="0cm" svg:height="0cm" svg:x="5.228cm" svg:y="11.994cm" svg:viewBox="0 0 0 0" draw:points="0,0">
          <text:p/>
        </draw:polygon>
        <draw:path draw:style-name="gr6" draw:text-style-name="P3" draw:layer="layout" svg:width="0.33cm" svg:height="0.33cm" svg:x="1.877cm" svg:y="14.531cm" svg:viewBox="0 0 331 331" svg:d="M331 166c0 91-75 165-166 165s-165-74-165-165c0-92 74-166 165-166s166 74 166 166z">
          <text:p/>
        </draw:path>
        <draw:polygon draw:style-name="gr7" draw:text-style-name="P1" draw:layer="layout" svg:width="0cm" svg:height="0cm" svg:x="5.228cm" svg:y="11.994cm" svg:viewBox="0 0 0 0" draw:points="0,0">
          <text:p/>
        </draw:polygon>
        <draw:path draw:style-name="gr6" draw:text-style-name="P3" draw:layer="layout" svg:width="0.33cm" svg:height="0.33cm" svg:x="4.651cm" svg:y="9.133cm" svg:viewBox="0 0 331 331" svg:d="M331 165c0 92-74 166-165 166-92 0-166-74-166-166 0-91 74-165 166-165 91 0 165 74 165 165z">
          <text:p/>
        </draw:path>
        <draw:polygon draw:style-name="gr7" draw:text-style-name="P1" draw:layer="layout" svg:width="0cm" svg:height="0cm" svg:x="5.228cm" svg:y="11.994cm" svg:viewBox="0 0 0 0" draw:points="0,0">
          <text:p/>
        </draw:polygon>
        <draw:path draw:style-name="gr6" draw:text-style-name="P3" draw:layer="layout" svg:width="0.214cm" svg:height="0.33cm" svg:x="4.651cm" svg:y="14.531cm" svg:viewBox="0 0 215 331" svg:d="M215 324v-317c-16-4-32-7-49-7-80 0-148 56-163 134-4 21-4 43 0 64 4 17 10 34 18 49 38 68 119 100 194 77z">
          <text:p/>
        </draw:path>
        <draw:polygon draw:style-name="gr7" draw:text-style-name="P1" draw:layer="layout" svg:width="0cm" svg:height="0cm" svg:x="5.228cm" svg:y="11.994cm" svg:viewBox="0 0 0 0" draw:points="0,0">
          <text:p/>
        </draw:polygon>
        <draw:path draw:style-name="gr6" draw:text-style-name="P3" draw:layer="layout" svg:width="0.116cm" svg:height="0.316cm" svg:x="4.865cm" svg:y="14.538cm" svg:viewBox="0 0 117 317" svg:d="M0 317v-317c70 22 117 86 117 159 0 72-47 136-117 158z">
          <text:p/>
        </draw:path>
        <draw:polygon draw:style-name="gr7" draw:text-style-name="P1" draw:layer="layout" svg:width="0cm" svg:height="0cm" svg:x="5.228cm" svg:y="11.994cm" svg:viewBox="0 0 0 0" draw:points="0,0">
          <text:p/>
        </draw:polygon>
        <draw:line draw:style-name="gr8" draw:text-style-name="P1" draw:layer="layout" svg:x1="8.656cm" svg:y1="10.826cm" svg:x2="7.696cm" svg:y2="10.826cm">
          <text:p/>
        </draw:line>
        <draw:path draw:style-name="gr8" draw:text-style-name="P1" draw:layer="layout" svg:width="0.033cm" svg:height="0cm" svg:x="7.696cm" svg:y="10.826cm" svg:viewBox="0 0 34 0" svg:d="M0 0c21 0 34 0 34 0">
          <text:p/>
        </draw:path>
        <draw:polyline draw:style-name="gr8" draw:text-style-name="P1" draw:layer="layout" svg:width="0.132cm" svg:height="0cm" svg:x="8.656cm" svg:y="10.826cm" svg:viewBox="0 0 133 0" draw:points="0,0 17,0 33,0 48,0 63,0 76,0 87,0 98,0 107,0 115,0 122,0 127,0 130,0 133,0">
          <text:p/>
        </draw:polyline>
        <draw:path draw:style-name="gr8" draw:text-style-name="P1" draw:layer="layout" svg:width="0.119cm" svg:height="0cm" svg:x="7.73cm" svg:y="10.826cm" svg:viewBox="0 0 120 0" svg:d="M120 0c1 0-42 0-120 0">
          <text:p/>
        </draw:path>
        <draw:path draw:style-name="gr8" draw:text-style-name="P1" draw:layer="layout" svg:width="0.043cm" svg:height="0cm" svg:x="8.183cm" svg:y="10.826cm" svg:viewBox="0 0 44 0" svg:d="M44 0c0 0-16 0-44 0">
          <text:p/>
        </draw:path>
        <draw:polyline draw:style-name="gr8" draw:text-style-name="P1" draw:layer="layout" svg:width="0.28cm" svg:height="0cm" svg:x="7.946cm" svg:y="10.826cm" svg:viewBox="0 0 281 0" draw:points="0,0 3,0 14,0 31,0 53,0 80,0 109,0 141,0 172,0 202,0 228,0 250,0 267,0 278,0 281,0">
          <text:p/>
        </draw:polyline>
        <draw:path draw:style-name="gr8" draw:text-style-name="P1" draw:layer="layout" svg:width="0.043cm" svg:height="0cm" svg:x="7.946cm" svg:y="10.826cm" svg:viewBox="0 0 44 0" svg:d="M44 0c-28 0-44 0-44 0">
          <text:p/>
        </draw:path>
        <draw:line draw:style-name="gr8" draw:text-style-name="P1" draw:layer="layout" svg:x1="8.789cm" svg:y1="10.901cm" svg:x2="8.789cm" svg:y2="10.826cm">
          <text:p/>
        </draw:line>
        <draw:path draw:style-name="gr8" draw:text-style-name="P1" draw:layer="layout" svg:width="0.034cm" svg:height="0.009cm" svg:x="7.696cm" svg:y="10.613cm" svg:viewBox="0 0 35 10" svg:d="M0 0c22 6 35 10 35 10">
          <text:p/>
        </draw:path>
        <draw:path draw:style-name="gr8" draw:text-style-name="P1" draw:layer="layout" svg:width="0.065cm" svg:height="0.017cm" svg:x="7.665cm" svg:y="10.605cm" svg:viewBox="0 0 66 18" svg:d="M66 18c-1 0-1 0-1 0 0 0-2 0-3-1-2 0-4-1-6-1-3-1-6-2-10-3-12-4-28-8-46-13">
          <text:p/>
        </draw:path>
        <draw:line draw:style-name="gr8" draw:text-style-name="P1" draw:layer="layout" svg:x1="8.789cm" svg:y1="10.901cm" svg:x2="8.789cm" svg:y2="10.826cm">
          <text:p/>
        </draw:line>
        <draw:line draw:style-name="gr8" draw:text-style-name="P1" draw:layer="layout" svg:x1="7.665cm" svg:y1="10.605cm" svg:x2="7.697cm" svg:y2="10.614cm">
          <text:p/>
        </draw:line>
        <draw:line draw:style-name="gr8" draw:text-style-name="P1" draw:layer="layout" svg:x1="7.665cm" svg:y1="10.605cm" svg:x2="7.665cm" svg:y2="11.983cm">
          <text:p/>
        </draw:line>
        <draw:line draw:style-name="gr8" draw:text-style-name="P1" draw:layer="layout" svg:x1="7.697cm" svg:y1="11.965cm" svg:x2="7.665cm" svg:y2="11.984cm">
          <text:p/>
        </draw:line>
        <draw:line draw:style-name="gr8" draw:text-style-name="P1" draw:layer="layout" svg:x1="8.656cm" svg:y1="11.351cm" svg:x2="7.696cm" svg:y2="11.351cm">
          <text:p/>
        </draw:line>
        <draw:polyline draw:style-name="gr8" draw:text-style-name="P1" draw:layer="layout" svg:width="0.132cm" svg:height="0cm" svg:x="8.656cm" svg:y="11.351cm" svg:viewBox="0 0 133 0" draw:points="0,0 17,0 33,0 48,0 63,0 76,0 87,0 98,0 107,0 115,0 122,0 127,0 130,0 133,0">
          <text:p/>
        </draw:polyline>
        <draw:line draw:style-name="gr8" draw:text-style-name="P1" draw:layer="layout" svg:x1="8.789cm" svg:y1="10.901cm" svg:x2="8.789cm" svg:y2="11.351cm">
          <text:p/>
        </draw:line>
        <draw:line draw:style-name="gr8" draw:text-style-name="P1" draw:layer="layout" svg:x1="7.666cm" svg:y1="10.606cm" svg:x2="5.568cm" svg:y2="10.053cm">
          <text:p/>
        </draw:line>
        <draw:line draw:style-name="gr8" draw:text-style-name="P1" draw:layer="layout" svg:x1="8.789cm" svg:y1="10.901cm" svg:x2="8.789cm" svg:y2="11.351cm">
          <text:p/>
        </draw:line>
        <draw:line draw:style-name="gr8" draw:text-style-name="P1" draw:layer="layout" svg:x1="5.061cm" svg:y1="9.011cm" svg:x2="5.569cm" svg:y2="9.444cm">
          <text:p/>
        </draw:line>
        <draw:line draw:style-name="gr8" draw:text-style-name="P1" draw:layer="layout" svg:x1="5.568cm" svg:y1="10.053cm" svg:x2="5.568cm" svg:y2="9.443cm">
          <text:p/>
        </draw:line>
        <draw:path draw:style-name="gr8" draw:text-style-name="P1" draw:layer="layout" svg:width="0.33cm" svg:height="0.33cm" svg:x="4.651cm" svg:y="9.133cm" svg:viewBox="0 0 331 331" svg:d="M331 165c0 92-74 166-165 166-92 0-166-74-166-166 0-91 74-165 166-165 91 0 165 74 165 165z">
          <text:p/>
        </draw:path>
        <draw:path draw:style-name="gr8" draw:text-style-name="P1" draw:layer="layout" svg:width="0.209cm" svg:height="0.094cm" svg:x="4.852cm" svg:y="8.917cm" svg:viewBox="0 0 210 95" svg:d="M210 95c-57-55-131-88-210-95">
          <text:p/>
        </draw:path>
        <draw:line draw:style-name="gr8" draw:text-style-name="P1" draw:layer="layout" svg:x1="4.852cm" svg:y1="8.917cm" svg:x2="1.967cm" svg:y2="8.917cm">
          <text:p/>
        </draw:line>
        <draw:polyline draw:style-name="gr8" draw:text-style-name="P1" draw:layer="layout" svg:width="0.112cm" svg:height="0cm" svg:x="7.73cm" svg:y="11.351cm" svg:viewBox="0 0 113 0" draw:points="113,0 112,0 111,0 108,0 103,0 98,0 92,0 84,0 75,0 65,0 54,0 42,0 29,0 15,0 0,0">
          <text:p/>
        </draw:polyline>
        <draw:path draw:style-name="gr8" draw:text-style-name="P1" draw:layer="layout" svg:width="0.065cm" svg:height="0.037cm" svg:x="7.665cm" svg:y="11.946cm" svg:viewBox="0 0 66 38" svg:d="M0 38c18-10 34-21 46-27 3-1 4-2 6-3 3-1 5-3 7-4 1-1 2-1 3-2 1 0 1 0 2-1h1l1-1">
          <text:p/>
        </draw:path>
        <draw:path draw:style-name="gr8" draw:text-style-name="P1" draw:layer="layout" svg:width="0.034cm" svg:height="0.019cm" svg:x="7.696cm" svg:y="11.946cm" svg:viewBox="0 0 35 20" svg:d="M35 0c0 0-13 8-35 20">
          <text:p/>
        </draw:path>
        <draw:line draw:style-name="gr8" draw:text-style-name="P1" draw:layer="layout" svg:x1="5.508cm" svg:y1="13.195cm" svg:x2="7.666cm" svg:y2="11.983cm">
          <text:p/>
        </draw:line>
        <draw:path draw:style-name="gr8" draw:text-style-name="P1" draw:layer="layout" svg:width="0.3cm" svg:height="0.3cm" svg:x="1.667cm" svg:y="14.772cm" svg:viewBox="0 0 301 301" svg:d="M301 301c-167 0-301-135-301-301">
          <text:p/>
        </draw:path>
        <draw:line draw:style-name="gr8" draw:text-style-name="P1" draw:layer="layout" svg:x1="1.667cm" svg:y1="9.217cm" svg:x2="1.667cm" svg:y2="14.772cm">
          <text:p/>
        </draw:line>
        <draw:path draw:style-name="gr8" draw:text-style-name="P1" draw:layer="layout" svg:width="0.3cm" svg:height="0.3cm" svg:x="1.667cm" svg:y="8.917cm" svg:viewBox="0 0 301 301" svg:d="M0 301c0-167 134-301 301-301">
          <text:p/>
        </draw:path>
        <draw:line draw:style-name="gr8" draw:text-style-name="P1" draw:layer="layout" svg:x1="5.509cm" svg:y1="13.194cm" svg:x2="5.181cm" svg:y2="14.804cm">
          <text:p/>
        </draw:line>
        <draw:path draw:style-name="gr8" draw:text-style-name="P1" draw:layer="layout" svg:width="0.331cm" svg:height="0.269cm" svg:x="4.85cm" svg:y="14.803cm" svg:viewBox="0 0 332 270" svg:d="M0 270c157-8 292-117 332-270">
          <text:p/>
        </draw:path>
        <draw:line draw:style-name="gr8" draw:text-style-name="P1" draw:layer="layout" svg:x1="1.967cm" svg:y1="15.072cm" svg:x2="4.85cm" svg:y2="15.072cm">
          <text:p/>
        </draw:line>
        <draw:path draw:style-name="gr8" draw:text-style-name="P1" draw:layer="layout" svg:width="0.48cm" svg:height="0.48cm" svg:x="4.576cm" svg:y="9.058cm" svg:viewBox="0 0 481 481" svg:d="M481 240c0 134-108 241-241 241-132 0-240-107-240-241 0-132 108-240 240-240 133 0 241 108 241 240z">
          <text:p/>
        </draw:path>
        <draw:path draw:style-name="gr8" draw:text-style-name="P1" draw:layer="layout" svg:width="0.48cm" svg:height="0.48cm" svg:x="1.802cm" svg:y="9.058cm" svg:viewBox="0 0 481 481" svg:d="M481 240c0 134-107 241-241 241-132 0-240-107-240-241 0-132 108-240 240-240 134 0 241 108 241 240z">
          <text:p/>
        </draw:path>
        <draw:path draw:style-name="gr8" draw:text-style-name="P1" draw:layer="layout" svg:width="0.48cm" svg:height="0.48cm" svg:x="1.802cm" svg:y="14.456cm" svg:viewBox="0 0 481 481" svg:d="M481 241c0 132-107 240-241 240-132 0-240-108-240-240 0-133 108-241 240-241 134 0 241 108 241 241z">
          <text:p/>
        </draw:path>
        <draw:path draw:style-name="gr8" draw:text-style-name="P1" draw:layer="layout" svg:width="0.48cm" svg:height="0.48cm" svg:x="4.576cm" svg:y="14.456cm" svg:viewBox="0 0 481 481" svg:d="M481 241c0 132-108 240-241 240-132 0-240-108-240-240 0-133 108-241 240-241 133 0 241 108 241 241z">
          <text:p/>
        </draw:path>
        <draw:path draw:style-name="gr8" draw:text-style-name="P1" draw:layer="layout" svg:width="0.33cm" svg:height="0.33cm" svg:x="1.877cm" svg:y="9.133cm" svg:viewBox="0 0 331 331" svg:d="M331 165c0 92-75 166-166 166s-165-74-165-166c0-91 74-165 165-165s166 74 166 165z">
          <text:p/>
        </draw:path>
        <draw:path draw:style-name="gr8" draw:text-style-name="P1" draw:layer="layout" svg:width="0.33cm" svg:height="0.33cm" svg:x="1.877cm" svg:y="14.531cm" svg:viewBox="0 0 331 331" svg:d="M331 166c0 91-75 165-166 165s-165-74-165-165c0-92 74-166 165-166s166 74 166 166z">
          <text:p/>
        </draw:path>
        <draw:path draw:style-name="gr8" draw:text-style-name="P1" draw:layer="layout" svg:width="0.33cm" svg:height="0.33cm" svg:x="4.651cm" svg:y="14.531cm" svg:viewBox="0 0 331 331" svg:d="M331 166c0 91-74 165-165 165-92 0-166-74-166-165 0-92 74-166 166-166 91 0 165 74 165 166z">
          <text:p/>
        </draw:path>
        <draw:line draw:style-name="gr8" draw:text-style-name="P1" draw:layer="layout" svg:x1="4.865cm" svg:y1="14.854cm" svg:x2="4.865cm" svg:y2="14.538cm">
          <text:p/>
        </draw:line>
        <draw:path draw:style-name="gr8" draw:text-style-name="P1" draw:layer="layout" svg:width="0.003cm" svg:height="0.064cm" svg:x="4.651cm" svg:y="14.664cm" svg:viewBox="0 0 4 65" svg:d="M4 0c-5 21-5 43 0 65">
          <text:p/>
        </draw:path>
        <draw:path draw:style-name="gr8" draw:text-style-name="P1" draw:layer="layout" svg:width="0.018cm" svg:height="0.049cm" svg:x="4.654cm" svg:y="14.728cm" svg:viewBox="0 0 19 50" svg:d="M0 0c4 17 10 34 19 50">
          <text:p/>
        </draw:path>
        <draw:line draw:style-name="gr8" draw:text-style-name="P1" draw:layer="layout" svg:x1="7.73cm" svg:y1="10.622cm" svg:x2="7.73cm" svg:y2="10.826cm">
          <text:p/>
        </draw:line>
        <draw:line draw:style-name="gr8" draw:text-style-name="P1" draw:layer="layout" svg:x1="7.73cm" svg:y1="11.351cm" svg:x2="7.73cm" svg:y2="11.946cm">
          <text:p/>
        </draw:line>
        <draw:path draw:style-name="gr2" draw:text-style-name="P2" draw:layer="layout" svg:width="0.84cm" svg:height="0.839cm" svg:x="4.396cm" svg:y="8.879cm" svg:viewBox="0 0 841 840" svg:d="M421 840v-840zM841 419h-841z">
          <text:p/>
        </draw:path>
        <draw:path draw:style-name="gr2" draw:text-style-name="P2" draw:layer="layout" svg:width="0.84cm" svg:height="0.84cm" svg:x="1.547cm" svg:y="14.352cm" svg:viewBox="0 0 841 841" svg:d="M420 841v-841zM841 421h-841z">
          <text:p/>
        </draw:path>
        <draw:path draw:style-name="gr2" draw:text-style-name="P2" draw:layer="layout" svg:width="0.84cm" svg:height="0.839cm" svg:x="1.547cm" svg:y="8.797cm" svg:viewBox="0 0 841 840" svg:d="M420 840v-840zM841 421h-841z">
          <text:p/>
        </draw:path>
        <draw:path draw:style-name="gr2" draw:text-style-name="P2" draw:layer="layout" svg:width="0.84cm" svg:height="0.84cm" svg:x="4.412cm" svg:y="14.291cm" svg:viewBox="0 0 841 841" svg:d="M421 841v-841zM841 421h-841z">
          <text:p/>
        </draw:path>
        <draw:polygon draw:style-name="gr7" draw:text-style-name="P1" draw:layer="layout" svg:width="0cm" svg:height="0cm" svg:x="5.228cm" svg:y="11.994cm" svg:viewBox="0 0 0 0" draw:points="0,0">
          <text:p/>
        </draw:polygon>
        <draw:polyline draw:style-name="gr9" draw:text-style-name="P1" draw:layer="layout" svg:width="2.367cm" svg:height="6.297cm" svg:x="2.089cm" svg:y="9.456cm" svg:viewBox="0 0 2368 6298" draw:points="2368,6298 1869,6298 0,0">
          <text:p/>
        </draw:polyline>
        <draw:polygon draw:style-name="gr10" draw:text-style-name="P2" draw:layer="layout" svg:width="0.156cm" svg:height="0.352cm" svg:x="2.089cm" svg:y="9.456cm" svg:viewBox="0 0 157 353" draw:points="0,0 45,353 157,320">
          <text:p/>
        </draw:polygon>
        <draw:polygon draw:style-name="gr7" draw:text-style-name="P1" draw:layer="layout" svg:width="0cm" svg:height="0cm" svg:x="5.228cm" svg:y="11.994cm" svg:viewBox="0 0 0 0" draw:points="0,0">
          <text:p/>
        </draw:polygon>
        <draw:polyline draw:style-name="gr9" draw:text-style-name="P1" draw:layer="layout" svg:width="0.88cm" svg:height="6.291cm" svg:x="3.913cm" svg:y="9.462cm" svg:viewBox="0 0 881 6292" draw:points="501,6292 0,6292 881,0">
          <text:p/>
        </draw:polyline>
        <draw:polygon draw:style-name="gr10" draw:text-style-name="P2" draw:layer="layout" svg:width="0.115cm" svg:height="0.354cm" svg:x="4.687cm" svg:y="9.462cm" svg:viewBox="0 0 116 355" draw:points="107,0 0,339 116,355">
          <text:p/>
        </draw:polygon>
        <draw:polygon draw:style-name="gr7" draw:text-style-name="P1" draw:layer="layout" svg:width="0cm" svg:height="0cm" svg:x="5.228cm" svg:y="11.994cm" svg:viewBox="0 0 0 0" draw:points="0,0">
          <text:p/>
        </draw:polygon>
        <draw:polyline draw:style-name="gr9" draw:text-style-name="P1" draw:layer="layout" svg:width="2.163cm" svg:height="0.953cm" svg:x="2.185cm" svg:y="14.778cm" svg:viewBox="0 0 2164 954" draw:points="2164,954 1664,954 0,0">
          <text:p/>
        </draw:polyline>
        <draw:polygon draw:style-name="gr10" draw:text-style-name="P2" draw:layer="layout" svg:width="0.333cm" svg:height="0.225cm" svg:x="2.185cm" svg:y="14.778cm" svg:viewBox="0 0 334 226" draw:points="0,0 275,226 334,124">
          <text:p/>
        </draw:polygon>
        <draw:polygon draw:style-name="gr7" draw:text-style-name="P1" draw:layer="layout" svg:width="0cm" svg:height="0cm" svg:x="5.228cm" svg:y="11.994cm" svg:viewBox="0 0 0 0" draw:points="0,0">
          <text:p/>
        </draw:polygon>
        <draw:polyline draw:style-name="gr9" draw:text-style-name="P1" draw:layer="layout" svg:width="0.775cm" svg:height="0.93cm" svg:x="3.935cm" svg:y="14.823cm" svg:viewBox="0 0 776 931" draw:points="501,931 0,931 776,0">
          <text:p/>
        </draw:polyline>
        <draw:polygon draw:style-name="gr10" draw:text-style-name="P2" draw:layer="layout" svg:width="0.268cm" svg:height="0.306cm" svg:x="4.442cm" svg:y="14.823cm" svg:viewBox="0 0 269 307" draw:points="269,0 0,232 89,307">
          <text:p/>
        </draw:polygon>
        <draw:path draw:style-name="gr6" draw:text-style-name="P3" draw:layer="layout" svg:width="2.638cm" svg:height="2.245cm" svg:x="1.413cm" svg:y="17.008cm" svg:viewBox="0 0 2639 2246" svg:d="M2607 879c20-27 32-59 32-86v-671c0-21-8-38-21-46-13-7-31-5-50 5l-785 453c-39 22-70 77-70 122v209-209c0-45 31-100 70-122l785-453c19-10 37-12 50-5l-18-10-107-61c-13-8-31-6-50 5l-783 452c-39 23-71 78-71 123v209-209c0-45 32-100 71-123l783-452c19-11 37-13 50-5l107 61 18 10c13 8 21 25 21 46v671c0 27-12 59-32 86l-209 280-15-9c-4-1-8-1-13 2l-524 302-30 16-2-1c-4 1-8 2-12 3v-399-15l58-34v-90l-59 34c-4-20-18-42-34-51l-54-31v-21 21l-18-10v-1 1l-106-64v-18 18l-14-6-72-41c-9-6-18-7-25-3l-370 214v-301-97c0-23-15-50-35-62l-87-50-10-6-111-64-75-43c-9-5-18-6-25-2l-577 333c-6 4-10 12-10 23v97 358l-43 25v47l-106 62c-19 10-29 25-29 40v96c0 15 10 30 29 41l1309 757c39 22 103 22 142 0l680-394c16-12 26-26 27-41l17-128v-43l-116-67 337-334 5-11c3-6 6-14 6-20 0-7-1-11-4-13l-34-20z">
          <text:p/>
        </draw:path>
        <draw:polygon draw:style-name="gr7" draw:text-style-name="P1" draw:layer="layout" svg:width="0cm" svg:height="0cm" svg:x="2.801cm" svg:y="18.206cm" svg:viewBox="0 0 0 0" draw:points="0,0">
          <text:p/>
        </draw:polygon>
        <draw:path draw:style-name="gr6" draw:text-style-name="P3" draw:layer="layout" svg:width="1.507cm" svg:height="0.86cm" svg:x="1.601cm" svg:y="17.356cm" svg:viewBox="0 0 1508 861" svg:d="M1291 414c7-4 16-3 25 3l72 41 14 8 106 61-577 334-120-70-108-62-360-207-318-184c-8-4-17-6-24-2h-1 1l576-334c7-4 16-3 25 2l76 43 111 64 10 6 87 50c20 12 35 39 35 62v98 301l-153 88 15 8-15-8-20-12-114-65c4-4 7-9 7-14 0-3-1-5-3-6s-6 0-9 2c-3 3-5 8-6 12l-236-136-35-21 35 21 236 136 11 6 114 65 20 12 153-88z">
          <text:p/>
        </draw:path>
        <draw:polygon draw:style-name="gr7" draw:text-style-name="P1" draw:layer="layout" svg:width="0cm" svg:height="0cm" svg:x="2.801cm" svg:y="18.206cm" svg:viewBox="0 0 0 0" draw:points="0,0">
          <text:p/>
        </draw:polygon>
        <draw:path draw:style-name="gr6" draw:text-style-name="P3" draw:layer="layout" svg:width="0.684cm" svg:height="0.94cm" svg:x="2.531cm" svg:y="17.884cm" svg:viewBox="0 0 685 941" svg:d="M578 0l18 10 54 31c16 9 30 31 34 51 1 4 1 7 1 10v55 25 15 400 11l-578 333v-410-96c0-22-16-50-35-61l-72-41z">
          <text:p/>
        </draw:path>
        <draw:polygon draw:style-name="gr7" draw:text-style-name="P1" draw:layer="layout" svg:width="0cm" svg:height="0cm" svg:x="2.801cm" svg:y="18.206cm" svg:viewBox="0 0 0 0" draw:points="0,0">
          <text:p/>
        </draw:polygon>
        <draw:path draw:style-name="gr6" draw:text-style-name="P3" draw:layer="layout" svg:width="1.586cm" svg:height="0.916cm" svg:x="1.413cm" svg:y="18.242cm" svg:viewBox="0 0 1587 917" svg:d="M29 62l106-62 1452 839-106 61c-39 23-103 23-142 0l-1310-757c-19-11-29-25-29-41 0-15 10-30 29-40z">
          <text:p/>
        </draw:path>
        <draw:polygon draw:style-name="gr7" draw:text-style-name="P1" draw:layer="layout" svg:width="0cm" svg:height="0cm" svg:x="2.801cm" svg:y="18.206cm" svg:viewBox="0 0 0 0" draw:points="0,0">
          <text:p/>
        </draw:polygon>
        <draw:polygon draw:style-name="gr6" draw:text-style-name="P3" draw:layer="layout" svg:width="1.451cm" svg:height="1.202cm" svg:x="1.548cm" svg:y="17.878cm" svg:viewBox="0 0 1452 1203" draw:points="0,317 0,364 1452,1203 1452,1156 1091,947 756,754 756,343 756,207 396,0 396,138 384,131 384,539 43,342">
          <text:p/>
        </draw:polygon>
        <draw:polygon draw:style-name="gr7" draw:text-style-name="P1" draw:layer="layout" svg:width="0cm" svg:height="0cm" svg:x="2.801cm" svg:y="18.206cm" svg:viewBox="0 0 0 0" draw:points="0,0">
          <text:p/>
        </draw:polygon>
        <draw:path draw:style-name="gr6" draw:text-style-name="P3" draw:layer="layout" svg:width="0.937cm" svg:height="0.542cm" svg:x="2.638cm" svg:y="18.491cm" svg:viewBox="0 0 938 543" svg:d="M938 209c0 1-1 2-2 2l-575 332-361-209 577-334 235 135c-18 6-30 16-30 28 0 14 13 25 33 30s43 3 59-5c1-1 2-1 2-1 4-3 7-5 10-8z">
          <text:p/>
        </draw:path>
        <draw:polygon draw:style-name="gr7" draw:text-style-name="P1" draw:layer="layout" svg:width="0cm" svg:height="0cm" svg:x="2.801cm" svg:y="18.206cm" svg:viewBox="0 0 0 0" draw:points="0,0">
          <text:p/>
        </draw:polygon>
        <draw:path draw:style-name="gr6" draw:text-style-name="P3" draw:layer="layout" svg:width="2.16cm" svg:height="0.91cm" svg:x="1.413cm" svg:y="18.344cm" svg:viewBox="0 0 2161 911" svg:d="M2161 358v143l-681 393c-39 22-103 22-142 0l-1309-757c-19-11-29-26-29-41v-96c0 16 10 30 29 41l1309 757c39 23 103 23 142 0l106-61v-47z">
          <text:p/>
        </draw:path>
        <draw:polygon draw:style-name="gr7" draw:text-style-name="P1" draw:layer="layout" svg:width="0cm" svg:height="0cm" svg:x="2.801cm" svg:y="18.206cm" svg:viewBox="0 0 0 0" draw:points="0,0">
          <text:p/>
        </draw:polygon>
        <draw:path draw:style-name="gr6" draw:text-style-name="P3" draw:layer="layout" svg:width="0.353cm" svg:height="0.727cm" svg:x="1.591cm" svg:y="17.69cm" svg:viewBox="0 0 354 728" svg:d="M11 2c7-4 16-2 24 2l319 185v138l-13-7v408l-341-197v-50-358-98c0-11 4-19 10-23h1-1 1c6-4 16-3 24 2l75 44 111 65 10 5 123 71-123-71-10-5-111-65-75-44c-8-5-18-6-24-2z">
          <text:p/>
        </draw:path>
        <draw:polygon draw:style-name="gr7" draw:text-style-name="P1" draw:layer="layout" svg:width="0cm" svg:height="0cm" svg:x="2.801cm" svg:y="18.206cm" svg:viewBox="0 0 0 0" draw:points="0,0">
          <text:p/>
        </draw:polygon>
        <draw:path draw:style-name="gr6" draw:text-style-name="P3" draw:layer="layout" svg:width="0.335cm" svg:height="0.739cm" svg:x="2.303cm" svg:y="18.085cm" svg:viewBox="0 0 336 740" svg:d="M230 133l-1-1 72 41c19 11 35 39 35 61v95 411l-336-194v-410-136l108 62 121 70z">
          <text:p/>
        </draw:path>
        <draw:polygon draw:style-name="gr7" draw:text-style-name="P1" draw:layer="layout" svg:width="0cm" svg:height="0cm" svg:x="2.801cm" svg:y="18.206cm" svg:viewBox="0 0 0 0" draw:points="0,0">
          <text:p/>
        </draw:polygon>
        <draw:path draw:style-name="gr6" draw:text-style-name="P3" draw:layer="layout" svg:width="0.436cm" svg:height="0.563cm" svg:x="3.393cm" svg:y="17.534cm" svg:viewBox="0 0 437 564" svg:d="M208 36l10-6c57-33 115-39 156-15 40 23 64 75 63 141 1 67-23 146-64 216-40 71-98 131-155 163-57 34-114 39-155 15-40-23-63-75-63-141v-11c2-63 25-137 64-204 38-67 90-124 144-158z">
          <text:p/>
        </draw:path>
        <draw:polygon draw:style-name="gr7" draw:text-style-name="P1" draw:layer="layout" svg:width="0cm" svg:height="0cm" svg:x="2.801cm" svg:y="18.206cm" svg:viewBox="0 0 0 0" draw:points="0,0">
          <text:p/>
        </draw:polygon>
        <draw:path draw:style-name="gr6" draw:text-style-name="P3" draw:layer="layout" svg:width="0.615cm" svg:height="0.542cm" svg:x="3.23cm" svg:y="18.157cm" svg:viewBox="0 0 616 543" svg:d="M616 30c-2-1-5 0-9 3l-362 359 27 16 116 67-4 36-5 32-379-221 29-17 525-302c5-3 9-3 13-2l15 9z">
          <text:p/>
        </draw:path>
        <draw:polygon draw:style-name="gr7" draw:text-style-name="P1" draw:layer="layout" svg:width="0cm" svg:height="0cm" svg:x="2.801cm" svg:y="18.206cm" svg:viewBox="0 0 0 0" draw:points="0,0">
          <text:p/>
        </draw:polygon>
        <draw:path draw:style-name="gr6" draw:text-style-name="P3" draw:layer="layout" svg:width="0.311cm" svg:height="0.464cm" svg:x="3.393cm" svg:y="17.547cm" svg:viewBox="0 0 312 465" svg:d="M312 82c-5 133-95 290-208 360-29 15-57 23-82 23-13-22-20-50-22-81 2-63 25-138 64-204 38-67 90-124 145-158 28-14 56-22 81-22 13 22 21 50 22 82z">
          <text:p/>
        </draw:path>
        <draw:polygon draw:style-name="gr7" draw:text-style-name="P1" draw:layer="layout" svg:width="0cm" svg:height="0cm" svg:x="2.801cm" svg:y="18.206cm" svg:viewBox="0 0 0 0" draw:points="0,0">
          <text:p/>
        </draw:polygon>
        <draw:path draw:style-name="gr6" draw:text-style-name="P3" draw:layer="layout" svg:width="0.436cm" svg:height="0.563cm" svg:x="3.393cm" svg:y="17.534cm" svg:viewBox="0 0 437 564" svg:d="M208 36c28-14 56-22 81-22 19 1 37 5 51 14 37 21 59 68 59 128 0 45-12 98-34 148-21 50-54 98-90 136s-76 66-115 80c-38 13-74 12-102-4-15-9-27-21-36-37-13-22-20-50-22-81v11c0 66 23 118 63 141 41 24 98 19 155-15 57-32 115-92 155-163 41-70 65-149 64-216 1-66-23-118-63-141-41-24-99-18-156 15z">
          <text:p/>
        </draw:path>
        <draw:polygon draw:style-name="gr7" draw:text-style-name="P1" draw:layer="layout" svg:width="0cm" svg:height="0cm" svg:x="2.801cm" svg:y="18.206cm" svg:viewBox="0 0 0 0" draw:points="0,0">
          <text:p/>
        </draw:polygon>
        <draw:path draw:style-name="gr6" draw:text-style-name="P3" draw:layer="layout" svg:width="0.158cm" svg:height="0.198cm" svg:x="1.681cm" svg:y="17.851cm" svg:viewBox="0 0 159 199" svg:d="M83 15c30 17 58 54 70 93s5 74-17 86c-15 8-34 6-53-5l-8-4c-30-19-57-55-69-95-12-39-5-72 16-85 14-8 33-6 53 5z">
          <text:p/>
        </draw:path>
        <draw:polygon draw:style-name="gr7" draw:text-style-name="P1" draw:layer="layout" svg:width="0cm" svg:height="0cm" svg:x="2.801cm" svg:y="18.206cm" svg:viewBox="0 0 0 0" draw:points="0,0">
          <text:p/>
        </draw:polygon>
        <draw:path draw:style-name="gr6" draw:text-style-name="P3" draw:layer="layout" svg:width="0.151cm" svg:height="0.194cm" svg:x="2.392cm" svg:y="18.261cm" svg:viewBox="0 0 152 195" svg:d="M130 190c14-8 22-26 22-49 0-35-18-78-46-107-30-30-62-41-83-29-31 17-31 72 0 123 29 52 78 79 107 62z">
          <text:p/>
        </draw:path>
        <draw:polygon draw:style-name="gr7" draw:text-style-name="P1" draw:layer="layout" svg:width="0cm" svg:height="0cm" svg:x="2.801cm" svg:y="18.206cm" svg:viewBox="0 0 0 0" draw:points="0,0">
          <text:p/>
        </draw:polygon>
        <draw:path draw:style-name="gr6" draw:text-style-name="P3" draw:layer="layout" svg:width="0.375cm" svg:height="0.378cm" svg:x="3.474cm" svg:y="18.186cm" svg:viewBox="0 0 376 379" svg:d="M365 44l5-11c3-6 6-14 6-20 0-7-1-11-4-13-2-1-5 0-9 3l-363 360 368-361-368 361 27 16z">
          <text:p/>
        </draw:path>
        <draw:polygon draw:style-name="gr7" draw:text-style-name="P1" draw:layer="layout" svg:width="0cm" svg:height="0cm" svg:x="2.801cm" svg:y="18.206cm" svg:viewBox="0 0 0 0" draw:points="0,0">
          <text:p/>
        </draw:polygon>
        <draw:path draw:style-name="gr6" draw:text-style-name="P3" draw:layer="layout" svg:width="0.393cm" svg:height="0.251cm" svg:x="3.215cm" svg:y="18.477cm" svg:viewBox="0 0 394 252" svg:d="M386 250c2-3 5-13 8-29l-380-220-2-1c-4 1-8 2-12 3v11l235 136c5 9 12 17 22 25 3 3 8 6 13 10 7 5 14 9 27 17 1-1 2-1 2-1 4-3 7-5 10-8l52 30c7 15 16 25 20 28 3 1 5 1 5-1z">
          <text:p/>
        </draw:path>
        <draw:polygon draw:style-name="gr7" draw:text-style-name="P1" draw:layer="layout" svg:width="0cm" svg:height="0cm" svg:x="2.801cm" svg:y="18.206cm" svg:viewBox="0 0 0 0" draw:points="0,0">
          <text:p/>
        </draw:polygon>
        <draw:path draw:style-name="gr6" draw:text-style-name="P3" draw:layer="layout" svg:width="0.112cm" svg:height="0.062cm" svg:x="2.499cm" svg:y="18.107cm" svg:viewBox="0 0 113 63" svg:d="M90 62c2-1 5-3 7-4 14-8 16-18 16-25 0-8-2-15-10-22-4-3-9-6-13-7-5-2-9-3-13-3-10-1-20-1-32 2-6 1-14 4-22 7-4 2-7 4-10 5-11 8-13 15-13 19 0 6 3 11 12 17 5 3 11 5 16 6 4 2 7 3 11 3 6 2 11 3 16 3 13 1 24 1 35-1z">
          <text:p/>
        </draw:path>
        <draw:polygon draw:style-name="gr7" draw:text-style-name="P1" draw:layer="layout" svg:width="0cm" svg:height="0cm" svg:x="2.801cm" svg:y="18.206cm" svg:viewBox="0 0 0 0" draw:points="0,0">
          <text:p/>
        </draw:polygon>
        <draw:path draw:style-name="gr6" draw:text-style-name="P3" draw:layer="layout" svg:width="0.11cm" svg:height="0.063cm" svg:x="1.493cm" svg:y="18.313cm" svg:viewBox="0 0 111 64" svg:d="M95 55c10-7 16-15 16-24 0-17-25-31-56-31-30 0-55 14-55 31 0 13 14 26 34 31 21 5 44 2 61-7z">
          <text:p/>
        </draw:path>
        <draw:polygon draw:style-name="gr7" draw:text-style-name="P1" draw:layer="layout" svg:width="0cm" svg:height="0cm" svg:x="2.801cm" svg:y="18.206cm" svg:viewBox="0 0 0 0" draw:points="0,0">
          <text:p/>
        </draw:polygon>
        <draw:path draw:style-name="gr6" draw:text-style-name="P3" draw:layer="layout" svg:width="0.11cm" svg:height="0.063cm" svg:x="2.766cm" svg:y="19.047cm" svg:viewBox="0 0 111 64" svg:d="M94 55c11-6 17-14 17-22 0-18-25-33-55-33-31 0-56 15-56 33 0 13 13 24 35 29 20 5 44 2 59-7z">
          <text:p/>
        </draw:path>
        <draw:polygon draw:style-name="gr7" draw:text-style-name="P1" draw:layer="layout" svg:width="0cm" svg:height="0cm" svg:x="2.801cm" svg:y="18.206cm" svg:viewBox="0 0 0 0" draw:points="0,0">
          <text:p/>
        </draw:polygon>
        <draw:path draw:style-name="gr6" draw:text-style-name="P3" draw:layer="layout" svg:width="0.059cm" svg:height="0.095cm" svg:x="3.214cm" svg:y="17.942cm" svg:viewBox="0 0 60 96" svg:d="M42 81l18 10v-91l-60 34c1 4 1 7 1 10v51c6 1 12 1 16 1z">
          <text:p/>
        </draw:path>
        <draw:polygon draw:style-name="gr7" draw:text-style-name="P1" draw:layer="layout" svg:width="0cm" svg:height="0cm" svg:x="2.801cm" svg:y="18.206cm" svg:viewBox="0 0 0 0" draw:points="0,0">
          <text:p/>
        </draw:polygon>
        <draw:path draw:style-name="gr6" draw:text-style-name="P3" draw:layer="layout" svg:width="0.066cm" svg:height="0.086cm" svg:x="3.852cm" svg:y="17.931cm" svg:viewBox="0 0 67 87" svg:d="M11 85c-8-4-11-11-11-21 0-17 8-36 21-49s27-18 37-12c6 3 9 11 9 21 0 11-4 23-10 35-13 21-33 33-46 26z">
          <text:p/>
        </draw:path>
        <draw:polygon draw:style-name="gr7" draw:text-style-name="P1" draw:layer="layout" svg:width="0cm" svg:height="0cm" svg:x="2.801cm" svg:y="18.206cm" svg:viewBox="0 0 0 0" draw:points="0,0">
          <text:p/>
        </draw:polygon>
        <draw:path draw:style-name="gr6" draw:text-style-name="P3" draw:layer="layout" svg:width="0.066cm" svg:height="0.086cm" svg:x="3.304cm" svg:y="18.247cm" svg:viewBox="0 0 67 87" svg:d="M10 85c0-1 0-1 0-1-6-3-10-11-10-22 0-16 8-34 21-47s27-18 37-13c6 4 9 11 9 22 0 10-3 22-10 33-13 23-34 34-47 28z">
          <text:p/>
        </draw:path>
        <draw:polygon draw:style-name="gr7" draw:text-style-name="P1" draw:layer="layout" svg:width="0cm" svg:height="0cm" svg:x="2.801cm" svg:y="18.206cm" svg:viewBox="0 0 0 0" draw:points="0,0">
          <text:p/>
        </draw:polygon>
        <draw:path draw:style-name="gr6" draw:text-style-name="P3" draw:layer="layout" svg:width="0.067cm" svg:height="0.086cm" svg:x="3.304cm" svg:y="17.614cm" svg:viewBox="0 0 68 87" svg:d="M58 3c13 7 13 32 0 55-13 22-35 34-48 27-6-4-10-12-10-22 0-15 8-34 21-48 13-13 27-18 37-12z">
          <text:p/>
        </draw:path>
        <draw:polygon draw:style-name="gr7" draw:text-style-name="P1" draw:layer="layout" svg:width="0cm" svg:height="0cm" svg:x="2.801cm" svg:y="18.206cm" svg:viewBox="0 0 0 0" draw:points="0,0">
          <text:p/>
        </draw:polygon>
        <draw:path draw:style-name="gr6" draw:text-style-name="P3" draw:layer="layout" svg:width="0.066cm" svg:height="0.085cm" svg:x="3.852cm" svg:y="17.298cm" svg:viewBox="0 0 67 86" svg:d="M58 2c12 8 12 32 0 54-13 23-34 36-47 27-8-3-11-11-11-21 0-15 8-34 21-47s27-19 37-13z">
          <text:p/>
        </draw:path>
        <draw:polygon draw:style-name="gr7" draw:text-style-name="P1" draw:layer="layout" svg:width="0cm" svg:height="0cm" svg:x="2.801cm" svg:y="18.206cm" svg:viewBox="0 0 0 0" draw:points="0,0">
          <text:p/>
        </draw:polygon>
        <draw:path draw:style-name="gr6" draw:text-style-name="P3" draw:layer="layout" svg:width="0.145cm" svg:height="0.082cm" svg:x="2.481cm" svg:y="18.086cm" svg:viewBox="0 0 146 83" svg:d="M129 75c-5 2-10 4-16 6l-5 2c2-1 5-3 7-4 14-8 16-18 16-25s-2-14-10-21c-4-3-9-6-13-7-5-2-9-3-13-3-10-1-20-1-32 2-7 1-15 4-23 7-3 2-6 4-9 5-11 8-13 14-13 18 0 6 3 11 12 17l-4-2c-18-11-24-21-26-30-1-9 2-17 9-24l18-11c14-5 31-6 49-4 8 1 17 2 25 5 9 3 20 8 29 16 13 11 16 20 16 29-1 10-6 17-17 24z">
          <text:p/>
        </draw:path>
        <draw:polygon draw:style-name="gr7" draw:text-style-name="P1" draw:layer="layout" svg:width="0cm" svg:height="0cm" svg:x="2.801cm" svg:y="18.206cm" svg:viewBox="0 0 0 0" draw:points="0,0">
          <text:p/>
        </draw:polygon>
        <draw:path draw:style-name="gr6" draw:text-style-name="P3" draw:layer="layout" svg:width="0.027cm" svg:height="0.145cm" svg:x="3.573cm" svg:y="18.699cm" svg:viewBox="0 0 28 146" svg:d="M25 27l3 78c-1 15-11 29-28 41l1-145 1-1c0 1-1 2-2 2l23 26c-4-3-13-13-21-28l26 27c0 2-2 2-5 1z">
          <text:p/>
        </draw:path>
        <draw:polygon draw:style-name="gr7" draw:text-style-name="P1" draw:layer="layout" svg:width="0cm" svg:height="0cm" svg:x="2.801cm" svg:y="18.206cm" svg:viewBox="0 0 0 0" draw:points="0,0">
          <text:p/>
        </draw:polygon>
        <draw:path draw:style-name="gr6" draw:text-style-name="P3" draw:layer="layout" svg:width="0.092cm" svg:height="0.06cm" svg:x="3.419cm" svg:y="18.626cm" svg:viewBox="0 0 93 61" svg:d="M93 53c-17 8-40 10-60 5s-33-17-33-30c0-12 12-22 30-28 5 9 12 17 22 25 3 3 8 6 13 10 7 5 14 9 28 18z">
          <text:p/>
        </draw:path>
        <draw:polygon draw:style-name="gr7" draw:text-style-name="P1" draw:layer="layout" svg:width="0cm" svg:height="0cm" svg:x="2.801cm" svg:y="18.206cm" svg:viewBox="0 0 0 0" draw:points="0,0">
          <text:p/>
        </draw:polygon>
        <draw:polygon draw:style-name="gr6" draw:text-style-name="P3" draw:layer="layout" svg:width="0.043cm" svg:height="0.05cm" svg:x="1.548cm" svg:y="18.17cm" svg:viewBox="0 0 44 51" draw:points="0,25 44,0 44,51">
          <text:p/>
        </draw:polygon>
        <draw:polygon draw:style-name="gr7" draw:text-style-name="P1" draw:layer="layout" svg:width="0cm" svg:height="0cm" svg:x="2.801cm" svg:y="18.206cm" svg:viewBox="0 0 0 0" draw:points="0,0">
          <text:p/>
        </draw:polygon>
        <draw:polygon draw:style-name="gr6" draw:text-style-name="P3" draw:layer="layout" svg:width="0.058cm" svg:height="0.044cm" svg:x="3.215cm" svg:y="18.022cm" svg:viewBox="0 0 59 45" draw:points="41,0 59,10 0,45 0,24 16,15">
          <text:p/>
        </draw:polygon>
        <draw:polygon draw:style-name="gr7" draw:text-style-name="P1" draw:layer="layout" svg:width="0cm" svg:height="0cm" svg:x="2.801cm" svg:y="18.206cm" svg:viewBox="0 0 0 0" draw:points="0,0">
          <text:p/>
        </draw:polygon>
        <draw:path draw:style-name="gr6" draw:text-style-name="P3" draw:layer="layout" svg:width="0.017cm" svg:height="0.171cm" svg:x="3.6cm" svg:y="18.632cm" svg:viewBox="0 0 18 172" svg:d="M18 0l-2 39-16 133v-78c2-3 5-13 8-29l8-26-8 28 10-67-2 39z">
          <text:p/>
        </draw:path>
        <draw:polygon draw:style-name="gr7" draw:text-style-name="P1" draw:layer="layout" svg:width="0cm" svg:height="0cm" svg:x="2.801cm" svg:y="18.206cm" svg:viewBox="0 0 0 0" draw:points="0,0">
          <text:p/>
        </draw:polygon>
        <draw:path draw:style-name="gr6" draw:text-style-name="P3" draw:layer="layout" svg:width="0.577cm" svg:height="0.335cm" svg:x="2.531cm" svg:y="17.883cm" svg:viewBox="0 0 578 336" svg:d="M578 1v-1l-578 335 1 1c-1-1-1-1-1-1l1 1 577-335-578 334z">
          <text:p/>
        </draw:path>
        <draw:polygon draw:style-name="gr7" draw:text-style-name="P1" draw:layer="layout" svg:width="0cm" svg:height="0cm" svg:x="2.801cm" svg:y="18.206cm" svg:viewBox="0 0 0 0" draw:points="0,0">
          <text:p/>
        </draw:polygon>
        <draw:path draw:style-name="gr6" draw:text-style-name="P3" draw:layer="layout" svg:width="0.018cm" svg:height="0.023cm" svg:x="2.224cm" svg:y="17.783cm" svg:viewBox="0 0 19 24" svg:d="M19 8c0-4-1-6-3-7-3-2-10 2-13 8-4 6-4 13 0 15 2 1 6 0 10-3 3-4 6-9 6-13z">
          <text:p/>
        </draw:path>
        <draw:polygon draw:style-name="gr7" draw:text-style-name="P1" draw:layer="layout" svg:width="0cm" svg:height="0cm" svg:x="2.801cm" svg:y="18.206cm" svg:viewBox="0 0 0 0" draw:points="0,0">
          <text:p/>
        </draw:polygon>
        <draw:path draw:style-name="gr6" draw:text-style-name="P3" draw:layer="layout" svg:width="0.015cm" svg:height="0.005cm" svg:x="3.215cm" svg:y="18.036cm" svg:viewBox="0 0 16 6" svg:d="M16 1l-16 5 16-5c-4 0-10 0-16-1z">
          <text:p/>
        </draw:path>
        <draw:polygon draw:style-name="gr7" draw:text-style-name="P1" draw:layer="layout" svg:width="0cm" svg:height="0cm" svg:x="2.801cm" svg:y="18.206cm" svg:viewBox="0 0 0 0" draw:points="0,0">
          <text:p/>
        </draw:polygon>
        <draw:polygon draw:style-name="gr6" draw:text-style-name="P3" draw:layer="layout" svg:width="0cm" svg:height="0.137cm" svg:x="1.944cm" svg:y="17.878cm" svg:viewBox="0 0 0 138" draw:points="0,138 0,0">
          <text:p/>
        </draw:polygon>
        <draw:polygon draw:style-name="gr7" draw:text-style-name="P1" draw:layer="layout" svg:width="0cm" svg:height="0cm" svg:x="2.801cm" svg:y="18.206cm" svg:viewBox="0 0 0 0" draw:points="0,0">
          <text:p/>
        </draw:polygon>
        <draw:line draw:style-name="gr8" draw:text-style-name="P1" draw:layer="layout" svg:x1="3.215cm" svg:y1="17.986cm" svg:x2="3.215cm" svg:y2="18.081cm">
          <text:p/>
        </draw:line>
        <draw:line draw:style-name="gr8" draw:text-style-name="P1" draw:layer="layout" svg:x1="3.126cm" svg:y1="17.894cm" svg:x2="3.181cm" svg:y2="17.926cm">
          <text:p/>
        </draw:line>
        <draw:path draw:style-name="gr8" draw:text-style-name="P1" draw:layer="layout" svg:width="0.035cm" svg:height="0.061cm" svg:x="3.18cm" svg:y="17.925cm" svg:viewBox="0 0 36 62" svg:d="M0 0c19 11 36 39 36 62">
          <text:p/>
        </draw:path>
        <draw:line draw:style-name="gr8" draw:text-style-name="P1" draw:layer="layout" svg:x1="2.638cm" svg:y1="18.319cm" svg:x2="2.638cm" svg:y2="18.414cm">
          <text:p/>
        </draw:line>
        <draw:path draw:style-name="gr8" draw:text-style-name="P1" draw:layer="layout" svg:width="0.035cm" svg:height="0.061cm" svg:x="2.603cm" svg:y="18.258cm" svg:viewBox="0 0 36 62" svg:d="M0 0c20 11 36 40 36 62">
          <text:p/>
        </draw:path>
        <draw:line draw:style-name="gr8" draw:text-style-name="P1" draw:layer="layout" svg:x1="2.531cm" svg:y1="18.217cm" svg:x2="2.604cm" svg:y2="18.259cm">
          <text:p/>
        </draw:line>
        <draw:line draw:style-name="gr8" draw:text-style-name="P1" draw:layer="layout" svg:x1="3.108cm" svg:y1="17.884cm" svg:x2="3.127cm" svg:y2="17.895cm">
          <text:p/>
        </draw:line>
        <draw:line draw:style-name="gr8" draw:text-style-name="P1" draw:layer="layout" svg:x1="3.109cm" svg:y1="17.884cm" svg:x2="2.531cm" svg:y2="18.218cm">
          <text:p/>
        </draw:line>
        <draw:line draw:style-name="gr8" draw:text-style-name="P1" draw:layer="layout" svg:x1="4.02cm" svg:y1="17.887cm" svg:x2="3.811cm" svg:y2="18.168cm">
          <text:p/>
        </draw:line>
        <draw:path draw:style-name="gr8" draw:text-style-name="P1" draw:layer="layout" svg:width="0.013cm" svg:height="0.003cm" svg:x="3.783cm" svg:y="18.157cm" svg:viewBox="0 0 14 4" svg:d="M14 1c-4-1-8-1-14 3">
          <text:p/>
        </draw:path>
        <draw:line draw:style-name="gr8" draw:text-style-name="P1" draw:layer="layout" svg:x1="3.784cm" svg:y1="18.16cm" svg:x2="3.259cm" svg:y2="18.463cm">
          <text:p/>
        </draw:line>
        <draw:line draw:style-name="gr8" draw:text-style-name="P1" draw:layer="layout" svg:x1="3.26cm" svg:y1="18.462cm" svg:x2="3.23cm" svg:y2="18.48cm">
          <text:p/>
        </draw:line>
        <draw:path draw:style-name="gr8" draw:text-style-name="P1" draw:layer="layout" svg:width="0.012cm" svg:height="0.003cm" svg:x="3.215cm" svg:y="18.477cm" svg:viewBox="0 0 13 4" svg:d="M13 0c-4 1-8 3-13 4">
          <text:p/>
        </draw:path>
        <draw:line draw:style-name="gr8" draw:text-style-name="P1" draw:layer="layout" svg:x1="3.274cm" svg:y1="18.032cm" svg:x2="3.215cm" svg:y2="18.067cm">
          <text:p/>
        </draw:line>
        <draw:line draw:style-name="gr8" draw:text-style-name="P1" draw:layer="layout" svg:x1="3.273cm" svg:y1="18.032cm" svg:x2="3.273cm" svg:y2="17.942cm">
          <text:p/>
        </draw:line>
        <draw:line draw:style-name="gr8" draw:text-style-name="P1" draw:layer="layout" svg:x1="3.274cm" svg:y1="17.942cm" svg:x2="3.214cm" svg:y2="17.977cm">
          <text:p/>
        </draw:line>
        <draw:line draw:style-name="gr8" draw:text-style-name="P1" draw:layer="layout" svg:x1="3.126cm" svg:y1="17.894cm" svg:x2="3.126cm" svg:y2="17.873cm">
          <text:p/>
        </draw:line>
        <draw:line draw:style-name="gr8" draw:text-style-name="P1" draw:layer="layout" svg:x1="3.126cm" svg:y1="17.873cm" svg:x2="3.126cm" svg:y2="17.664cm">
          <text:p/>
        </draw:line>
        <draw:path draw:style-name="gr8" draw:text-style-name="P1" draw:layer="layout" svg:width="0.07cm" svg:height="0.122cm" svg:x="3.126cm" svg:y="17.542cm" svg:viewBox="0 0 71 123" svg:d="M71 0c-40 22-71 77-71 123">
          <text:p/>
        </draw:path>
        <draw:line draw:style-name="gr8" draw:text-style-name="P1" draw:layer="layout" svg:x1="3.196cm" svg:y1="17.543cm" svg:x2="3.981cm" svg:y2="17.089cm">
          <text:p/>
        </draw:line>
        <draw:path draw:style-name="gr8" draw:text-style-name="P1" draw:layer="layout" svg:width="0.021cm" svg:height="0.046cm" svg:x="4.03cm" svg:y="17.084cm" svg:viewBox="0 0 22 47" svg:d="M22 47c0-22-9-39-22-47">
          <text:p/>
        </draw:path>
        <draw:path draw:style-name="gr8" draw:text-style-name="P1" draw:layer="layout" svg:width="0.05cm" svg:height="0.01cm" svg:x="3.98cm" svg:y="17.08cm" svg:viewBox="0 0 51 11" svg:d="M51 5c-13-8-31-5-51 6">
          <text:p/>
        </draw:path>
        <draw:line draw:style-name="gr8" draw:text-style-name="P1" draw:layer="layout" svg:x1="4.051cm" svg:y1="17.801cm" svg:x2="4.051cm" svg:y2="17.13cm">
          <text:p/>
        </draw:line>
        <draw:path draw:style-name="gr8" draw:text-style-name="P1" draw:layer="layout" svg:width="0.032cm" svg:height="0.086cm" svg:x="4.019cm" svg:y="17.801cm" svg:viewBox="0 0 33 87" svg:d="M0 87c20-27 33-60 33-87">
          <text:p/>
        </draw:path>
        <draw:path draw:style-name="gr8" draw:text-style-name="P1" draw:layer="layout" svg:width="0cm" svg:height="0cm" svg:x="3.314cm" svg:y="18.33cm" svg:viewBox="0 0 0 1" svg:d="M0 1c0-1 0-1 0-1">
          <text:p/>
        </draw:path>
        <draw:path draw:style-name="gr8" draw:text-style-name="P1" draw:layer="layout" svg:width="0.01cm" svg:height="0.021cm" svg:x="3.304cm" svg:y="18.309cm" svg:viewBox="0 0 11 22" svg:d="M11 22c-6-3-11-12-11-22">
          <text:p/>
        </draw:path>
        <draw:path draw:style-name="gr8" draw:text-style-name="P1" draw:layer="layout" svg:width="0.046cm" svg:height="0.029cm" svg:x="3.314cm" svg:y="18.304cm" svg:viewBox="0 0 47 30" svg:d="M0 28c13 6 33-5 47-28">
          <text:p/>
        </draw:path>
        <draw:path draw:style-name="gr8" draw:text-style-name="P1" draw:layer="layout" svg:width="0.01cm" svg:height="0.033cm" svg:x="3.36cm" svg:y="18.271cm" svg:viewBox="0 0 11 34" svg:d="M11 0c0 10-3 22-11 34">
          <text:p/>
        </draw:path>
        <draw:path draw:style-name="gr8" draw:text-style-name="P1" draw:layer="layout" svg:width="0.057cm" svg:height="0.062cm" svg:x="3.304cm" svg:y="18.247cm" svg:viewBox="0 0 58 63" svg:d="M0 63c0-16 8-34 21-48 13-13 27-18 37-13">
          <text:p/>
        </draw:path>
        <draw:path draw:style-name="gr8" draw:text-style-name="P1" draw:layer="layout" svg:width="0.009cm" svg:height="0.022cm" svg:x="3.361cm" svg:y="18.249cm" svg:viewBox="0 0 10 23" svg:d="M0 0c7 4 10 12 10 23">
          <text:p/>
        </draw:path>
        <draw:path draw:style-name="gr8" draw:text-style-name="P1" draw:layer="layout" svg:width="0.057cm" svg:height="0.062cm" svg:x="3.304cm" svg:y="17.614cm" svg:viewBox="0 0 58 63" svg:d="M0 63c0-15 8-35 21-48s27-18 37-12">
          <text:p/>
        </draw:path>
        <draw:path draw:style-name="gr8" draw:text-style-name="P1" draw:layer="layout" svg:width="0.057cm" svg:height="0.083cm" svg:x="3.314cm" svg:y="17.617cm" svg:viewBox="0 0 58 84" svg:d="M48 0c13 7 13 32 0 55-13 22-35 34-48 27">
          <text:p/>
        </draw:path>
        <draw:path draw:style-name="gr8" draw:text-style-name="P1" draw:layer="layout" svg:width="0.01cm" svg:height="0.022cm" svg:x="3.304cm" svg:y="17.676cm" svg:viewBox="0 0 11 23" svg:d="M11 23c-6-4-11-13-11-23">
          <text:p/>
        </draw:path>
        <draw:path draw:style-name="gr8" draw:text-style-name="P1" draw:layer="layout" svg:width="0.218cm" svg:height="0.378cm" svg:x="3.393cm" svg:y="17.563cm" svg:viewBox="0 0 219 379" svg:d="M0 379c0-66 23-145 64-215 40-71 97-131 155-164">
          <text:p/>
        </draw:path>
        <draw:path draw:style-name="gr8" draw:text-style-name="P1" draw:layer="layout" svg:width="0.436cm" svg:height="0.563cm" svg:x="3.393cm" svg:y="17.534cm" svg:viewBox="0 0 437 564" svg:d="M218 30c57-33 115-39 156-15 40 23 64 75 63 141 1 67-23 146-64 216-40 71-98 131-155 163-57 34-114 39-155 15-40-23-63-75-63-141">
          <text:p/>
        </draw:path>
        <draw:path draw:style-name="gr8" draw:text-style-name="P1" draw:layer="layout" svg:width="0.01cm" svg:height="0.034cm" svg:x="3.908cm" svg:y="17.954cm" svg:viewBox="0 0 11 35" svg:d="M11 0c0 11-5 24-11 35">
          <text:p/>
        </draw:path>
        <draw:path draw:style-name="gr8" draw:text-style-name="P1" draw:layer="layout" svg:width="0.057cm" svg:height="0.063cm" svg:x="3.852cm" svg:y="17.931cm" svg:viewBox="0 0 58 64" svg:d="M0 64c0-16 8-36 20-49 13-13 28-18 38-12">
          <text:p/>
        </draw:path>
        <draw:path draw:style-name="gr8" draw:text-style-name="P1" draw:layer="layout" svg:width="0.009cm" svg:height="0.021cm" svg:x="3.909cm" svg:y="17.933cm" svg:viewBox="0 0 10 22" svg:d="M0 0c7 3 10 11 10 22">
          <text:p/>
        </draw:path>
        <draw:polyline draw:style-name="gr8" draw:text-style-name="P1" draw:layer="layout" svg:width="0cm" svg:height="0cm" svg:x="3.862cm" svg:y="18.014cm" svg:viewBox="0 0 0 0" draw:points="0,0">
          <text:p/>
        </draw:polyline>
        <draw:path draw:style-name="gr8" draw:text-style-name="P1" draw:layer="layout" svg:width="0.01cm" svg:height="0.021cm" svg:x="3.852cm" svg:y="17.993cm" svg:viewBox="0 0 11 22" svg:d="M11 22c-8-4-11-12-11-22">
          <text:p/>
        </draw:path>
        <draw:path draw:style-name="gr8" draw:text-style-name="P1" draw:layer="layout" svg:width="0.046cm" svg:height="0.028cm" svg:x="3.862cm" svg:y="17.988cm" svg:viewBox="0 0 47 29" svg:d="M0 27c13 8 34-5 47-27">
          <text:p/>
        </draw:path>
        <draw:path draw:style-name="gr8" draw:text-style-name="P1" draw:layer="layout" svg:width="0.057cm" svg:height="0.062cm" svg:x="3.852cm" svg:y="17.298cm" svg:viewBox="0 0 58 63" svg:d="M0 63c0-16 8-35 20-48 13-13 28-18 38-13">
          <text:p/>
        </draw:path>
        <draw:path draw:style-name="gr8" draw:text-style-name="P1" draw:layer="layout" svg:width="0.056cm" svg:height="0.084cm" svg:x="3.862cm" svg:y="17.3cm" svg:viewBox="0 0 57 85" svg:d="M48 0c12 9 12 33 0 55-13 23-35 36-48 27">
          <text:p/>
        </draw:path>
        <draw:path draw:style-name="gr8" draw:text-style-name="P1" draw:layer="layout" svg:width="0.01cm" svg:height="0.021cm" svg:x="3.852cm" svg:y="17.36cm" svg:viewBox="0 0 11 22" svg:d="M11 22c-8-3-11-12-11-22">
          <text:p/>
        </draw:path>
        <draw:line draw:style-name="gr8" draw:text-style-name="P1" draw:layer="layout" svg:x1="2.638cm" svg:y1="18.414cm" svg:x2="2.638cm" svg:y2="18.824cm">
          <text:p/>
        </draw:line>
        <draw:polyline draw:style-name="gr8" draw:text-style-name="P1" draw:layer="layout" svg:width="0cm" svg:height="0cm" svg:x="2.638cm" svg:y="18.824cm" svg:viewBox="0 0 0 0" draw:points="0,0">
          <text:p/>
        </draw:polyline>
        <draw:line draw:style-name="gr8" draw:text-style-name="P1" draw:layer="layout" svg:x1="3.216cm" svg:y1="18.491cm" svg:x2="2.638cm" svg:y2="18.825cm">
          <text:p/>
        </draw:line>
        <draw:line draw:style-name="gr8" draw:text-style-name="P1" draw:layer="layout" svg:x1="3.215cm" svg:y1="18.081cm" svg:x2="3.215cm" svg:y2="18.491cm">
          <text:p/>
        </draw:line>
        <draw:line draw:style-name="gr8" draw:text-style-name="P1" draw:layer="layout" svg:x1="2.532cm" svg:y1="18.218cm" svg:x2="2.531cm" svg:y2="18.217cm">
          <text:p/>
        </draw:line>
        <draw:path draw:style-name="gr8" draw:text-style-name="P1" draw:layer="layout" svg:width="0.006cm" svg:height="0.033cm" svg:x="3.843cm" svg:y="18.187cm" svg:viewBox="0 0 7 34" svg:d="M0 34c3-6 7-14 7-20 0-8-1-12-5-14">
          <text:p/>
        </draw:path>
        <draw:path draw:style-name="gr8" draw:text-style-name="P1" draw:layer="layout" svg:width="0.009cm" svg:height="0.003cm" svg:x="3.836cm" svg:y="18.186cm" svg:viewBox="0 0 10 4" svg:d="M10 0c-2-1-5 0-10 4">
          <text:p/>
        </draw:path>
        <draw:line draw:style-name="gr8" draw:text-style-name="P1" draw:layer="layout" svg:x1="3.474cm" svg:y1="18.55cm" svg:x2="3.837cm" svg:y2="18.19cm">
          <text:p/>
        </draw:line>
        <draw:line draw:style-name="gr8" draw:text-style-name="P1" draw:layer="layout" svg:x1="3.474cm" svg:y1="18.549cm" svg:x2="3.618cm" svg:y2="18.633cm">
          <text:p/>
        </draw:line>
        <draw:line draw:style-name="gr8" draw:text-style-name="P1" draw:layer="layout" svg:x1="3.618cm" svg:y1="18.632cm" svg:x2="3.613cm" svg:y2="18.668cm">
          <text:p/>
        </draw:line>
        <draw:line draw:style-name="gr8" draw:text-style-name="P1" draw:layer="layout" svg:x1="3.614cm" svg:y1="18.667cm" svg:x2="3.608cm" svg:y2="18.702cm">
          <text:p/>
        </draw:line>
        <draw:line draw:style-name="gr8" draw:text-style-name="P1" draw:layer="layout" svg:x1="3.608cm" svg:y1="18.701cm" svg:x2="3.608cm" svg:y2="18.697cm">
          <text:p/>
        </draw:line>
        <draw:line draw:style-name="gr8" draw:text-style-name="P1" draw:layer="layout" svg:x1="3.227cm" svg:y1="18.477cm" svg:x2="3.609cm" svg:y2="18.698cm">
          <text:p/>
        </draw:line>
        <draw:path draw:style-name="gr8" draw:text-style-name="P1" draw:layer="layout" svg:width="0.062cm" svg:height="0.052cm" svg:x="3.449cm" svg:y="18.626cm" svg:viewBox="0 0 63 53" svg:d="M0 0c5 9 12 18 22 26 3 3 8 6 13 10 7 5 14 9 28 17">
          <text:p/>
        </draw:path>
        <draw:line draw:style-name="gr8" draw:text-style-name="P1" draw:layer="layout" svg:x1="3.45cm" svg:y1="18.627cm" svg:x2="3.215cm" svg:y2="18.491cm">
          <text:p/>
        </draw:line>
        <draw:path draw:style-name="gr8" draw:text-style-name="P1" draw:layer="layout" svg:width="0.008cm" svg:height="0.029cm" svg:x="3.6cm" svg:y="18.697cm" svg:viewBox="0 0 9 30" svg:d="M0 30c2-3 6-14 9-30">
          <text:p/>
        </draw:path>
        <draw:path draw:style-name="gr8" draw:text-style-name="P1" draw:layer="layout" svg:width="0.005cm" svg:height="0.002cm" svg:x="3.595cm" svg:y="18.726cm" svg:viewBox="0 0 6 3" svg:d="M6 0c0 4-2 4-6 2">
          <text:p/>
        </draw:path>
        <draw:path draw:style-name="gr8" draw:text-style-name="P1" draw:layer="layout" svg:width="0.02cm" svg:height="0.028cm" svg:x="3.575cm" svg:y="18.699cm" svg:viewBox="0 0 21 29" svg:d="M21 29c-4-4-14-14-21-29">
          <text:p/>
        </draw:path>
        <draw:line draw:style-name="gr8" draw:text-style-name="P1" draw:layer="layout" svg:x1="3.576cm" svg:y1="18.7cm" svg:x2="3.523cm" svg:y2="18.669cm">
          <text:p/>
        </draw:line>
        <draw:line draw:style-name="gr8" draw:text-style-name="P1" draw:layer="layout" svg:x1="3.255cm" svg:y1="18.022cm" svg:x2="3.275cm" svg:y2="18.033cm">
          <text:p/>
        </draw:line>
        <draw:line draw:style-name="gr8" draw:text-style-name="P1" draw:layer="layout" svg:x1="3.256cm" svg:y1="18.022cm" svg:x2="3.215cm" svg:y2="18.046cm">
          <text:p/>
        </draw:line>
        <draw:path draw:style-name="gr8" draw:text-style-name="P1" draw:layer="layout" svg:width="0.131cm" svg:height="0.022cm" svg:x="3.601cm" svg:y="17.547cm" svg:viewBox="0 0 132 23" svg:d="M0 23c50-27 98-31 132-9">
          <text:p/>
        </draw:path>
        <draw:path draw:style-name="gr8" draw:text-style-name="P1" draw:layer="layout" svg:width="0.34cm" svg:height="0.5cm" svg:x="3.451cm" svg:y="17.561cm" svg:viewBox="0 0 341 501" svg:d="M282 0c37 21 59 68 59 128 0 45-12 98-34 148-21 50-53 98-89 136s-76 66-116 80c-38 13-74 12-102-4">
          <text:p/>
        </draw:path>
        <draw:path draw:style-name="gr8" draw:text-style-name="P1" draw:layer="layout" svg:width="0.058cm" svg:height="0.118cm" svg:x="3.393cm" svg:y="17.93cm" svg:viewBox="0 0 59 119" svg:d="M59 119c-36-20-57-64-59-119">
          <text:p/>
        </draw:path>
        <draw:line draw:style-name="gr8" draw:text-style-name="P1" draw:layer="layout" svg:x1="2.303cm" svg:y1="18.221cm" svg:x2="2.303cm" svg:y2="18.631cm">
          <text:p/>
        </draw:line>
        <draw:line draw:style-name="gr8" draw:text-style-name="P1" draw:layer="layout" svg:x1="2.303cm" svg:y1="18.631cm" svg:x2="2.639cm" svg:y2="18.825cm">
          <text:p/>
        </draw:line>
        <draw:path draw:style-name="gr8" draw:text-style-name="P1" draw:layer="layout" svg:width="0.001cm" svg:height="0.001cm" svg:x="2.531cm" svg:y="18.217cm" svg:viewBox="0 0 2 2" svg:d="M2 2c-2-2-2-2-2-2">
          <text:p/>
        </draw:path>
        <draw:line draw:style-name="gr8" draw:text-style-name="P1" draw:layer="layout" svg:x1="2.411cm" svg:y1="18.147cm" svg:x2="2.532cm" svg:y2="18.218cm">
          <text:p/>
        </draw:line>
        <draw:path draw:style-name="gr8" draw:text-style-name="P1" draw:layer="layout" svg:width="0.128cm" svg:height="0.141cm" svg:x="2.414cm" svg:y="18.261cm" svg:viewBox="0 0 129 142" svg:d="M129 142c0-35-18-78-46-107-30-31-62-42-83-30">
          <text:p/>
        </draw:path>
        <draw:path draw:style-name="gr8" draw:text-style-name="P1" draw:layer="layout" svg:width="0.129cm" svg:height="0.189cm" svg:x="2.392cm" svg:y="18.266cm" svg:viewBox="0 0 130 190" svg:d="M23 0c-31 17-31 73 0 124 29 51 77 78 107 61">
          <text:p/>
        </draw:path>
        <draw:path draw:style-name="gr8" draw:text-style-name="P1" draw:layer="layout" svg:width="0.022cm" svg:height="0.048cm" svg:x="2.52cm" svg:y="18.402cm" svg:viewBox="0 0 23 49" svg:d="M0 49c15-8 23-25 23-49">
          <text:p/>
        </draw:path>
        <draw:path draw:style-name="gr8" draw:text-style-name="P1" draw:layer="layout" svg:width="0.002cm" svg:height="0.003cm" svg:x="3.573cm" svg:y="18.699cm" svg:viewBox="0 0 3 4" svg:d="M3 0c0 2-2 4-3 4">
          <text:p/>
        </draw:path>
        <draw:line draw:style-name="gr8" draw:text-style-name="P1" draw:layer="layout" svg:x1="3.574cm" svg:y1="18.701cm" svg:x2="2.999cm" svg:y2="19.035cm">
          <text:p/>
        </draw:line>
        <draw:line draw:style-name="gr8" draw:text-style-name="P1" draw:layer="layout" svg:x1="2.638cm" svg:y1="18.824cm" svg:x2="3cm" svg:y2="19.034cm">
          <text:p/>
        </draw:line>
        <draw:path draw:style-name="gr8" draw:text-style-name="P1" draw:layer="layout" svg:width="0.094cm" svg:height="0.032cm" svg:x="3.419cm" svg:y="18.654cm" svg:viewBox="0 0 95 33" svg:d="M95 23c-16 10-40 12-61 7-20-4-34-17-34-30">
          <text:p/>
        </draw:path>
        <draw:path draw:style-name="gr8" draw:text-style-name="P1" draw:layer="layout" svg:width="0.03cm" svg:height="0.028cm" svg:x="3.419cm" svg:y="18.626cm" svg:viewBox="0 0 31 29" svg:d="M0 29c0-12 12-23 31-29">
          <text:p/>
        </draw:path>
        <draw:path draw:style-name="gr8" draw:text-style-name="P1" draw:layer="layout" svg:width="0.01cm" svg:height="0.008cm" svg:x="3.513cm" svg:y="18.669cm" svg:viewBox="0 0 11 9" svg:d="M11 0c-3 3-6 6-11 9">
          <text:p/>
        </draw:path>
        <draw:path draw:style-name="gr8" draw:text-style-name="P1" draw:layer="layout" svg:width="0.014cm" svg:height="0cm" svg:x="3.215cm" svg:y="18.036cm" svg:viewBox="0 0 15 1" svg:d="M15 1c-4 0-10 0-15-1">
          <text:p/>
        </draw:path>
        <draw:line draw:style-name="gr8" draw:text-style-name="P1" draw:layer="layout" svg:x1="3.108cm" svg:y1="17.884cm" svg:x2="3.108cm" svg:y2="17.883cm">
          <text:p/>
        </draw:line>
        <draw:line draw:style-name="gr8" draw:text-style-name="P1" draw:layer="layout" svg:x1="2.531cm" svg:y1="18.218cm" svg:x2="3.109cm" svg:y2="17.883cm">
          <text:p/>
        </draw:line>
        <draw:line draw:style-name="gr8" draw:text-style-name="P1" draw:layer="layout" svg:x1="3.002cm" svg:y1="17.817cm" svg:x2="3.002cm" svg:y2="17.802cm">
          <text:p/>
        </draw:line>
        <draw:line draw:style-name="gr8" draw:text-style-name="P1" draw:layer="layout" svg:x1="3.838cm" svg:y1="18.232cm" svg:x2="3.844cm" svg:y2="18.22cm">
          <text:p/>
        </draw:line>
        <draw:line draw:style-name="gr8" draw:text-style-name="P1" draw:layer="layout" svg:x1="3.839cm" svg:y1="18.231cm" svg:x2="3.501cm" svg:y2="18.566cm">
          <text:p/>
        </draw:line>
        <draw:line draw:style-name="gr8" draw:text-style-name="P1" draw:layer="layout" svg:x1="3.6cm" svg:y1="18.726cm" svg:x2="3.6cm" svg:y2="18.803cm">
          <text:p/>
        </draw:line>
        <draw:line draw:style-name="gr8" draw:text-style-name="P1" draw:layer="layout" svg:x1="3.6cm" svg:y1="18.804cm" svg:x2="3.618cm" svg:y2="18.675cm">
          <text:p/>
        </draw:line>
        <draw:line draw:style-name="gr8" draw:text-style-name="P1" draw:layer="layout" svg:x1="3.617cm" svg:y1="18.632cm" svg:x2="3.617cm" svg:y2="18.675cm">
          <text:p/>
        </draw:line>
        <draw:path draw:style-name="gr8" draw:text-style-name="P1" draw:layer="layout" svg:width="0.05cm" svg:height="0.01cm" svg:x="3.856cm" svg:y="17.008cm" svg:viewBox="0 0 51 11" svg:d="M51 5c-14-9-32-6-51 6">
          <text:p/>
        </draw:path>
        <draw:line draw:style-name="gr8" draw:text-style-name="P1" draw:layer="layout" svg:x1="3.857cm" svg:y1="17.018cm" svg:x2="3.073cm" svg:y2="17.471cm">
          <text:p/>
        </draw:line>
        <draw:path draw:style-name="gr8" draw:text-style-name="P1" draw:layer="layout" svg:width="0.071cm" svg:height="0.123cm" svg:x="3.002cm" svg:y="17.47cm" svg:viewBox="0 0 72 124" svg:d="M72 0c-40 23-72 79-72 124">
          <text:p/>
        </draw:path>
        <draw:line draw:style-name="gr8" draw:text-style-name="P1" draw:layer="layout" svg:x1="3.573cm" svg:y1="18.701cm" svg:x2="3.573cm" svg:y2="18.844cm">
          <text:p/>
        </draw:line>
        <draw:path draw:style-name="gr8" draw:text-style-name="P1" draw:layer="layout" svg:width="0.027cm" svg:height="0.041cm" svg:x="3.573cm" svg:y="18.803cm" svg:viewBox="0 0 28 42" svg:d="M28 0c-1 15-11 29-28 42">
          <text:p/>
        </draw:path>
        <draw:line draw:style-name="gr8" draw:text-style-name="P1" draw:layer="layout" svg:x1="3.002cm" svg:y1="17.802cm" svg:x2="3.002cm" svg:y2="17.593cm">
          <text:p/>
        </draw:line>
        <draw:line draw:style-name="gr8" draw:text-style-name="P1" draw:layer="layout" svg:x1="2.303cm" svg:y1="18.221cm" svg:x2="2.303cm" svg:y2="18.085cm">
          <text:p/>
        </draw:line>
        <draw:line draw:style-name="gr8" draw:text-style-name="P1" draw:layer="layout" svg:x1="2.303cm" svg:y1="18.085cm" svg:x2="2.412cm" svg:y2="18.148cm">
          <text:p/>
        </draw:line>
        <draw:line draw:style-name="gr8" draw:text-style-name="P1" draw:layer="layout" svg:x1="3.002cm" svg:y1="17.822cm" svg:x2="3.109cm" svg:y2="17.884cm">
          <text:p/>
        </draw:line>
        <draw:path draw:style-name="gr8" draw:text-style-name="P1" draw:layer="layout" svg:width="0.016cm" svg:height="0.006cm" svg:x="2.593cm" svg:y="18.16cm" svg:viewBox="0 0 17 7" svg:d="M17 0c-5 2-11 4-17 7">
          <text:p/>
        </draw:path>
        <draw:path draw:style-name="gr8" draw:text-style-name="P1" draw:layer="layout" svg:width="0.086cm" svg:height="0.014cm" svg:x="2.507cm" svg:y="18.155cm" svg:viewBox="0 0 87 15" svg:d="M87 12c-11 3-23 4-37 3-8 0-17-2-27-4-3-2-6-3-10-5s-9-4-13-6">
          <text:p/>
        </draw:path>
        <draw:path draw:style-name="gr8" draw:text-style-name="P1" draw:layer="layout" svg:width="0.026cm" svg:height="0.053cm" svg:x="2.481cm" svg:y="18.102cm" svg:viewBox="0 0 27 54" svg:d="M27 54c-18-12-25-22-27-31-1-9 2-17 10-23">
          <text:p/>
        </draw:path>
        <draw:path draw:style-name="gr8" draw:text-style-name="P1" draw:layer="layout" svg:width="0.118cm" svg:height="0.074cm" svg:x="2.508cm" svg:y="18.086cm" svg:viewBox="0 0 119 75" svg:d="M102 75c11-7 16-14 17-25 0-9-3-18-16-29-9-7-20-12-29-15-8-3-17-4-25-5-18-2-34-1-49 4">
          <text:p/>
        </draw:path>
        <draw:line draw:style-name="gr8" draw:text-style-name="P1" draw:layer="layout" svg:x1="2.988cm" svg:y1="17.814cm" svg:x2="3.003cm" svg:y2="17.823cm">
          <text:p/>
        </draw:line>
        <draw:line draw:style-name="gr8" draw:text-style-name="P1" draw:layer="layout" svg:x1="1.932cm" svg:y1="18.009cm" svg:x2="1.932cm" svg:y2="18.417cm">
          <text:p/>
        </draw:line>
        <draw:line draw:style-name="gr8" draw:text-style-name="P1" draw:layer="layout" svg:x1="1.944cm" svg:y1="18.016cm" svg:x2="1.944cm" svg:y2="17.878cm">
          <text:p/>
        </draw:line>
        <draw:line draw:style-name="gr8" draw:text-style-name="P1" draw:layer="layout" svg:x1="1.944cm" svg:y1="17.878cm" svg:x2="2.305cm" svg:y2="18.086cm">
          <text:p/>
        </draw:line>
        <draw:line draw:style-name="gr8" draw:text-style-name="P1" draw:layer="layout" svg:x1="2.999cm" svg:y1="19.08cm" svg:x2="2.999cm" svg:y2="19.033cm">
          <text:p/>
        </draw:line>
        <draw:line draw:style-name="gr8" draw:text-style-name="P1" draw:layer="layout" svg:x1="1.548cm" svg:y1="18.242cm" svg:x2="3cm" svg:y2="19.081cm">
          <text:p/>
        </draw:line>
        <draw:line draw:style-name="gr8" draw:text-style-name="P1" draw:layer="layout" svg:x1="1.548cm" svg:y1="18.195cm" svg:x2="1.548cm" svg:y2="18.242cm">
          <text:p/>
        </draw:line>
        <draw:line draw:style-name="gr8" draw:text-style-name="P1" draw:layer="layout" svg:x1="1.548cm" svg:y1="18.195cm" svg:x2="1.592cm" svg:y2="18.221cm">
          <text:p/>
        </draw:line>
        <draw:line draw:style-name="gr8" draw:text-style-name="P1" draw:layer="layout" svg:x1="3.574cm" svg:y1="18.844cm" svg:x2="2.893cm" svg:y2="19.238cm">
          <text:p/>
        </draw:line>
        <draw:line draw:style-name="gr8" draw:text-style-name="P1" draw:layer="layout" svg:x1="3cm" svg:y1="19.08cm" svg:x2="2.893cm" svg:y2="19.142cm">
          <text:p/>
        </draw:line>
        <draw:line draw:style-name="gr8" draw:text-style-name="P1" draw:layer="layout" svg:x1="3.002cm" svg:y1="17.822cm" svg:x2="3.002cm" svg:y2="17.817cm">
          <text:p/>
        </draw:line>
        <draw:path draw:style-name="gr8" draw:text-style-name="P1" draw:layer="layout" svg:width="0.207cm" svg:height="0.359cm" svg:x="3.497cm" svg:y="17.629cm" svg:viewBox="0 0 208 360" svg:d="M208 0c-5 134-96 290-208 360">
          <text:p/>
        </draw:path>
        <draw:path draw:style-name="gr8" draw:text-style-name="P1" draw:layer="layout" svg:width="0.016cm" svg:height="0.025cm" svg:x="2.595cm" svg:y="18.139cm" svg:viewBox="0 0 17 26" svg:d="M0 26c15-9 17-19 17-26">
          <text:p/>
        </draw:path>
        <draw:path draw:style-name="gr8" draw:text-style-name="P1" draw:layer="layout" svg:width="0.112cm" svg:height="0.033cm" svg:x="2.499cm" svg:y="18.107cm" svg:viewBox="0 0 113 34" svg:d="M113 33c0-8-2-15-10-22-4-3-9-6-13-7-5-2-9-3-13-3-10-1-20-1-32 2-6 1-14 4-22 7-4 2-7 4-10 5-11 8-13 15-13 19">
          <text:p/>
        </draw:path>
        <draw:path draw:style-name="gr8" draw:text-style-name="P1" draw:layer="layout" svg:width="0.012cm" svg:height="0.017cm" svg:x="2.499cm" svg:y="18.14cm" svg:viewBox="0 0 13 18" svg:d="M0 0c0 6 3 11 13 18">
          <text:p/>
        </draw:path>
        <draw:path draw:style-name="gr8" draw:text-style-name="P1" draw:layer="layout" svg:width="0.007cm" svg:height="0.004cm" svg:x="2.588cm" svg:y="18.164cm" svg:viewBox="0 0 8 5" svg:d="M0 5c2-1 5-4 8-5">
          <text:p/>
        </draw:path>
        <draw:path draw:style-name="gr8" draw:text-style-name="P1" draw:layer="layout" svg:width="0.029cm" svg:height="0.041cm" svg:x="1.413cm" svg:y="18.44cm" svg:viewBox="0 0 30 42" svg:d="M0 0c0 15 10 31 30 42">
          <text:p/>
        </draw:path>
        <draw:line draw:style-name="gr8" draw:text-style-name="P1" draw:layer="layout" svg:x1="2.752cm" svg:y1="19.238cm" svg:x2="1.442cm" svg:y2="18.481cm">
          <text:p/>
        </draw:line>
        <draw:path draw:style-name="gr8" draw:text-style-name="P1" draw:layer="layout" svg:width="0.142cm" svg:height="0.017cm" svg:x="2.751cm" svg:y="19.237cm" svg:viewBox="0 0 143 18" svg:d="M0 0c39 24 103 24 143 0">
          <text:p/>
        </draw:path>
        <draw:line draw:style-name="gr8" draw:text-style-name="P1" draw:layer="layout" svg:x1="2.304cm" svg:y1="18.085cm" svg:x2="2.303cm" svg:y2="18.085cm">
          <text:p/>
        </draw:line>
        <draw:line draw:style-name="gr8" draw:text-style-name="P1" draw:layer="layout" svg:x1="2.509cm" svg:y1="18.091cm" svg:x2="2.49cm" svg:y2="18.103cm">
          <text:p/>
        </draw:line>
        <draw:line draw:style-name="gr8" draw:text-style-name="P1" draw:layer="layout" svg:x1="2.916cm" svg:y1="17.773cm" svg:x2="2.989cm" svg:y2="17.815cm">
          <text:p/>
        </draw:line>
        <draw:line draw:style-name="gr8" draw:text-style-name="P1" draw:layer="layout" svg:x1="2.348cm" svg:y1="18.06cm" svg:x2="2.384cm" svg:y2="18.081cm">
          <text:p/>
        </draw:line>
        <draw:line draw:style-name="gr8" draw:text-style-name="P1" draw:layer="layout" svg:x1="1.932cm" svg:y1="18.009cm" svg:x2="1.932cm" svg:y2="18.417cm">
          <text:p/>
        </draw:line>
        <draw:polyline draw:style-name="gr8" draw:text-style-name="P1" draw:layer="layout" svg:width="0cm" svg:height="0cm" svg:x="1.932cm" svg:y="18.417cm" svg:viewBox="0 0 0 0" draw:points="0,0">
          <text:p/>
        </draw:polyline>
        <draw:line draw:style-name="gr8" draw:text-style-name="P1" draw:layer="layout" svg:x1="1.591cm" svg:y1="18.22cm" svg:x2="1.933cm" svg:y2="18.418cm">
          <text:p/>
        </draw:line>
        <draw:line draw:style-name="gr8" draw:text-style-name="P1" draw:layer="layout" svg:x1="1.548cm" svg:y1="18.196cm" svg:x2="1.592cm" svg:y2="18.17cm">
          <text:p/>
        </draw:line>
        <draw:line draw:style-name="gr8" draw:text-style-name="P1" draw:layer="layout" svg:x1="1.442cm" svg:y1="18.305cm" svg:x2="1.549cm" svg:y2="18.242cm">
          <text:p/>
        </draw:line>
        <draw:line draw:style-name="gr8" draw:text-style-name="P1" draw:layer="layout" svg:x1="1.442cm" svg:y1="18.385cm" svg:x2="2.752cm" svg:y2="19.142cm">
          <text:p/>
        </draw:line>
        <draw:path draw:style-name="gr8" draw:text-style-name="P1" draw:layer="layout" svg:width="0.029cm" svg:height="0.04cm" svg:x="1.413cm" svg:y="18.304cm" svg:viewBox="0 0 30 41" svg:d="M30 0c-20 10-30 25-30 41">
          <text:p/>
        </draw:path>
        <draw:path draw:style-name="gr8" draw:text-style-name="P1" draw:layer="layout" svg:width="0.029cm" svg:height="0.041cm" svg:x="1.413cm" svg:y="18.344cm" svg:viewBox="0 0 30 42" svg:d="M0 0c0 16 10 30 30 42">
          <text:p/>
        </draw:path>
        <draw:path draw:style-name="gr8" draw:text-style-name="P1" draw:layer="layout" svg:width="0.142cm" svg:height="0.018cm" svg:x="2.751cm" svg:y="19.141cm" svg:viewBox="0 0 143 19" svg:d="M0 0c39 25 103 25 143 0">
          <text:p/>
        </draw:path>
        <draw:path draw:style-name="gr8" draw:text-style-name="P1" draw:layer="layout" svg:width="0.017cm" svg:height="0.022cm" svg:x="2.859cm" svg:y="19.079cm" svg:viewBox="0 0 18 23" svg:d="M0 23c11-6 18-14 18-23">
          <text:p/>
        </draw:path>
        <draw:path draw:style-name="gr8" draw:text-style-name="P1" draw:layer="layout" svg:width="0.11cm" svg:height="0.032cm" svg:x="2.766cm" svg:y="19.047cm" svg:viewBox="0 0 111 33" svg:d="M111 33c0-18-25-33-55-33-31 0-56 15-56 33">
          <text:p/>
        </draw:path>
        <draw:path draw:style-name="gr8" draw:text-style-name="P1" draw:layer="layout" svg:width="0.093cm" svg:height="0.032cm" svg:x="2.766cm" svg:y="19.079cm" svg:viewBox="0 0 94 33" svg:d="M0 0c0 14 13 25 34 30 20 6 45 2 60-7">
          <text:p/>
        </draw:path>
        <draw:path draw:style-name="gr8" draw:text-style-name="P1" draw:layer="layout" svg:width="0.016cm" svg:height="0.023cm" svg:x="1.587cm" svg:y="18.344cm" svg:viewBox="0 0 17 24" svg:d="M0 24c11-6 17-15 17-24">
          <text:p/>
        </draw:path>
        <draw:path draw:style-name="gr8" draw:text-style-name="P1" draw:layer="layout" svg:width="0.11cm" svg:height="0.031cm" svg:x="1.493cm" svg:y="18.313cm" svg:viewBox="0 0 111 32" svg:d="M111 32c0-18-25-32-56-32-30 0-55 14-55 32">
          <text:p/>
        </draw:path>
        <draw:path draw:style-name="gr8" draw:text-style-name="P1" draw:layer="layout" svg:width="0.094cm" svg:height="0.032cm" svg:x="1.493cm" svg:y="18.344cm" svg:viewBox="0 0 95 33" svg:d="M0 0c0 13 14 26 34 31 22 5 45 2 61-8">
          <text:p/>
        </draw:path>
        <draw:line draw:style-name="gr8" draw:text-style-name="P1" draw:layer="layout" svg:x1="1.988cm" svg:y1="17.853cm" svg:x2="2.349cm" svg:y2="18.061cm">
          <text:p/>
        </draw:line>
        <draw:polyline draw:style-name="gr8" draw:text-style-name="P1" draw:layer="layout" svg:width="0cm" svg:height="0cm" svg:x="1.944cm" svg:y="17.878cm" svg:viewBox="0 0 0 0" draw:points="0,0">
          <text:p/>
        </draw:polyline>
        <draw:line draw:style-name="gr8" draw:text-style-name="P1" draw:layer="layout" svg:x1="1.944cm" svg:y1="17.878cm" svg:x2="1.944cm" svg:y2="18.016cm">
          <text:p/>
        </draw:line>
        <draw:polyline draw:style-name="gr8" draw:text-style-name="P1" draw:layer="layout" svg:width="0cm" svg:height="0cm" svg:x="1.944cm" svg:y="18.016cm" svg:viewBox="0 0 0 0" draw:points="0,0">
          <text:p/>
        </draw:polyline>
        <draw:line draw:style-name="gr8" draw:text-style-name="P1" draw:layer="layout" svg:x1="1.932cm" svg:y1="18.009cm" svg:x2="1.945cm" svg:y2="18.017cm">
          <text:p/>
        </draw:line>
        <draw:path draw:style-name="gr8" draw:text-style-name="P1" draw:layer="layout" svg:width="0.022cm" svg:height="0.092cm" svg:x="3.682cm" svg:y="17.547cm" svg:viewBox="0 0 23 93" svg:d="M0 0c15 25 23 56 23 93">
          <text:p/>
        </draw:path>
        <draw:path draw:style-name="gr8" draw:text-style-name="P1" draw:layer="layout" svg:width="0.199cm" svg:height="0.345cm" svg:x="3.505cm" svg:y="17.639cm" svg:viewBox="0 0 200 346" svg:d="M200 0c0 128-90 282-200 346">
          <text:p/>
        </draw:path>
        <draw:path draw:style-name="gr8" draw:text-style-name="P1" draw:layer="layout" svg:width="0.09cm" svg:height="0.027cm" svg:x="3.415cm" svg:y="17.984cm" svg:viewBox="0 0 91 28" svg:d="M91 0c-31 19-63 28-91 28">
          <text:p/>
        </draw:path>
        <draw:path draw:style-name="gr8" draw:text-style-name="P1" draw:layer="layout" svg:width="0.026cm" svg:height="0.005cm" svg:x="2.891cm" svg:y="17.768cm" svg:viewBox="0 0 27 6" svg:d="M0 3c8-5 17-4 27 3">
          <text:p/>
        </draw:path>
        <draw:line draw:style-name="gr8" draw:text-style-name="P1" draw:layer="layout" svg:x1="1.989cm" svg:y1="17.854cm" svg:x2="1.953cm" svg:y2="17.832cm">
          <text:p/>
        </draw:line>
        <draw:line draw:style-name="gr8" draw:text-style-name="P1" draw:layer="layout" svg:x1="1.591cm" svg:y1="17.812cm" svg:x2="1.591cm" svg:y2="18.22cm">
          <text:p/>
        </draw:line>
        <draw:line draw:style-name="gr8" draw:text-style-name="P1" draw:layer="layout" svg:x1="1.813cm" svg:y1="17.803cm" svg:x2="1.701cm" svg:y2="17.738cm">
          <text:p/>
        </draw:line>
        <draw:line draw:style-name="gr8" draw:text-style-name="P1" draw:layer="layout" svg:x1="1.762cm" svg:y1="17.864cm" svg:x2="1.756cm" svg:y2="17.861cm">
          <text:p/>
        </draw:line>
        <draw:line draw:style-name="gr8" draw:text-style-name="P1" draw:layer="layout" svg:x1="1.765cm" svg:y1="17.867cm" svg:x2="1.76cm" svg:y2="17.863cm">
          <text:p/>
        </draw:line>
        <draw:path draw:style-name="gr8" draw:text-style-name="P1" draw:layer="layout" svg:width="0.074cm" svg:height="0.178cm" svg:x="1.764cm" svg:y="17.866cm" svg:viewBox="0 0 75 179" svg:d="M0 0c30 17 57 55 69 94 13 39 6 73-17 85">
          <text:p/>
        </draw:path>
        <draw:path draw:style-name="gr8" draw:text-style-name="P1" draw:layer="layout" svg:width="0.052cm" svg:height="0.01cm" svg:x="1.764cm" svg:y="18.039cm" svg:viewBox="0 0 53 11" svg:d="M53 5c-14 9-34 7-53-5">
          <text:p/>
        </draw:path>
        <draw:line draw:style-name="gr8" draw:text-style-name="P1" draw:layer="layout" svg:x1="1.765cm" svg:y1="18.04cm" svg:x2="1.76cm" svg:y2="18.037cm">
          <text:p/>
        </draw:line>
        <draw:line draw:style-name="gr8" draw:text-style-name="P1" draw:layer="layout" svg:x1="1.762cm" svg:y1="18.038cm" svg:x2="1.756cm" svg:y2="18.035cm">
          <text:p/>
        </draw:line>
        <draw:path draw:style-name="gr8" draw:text-style-name="P1" draw:layer="layout" svg:width="0.075cm" svg:height="0.179cm" svg:x="1.681cm" svg:y="17.856cm" svg:viewBox="0 0 76 180" svg:d="M76 180c-30-18-57-54-70-94-12-39-5-73 17-86">
          <text:p/>
        </draw:path>
        <draw:path draw:style-name="gr8" draw:text-style-name="P1" draw:layer="layout" svg:width="0.053cm" svg:height="0.01cm" svg:x="1.703cm" svg:y="17.851cm" svg:viewBox="0 0 54 11" svg:d="M0 6c14-9 34-7 54 5">
          <text:p/>
        </draw:path>
        <draw:line draw:style-name="gr8" draw:text-style-name="P1" draw:layer="layout" svg:x1="2.487cm" svg:y1="17.525cm" svg:x2="2.399cm" svg:y2="17.474cm">
          <text:p/>
        </draw:line>
        <draw:line draw:style-name="gr8" draw:text-style-name="P1" draw:layer="layout" svg:x1="1.945cm" svg:y1="17.879cm" svg:x2="1.626cm" svg:y2="17.694cm">
          <text:p/>
        </draw:line>
        <draw:line draw:style-name="gr8" draw:text-style-name="P1" draw:layer="layout" svg:x1="2.279cm" svg:y1="17.405cm" svg:x2="2.203cm" svg:y2="17.361cm">
          <text:p/>
        </draw:line>
        <draw:line draw:style-name="gr8" draw:text-style-name="P1" draw:layer="layout" svg:x1="2.39cm" svg:y1="17.469cm" svg:x2="2.278cm" svg:y2="17.404cm">
          <text:p/>
        </draw:line>
        <draw:line draw:style-name="gr8" draw:text-style-name="P1" draw:layer="layout" svg:x1="2.401cm" svg:y1="17.475cm" svg:x2="2.389cm" svg:y2="17.468cm">
          <text:p/>
        </draw:line>
        <draw:line draw:style-name="gr8" draw:text-style-name="P1" draw:layer="layout" svg:x1="1.822cm" svg:y1="17.807cm" svg:x2="1.945cm" svg:y2="17.879cm">
          <text:p/>
        </draw:line>
        <draw:line draw:style-name="gr8" draw:text-style-name="P1" draw:layer="layout" svg:x1="1.823cm" svg:y1="17.808cm" svg:x2="1.812cm" svg:y2="17.802cm">
          <text:p/>
        </draw:line>
        <draw:line draw:style-name="gr8" draw:text-style-name="P1" draw:layer="layout" svg:x1="1.626cm" svg:y1="17.694cm" svg:x2="1.702cm" svg:y2="17.74cm">
          <text:p/>
        </draw:line>
        <draw:line draw:style-name="gr8" draw:text-style-name="P1" draw:layer="layout" svg:x1="2.521cm" svg:y1="17.683cm" svg:x2="2.521cm" svg:y2="17.984cm">
          <text:p/>
        </draw:line>
        <draw:line draw:style-name="gr8" draw:text-style-name="P1" draw:layer="layout" svg:x1="2.521cm" svg:y1="17.586cm" svg:x2="2.521cm" svg:y2="17.683cm">
          <text:p/>
        </draw:line>
        <draw:path draw:style-name="gr8" draw:text-style-name="P1" draw:layer="layout" svg:width="0.003cm" svg:height="0.006cm" svg:x="2.239cm" svg:y="17.783cm" svg:viewBox="0 0 4 7" svg:d="M4 7c0-4-1-6-4-7">
          <text:p/>
        </draw:path>
        <draw:path draw:style-name="gr8" draw:text-style-name="P1" draw:layer="layout" svg:width="0.015cm" svg:height="0.023cm" svg:x="2.224cm" svg:y="17.783cm" svg:viewBox="0 0 16 24" svg:d="M16 1c-3-2-9 2-13 8s-4 13 0 15">
          <text:p/>
        </draw:path>
        <draw:path draw:style-name="gr8" draw:text-style-name="P1" draw:layer="layout" svg:width="0.015cm" svg:height="0.016cm" svg:x="2.227cm" svg:y="17.789cm" svg:viewBox="0 0 16 17" svg:d="M0 17c3 1 7 0 10-3 3-5 6-10 6-14">
          <text:p/>
        </draw:path>
        <draw:path draw:style-name="gr8" draw:text-style-name="P1" draw:layer="layout" svg:width="0.035cm" svg:height="0.062cm" svg:x="2.486cm" svg:y="17.524cm" svg:viewBox="0 0 36 63" svg:d="M0 0c21 12 36 40 36 63">
          <text:p/>
        </draw:path>
        <draw:line draw:style-name="gr8" draw:text-style-name="P1" draw:layer="layout" svg:x1="1.591cm" svg:y1="17.812cm" svg:x2="1.591cm" svg:y2="17.715cm">
          <text:p/>
        </draw:line>
        <draw:path draw:style-name="gr8" draw:text-style-name="P1" draw:layer="layout" svg:width="0.011cm" svg:height="0.023cm" svg:x="1.591cm" svg:y="17.692cm" svg:viewBox="0 0 12 24" svg:d="M0 24c0-11 5-20 12-24">
          <text:p/>
        </draw:path>
        <draw:path draw:style-name="gr8" draw:text-style-name="P1" draw:layer="layout" svg:width="0.024cm" svg:height="0.005cm" svg:x="1.602cm" svg:y="17.69cm" svg:viewBox="0 0 25 6" svg:d="M0 3c6-5 16-4 25 3">
          <text:p/>
        </draw:path>
        <draw:path draw:style-name="gr8" draw:text-style-name="P1" draw:layer="layout" svg:width="0.003cm" svg:height="0.006cm" svg:x="2.239cm" svg:y="17.975cm" svg:viewBox="0 0 4 7" svg:d="M4 7c0-3-1-6-4-7">
          <text:p/>
        </draw:path>
        <draw:path draw:style-name="gr8" draw:text-style-name="P1" draw:layer="layout" svg:width="0.015cm" svg:height="0.014cm" svg:x="2.224cm" svg:y="17.974cm" svg:viewBox="0 0 16 15" svg:d="M16 0c-2-1-6 0-10 2-3 3-5 9-6 13">
          <text:p/>
        </draw:path>
        <draw:path draw:style-name="gr8" draw:text-style-name="P1" draw:layer="layout" svg:width="0.007cm" svg:height="0.014cm" svg:x="2.235cm" svg:y="17.981cm" svg:viewBox="0 0 8 15" svg:d="M0 15c4-4 8-9 8-15">
          <text:p/>
        </draw:path>
        <draw:path draw:style-name="gr8" draw:text-style-name="P1" draw:layer="layout" svg:width="0.025cm" svg:height="0.004cm" svg:x="2.178cm" svg:y="17.356cm" svg:viewBox="0 0 26 5" svg:d="M0 3c7-5 16-4 26 2">
          <text:p/>
        </draw:path>
        <draw:polyline draw:style-name="gr8" draw:text-style-name="P1" draw:layer="layout" svg:width="0cm" svg:height="0cm" svg:x="1.602cm" svg:y="17.692cm" svg:viewBox="0 0 0 0" draw:points="0,0">
          <text:p/>
        </draw:polyline>
        <draw:path draw:style-name="gr8" draw:text-style-name="P1" draw:layer="layout" svg:width="0.024cm" svg:height="0.005cm" svg:x="1.602cm" svg:y="17.69cm" svg:viewBox="0 0 25 6" svg:d="M0 3c7-5 16-2 25 3">
          <text:p/>
        </draw:path>
        <draw:line draw:style-name="gr8" draw:text-style-name="P1" draw:layer="layout" svg:x1="3.846cm" svg:y1="18.188cm" svg:x2="3.796cm" svg:y2="18.158cm">
          <text:p/>
        </draw:line>
        <draw:line draw:style-name="gr8" draw:text-style-name="P1" draw:layer="layout" svg:x1="4.031cm" svg:y1="17.085cm" svg:x2="4.012cm" svg:y2="17.074cm">
          <text:p/>
        </draw:line>
        <draw:line draw:style-name="gr8" draw:text-style-name="P1" draw:layer="layout" svg:x1="4.013cm" svg:y1="17.075cm" svg:x2="3.906cm" svg:y2="17.013cm">
          <text:p/>
        </draw:line>
        <draw:line draw:style-name="gr8" draw:text-style-name="P1" draw:layer="layout" svg:x1="1.413cm" svg:y1="18.44cm" svg:x2="1.413cm" svg:y2="18.344cm">
          <text:p/>
        </draw:line>
        <draw:line draw:style-name="gr8" draw:text-style-name="P1" draw:layer="layout" svg:x1="2.892cm" svg:y1="17.77cm" svg:x2="2.368cm" svg:y2="18.073cm">
          <text:p/>
        </draw:line>
        <draw:line draw:style-name="gr8" draw:text-style-name="P1" draw:layer="layout" svg:x1="1.601cm" svg:y1="17.693cm" svg:x2="2.179cm" svg:y2="17.359cm">
          <text:p/>
        </draw:line>
        <draw:polyline draw:style-name="gr8" draw:text-style-name="P1" draw:layer="layout" svg:width="0cm" svg:height="0cm" svg:x="1.602cm" svg:y="17.692cm" svg:viewBox="0 0 0 0" draw:points="0,0">
          <text:p/>
        </draw:polyline>
        <draw:frame draw:style-name="gr11" draw:text-style-name="P5" draw:layer="layout" svg:width="0.665cm" svg:height="0.78cm" svg:x="27.661cm" svg:y="19.238cm">
          <draw:text-box>
            <text:p text:style-name="P4"><text:span text:style-name="T1">X</text:span></text:p>
          </draw:text-box>
        </draw:frame>
        <draw:frame draw:style-name="gr12" draw:text-style-name="P6" draw:layer="layout" svg:width="0.119cm" svg:height="0.141cm" svg:x="28.071cm" svg:y="19.745cm">
          <draw:text-box>
            <text:p text:style-name="P4"><text:span text:style-name="T2"><text:s/></text:span></text:p>
          </draw:text-box>
        </draw:frame>
        <draw:frame draw:style-name="gr13" draw:text-style-name="P7" draw:layer="layout" svg:width="6.763cm" svg:height="0.462cm" svg:x="2.762cm" svg:y="15.794cm">
          <draw:text-box>
            <text:p text:style-name="P4"><text:span text:style-name="T3">4X M3 Brass Inserts [HD-MS0030]</text:span></text:p>
          </draw:text-box>
        </draw:frame>
        <draw:polyline draw:style-name="gr14" draw:text-style-name="P1" draw:layer="layout" svg:width="1.269cm" svg:height="4.317cm" svg:x="11.125cm" svg:y="12.573cm" svg:viewBox="0 0 1270 4318" draw:points="1270,4318 962,4318 0,0">
          <text:p/>
        </draw:polyline>
        <draw:polygon draw:style-name="gr15" draw:text-style-name="P2" draw:layer="layout" svg:width="0.237cm" svg:height="0.328cm" draw:transform="rotate (0.803025988842591) translate (10.8833589865006cm 12.490712481517cm)" svg:viewBox="0 0 238 329" draw:points="238,0 0,269 100,329">
          <text:p/>
        </draw:polygon>
        <draw:frame draw:style-name="gr13" draw:text-style-name="P7" draw:layer="layout" svg:width="6.555cm" svg:height="0.462cm" svg:x="7.796cm" svg:y="16.937cm">
          <draw:text-box>
            <text:p text:style-name="P4"><text:span text:style-name="T3">1X M3 Brass Insert [HD-MS0030]</text:span></text:p>
          </draw:text-box>
        </draw:frame>
        <draw:line draw:style-name="gr16" draw:text-style-name="P1" draw:layer="layout" svg:x1="24.384cm" svg:y1="8.762cm" svg:x2="23.113cm" svg:y2="11.43cm">
          <text:p/>
        </draw:line>
        <draw:line draw:style-name="gr16" draw:text-style-name="P1" draw:layer="layout" svg:x1="24.384cm" svg:y1="9.525cm" svg:x2="23.113cm" svg:y2="11.431cm">
          <text:p/>
        </draw:line>
        <draw:line draw:style-name="gr16" draw:text-style-name="P1" draw:layer="layout" svg:x1="23.114cm" svg:y1="11.43cm" svg:x2="23.495cm" svg:y2="11.43cm">
          <text:p/>
        </draw:line>
        <draw:polygon draw:style-name="gr15" draw:text-style-name="P2" draw:layer="layout" svg:width="0.237cm" svg:height="0.329cm" svg:x="24.308cm" svg:y="8.509cm" svg:viewBox="0 0 238 330" draw:points="238,0 0,266 99,330">
          <text:p/>
        </draw:polygon>
        <draw:polygon draw:style-name="gr15" draw:text-style-name="P2" draw:layer="layout" svg:width="0.237cm" svg:height="0.329cm" svg:x="24.308cm" svg:y="9.271cm" svg:viewBox="0 0 238 330" draw:points="238,0 0,266 99,330">
          <text:p/>
        </draw:polygon>
        <draw:frame draw:style-name="gr13" draw:text-style-name="P7" draw:layer="layout" svg:width="6.534cm" svg:height="0.462cm" svg:x="21.463cm" svg:y="11.476cm">
          <draw:text-box>
            <text:p text:style-name="P4"><text:span text:style-name="T3">2X Steel Dowel Pin [HD-RD0068]</text:span></text:p>
          </draw:text-box>
        </draw:frame>
        <draw:frame draw:style-name="gr13" draw:text-style-name="P9" draw:layer="layout" svg:width="5.996cm" svg:height="0.653cm" svg:x="18.633cm" svg:y="15.391cm">
          <draw:text-box>
            <text:p text:style-name="P8"><text:span text:style-name="T4">Z_lower_right_inser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DejaVuSans1" svg:font-family="DejaVuSans"/>
    <style:font-face style:name="osifont1" svg:font-family="osifont"/>
    <style:font-face style:name="DejaVu Sans2"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4-23T15:21:05.792806388</dc:date>
    <meta:editing-duration>PT6M7S</meta:editing-duration>
    <meta:editing-cycles>1</meta:editing-cycles>
    <meta:document-statistic meta:object-count="1803"/>
    <meta:generator>LibreOffice/5.2.7.2$Linux_X86_64 LibreOffice_project/20m0$Build-2</meta:generator>
  </office:meta>
</office:document-meta>
</file>